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Courier New" svg:font-family="'Courier New'" style:font-family-generic="modern"/>
    <style:font-face style:name="Times New Roman" svg:font-family="'Times New Roman'" style:font-family-generic="roman"/>
    <style:font-face style:name="Vivaldi" svg:font-family="Vivaldi" style:font-family-generic="script"/>
    <style:font-face style:name="Arial2" svg:font-family="Arial" style:font-family-generic="swiss"/>
    <style:font-face style:name="Arial Black" svg:font-family="'Arial Black'" style:font-family-generic="swiss"/>
    <style:font-face style:name="Arial Narrow" svg:font-family="'Arial Narrow'"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0992in"/>
    </style:style>
    <style:style style:name="co2" style:family="table-column">
      <style:table-column-properties fo:break-before="auto" style:column-width="0.4181in"/>
    </style:style>
    <style:style style:name="co3" style:family="table-column">
      <style:table-column-properties fo:break-before="auto" style:column-width="2.2465in"/>
    </style:style>
    <style:style style:name="co4" style:family="table-column">
      <style:table-column-properties fo:break-before="auto" style:column-width="0.6602in"/>
    </style:style>
    <style:style style:name="co5" style:family="table-column">
      <style:table-column-properties fo:break-before="auto" style:column-width="0.2311in"/>
    </style:style>
    <style:style style:name="co6" style:family="table-column">
      <style:table-column-properties fo:break-before="auto" style:column-width="0.5173in"/>
    </style:style>
    <style:style style:name="co7" style:family="table-column">
      <style:table-column-properties fo:break-before="auto" style:column-width="0.6984in"/>
    </style:style>
    <style:style style:name="co8" style:family="table-column">
      <style:table-column-properties fo:break-before="auto" style:column-width="0.8925in"/>
    </style:style>
    <style:style style:name="co9" style:family="table-column">
      <style:table-column-properties fo:break-before="auto" style:column-width="0.0882in"/>
    </style:style>
    <style:style style:name="co10" style:family="table-column">
      <style:table-column-properties fo:break-before="auto" style:column-width="0.1866in"/>
    </style:style>
    <style:style style:name="co11" style:family="table-column">
      <style:table-column-properties fo:break-before="auto" style:column-width="0.1098in"/>
    </style:style>
    <style:style style:name="co12" style:family="table-column">
      <style:table-column-properties fo:break-before="auto" style:column-width="0.6827in"/>
    </style:style>
    <style:style style:name="co13" style:family="table-column">
      <style:table-column-properties fo:break-before="auto" style:column-width="6.3646in"/>
    </style:style>
    <style:style style:name="ro1" style:family="table-row">
      <style:table-row-properties style:row-height="0.3118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2118in" fo:break-before="auto" style:use-optimal-row-height="true"/>
    </style:style>
    <style:style style:name="ro4" style:family="table-row">
      <style:table-row-properties style:row-height="1.3835in" fo:break-before="auto" style:use-optimal-row-height="false"/>
    </style:style>
    <style:style style:name="ro5" style:family="table-row">
      <style:table-row-properties style:row-height="0.2189in" fo:break-before="auto" style:use-optimal-row-height="false"/>
    </style:style>
    <style:style style:name="ro6" style:family="table-row">
      <style:table-row-properties style:row-height="0.2453in" fo:break-before="auto" style:use-optimal-row-height="true"/>
    </style:style>
    <style:style style:name="ro7" style:family="table-row">
      <style:table-row-properties style:row-height="0.0756in" fo:break-before="auto" style:use-optimal-row-height="false"/>
    </style:style>
    <style:style style:name="ro8" style:family="table-row">
      <style:table-row-properties style:row-height="0.3453in" fo:break-before="auto" style:use-optimal-row-height="true"/>
    </style:style>
    <style:style style:name="ro9" style:family="table-row">
      <style:table-row-properties style:row-height="0.2244in" fo:break-before="auto" style:use-optimal-row-height="false"/>
    </style:style>
    <style:style style:name="ro10" style:family="table-row">
      <style:table-row-properties style:row-height="0.1772in" fo:break-before="auto" style:use-optimal-row-height="false"/>
    </style:style>
    <style:style style:name="ro11" style:family="table-row">
      <style:table-row-properties style:row-height="0.2217in" fo:break-before="auto" style:use-optimal-row-height="false"/>
    </style:style>
    <style:style style:name="ro12" style:family="table-row">
      <style:table-row-properties style:row-height="0.2083in" fo:break-before="auto" style:use-optimal-row-height="false"/>
    </style:style>
    <style:style style:name="ro13" style:family="table-row">
      <style:table-row-properties style:row-height="0.0965in" fo:break-before="auto" style:use-optimal-row-height="false"/>
    </style:style>
    <style:style style:name="ro14" style:family="table-row">
      <style:table-row-properties style:row-height="0.1862in" fo:break-before="auto" style:use-optimal-row-height="true"/>
    </style:style>
    <style:style style:name="ro15" style:family="table-row">
      <style:table-row-properties style:row-height="0.3465in" fo:break-before="auto" style:use-optimal-row-height="false"/>
    </style:style>
    <style:style style:name="ro16" style:family="table-row">
      <style:table-row-properties style:row-height="0.4146in" fo:break-before="page" style:use-optimal-row-height="true"/>
    </style:style>
    <style:style style:name="ro17" style:family="table-row">
      <style:table-row-properties style:row-height="0.3228in" fo:break-before="auto" style:use-optimal-row-height="false"/>
    </style:style>
    <style:style style:name="ro18" style:family="table-row">
      <style:table-row-properties style:row-height="0.3626in" fo:break-before="auto" style:use-optimal-row-height="false"/>
    </style:style>
    <style:style style:name="ro19" style:family="table-row">
      <style:table-row-properties style:row-height="0.25in" fo:break-before="auto" style:use-optimal-row-height="false"/>
    </style:style>
    <style:style style:name="ro20" style:family="table-row">
      <style:table-row-properties style:row-height="0.1827in" fo:break-before="auto" style:use-optimal-row-height="false"/>
    </style:style>
    <style:style style:name="ro21" style:family="table-row">
      <style:table-row-properties style:row-height="0.1902in" fo:break-before="auto" style:use-optimal-row-height="false"/>
    </style:style>
    <style:style style:name="ta1" style:family="table" style:master-page-name="PageStyle_5f_Notes_20__26__20_SNA_27_s">
      <style:table-properties table:display="true" style:writing-mode="lr-tb"/>
    </style:style>
    <style:style style:name="ta2" style:family="table" style:master-page-name="PageStyle_5f_Nation_20_Worksheet">
      <style:table-properties table:display="true" style:writing-mode="lr-tb"/>
    </style:style>
    <style:style style:name="ta3" style:family="table" style:master-page-name="PageStyle_5f_Nation_20_Setup">
      <style:table-properties table:display="true" style:writing-mode="lr-tb"/>
    </style:style>
    <style:style style:name="ta4" style:family="table" style:master-page-name="PageStyle_5f_Startup">
      <style:table-properties table:display="true" style:writing-mode="lr-tb"/>
    </style:style>
    <number:number-style style:name="N3">
      <number:number number:decimal-places="0" number:min-integer-digits="1" number:grouping="true"/>
    </number:number-style>
    <number:date-style style:name="N76" number:automatic-order="true">
      <number:month number:style="long" number:textual="true"/>
      <number:text> </number:text>
      <number:day/>
      <number:text>, </number:text>
      <number:year number:style="long"/>
    </number:date-style>
    <number:text-style style:name="N100">
      <number:text-content/>
    </number:text-style>
    <style:style style:name="ce1" style:family="table-cell" style:parent-style-name="Default">
      <style:table-cell-properties fo:background-color="#c0c0c0"/>
    </style:style>
    <style:style style:name="ce2" style:family="table-cell" style:parent-style-name="Default">
      <style:table-cell-properties fo:background-color="transparent"/>
    </style:style>
    <style:style style:name="ce3"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fo:color="#008000" style:text-outline="false" style:text-line-through-style="none" style:font-name="Arial2" fo:font-size="18pt" fo:font-style="italic" fo:text-shadow="none" style:text-underline-style="none" fo:font-weight="bold" style:font-size-asian="18pt" style:font-style-asian="italic" style:font-weight-asian="bold" style:font-name-complex="Arial2" style:font-size-complex="18pt" style:font-style-complex="italic" style:font-weight-complex="bold"/>
    </style:style>
    <style:style style:name="ce4" style:family="table-cell" style:parent-style-name="Default">
      <style:table-cell-properties fo:background-color="#c0c0c0"/>
      <style:text-properties fo:color="#ff0000"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5" style:family="table-cell" style:parent-style-name="Default">
      <style:table-cell-properties fo:border-bottom="0.0138in solid #000000" style:diagonal-bl-tr="none" style:diagonal-tl-br="none" fo:border-left="0.0346in solid #000000" fo:border-right="none" style:rotation-align="none" fo:border-top="0.0346in solid #000000"/>
    </style:style>
    <style:style style:name="ce6" style:family="table-cell" style:parent-style-name="Default" style:data-style-name="N150">
      <style:table-cell-properties fo:border-bottom="none" style:diagonal-bl-tr="none" style:diagonal-tl-br="none" fo:border-left="0.0346in solid #000000"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 style:family="table-cell" style:parent-style-name="Default" style:data-style-name="N150">
      <style:table-cell-properties fo:border-bottom="0.0346in solid #000000" style:diagonal-bl-tr="none" style:diagonal-tl-br="none" fo:border-left="0.0346in solid #000000"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 style:family="table-cell" style:parent-style-name="Default" style:data-style-name="N150">
      <style:table-cell-properties fo:background-color="#c0c0c0"/>
    </style:style>
    <style:style style:name="ce9" style:family="table-cell" style:parent-style-name="Default" style:data-style-name="N150">
      <style:table-cell-properties fo:background-color="transparent"/>
    </style:style>
    <style:style style:name="ce10" style:family="table-cell" style:parent-style-name="Default">
      <style:table-cell-properties fo:border-bottom="0.0138in solid #000000" style:diagonal-bl-tr="none" style:diagonal-tl-br="none" fo:border-left="none" fo:border-right="none" style:rotation-align="none" fo:border-top="0.0346in solid #000000"/>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11" style:family="table-cell" style:parent-style-name="Default">
      <style:table-cell-properties style:diagonal-bl-tr="none" style:diagonal-tl-br="none" fo:border="none" style:rotation-align="none"/>
    </style:style>
    <style:style style:name="ce12" style:family="table-cell" style:parent-style-name="Default">
      <style:table-cell-properties fo:border-bottom="0.0346in solid #000000" style:diagonal-bl-tr="none" style:diagonal-tl-br="none" fo:border-left="none" fo:border-right="none" style:rotation-align="none" fo:border-top="none"/>
    </style:style>
    <style:style style:name="ce13"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14" style:family="table-cell" style:parent-style-name="Default">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1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style>
    <style:style style:name="ce16"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style>
    <style:style style:name="ce17" style:family="table-cell" style:parent-style-name="Default">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in" style:writing-mode="page"/>
    </style:style>
    <style:style style:name="ce1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19" style:family="table-cell" style:parent-style-name="Default">
      <style:table-cell-properties fo:background-color="#c0c0c0"/>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0" style:family="table-cell" style:parent-style-name="Default">
      <style:table-cell-properties fo:border-bottom="none" style:diagonal-bl-tr="none" style:diagonal-tl-br="none" fo:border-left="none" fo:border-right="none" style:rotation-align="none" fo:border-top="0.0346in solid #000000"/>
    </style:style>
    <style:style style:name="ce21" style:family="table-cell" style:parent-style-name="Default">
      <style:table-cell-properties style:glyph-orientation-vertical="0" fo:background-color="#c0c0c0" style:cell-protect="protected formula-hidden" style:print-content="true"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2" style:family="table-cell" style:parent-style-name="Default">
      <style:table-cell-properties fo:border-bottom="0.0138in solid #000000" style:diagonal-bl-tr="none" style:diagonal-tl-br="none" fo:border-left="none" fo:border-right="none" style:rotation-align="none" fo:border-top="0.0346in solid #000000"/>
    </style:style>
    <style:style style:name="ce23" style:family="table-cell" style:parent-style-name="Default" style:data-style-name="N150">
      <style:table-cell-properties style:diagonal-bl-tr="none" style:diagonal-tl-br="none" fo:border="none" style:rotation-align="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4" style:family="table-cell" style:parent-style-name="Default" style:data-style-name="N150">
      <style:table-cell-properties fo:border-bottom="0.0346in solid #000000" style:diagonal-bl-tr="none" style:diagonal-tl-br="none" fo:border-left="none"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5" style:family="table-cell" style:parent-style-name="Default" style:data-style-name="N76">
      <style:table-cell-properties style:glyph-orientation-vertical="0" fo:background-color="#c0c0c0" style:cell-protect="protected formula-hidden" style:print-content="true"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6" style:family="table-cell" style:parent-style-name="Default">
      <style:table-cell-properties style:glyph-orientation-vertical="0" fo:border-bottom="0.0138in solid #000000"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27"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end" fo:margin-left="0in" style:writing-mode="page"/>
    </style:style>
    <style:style style:name="ce28"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end" fo:margin-left="0in" style:writing-mode="page"/>
    </style:style>
    <style:style style:name="ce29" style:family="table-cell" style:parent-style-name="Default">
      <style:table-cell-properties fo:background-color="#c0c0c0" style:cell-protect="protected formula-hidden" style:print-content="true"/>
    </style:style>
    <style:style style:name="ce30" style:family="table-cell" style:parent-style-name="Default">
      <style:table-cell-properties fo:background-color="#c0c0c0" style:cell-protect="protected formula-hidden" style:print-content="tru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1" style:family="table-cell" style:parent-style-name="Default">
      <style:table-cell-properties fo:background-color="#c0c0c0" style:cell-protect="protected formula-hidden" style:print-content="true" style:diagonal-bl-tr="none" style:diagonal-tl-br="none" fo:border="none" style:rotation-align="none"/>
    </style:style>
    <style:style style:name="ce32" style:family="table-cell" style:parent-style-name="Default">
      <style:table-cell-properties fo:background-color="#c0c0c0" style:cell-protect="protected formula-hidden" style:print-content="tru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3" style:family="table-cell" style:parent-style-name="Default">
      <style:table-cell-properties style:cell-protect="protected" style:print-content="true" fo:background-color="transparent"/>
    </style:style>
    <style:style style:name="ce34" style:family="table-cell" style:parent-style-name="Default">
      <style:table-cell-properties fo:border-bottom="none" style:cell-protect="protected formula-hidden" style:print-content="true" style:diagonal-bl-tr="none" style:diagonal-tl-br="none" fo:border-left="none" fo:border-right="none" style:rotation-align="none" fo:border-top="0.0413in double #000000" style:border-line-width-top="0.0138in 0.0138in 0.0138in"/>
    </style:style>
    <style:style style:name="ce35" style:family="table-cell" style:parent-style-name="Default">
      <style:table-cell-properties style:cell-protect="protected formula-hidden" style:print-content="true" style:diagonal-bl-tr="none" style:diagonal-tl-br="none" fo:border="none" style:rotation-align="none"/>
    </style:style>
    <style:style style:name="ce36" style:family="table-cell" style:parent-style-name="Default">
      <style:table-cell-properties fo:border-bottom="0.0413in double #000000" style:border-line-width-bottom="0.0138in 0.0138in 0.0138in" style:cell-protect="protected formula-hidden" style:print-content="true" style:diagonal-bl-tr="none" style:diagonal-tl-br="none" fo:border-left="none" fo:border-right="none" style:rotation-align="none" fo:border-top="none"/>
    </style:style>
    <style:style style:name="ce37" style:family="table-cell" style:parent-style-name="Default">
      <style:table-cell-properties fo:background-color="#c0c0c0" style:cell-protect="protected formula-hidden" style:print-content="true" style:diagonal-bl-tr="none" style:diagonal-tl-br="none" fo:border="none" style:rotation-align="none"/>
      <style:text-properties style:use-window-font-color="true" style:text-outline="false" style:text-line-through-style="none" style:font-name="Vivald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38" style:family="table-cell" style:parent-style-name="Default">
      <style:table-cell-properties style:cell-protect="protected formula-hidden" style:print-content="true" style:diagonal-bl-tr="none" style:diagonal-tl-br="none" fo:border="none" style:rotation-align="non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9" style:family="table-cell" style:parent-style-name="Default">
      <style:table-cell-properties style:cell-protect="protected formula-hidden" style:print-content="tru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0" style:family="table-cell" style:parent-style-name="Default">
      <style:table-cell-properties style:cell-protect="protected formula-hidden" style:print-content="true" style:diagonal-bl-tr="none" style:diagonal-tl-br="none" fo:border="none" style:rotation-align="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2" style:family="table-cell" style:parent-style-name="Default" style:data-style-name="N100">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style>
    <style:style style:name="ce43" style:family="table-cell" style:parent-style-name="Default">
      <style:table-cell-properties style:cell-protect="protected formula-hidden" style:print-content="true" style:diagonal-bl-tr="none" style:diagonal-tl-br="none" fo:border="none" style:rotation-align="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4"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5"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style>
    <style:style style:name="ce47"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middle"/>
      <style:paragraph-properties fo:text-align="start" fo:margin-left="0in" style:writing-mode="page"/>
    </style:style>
    <style:style style:name="ce48"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4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50"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none" style:vertical-align="automatic"/>
      <style:paragraph-properties fo:text-align="start" fo:margin-left="0in" style:writing-mode="page"/>
    </style:style>
    <style:style style:name="ce51" style:family="table-cell" style:parent-style-name="Default">
      <style:table-cell-properties style:glyph-orientation-vertical="0" fo:border-bottom="none" fo:background-color="#808080"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automatic"/>
      <style:paragraph-properties fo:text-align="start" fo:margin-left="0in" style:writing-mode="page"/>
    </style:style>
    <style:style style:name="ce52"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start" fo:margin-left="0in" style:writing-mode="page"/>
    </style:style>
    <style:style style:name="ce53"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54" style:family="table-cell" style:parent-style-name="Default">
      <style:table-cell-properties fo:border-bottom="0.0346in solid #000000" style:cell-protect="protected formula-hidden" style:print-content="true" style:diagonal-bl-tr="none" style:diagonal-tl-br="none" fo:border-left="0.0346in solid #000000" fo:border-right="none" style:rotation-align="none" fo:border-top="0.0346in solid #000000"/>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55" style:family="table-cell" style:parent-style-name="Default">
      <style:table-cell-properties fo:border-bottom="0.0138in solid #000000" style:cell-protect="protected formula-hidden" style:print-content="true" style:diagonal-bl-tr="none" style:diagonal-tl-br="none" fo:border-left="none" fo:border-right="none" style:rotation-align="none"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6" style:family="table-cell" style:parent-style-name="Default">
      <style:table-cell-properties style:cell-protect="protected formula-hidden" style:print-content="tru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7" style:family="table-cell" style:parent-style-name="Default">
      <style:table-cell-properties style:cell-protect="protected formula-hidden" style:print-content="true"/>
      <style:text-properties fo:color="#800000"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58"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2"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3"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4" style:family="table-cell" style:parent-style-name="Default">
      <style:table-cell-properties fo:border-bottom="0.0346in solid #000000" style:cell-protect="protected formula-hidden" style:print-content="true" style:diagonal-bl-tr="none" style:diagonal-tl-br="none" fo:border-left="0.0346in solid #000000"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5" style:family="table-cell" style:parent-style-name="Default">
      <style:table-cell-properties style:cell-protect="protected formula-hidden" style:print-content="true"/>
    </style:style>
    <style:style style:name="ce66"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7"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8"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2" style:family="table-cell" style:parent-style-name="Default">
      <style:table-cell-properties fo:border-bottom="0.0346in solid #000000" style:cell-protect="protected formula-hidden" style:print-content="true" style:diagonal-bl-tr="none" style:diagonal-tl-br="none" fo:border-left="0.0346in solid #000000" fo:border-right="none" style:rotation-align="none" fo:border-top="0.0346in solid #000000"/>
    </style:style>
    <style:style style:name="ce73" style:family="table-cell" style:parent-style-name="Default">
      <style:table-cell-properties style:cell-protect="protected formula-hidden" style:print-content="true"/>
      <style:text-properties style:use-window-font-color="true" style:text-outline="false" style:text-line-through-style="none" style:font-name="Arial2" fo:font-size="9pt" fo:font-style="italic" fo:text-shadow="none" style:text-underline-style="none" fo:font-weight="normal" style:font-size-asian="9pt" style:font-style-asian="italic" style:font-weight-asian="normal" style:font-name-complex="Arial2" style:font-size-complex="9pt" style:font-style-complex="italic" style:font-weight-complex="normal"/>
      <style:map style:condition="is-true-formula(IF(OR(AND(['Nation Worksheet'.$AN$112]=6000;SUM(['Nation Worksheet'.$P$102:'Nation Worksheet'.$AA$102])&lt;30);AND(['Nation Worksheet'.$AN$112]=6000;SUM(['Nation Worksheet'.$P$104:'Nation Worksheet'.$AA$104])&lt;30));TRUE();FALSE()))" style:apply-style-name="Excel_5f_CondFormat_5f_2_5f_19_5f_1" style:base-cell-address="'Nation Worksheet'.B113"/>
    </style:style>
    <style:style style:name="ce74"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SUM(['Nation Worksheet'.$AS$114:'Nation Worksheet'.$AV$114])&gt;0;TRUE();FALSE()))" style:apply-style-name="Excel_5f_CondFormat_5f_2_5f_22_5f_1" style:base-cell-address="'Nation Worksheet'.B114"/>
    </style:style>
    <style:style style:name="ce75"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SUM(['Nation Worksheet'.$AS$114:'Nation Worksheet'.$AV$114])&gt;0;TRUE();FALSE()))" style:apply-style-name="Excel_5f_CondFormat_5f_2_5f_21_5f_1" style:base-cell-address="'Nation Worksheet'.B115"/>
    </style:style>
    <style:style style:name="ce76"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7"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8"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9"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0" style:family="table-cell" style:parent-style-name="Default" style:data-style-name="N100">
      <style:table-cell-properties style:glyph-orientation-vertical="0" style:cell-protect="none"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start" fo:margin-left="0in" style:writing-mode="page"/>
    </style:style>
    <style:style style:name="ce81" style:family="table-cell" style:parent-style-name="Default">
      <style:table-cell-properties style:cell-protect="protected formula-hidden" style:print-content="true" style:diagonal-bl-tr="none" style:diagonal-tl-br="none" fo:background-color="transparent" fo:border="none" style:rotation-align="none"/>
    </style:style>
    <style:style style:name="ce82"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000000" style:vertical-align="middle"/>
      <style:paragraph-properties fo:text-align="start" fo:margin-left="0in" style:writing-mode="page"/>
    </style:style>
    <style:style style:name="ce83"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style>
    <style:style style:name="ce84"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start" fo:margin-left="0in" style:writing-mode="page"/>
    </style:style>
    <style:style style:name="ce85" style:family="table-cell" style:parent-style-name="Default">
      <style:table-cell-properties style:glyph-orientation-vertical="0" fo:background-color="#80808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style>
    <style:style style:name="ce86"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style>
    <style:style style:name="ce87"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88"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0.0346in solid #000000"/>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89"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9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1"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2"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3" style:family="table-cell" style:parent-style-name="Default">
      <style:table-cell-properties style:cell-protect="protected formula-hidden" style:print-content="true" fo:background-color="transparent"/>
    </style:style>
    <style:style style:name="ce94"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5"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none"/>
    </style:style>
    <style:style style:name="ce96"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9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98"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9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0"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1"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2"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0.0346in solid #000000"/>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3"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SUM(['Nation Worksheet'.$AS$114:'Nation Worksheet'.$AV$114])&gt;0;TRUE();FALSE()))" style:apply-style-name="Excel_5f_CondFormat_5f_2_5f_22_5f_1" style:base-cell-address="'Nation Worksheet'.B114"/>
    </style:style>
    <style:style style:name="ce104"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0.0346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quot;&lt;=Character Number&quot;" style:apply-style-name="Excel_5f_CondFormat_5f_2_5f_20_5f_1" style:base-cell-address="'Nation Worksheet'.C115"/>
      <style:map style:condition="is-true-formula(IF(SUM(['Nation Worksheet'.$AS$114:'Nation Worksheet'.$AV$114])&gt;0;TRUE();FALSE()))" style:apply-style-name="Excel_5f_CondFormat_5f_2_5f_20_5f_2" style:base-cell-address="'Nation Worksheet'.C115"/>
    </style:style>
    <style:style style:name="ce105" style:family="table-cell" style:parent-style-name="Default">
      <style:table-cell-properties fo:border-bottom="0.0138in solid #000000" style:cell-protect="protected formula-hidden" style:print-content="true" style:diagonal-bl-tr="none" style:diagonal-tl-br="none" fo:border-left="none" fo:border-right="none" style:rotation-align="none" fo:border-top="0.0346in solid #000000"/>
    </style:style>
    <style:style style:name="ce106" style:family="table-cell" style:parent-style-name="Default" style:data-style-name="N100">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7" style:family="table-cell" style:parent-style-name="Default" style:data-style-name="N100">
      <style:table-cell-properties style:glyph-orientation-vertical="0" style:cell-protect="protected formula-hidden" style:print-content="true"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8"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2" style:family="table-cell" style:parent-style-name="Default" style:data-style-name="N100">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style>
    <style:style style:name="ce113"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14"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5"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6"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7" style:family="table-cell" style:parent-style-name="Default">
      <style:table-cell-properties style:glyph-orientation-vertical="0" fo:border-bottom="none" style:cell-protect="protected formula-hidden"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0.0138in solid #000000" style:vertical-align="automatic"/>
      <style:paragraph-properties fo:margin-left="0in" style:writing-mode="pag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118"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non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119"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20"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2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122"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23"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24"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0.0346in solid #000000"/>
    </style:style>
    <style:style style:name="ce125"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quot;&lt;=Character Number&quot;" style:apply-style-name="Excel_5f_CondFormat_5f_2_5f_20_5f_1" style:base-cell-address="'Nation Worksheet'.C115"/>
      <style:map style:condition="is-true-formula(IF(SUM(['Nation Worksheet'.$AS$114:'Nation Worksheet'.$AV$114])&gt;0;TRUE();FALSE()))" style:apply-style-name="Excel_5f_CondFormat_5f_2_5f_20_5f_2" style:base-cell-address="'Nation Worksheet'.C115"/>
    </style:style>
    <style:style style:name="ce126" style:family="table-cell" style:parent-style-name="Default">
      <style:table-cell-properties fo:border-bottom="0.0346in solid #000000" style:cell-protect="protected formula-hidden" style:print-content="true" style:diagonal-bl-tr="none" style:diagonal-tl-br="none" fo:background-color="transparent" fo:border-left="none" fo:border-right="none" style:rotation-align="none" fo:border-top="none"/>
    </style:style>
    <style:style style:name="ce127" style:family="table-cell" style:parent-style-name="Default">
      <style:table-cell-properties style:cell-protect="protected formula-hidden" style:print-content="true"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8"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style>
    <style:style style:name="ce129"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1"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2"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3"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F23])&gt;17;TRUE();FALSE()))" style:apply-style-name="Excel_5f_CondFormat_5f_2_5f_40_5f_1" style:base-cell-address="'Nation Worksheet'.F23"/>
      <style:map style:condition="cell-content()=&quot;&quot;" style:apply-style-name="Excel_5f_CondFormat_5f_2_5f_40_5f_2" style:base-cell-address="'Nation Worksheet'.F23"/>
      <style:map style:condition="is-true-formula(IF(AND(['Nation Worksheet'.$AF$22]&lt;&gt;&quot;Good&quot;;['Nation Worksheet'.$F$23]&lt;&gt;&quot;&quot;);TRUE();FALSE()))" style:apply-style-name="Excel_5f_CondFormat_5f_2_5f_40_5f_3" style:base-cell-address="'Nation Worksheet'.F23"/>
    </style:style>
    <style:style style:name="ce134" style:family="table-cell" style:parent-style-name="Default" style:data-style-name="N100">
      <style:table-cell-properties style:glyph-orientation-vertical="0" style:cell-protect="protected formula-hidden"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in" style:writing-mode="page"/>
      <style:map style:condition="is-true-formula(IF(AND(['Nation Worksheet'.AF23]&lt;&gt;&quot;Good&quot;;['Nation Worksheet'.F24]&lt;&gt;&quot;&quot;);TRUE();FALSE()))" style:apply-style-name="Excel_5f_CondFormat_5f_2_5f_7_5f_1" style:base-cell-address="'Nation Worksheet'.F24"/>
    </style:style>
    <style:style style:name="ce135"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36"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7"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8"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9"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4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1"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142"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143"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F23])&gt;17;TRUE();FALSE()))" style:apply-style-name="Excel_5f_CondFormat_5f_2_5f_40_5f_1" style:base-cell-address="'Nation Worksheet'.F23"/>
      <style:map style:condition="cell-content()=&quot;&quot;" style:apply-style-name="Excel_5f_CondFormat_5f_2_5f_40_5f_2" style:base-cell-address="'Nation Worksheet'.F23"/>
      <style:map style:condition="is-true-formula(IF(AND(['Nation Worksheet'.$AF$22]&lt;&gt;&quot;Good&quot;;['Nation Worksheet'.$F$23]&lt;&gt;&quot;&quot;);TRUE();FALSE()))" style:apply-style-name="Excel_5f_CondFormat_5f_2_5f_40_5f_3" style:base-cell-address="'Nation Worksheet'.F23"/>
    </style:style>
    <style:style style:name="ce144"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justify" fo:margin-left="0in" style:writing-mode="page"/>
      <style:text-properties style:use-window-font-color="true"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145"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46"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14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14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4])&gt;17;TRUE();FALSE()))" style:apply-style-name="Excel_5f_CondFormat_5f_2_5f_9_5f_1" style:base-cell-address="'Nation Worksheet'.G64"/>
      <style:map style:condition="is-true-formula(IF(['Nation Worksheet'.$C$64]=&quot;Camp(?):&quot;;TRUE();FALSE()))" style:apply-style-name="Excel_5f_CondFormat_5f_2_5f_9_5f_2" style:base-cell-address="'Nation Worksheet'.G64"/>
    </style:style>
    <style:style style:name="ce149"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5])&gt;17;TRUE();FALSE()))" style:apply-style-name="Excel_5f_CondFormat_5f_2_5f_10_5f_1" style:base-cell-address="'Nation Worksheet'.G65"/>
      <style:map style:condition="is-true-formula(IF(['Nation Worksheet'.$C$65]=&quot;Camp(?):&quot;;TRUE();FALSE()))" style:apply-style-name="Excel_5f_CondFormat_5f_2_5f_10_5f_2" style:base-cell-address="'Nation Worksheet'.G65"/>
    </style:style>
    <style:style style:name="ce150"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6])&gt;17;TRUE();FALSE()))" style:apply-style-name="Excel_5f_CondFormat_5f_2_5f_27_5f_1" style:base-cell-address="'Nation Worksheet'.G66"/>
      <style:map style:condition="is-true-formula(IF(['Nation Worksheet'.C66]=&quot;Regional?&quot;;TRUE();FALSE()))" style:apply-style-name="Excel_5f_CondFormat_5f_2_5f_27_5f_2" style:base-cell-address="'Nation Worksheet'.G66"/>
    </style:style>
    <style:style style:name="ce151"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82])&gt;17;TRUE();FALSE()))" style:apply-style-name="Excel_5f_CondFormat_5f_2_5f_28_5f_1" style:base-cell-address="'Nation Worksheet'.G82"/>
      <style:map style:condition="is-true-formula(IF(['Nation Worksheet'.C82]=&quot;Road?&quot;;TRUE();FALSE()))" style:apply-style-name="Excel_5f_CondFormat_5f_2_5f_28_5f_2" style:base-cell-address="'Nation Worksheet'.G82"/>
    </style:style>
    <style:style style:name="ce152"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78])&gt;17;TRUE();FALSE()))" style:apply-style-name="Excel_5f_CondFormat_5f_2_5f_42_5f_1" style:base-cell-address="'Nation Worksheet'.G78"/>
      <style:map style:condition="is-true-formula(IF(['Nation Worksheet'.$C78]=&quot;Camp(?):&quot;;TRUE();FALSE()))" style:apply-style-name="Excel_5f_CondFormat_5f_2_5f_42_5f_2" style:base-cell-address="'Nation Worksheet'.G78"/>
    </style:style>
    <style:style style:name="ce153"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78])&gt;17;TRUE();FALSE()))" style:apply-style-name="Excel_5f_CondFormat_5f_2_5f_42_5f_1" style:base-cell-address="'Nation Worksheet'.G78"/>
      <style:map style:condition="is-true-formula(IF(['Nation Worksheet'.$C78]=&quot;Camp(?):&quot;;TRUE();FALSE()))" style:apply-style-name="Excel_5f_CondFormat_5f_2_5f_42_5f_2" style:base-cell-address="'Nation Worksheet'.G78"/>
    </style:style>
    <style:style style:name="ce154"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justify" fo:margin-left="0in" style:writing-mode="page"/>
      <style:text-properties style:use-window-font-color="true"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155"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56"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157"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158"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style>
    <style:style style:name="ce15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160"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161"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4])&gt;17;TRUE();FALSE()))" style:apply-style-name="Excel_5f_CondFormat_5f_2_5f_9_5f_1" style:base-cell-address="'Nation Worksheet'.G64"/>
      <style:map style:condition="is-true-formula(IF(['Nation Worksheet'.$C$64]=&quot;Camp(?):&quot;;TRUE();FALSE()))" style:apply-style-name="Excel_5f_CondFormat_5f_2_5f_9_5f_2" style:base-cell-address="'Nation Worksheet'.G64"/>
    </style:style>
    <style:style style:name="ce162"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5])&gt;17;TRUE();FALSE()))" style:apply-style-name="Excel_5f_CondFormat_5f_2_5f_10_5f_1" style:base-cell-address="'Nation Worksheet'.G65"/>
      <style:map style:condition="is-true-formula(IF(['Nation Worksheet'.$C$65]=&quot;Camp(?):&quot;;TRUE();FALSE()))" style:apply-style-name="Excel_5f_CondFormat_5f_2_5f_10_5f_2" style:base-cell-address="'Nation Worksheet'.G65"/>
    </style:style>
    <style:style style:name="ce16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6])&gt;17;TRUE();FALSE()))" style:apply-style-name="Excel_5f_CondFormat_5f_2_5f_27_5f_1" style:base-cell-address="'Nation Worksheet'.G66"/>
      <style:map style:condition="is-true-formula(IF(['Nation Worksheet'.C66]=&quot;Regional?&quot;;TRUE();FALSE()))" style:apply-style-name="Excel_5f_CondFormat_5f_2_5f_27_5f_2" style:base-cell-address="'Nation Worksheet'.G66"/>
    </style:style>
    <style:style style:name="ce164"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82])&gt;17;TRUE();FALSE()))" style:apply-style-name="Excel_5f_CondFormat_5f_2_5f_28_5f_1" style:base-cell-address="'Nation Worksheet'.G82"/>
      <style:map style:condition="is-true-formula(IF(['Nation Worksheet'.C82]=&quot;Road?&quot;;TRUE();FALSE()))" style:apply-style-name="Excel_5f_CondFormat_5f_2_5f_28_5f_2" style:base-cell-address="'Nation Worksheet'.G82"/>
    </style:style>
    <style:style style:name="ce165"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78])&gt;17;TRUE();FALSE()))" style:apply-style-name="Excel_5f_CondFormat_5f_2_5f_42_5f_1" style:base-cell-address="'Nation Worksheet'.G78"/>
      <style:map style:condition="is-true-formula(IF(['Nation Worksheet'.$C78]=&quot;Camp(?):&quot;;TRUE();FALSE()))" style:apply-style-name="Excel_5f_CondFormat_5f_2_5f_42_5f_2" style:base-cell-address="'Nation Worksheet'.G78"/>
    </style:style>
    <style:style style:name="ce166"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78])&gt;17;TRUE();FALSE()))" style:apply-style-name="Excel_5f_CondFormat_5f_2_5f_42_5f_1" style:base-cell-address="'Nation Worksheet'.G78"/>
      <style:map style:condition="is-true-formula(IF(['Nation Worksheet'.$C78]=&quot;Camp(?):&quot;;TRUE();FALSE()))" style:apply-style-name="Excel_5f_CondFormat_5f_2_5f_42_5f_2" style:base-cell-address="'Nation Worksheet'.G78"/>
    </style:style>
    <style:style style:name="ce167"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8" style:family="table-cell" style:parent-style-name="Default">
      <style:table-cell-properties style:glyph-orientation-vertical="0" style:cell-protect="protected formula-hidden" style:print-content="tru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9" style:family="table-cell" style:parent-style-name="Default">
      <style:table-cell-properties fo:border-bottom="0.0138in solid #000000" style:cell-protect="protected formula-hidden" style:print-content="true" style:diagonal-bl-tr="none" style:diagonal-tl-br="none" fo:border-left="none" fo:border-right="none" style:rotation-align="none" fo:border-top="0.0413in double #000000" style:border-line-width-top="0.0138in 0.0138in 0.0138in"/>
    </style:style>
    <style:style style:name="ce170"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71" style:family="table-cell" style:parent-style-name="Default">
      <style:table-cell-properties fo:border-bottom="0.0346in solid #000000" fo:background-color="#969696" style:cell-protect="protected formula-hidden" style:print-content="true" style:diagonal-bl-tr="none" style:diagonal-tl-br="none" fo:border-left="none" fo:border-right="none" style:rotation-align="none" fo:border-top="0.0346in solid #000000"/>
    </style:style>
    <style:style style:name="ce172" style:family="table-cell" style:parent-style-name="Default">
      <style:table-cell-properties style:glyph-orientation-vertical="0" style:cell-protect="protected formula-hidden" style:print-content="true"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3" style:family="table-cell" style:parent-style-name="Default">
      <style:table-cell-properties style:glyph-orientation-vertical="0" style:cell-protect="protected formula-hidden" style:print-content="true" style:text-align-source="fix" style:repeat-content="false" fo:wrap-option="no-wrap" style:direction="ltr" style:rotation-angle="0" style:rotation-align="none" style:shrink-to-fit="false" style:vertical-align="automatic"/>
      <style:paragraph-properties fo:text-align="end" fo:margin-left="0in" style:writing-mode="page"/>
    </style:style>
    <style:style style:name="ce174"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fo:color="#0000ff"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75"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middle"/>
      <style:paragraph-properties fo:text-align="start" fo:margin-left="0in" style:writing-mode="page"/>
    </style:style>
    <style:style style:name="ce176"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177"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none" style:vertical-align="automatic"/>
      <style:paragraph-properties fo:text-align="start" fo:margin-left="0in" style:writing-mode="page"/>
    </style:style>
    <style:style style:name="ce178" style:family="table-cell" style:parent-style-name="Default">
      <style:table-cell-properties style:glyph-orientation-vertical="0" fo:border-bottom="none" fo:background-color="#80808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start" fo:margin-left="0in" style:writing-mode="page"/>
    </style:style>
    <style:style style:name="ce179"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180"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8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82" style:family="table-cell" style:parent-style-name="Default" style:data-style-name="N100">
      <style:table-cell-properties style:cell-protect="protected formula-hidden" style:print-content="tru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3"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style>
    <style:style style:name="ce184"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style>
    <style:style style:name="ce18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86"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8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8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189"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90" style:family="table-cell" style:parent-style-name="Default">
      <style:table-cell-properties style:glyph-orientation-vertical="0" fo:border-bottom="0.0346in solid #000000" fo:background-color="#808080"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start" fo:margin-left="0in" style:writing-mode="page"/>
    </style:style>
    <style:style style:name="ce191" style:family="table-cell" style:parent-style-name="Default">
      <style:table-cell-properties style:glyph-orientation-vertical="0" style:cell-protect="none"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2"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193"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style>
    <style:style style:name="ce194"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9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96"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style>
    <style:style style:name="ce19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style>
    <style:style style:name="ce198"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style>
    <style:style style:name="ce199" style:family="table-cell" style:parent-style-name="Default">
      <style:table-cell-properties style:glyph-orientation-vertical="0" fo:border-bottom="0.0346in solid #000000" fo:background-color="#80808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style>
    <style:style style:name="ce200"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1"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2"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3"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04"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6"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7"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quot;&lt;=Character Number&quot;" style:apply-style-name="Excel_5f_CondFormat_5f_2_5f_20_5f_1" style:base-cell-address="'Nation Worksheet'.C115"/>
      <style:map style:condition="is-true-formula(IF(SUM(['Nation Worksheet'.$AS$114:'Nation Worksheet'.$AV$114])&gt;0;TRUE();FALSE()))" style:apply-style-name="Excel_5f_CondFormat_5f_2_5f_20_5f_2" style:base-cell-address="'Nation Worksheet'.C115"/>
    </style:style>
    <style:style style:name="ce208"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209"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210"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11"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2"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3"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4"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5"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6" style:family="table-cell" style:parent-style-name="Default">
      <style:table-cell-properties style:glyph-orientation-vertical="0" fo:background-color="#c0c0c0"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7"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18"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9"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220"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221"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style>
    <style:style style:name="ce222"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2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24"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22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226"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227" style:family="table-cell" style:parent-style-name="Default">
      <style:table-cell-properties style:glyph-orientation-vertical="0" fo:border-bottom="0.0346in solid #000000" fo:background-color="#80808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228"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9"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3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1"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2"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3" style:family="table-cell" style:parent-style-name="Default">
      <style:table-cell-properties style:glyph-orientation-vertical="0"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4"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5"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6"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style>
    <style:style style:name="ce237"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238"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9"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240" style:family="table-cell" style:parent-style-name="Default" style:data-style-name="N100">
      <style:table-cell-properties style:cell-protect="protected formula-hidden" style:print-content="true" style:diagonal-bl-tr="none" style:diagonal-tl-br="none" fo:border="none" style:rotation-align="none"/>
      <style:text-properties fo:color="#0000ff"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241"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42"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3"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4"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5"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6"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7"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48"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4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style>
    <style:style style:name="ce25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5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style>
    <style:style style:name="ce252"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automatic"/>
      <style:paragraph-properties fo:text-align="start" fo:margin-left="0in" style:writing-mode="page"/>
    </style:style>
    <style:style style:name="ce25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254"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25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4])&gt;17;TRUE();FALSE()))" style:apply-style-name="Excel_5f_CondFormat_5f_2_5f_9_5f_1" style:base-cell-address="'Nation Worksheet'.G64"/>
      <style:map style:condition="is-true-formula(IF(['Nation Worksheet'.$C$64]=&quot;Camp(?):&quot;;TRUE();FALSE()))" style:apply-style-name="Excel_5f_CondFormat_5f_2_5f_9_5f_2" style:base-cell-address="'Nation Worksheet'.G64"/>
    </style:style>
    <style:style style:name="ce256"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5])&gt;17;TRUE();FALSE()))" style:apply-style-name="Excel_5f_CondFormat_5f_2_5f_10_5f_1" style:base-cell-address="'Nation Worksheet'.G65"/>
      <style:map style:condition="is-true-formula(IF(['Nation Worksheet'.$C$65]=&quot;Camp(?):&quot;;TRUE();FALSE()))" style:apply-style-name="Excel_5f_CondFormat_5f_2_5f_10_5f_2" style:base-cell-address="'Nation Worksheet'.G65"/>
    </style:style>
    <style:style style:name="ce25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6])&gt;17;TRUE();FALSE()))" style:apply-style-name="Excel_5f_CondFormat_5f_2_5f_27_5f_1" style:base-cell-address="'Nation Worksheet'.G66"/>
      <style:map style:condition="is-true-formula(IF(['Nation Worksheet'.C66]=&quot;Regional?&quot;;TRUE();FALSE()))" style:apply-style-name="Excel_5f_CondFormat_5f_2_5f_27_5f_2" style:base-cell-address="'Nation Worksheet'.G66"/>
    </style:style>
    <style:style style:name="ce25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78])&gt;17;TRUE();FALSE()))" style:apply-style-name="Excel_5f_CondFormat_5f_2_5f_42_5f_1" style:base-cell-address="'Nation Worksheet'.G78"/>
      <style:map style:condition="is-true-formula(IF(['Nation Worksheet'.$C78]=&quot;Camp(?):&quot;;TRUE();FALSE()))" style:apply-style-name="Excel_5f_CondFormat_5f_2_5f_42_5f_2" style:base-cell-address="'Nation Worksheet'.G78"/>
    </style:style>
    <style:style style:name="ce259"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78])&gt;17;TRUE();FALSE()))" style:apply-style-name="Excel_5f_CondFormat_5f_2_5f_42_5f_1" style:base-cell-address="'Nation Worksheet'.G78"/>
      <style:map style:condition="is-true-formula(IF(['Nation Worksheet'.$C78]=&quot;Camp(?):&quot;;TRUE();FALSE()))" style:apply-style-name="Excel_5f_CondFormat_5f_2_5f_42_5f_2" style:base-cell-address="'Nation Worksheet'.G78"/>
    </style:style>
    <style:style style:name="ce26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61"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262"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63"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S$116]=1;TRUE();FALSE()))" style:apply-style-name="Excel_5f_CondFormat_5f_2_5f_32_5f_1" style:base-cell-address="'Nation Worksheet'.P115"/>
      <style:map style:condition="is-true-formula(IF(AND(['Nation Worksheet'.$P$115]=0;['Nation Worksheet'.$AS$115]&gt;0;COUNTBLANK(['Nation Worksheet'.$P$115:'Nation Worksheet'.$AA$115])=12);TRUE();FALSE()))" style:apply-style-name="Excel_5f_CondFormat_5f_2_5f_32_5f_2" style:base-cell-address="'Nation Worksheet'.P115"/>
      <style:map style:condition="cell-content()=&quot;&quot;" style:apply-style-name="Excel_5f_CondFormat_5f_2_5f_32_5f_3" style:base-cell-address="'Nation Worksheet'.P115"/>
    </style:style>
    <style:style style:name="ce264"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5"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266"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267"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8"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270"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271"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26_5f_1" style:base-cell-address="'Nation Worksheet'.Q82"/>
    </style:style>
    <style:style style:name="ce272"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73"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274"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75"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S$116]=1;TRUE();FALSE()))" style:apply-style-name="Excel_5f_CondFormat_5f_2_5f_32_5f_1" style:base-cell-address="'Nation Worksheet'.P115"/>
      <style:map style:condition="is-true-formula(IF(AND(['Nation Worksheet'.$P$115]=0;['Nation Worksheet'.$AS$115]&gt;0;COUNTBLANK(['Nation Worksheet'.$P$115:'Nation Worksheet'.$AA$115])=12);TRUE();FALSE()))" style:apply-style-name="Excel_5f_CondFormat_5f_2_5f_32_5f_2" style:base-cell-address="'Nation Worksheet'.P115"/>
      <style:map style:condition="cell-content()=&quot;&quot;" style:apply-style-name="Excel_5f_CondFormat_5f_2_5f_32_5f_3" style:base-cell-address="'Nation Worksheet'.P115"/>
    </style:style>
    <style:style style:name="ce276"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7"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278"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279"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80"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1"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2"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28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284"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26_5f_1" style:base-cell-address="'Nation Worksheet'.Q82"/>
    </style:style>
    <style:style style:name="ce285"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86"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287"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88"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S$116]=1;TRUE();FALSE()))" style:apply-style-name="Excel_5f_CondFormat_5f_2_5f_32_5f_1" style:base-cell-address="'Nation Worksheet'.P115"/>
      <style:map style:condition="is-true-formula(IF(AND(['Nation Worksheet'.$P$115]=0;['Nation Worksheet'.$AS$115]&gt;0;COUNTBLANK(['Nation Worksheet'.$P$115:'Nation Worksheet'.$AA$115])=12);TRUE();FALSE()))" style:apply-style-name="Excel_5f_CondFormat_5f_2_5f_32_5f_2" style:base-cell-address="'Nation Worksheet'.P115"/>
      <style:map style:condition="cell-content()=&quot;&quot;" style:apply-style-name="Excel_5f_CondFormat_5f_2_5f_32_5f_3" style:base-cell-address="'Nation Worksheet'.P115"/>
    </style:style>
    <style:style style:name="ce289"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90"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291"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92"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T$116]=1;TRUE();FALSE()))" style:apply-style-name="Excel_5f_CondFormat_5f_2_5f_33_5f_1" style:base-cell-address="'Nation Worksheet'.S115"/>
      <style:map style:condition="is-true-formula(IF(AND(['Nation Worksheet'.$S$115]=0;['Nation Worksheet'.$AT$115]&gt;0;COUNTBLANK(['Nation Worksheet'.$P$115:'Nation Worksheet'.$AA$115])=12);TRUE();FALSE()))" style:apply-style-name="Excel_5f_CondFormat_5f_2_5f_33_5f_2" style:base-cell-address="'Nation Worksheet'.S115"/>
      <style:map style:condition="cell-content()=&quot;&quot;" style:apply-style-name="Excel_5f_CondFormat_5f_2_5f_33_5f_3" style:base-cell-address="'Nation Worksheet'.S115"/>
    </style:style>
    <style:style style:name="ce293"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94"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95"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96"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29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298"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99"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30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301"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T$116]=1;TRUE();FALSE()))" style:apply-style-name="Excel_5f_CondFormat_5f_2_5f_33_5f_1" style:base-cell-address="'Nation Worksheet'.S115"/>
      <style:map style:condition="is-true-formula(IF(AND(['Nation Worksheet'.$S$115]=0;['Nation Worksheet'.$AT$115]&gt;0;COUNTBLANK(['Nation Worksheet'.$P$115:'Nation Worksheet'.$AA$115])=12);TRUE();FALSE()))" style:apply-style-name="Excel_5f_CondFormat_5f_2_5f_33_5f_2" style:base-cell-address="'Nation Worksheet'.S115"/>
      <style:map style:condition="cell-content()=&quot;&quot;" style:apply-style-name="Excel_5f_CondFormat_5f_2_5f_33_5f_3" style:base-cell-address="'Nation Worksheet'.S115"/>
    </style:style>
    <style:style style:name="ce302" style:family="table-cell" style:parent-style-name="Default">
      <style:table-cell-properties style:glyph-orientation-vertical="0" style:cell-protect="protected formula-hidden" style:print-content="true" style:text-align-source="value-type" style:repeat-content="false" fo:wrap-option="no-wrap" style:direction="ltr" style:rotation-angle="0" style:rotation-align="none" style:shrink-to-fit="false" style:vertical-align="top"/>
      <style:paragraph-properties fo:margin-left="0in" style:writing-mode="page"/>
      <style:text-properties fo:color="#00008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03" style:family="table-cell" style:parent-style-name="Default">
      <style:table-cell-properties style:cell-protect="protected formula-hidden" style:print-content="true"/>
      <style:text-properties fo:color="#00008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04" style:family="table-cell" style:parent-style-name="Default" style:data-style-name="N100">
      <style:table-cell-properties style:glyph-orientation-vertical="0" style:cell-protect="protected formula-hidden"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in" style:writing-mode="page"/>
    </style:style>
    <style:style style:name="ce30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306" style:family="table-cell" style:parent-style-name="Default">
      <style:table-cell-properties style:glyph-orientation-vertical="0" fo:border-bottom="0.0138in solid #000000" fo:background-color="#969696"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307" style:family="table-cell" style:parent-style-name="Default">
      <style:table-cell-properties style:glyph-orientation-vertical="0" fo:border-bottom="none" fo:background-color="#969696"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30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09"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26_5f_1" style:base-cell-address="'Nation Worksheet'.Q82"/>
    </style:style>
    <style:style style:name="ce31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311"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312"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313"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T$116]=1;TRUE();FALSE()))" style:apply-style-name="Excel_5f_CondFormat_5f_2_5f_33_5f_1" style:base-cell-address="'Nation Worksheet'.S115"/>
      <style:map style:condition="is-true-formula(IF(AND(['Nation Worksheet'.$S$115]=0;['Nation Worksheet'.$AT$115]&gt;0;COUNTBLANK(['Nation Worksheet'.$P$115:'Nation Worksheet'.$AA$115])=12);TRUE();FALSE()))" style:apply-style-name="Excel_5f_CondFormat_5f_2_5f_33_5f_2" style:base-cell-address="'Nation Worksheet'.S115"/>
      <style:map style:condition="cell-content()=&quot;&quot;" style:apply-style-name="Excel_5f_CondFormat_5f_2_5f_33_5f_3" style:base-cell-address="'Nation Worksheet'.S115"/>
    </style:style>
    <style:style style:name="ce314"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413in double #000000" style:border-line-width-top="0.0138in 0.0138in 0.0138in" style:vertical-align="automatic"/>
      <style:paragraph-properties fo:text-align="center" fo:margin-left="0in" style:writing-mode="page"/>
      <style:text-properties style:use-window-font-color="true" style:text-outline="false" style:text-line-through-style="none" style:font-name="Arial Narrow" fo:font-size="14pt" fo:font-style="normal" fo:text-shadow="none" style:text-underline-style="none" fo:font-weight="bold" style:font-size-asian="14pt" style:font-style-asian="normal" style:font-weight-asian="bold" style:font-name-complex="Arial Narrow" style:font-size-complex="14pt" style:font-style-complex="normal" style:font-weight-complex="bold"/>
    </style:style>
    <style:style style:name="ce315" style:family="table-cell" style:parent-style-name="Default">
      <style:table-cell-properties style:glyph-orientation-vertical="0" fo:border-bottom="0.0413in double #000000" style:border-line-width-bottom="0.0138in 0.0138in 0.0138in"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16"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413in double #000000" style:border-line-width-top="0.0138in 0.0138in 0.0138in" style:vertical-align="automatic"/>
      <style:paragraph-properties fo:text-align="center" fo:margin-left="0in" style:writing-mode="page"/>
      <style:text-properties style:use-window-font-color="true" style:text-outline="false" style:text-line-through-style="none" style:font-name="Arial Narrow" fo:font-size="14pt" fo:font-style="normal" fo:text-shadow="none" style:text-underline-style="none" fo:font-weight="bold" style:font-size-asian="14pt" style:font-style-asian="normal" style:font-weight-asian="bold" style:font-name-complex="Arial Narrow" style:font-size-complex="14pt" style:font-style-complex="normal" style:font-weight-complex="bold"/>
    </style:style>
    <style:style style:name="ce317"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318" style:family="table-cell" style:parent-style-name="Default">
      <style:table-cell-properties style:glyph-orientation-vertical="0" fo:background-color="#c0c0c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319"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32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map style:condition="is-true-formula(IF(AND(SUM(['Nation Worksheet'.K46:'Nation Worksheet'.N47]+['Nation Worksheet'.X46:'Nation Worksheet'.AA47]+['Nation Worksheet'.AK46:'Nation Worksheet'.AN47])&lt;&gt;0;['Nation Worksheet'.V43]=&quot;&quot;);TRUE();FALSE()))" style:apply-style-name="Excel_5f_CondFormat_5f_2_5f_8_5f_1" style:base-cell-address="'Nation Worksheet'.V43"/>
    </style:style>
    <style:style style:name="ce321"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style>
    <style:style style:name="ce322"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style>
    <style:style style:name="ce323" style:family="table-cell" style:parent-style-name="Default">
      <style:table-cell-properties style:glyph-orientation-vertical="0" fo:border-bottom="0.0138in solid #000000" fo:background-color="#969696"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style>
    <style:style style:name="ce324" style:family="table-cell" style:parent-style-name="Default">
      <style:table-cell-properties style:glyph-orientation-vertical="0" fo:border-bottom="none" fo:background-color="#969696"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style>
    <style:style style:name="ce32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26"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26_5f_1" style:base-cell-address="'Nation Worksheet'.Q82"/>
    </style:style>
    <style:style style:name="ce327"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U$116]=1;TRUE();FALSE()))" style:apply-style-name="Excel_5f_CondFormat_5f_2_5f_34_5f_1" style:base-cell-address="'Nation Worksheet'.V115"/>
      <style:map style:condition="is-true-formula(IF(AND(['Nation Worksheet'.$V$115]=0;['Nation Worksheet'.$AU$115]&gt;0;COUNTBLANK(['Nation Worksheet'.$P$115:'Nation Worksheet'.$AA$115])=12);TRUE();FALSE()))" style:apply-style-name="Excel_5f_CondFormat_5f_2_5f_34_5f_2" style:base-cell-address="'Nation Worksheet'.V115"/>
      <style:map style:condition="cell-content()=&quot;&quot;" style:apply-style-name="Excel_5f_CondFormat_5f_2_5f_34_5f_3" style:base-cell-address="'Nation Worksheet'.V115"/>
    </style:style>
    <style:style style:name="ce328"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329"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330"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W23])&gt;17;TRUE();FALSE()))" style:apply-style-name="Excel_5f_CondFormat_5f_2_5f_41_5f_1" style:base-cell-address="'Nation Worksheet'.W23"/>
      <style:map style:condition="cell-content()=&quot;&quot;" style:apply-style-name="Excel_5f_CondFormat_5f_2_5f_41_5f_2" style:base-cell-address="'Nation Worksheet'.W23"/>
      <style:map style:condition="is-true-formula(IF(AND(['Nation Worksheet'.$AF$22]&lt;&gt;&quot;Evil&quot;;['Nation Worksheet'.$W$23]&lt;&gt;&quot;&quot;);TRUE();FALSE()))" style:apply-style-name="Excel_5f_CondFormat_5f_2_5f_41_5f_3" style:base-cell-address="'Nation Worksheet'.W23"/>
    </style:style>
    <style:style style:name="ce331" style:family="table-cell" style:parent-style-name="Default" style:data-style-name="N100">
      <style:table-cell-properties style:glyph-orientation-vertical="0" style:cell-protect="protected formula-hidden"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in" style:writing-mode="page"/>
      <style:map style:condition="is-true-formula(IF(AND(['Nation Worksheet'.AF23]&lt;&gt;&quot;Evil&quot;;['Nation Worksheet'.W24]&lt;&gt;&quot;&quot;);TRUE();FALSE()))" style:apply-style-name="Excel_5f_CondFormat_5f_2_5f_6_5f_1" style:base-cell-address="'Nation Worksheet'.W24"/>
    </style:style>
    <style:style style:name="ce332"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333"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map style:condition="is-true-formula(IF(AND(SUM(['Nation Worksheet'.K46:'Nation Worksheet'.N47]+['Nation Worksheet'.X46:'Nation Worksheet'.AA47]+['Nation Worksheet'.AK46:'Nation Worksheet'.AN47])&lt;&gt;0;['Nation Worksheet'.V43]=&quot;&quot;);TRUE();FALSE()))" style:apply-style-name="Excel_5f_CondFormat_5f_2_5f_8_5f_1" style:base-cell-address="'Nation Worksheet'.V43"/>
    </style:style>
    <style:style style:name="ce334"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U$116]=1;TRUE();FALSE()))" style:apply-style-name="Excel_5f_CondFormat_5f_2_5f_34_5f_1" style:base-cell-address="'Nation Worksheet'.V115"/>
      <style:map style:condition="is-true-formula(IF(AND(['Nation Worksheet'.$V$115]=0;['Nation Worksheet'.$AU$115]&gt;0;COUNTBLANK(['Nation Worksheet'.$P$115:'Nation Worksheet'.$AA$115])=12);TRUE();FALSE()))" style:apply-style-name="Excel_5f_CondFormat_5f_2_5f_34_5f_2" style:base-cell-address="'Nation Worksheet'.V115"/>
      <style:map style:condition="cell-content()=&quot;&quot;" style:apply-style-name="Excel_5f_CondFormat_5f_2_5f_34_5f_3" style:base-cell-address="'Nation Worksheet'.V115"/>
    </style:style>
    <style:style style:name="ce335"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W23])&gt;17;TRUE();FALSE()))" style:apply-style-name="Excel_5f_CondFormat_5f_2_5f_41_5f_1" style:base-cell-address="'Nation Worksheet'.W23"/>
      <style:map style:condition="cell-content()=&quot;&quot;" style:apply-style-name="Excel_5f_CondFormat_5f_2_5f_41_5f_2" style:base-cell-address="'Nation Worksheet'.W23"/>
      <style:map style:condition="is-true-formula(IF(AND(['Nation Worksheet'.$AF$22]&lt;&gt;&quot;Evil&quot;;['Nation Worksheet'.$W$23]&lt;&gt;&quot;&quot;);TRUE();FALSE()))" style:apply-style-name="Excel_5f_CondFormat_5f_2_5f_41_5f_3" style:base-cell-address="'Nation Worksheet'.W23"/>
    </style:style>
    <style:style style:name="ce336"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3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none" style:vertical-align="automatic"/>
      <style:paragraph-properties fo:text-align="center" fo:margin-left="0in" style:writing-mode="page"/>
    </style:style>
    <style:style style:name="ce33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automatic"/>
      <style:paragraph-properties fo:text-align="center" fo:margin-left="0in" style:writing-mode="page"/>
    </style:style>
    <style:style style:name="ce33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40"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U$116]=1;TRUE();FALSE()))" style:apply-style-name="Excel_5f_CondFormat_5f_2_5f_34_5f_1" style:base-cell-address="'Nation Worksheet'.V115"/>
      <style:map style:condition="is-true-formula(IF(AND(['Nation Worksheet'.$V$115]=0;['Nation Worksheet'.$AU$115]&gt;0;COUNTBLANK(['Nation Worksheet'.$P$115:'Nation Worksheet'.$AA$115])=12);TRUE();FALSE()))" style:apply-style-name="Excel_5f_CondFormat_5f_2_5f_34_5f_2" style:base-cell-address="'Nation Worksheet'.V115"/>
      <style:map style:condition="cell-content()=&quot;&quot;" style:apply-style-name="Excel_5f_CondFormat_5f_2_5f_34_5f_3" style:base-cell-address="'Nation Worksheet'.V115"/>
    </style:style>
    <style:style style:name="ce341" style:family="table-cell" style:parent-style-name="Default">
      <style:table-cell-properties style:cell-protect="protected formula-hidden" style:print-content="true" style:diagonal-bl-tr="none" style:diagonal-tl-br="none" fo:border="none" style:rotation-align="none"/>
      <style:text-properties fo:color="#ffff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42"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style>
    <style:style style:name="ce34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344" style:family="table-cell" style:parent-style-name="Default">
      <style:table-cell-properties style:glyph-orientation-vertical="0" fo:border-bottom="none" style:cell-protect="none" style:print-content="true" style:diagonal-bl-tr="none" style:diagonal-tl-br="none" style:text-align-source="fix" style:repeat-content="false" fo:background-color="transparent" fo:wrap-option="no-wrap" fo:border-left="0.0346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34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46"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V$116]=1;TRUE();FALSE()))" style:apply-style-name="Excel_5f_CondFormat_5f_2_5f_35_5f_1" style:base-cell-address="'Nation Worksheet'.Y115"/>
      <style:map style:condition="is-true-formula(IF(AND(['Nation Worksheet'.$Y$115]=0;['Nation Worksheet'.$AV$115]&gt;0;COUNTBLANK(['Nation Worksheet'.$P$115:'Nation Worksheet'.$AA$115])=12);TRUE();FALSE()))" style:apply-style-name="Excel_5f_CondFormat_5f_2_5f_35_5f_2" style:base-cell-address="'Nation Worksheet'.Y115"/>
      <style:map style:condition="cell-content()=&quot;&quot;" style:apply-style-name="Excel_5f_CondFormat_5f_2_5f_35_5f_3" style:base-cell-address="'Nation Worksheet'.Y115"/>
    </style:style>
    <style:style style:name="ce347"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348" style:family="table-cell" style:parent-style-name="Default">
      <style:table-cell-properties style:glyph-orientation-vertical="0" fo:border-bottom="none"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34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50" style:family="table-cell" style:parent-style-name="Default">
      <style:table-cell-properties style:glyph-orientation-vertical="0" fo:border-bottom="0.0346in solid #000000" style:cell-protect="protected formula-hidden"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style>
    <style:style style:name="ce351" style:family="table-cell" style:parent-style-name="Default">
      <style:table-cell-properties style:glyph-orientation-vertical="0" fo:border-bottom="0.0346in solid #000000" style:cell-protect="protected formula-hidden"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Nation Worksheet'.$AG$69]&gt;['Nation Worksheet'.$AU$56];TRUE();FALSE()))" style:apply-style-name="Excel_5f_CondFormat_5f_2_5f_31_5f_1" style:base-cell-address="'Nation Worksheet'.Z97"/>
    </style:style>
    <style:style style:name="ce352"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V$116]=1;TRUE();FALSE()))" style:apply-style-name="Excel_5f_CondFormat_5f_2_5f_35_5f_1" style:base-cell-address="'Nation Worksheet'.Y115"/>
      <style:map style:condition="is-true-formula(IF(AND(['Nation Worksheet'.$Y$115]=0;['Nation Worksheet'.$AV$115]&gt;0;COUNTBLANK(['Nation Worksheet'.$P$115:'Nation Worksheet'.$AA$115])=12);TRUE();FALSE()))" style:apply-style-name="Excel_5f_CondFormat_5f_2_5f_35_5f_2" style:base-cell-address="'Nation Worksheet'.Y115"/>
      <style:map style:condition="cell-content()=&quot;&quot;" style:apply-style-name="Excel_5f_CondFormat_5f_2_5f_35_5f_3" style:base-cell-address="'Nation Worksheet'.Y115"/>
    </style:style>
    <style:style style:name="ce353"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354"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map style:condition="is-true-formula(IF(['Nation Worksheet'.$AG$69]&gt;['Nation Worksheet'.$AU$56];TRUE();FALSE()))" style:apply-style-name="Excel_5f_CondFormat_5f_2_5f_31_5f_1" style:base-cell-address="'Nation Worksheet'.Z97"/>
    </style:style>
    <style:style style:name="ce355"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V$116]=1;TRUE();FALSE()))" style:apply-style-name="Excel_5f_CondFormat_5f_2_5f_35_5f_1" style:base-cell-address="'Nation Worksheet'.Y115"/>
      <style:map style:condition="is-true-formula(IF(AND(['Nation Worksheet'.$Y$115]=0;['Nation Worksheet'.$AV$115]&gt;0;COUNTBLANK(['Nation Worksheet'.$P$115:'Nation Worksheet'.$AA$115])=12);TRUE();FALSE()))" style:apply-style-name="Excel_5f_CondFormat_5f_2_5f_35_5f_2" style:base-cell-address="'Nation Worksheet'.Y115"/>
      <style:map style:condition="cell-content()=&quot;&quot;" style:apply-style-name="Excel_5f_CondFormat_5f_2_5f_35_5f_3" style:base-cell-address="'Nation Worksheet'.Y115"/>
    </style:style>
    <style:style style:name="ce356"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style>
    <style:style style:name="ce35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35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59"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60"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2])&lt;10;VALUE(['Nation Worksheet'.Y103])&lt;10;['Nation Worksheet'.BC101]=0);TRUE();FALSE()))" style:apply-style-name="Excel_5f_CondFormat_5f_2_5f_24_5f_1" style:base-cell-address="'Nation Worksheet'.AB102"/>
    </style:style>
    <style:style style:name="ce361" style:family="table-cell" style:parent-style-name="Default" style:data-style-name="N100">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2"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63"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64" style:family="table-cell" style:parent-style-name="Default" style:data-style-name="N100">
      <style:table-cell-properties style:glyph-orientation-vertical="0" fo:border-bottom="0.0346in solid #000000" style:cell-protect="none"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65" style:family="table-cell" style:parent-style-name="Default" style:data-style-name="N100">
      <style:table-cell-properties style:glyph-orientation-vertical="0" fo:background-color="#c0c0c0"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6" style:family="table-cell" style:parent-style-name="Default">
      <style:table-cell-properties style:cell-protect="protected formula-hidden" style:print-content="tru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67" style:family="table-cell" style:parent-style-name="Default">
      <style:table-cell-properties style:glyph-orientation-vertical="0" fo:border-bottom="0.0138in solid #000000" fo:background-color="#969696" style:cell-protect="none"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368" style:family="table-cell" style:parent-style-name="Default">
      <style:table-cell-properties style:glyph-orientation-vertical="0" fo:border-bottom="none" fo:background-color="#969696" style:cell-protect="none"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36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70"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71"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2])&lt;10;VALUE(['Nation Worksheet'.Y103])&lt;10;['Nation Worksheet'.BC101]=0);TRUE();FALSE()))" style:apply-style-name="Excel_5f_CondFormat_5f_2_5f_24_5f_1" style:base-cell-address="'Nation Worksheet'.AB102"/>
    </style:style>
    <style:style style:name="ce372" style:family="table-cell" style:parent-style-name="Default" style:data-style-name="N100">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73"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7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75" style:family="table-cell" style:parent-style-name="Default" style:data-style-name="N100">
      <style:table-cell-properties style:glyph-orientation-vertical="0" fo:border-bottom="0.0346in solid #000000" style:cell-protect="none" style:print-content="true"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76" style:family="table-cell" style:parent-style-name="Default" style:data-style-name="N100">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77" style:family="table-cell" style:parent-style-name="Default">
      <style:table-cell-properties style:cell-protect="protected formula-hidden" style:print-content="true" style:diagonal-bl-tr="none" style:diagonal-tl-br="none" fo:background-color="transparent" fo:border="none" style:rotation-align="non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37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79"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80"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K$48]&gt;12000;TRUE();FALSE()))" style:apply-style-name="Excel_5f_CondFormat_5f_2_5f_1_5f_1" style:base-cell-address="'Nation Worksheet'.AE48"/>
    </style:style>
    <style:style style:name="ce38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style>
    <style:style style:name="ce382"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383"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K$48]&gt;12000;TRUE();FALSE()))" style:apply-style-name="Excel_5f_CondFormat_5f_2_5f_1_5f_1" style:base-cell-address="'Nation Worksheet'.AE48"/>
    </style:style>
    <style:style style:name="ce384"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85" style:family="table-cell" style:parent-style-name="Default">
      <style:table-cell-properties style:glyph-orientation-vertical="0" fo:border-bottom="none" style:cell-protect="protected formula-hidden" style:print-content="true" style:diagonal-bl-tr="none" style:diagonal-tl-br="none" style:text-align-source="value-type"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margin-left="0in" style:writing-mode="pag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386"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387"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map style:condition="cell-content()=0" style:apply-style-name="Excel_5f_CondFormat_5f_2_5f_3_5f_1" style:base-cell-address="'Nation Worksheet'.AN39"/>
    </style:style>
    <style:style style:name="ce388"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389"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39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13_5f_1" style:base-cell-address="'Nation Worksheet'.AG66"/>
      <style:map style:condition="cell-content()=0" style:apply-style-name="Excel_5f_CondFormat_5f_2_5f_13_5f_2" style:base-cell-address="'Nation Worksheet'.AG66"/>
    </style:style>
    <style:style style:name="ce391"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92"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14_5f_1" style:base-cell-address="'Nation Worksheet'.AG82"/>
      <style:map style:condition="cell-content()=0" style:apply-style-name="Excel_5f_CondFormat_5f_2_5f_14_5f_2" style:base-cell-address="'Nation Worksheet'.AG82"/>
    </style:style>
    <style:style style:name="ce393"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Nation Worksheet'.$AG$69]&gt;['Nation Worksheet'.$AU$56];TRUE();FALSE()))" style:apply-style-name="Excel_5f_CondFormat_5f_2_5f_37_5f_1" style:base-cell-address="'Nation Worksheet'.AG69"/>
      <style:map style:condition="cell-content()=0" style:apply-style-name="Excel_5f_CondFormat_5f_2_5f_37_5f_2" style:base-cell-address="'Nation Worksheet'.AG69"/>
    </style:style>
    <style:style style:name="ce394"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N$39]&gt;['Nation Worksheet'.$AT$35];TRUE();FALSE()))" style:apply-style-name="Excel_5f_CondFormat_5f_2_5f_30_5f_1" style:base-cell-address="'Nation Worksheet'.AH39"/>
    </style:style>
    <style:style style:name="ce395" style:family="table-cell" style:parent-style-name="Default" style:data-style-name="N3">
      <style:table-cell-properties style:glyph-orientation-vertical="0" style:cell-protect="protected formula-hidden"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end" fo:margin-left="0in" style:writing-mode="page"/>
      <style:map style:condition="cell-content()=0" style:apply-style-name="Excel_5f_CondFormat_5f_2_5f_3_5f_1" style:base-cell-address="'Nation Worksheet'.AN39"/>
    </style:style>
    <style:style style:name="ce396"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397"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398"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13_5f_1" style:base-cell-address="'Nation Worksheet'.AG66"/>
      <style:map style:condition="cell-content()=0" style:apply-style-name="Excel_5f_CondFormat_5f_2_5f_13_5f_2" style:base-cell-address="'Nation Worksheet'.AG66"/>
    </style:style>
    <style:style style:name="ce399"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0"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14_5f_1" style:base-cell-address="'Nation Worksheet'.AG82"/>
      <style:map style:condition="cell-content()=0" style:apply-style-name="Excel_5f_CondFormat_5f_2_5f_14_5f_2" style:base-cell-address="'Nation Worksheet'.AG82"/>
    </style:style>
    <style:style style:name="ce401"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Nation Worksheet'.$AG$69]&gt;['Nation Worksheet'.$AU$56];TRUE();FALSE()))" style:apply-style-name="Excel_5f_CondFormat_5f_2_5f_37_5f_1" style:base-cell-address="'Nation Worksheet'.AG69"/>
      <style:map style:condition="cell-content()=0" style:apply-style-name="Excel_5f_CondFormat_5f_2_5f_37_5f_2" style:base-cell-address="'Nation Worksheet'.AG69"/>
    </style:style>
    <style:style style:name="ce402"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N$112]&gt;6000;TRUE();FALSE()))" style:apply-style-name="Excel_5f_CondFormat_5f_2_5f_4_5f_1" style:base-cell-address="'Nation Worksheet'.AH112"/>
    </style:style>
    <style:style style:name="ce403"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style>
    <style:style style:name="ce404"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N$39]&gt;['Nation Worksheet'.$AT$35];TRUE();FALSE()))" style:apply-style-name="Excel_5f_CondFormat_5f_2_5f_30_5f_1" style:base-cell-address="'Nation Worksheet'.AH39"/>
    </style:style>
    <style:style style:name="ce405"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406"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end" fo:margin-left="0in" style:writing-mode="page"/>
      <style:map style:condition="cell-content()=0" style:apply-style-name="Excel_5f_CondFormat_5f_2_5f_3_5f_1" style:base-cell-address="'Nation Worksheet'.AN39"/>
    </style:style>
    <style:style style:name="ce407"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408"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40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13_5f_1" style:base-cell-address="'Nation Worksheet'.AG66"/>
      <style:map style:condition="cell-content()=0" style:apply-style-name="Excel_5f_CondFormat_5f_2_5f_13_5f_2" style:base-cell-address="'Nation Worksheet'.AG66"/>
    </style:style>
    <style:style style:name="ce410"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1"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Nation Worksheet'.$AG$69]&gt;['Nation Worksheet'.$AU$56];TRUE();FALSE()))" style:apply-style-name="Excel_5f_CondFormat_5f_2_5f_37_5f_1" style:base-cell-address="'Nation Worksheet'.AG69"/>
      <style:map style:condition="cell-content()=0" style:apply-style-name="Excel_5f_CondFormat_5f_2_5f_37_5f_2" style:base-cell-address="'Nation Worksheet'.AG69"/>
    </style:style>
    <style:style style:name="ce412"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N$112]&gt;6000;TRUE();FALSE()))" style:apply-style-name="Excel_5f_CondFormat_5f_2_5f_4_5f_1" style:base-cell-address="'Nation Worksheet'.AH112"/>
    </style:style>
    <style:style style:name="ce413"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414"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415" style:family="table-cell" style:parent-style-name="Default" style:data-style-name="N100">
      <style:table-cell-properties style:cell-protect="protected formula-hidden" style:print-content="tru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416"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17"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2])&lt;10;VALUE(['Nation Worksheet'.Y103])&lt;10;['Nation Worksheet'.BC101]=0);TRUE();FALSE()))" style:apply-style-name="Excel_5f_CondFormat_5f_2_5f_24_5f_1" style:base-cell-address="'Nation Worksheet'.AB102"/>
    </style:style>
    <style:style style:name="ce418" style:family="table-cell" style:parent-style-name="Default" style:data-style-name="N100">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9"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420"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138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421" style:family="table-cell" style:parent-style-name="Default" style:data-style-name="N100">
      <style:table-cell-properties style:glyph-orientation-vertical="0" fo:border-bottom="0.0346in solid #000000" style:cell-protect="none" style:print-content="true" style:diagonal-bl-tr="none" style:diagonal-tl-br="none" style:text-align-source="fix" style:repeat-content="false" fo:background-color="transparent" fo:wrap-option="wrap" fo:border-left="0.0138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422" style:family="table-cell" style:parent-style-name="Default" style:data-style-name="N100">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23"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424" style:family="table-cell" style:parent-style-name="Default" style:data-style-name="N3">
      <style:table-cell-properties style:glyph-orientation-vertical="0"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0" style:apply-style-name="Excel_5f_CondFormat_5f_2_5f_3_5f_1" style:base-cell-address="'Nation Worksheet'.AN39"/>
    </style:style>
    <style:style style:name="ce425"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AK102])&gt;0;TRUE();FALSE()))" style:apply-style-name="Excel_5f_CondFormat_5f_2_5f_16_5f_1" style:base-cell-address="'Nation Worksheet'.AK103"/>
      <style:map style:condition="cell-content()=0" style:apply-style-name="Excel_5f_CondFormat_5f_2_5f_16_5f_2" style:base-cell-address="'Nation Worksheet'.AK103"/>
      <style:map style:condition="cell-content-is-not-between(10,10)" style:apply-style-name="Excel_5f_CondFormat_5f_2_5f_16_5f_3" style:base-cell-address="'Nation Worksheet'.AK103"/>
    </style:style>
    <style:style style:name="ce426" style:family="table-cell" style:parent-style-name="Default">
      <style:table-cell-properties style:glyph-orientation-vertical="0" fo:background-color="#c0c0c0"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gt;10" style:apply-style-name="Excel_5f_CondFormat_5f_2_5f_5_5f_1" style:base-cell-address="'Nation Worksheet'.AK115"/>
    </style:style>
    <style:style style:name="ce427"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0" style:apply-style-name="Excel_5f_CondFormat_5f_2_5f_3_5f_1" style:base-cell-address="'Nation Worksheet'.AN39"/>
    </style:style>
    <style:style style:name="ce428"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29"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AK102])&gt;0;TRUE();FALSE()))" style:apply-style-name="Excel_5f_CondFormat_5f_2_5f_16_5f_1" style:base-cell-address="'Nation Worksheet'.AK103"/>
      <style:map style:condition="cell-content()=0" style:apply-style-name="Excel_5f_CondFormat_5f_2_5f_16_5f_2" style:base-cell-address="'Nation Worksheet'.AK103"/>
      <style:map style:condition="cell-content-is-not-between(10,10)" style:apply-style-name="Excel_5f_CondFormat_5f_2_5f_16_5f_3" style:base-cell-address="'Nation Worksheet'.AK103"/>
    </style:style>
    <style:style style:name="ce43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1" style:family="table-cell" style:parent-style-name="Default">
      <style:table-cell-properties style:glyph-orientation-vertical="0" style:cell-protect="none" style:print-content="true" style:diagonal-bl-tr="none" style:diagonal-tl-br="none" style:text-align-source="fix" style:repeat-content="false" fo:wrap-option="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2"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3"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gt;10" style:apply-style-name="Excel_5f_CondFormat_5f_2_5f_5_5f_1" style:base-cell-address="'Nation Worksheet'.AK115"/>
    </style:style>
    <style:style style:name="ce434"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435"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436"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7"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438"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39"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AK102])&gt;0;TRUE();FALSE()))" style:apply-style-name="Excel_5f_CondFormat_5f_2_5f_16_5f_1" style:base-cell-address="'Nation Worksheet'.AK103"/>
      <style:map style:condition="cell-content()=0" style:apply-style-name="Excel_5f_CondFormat_5f_2_5f_16_5f_2" style:base-cell-address="'Nation Worksheet'.AK103"/>
      <style:map style:condition="cell-content-is-not-between(10,10)" style:apply-style-name="Excel_5f_CondFormat_5f_2_5f_16_5f_3" style:base-cell-address="'Nation Worksheet'.AK103"/>
    </style:style>
    <style:style style:name="ce44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41"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42"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43"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gt;10" style:apply-style-name="Excel_5f_CondFormat_5f_2_5f_5_5f_1" style:base-cell-address="'Nation Worksheet'.AK115"/>
    </style:style>
    <style:style style:name="ce444"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start" fo:margin-left="0in" style:writing-mode="page"/>
    </style:style>
    <style:style style:name="ce445"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end" fo:margin-left="0in" style:writing-mode="page"/>
    </style:style>
    <style:style style:name="ce446"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style>
    <style:style style:name="ce447"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style>
    <style:style style:name="ce448" style:family="table-cell" style:parent-style-name="Default">
      <style:table-cell-properties style:glyph-orientation-vertical="0" fo:border-bottom="none" fo:background-color="#808080"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automatic"/>
      <style:paragraph-properties fo:text-align="end" fo:margin-left="0in" style:writing-mode="page"/>
    </style:style>
    <style:style style:name="ce449" style:family="table-cell" style:parent-style-name="Default" style:data-style-name="N3">
      <style:table-cell-properties style:glyph-orientation-vertical="0"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0" style:apply-style-name="Excel_5f_CondFormat_5f_2_5f_3_5f_1" style:base-cell-address="'Nation Worksheet'.AN39"/>
    </style:style>
    <style:style style:name="ce450"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0" style:apply-style-name="Excel_5f_CondFormat_5f_2_5f_3_5f_1" style:base-cell-address="'Nation Worksheet'.AN39"/>
    </style:style>
    <style:style style:name="ce451"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52"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8_5f_1" style:base-cell-address="'Nation Worksheet'.AN103"/>
      <style:map style:condition="cell-content()&gt;1300" style:apply-style-name="Excel_5f_CondFormat_5f_2_5f_38_5f_2" style:base-cell-address="'Nation Worksheet'.AN103"/>
    </style:style>
    <style:style style:name="ce453"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9_5f_1" style:base-cell-address="'Nation Worksheet'.AN105"/>
      <style:map style:condition="cell-content()&gt;800" style:apply-style-name="Excel_5f_CondFormat_5f_2_5f_39_5f_2" style:base-cell-address="'Nation Worksheet'.AN105"/>
    </style:style>
    <style:style style:name="ce454"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55" style:family="table-cell" style:parent-style-name="Default" style:data-style-name="N3">
      <style:table-cell-properties style:glyph-orientation-vertical="0"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end" fo:margin-left="0in" style:writing-mode="page"/>
      <style:map style:condition="cell-content()=0" style:apply-style-name="Excel_5f_CondFormat_5f_2_5f_3_5f_1" style:base-cell-address="'Nation Worksheet'.AN39"/>
    </style:style>
    <style:style style:name="ce456" style:family="table-cell" style:parent-style-name="Default" style:data-style-name="N3">
      <style:table-cell-properties style:glyph-orientation-vertical="0" fo:background-color="#c0c0c0"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57" style:family="table-cell" style:parent-style-name="Default" style:data-style-name="N100">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458"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style>
    <style:style style:name="ce459"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end" fo:margin-left="0in" style:writing-mode="page"/>
    </style:style>
    <style:style style:name="ce460"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end" fo:margin-left="0in" style:writing-mode="page"/>
    </style:style>
    <style:style style:name="ce461" style:family="table-cell" style:parent-style-name="Default">
      <style:table-cell-properties style:glyph-orientation-vertical="0" fo:background-color="#80808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style>
    <style:style style:name="ce462"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63"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8_5f_1" style:base-cell-address="'Nation Worksheet'.AN103"/>
      <style:map style:condition="cell-content()&gt;1300" style:apply-style-name="Excel_5f_CondFormat_5f_2_5f_38_5f_2" style:base-cell-address="'Nation Worksheet'.AN103"/>
    </style:style>
    <style:style style:name="ce464"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9_5f_1" style:base-cell-address="'Nation Worksheet'.AN105"/>
      <style:map style:condition="cell-content()&gt;800" style:apply-style-name="Excel_5f_CondFormat_5f_2_5f_39_5f_2" style:base-cell-address="'Nation Worksheet'.AN105"/>
    </style:style>
    <style:style style:name="ce465" style:family="table-cell" style:parent-style-name="Default" style:data-style-name="N3">
      <style:table-cell-properties style:glyph-orientation-vertical="0" style:cell-protect="protected formula-hidden"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66"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map style:condition="cell-content()=0" style:apply-style-name="Excel_5f_CondFormat_5f_2_5f_3_5f_1" style:base-cell-address="'Nation Worksheet'.AN39"/>
    </style:style>
    <style:style style:name="ce467" style:family="table-cell" style:parent-style-name="Default" style:data-style-name="N3">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8"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style>
    <style:style style:name="ce469"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end" fo:margin-left="0in" style:writing-mode="page"/>
    </style:style>
    <style:style style:name="ce470"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end" fo:margin-left="0in" style:writing-mode="page"/>
    </style:style>
    <style:style style:name="ce471" style:family="table-cell" style:parent-style-name="Default">
      <style:table-cell-properties style:glyph-orientation-vertical="0" fo:border-bottom="none" fo:background-color="#80808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end" fo:margin-left="0in" style:writing-mode="page"/>
    </style:style>
    <style:style style:name="ce472"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73"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8_5f_1" style:base-cell-address="'Nation Worksheet'.AN103"/>
      <style:map style:condition="cell-content()&gt;1300" style:apply-style-name="Excel_5f_CondFormat_5f_2_5f_38_5f_2" style:base-cell-address="'Nation Worksheet'.AN103"/>
    </style:style>
    <style:style style:name="ce474"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9_5f_1" style:base-cell-address="'Nation Worksheet'.AN105"/>
      <style:map style:condition="cell-content()&gt;800" style:apply-style-name="Excel_5f_CondFormat_5f_2_5f_39_5f_2" style:base-cell-address="'Nation Worksheet'.AN105"/>
    </style:style>
    <style:style style:name="ce475"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76"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map style:condition="cell-content()=0" style:apply-style-name="Excel_5f_CondFormat_5f_2_5f_3_5f_1" style:base-cell-address="'Nation Worksheet'.AN39"/>
    </style:style>
    <style:style style:name="ce477" style:family="table-cell" style:parent-style-name="Default" style:data-style-name="N3">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78" style:family="table-cell" style:parent-style-name="Default">
      <style:table-cell-properties style:cell-protect="protected" style:print-content="true"/>
    </style:style>
    <style:style style:name="ce479" style:family="table-cell" style:parent-style-name="Default">
      <style:table-cell-properties style:glyph-orientation-vertical="0" style:cell-protect="protected" style:print-content="true" style:text-align-source="value-type" style:repeat-content="false" fo:wrap-option="no-wrap" style:direction="ltr" style:rotation-angle="0" style:rotation-align="none" style:shrink-to-fit="true" style:vertical-align="automatic"/>
      <style:paragraph-properties fo:margin-left="0in" style:writing-mode="page"/>
    </style:style>
    <style:style style:name="ce480" style:family="table-cell" style:parent-style-name="Default">
      <style:table-cell-properties style:cell-protect="protected" style:print-content="tru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81" style:family="table-cell" style:parent-style-name="Default">
      <style:table-cell-properties style:cell-protect="protected" style:print-content="tru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82" style:family="table-cell" style:parent-style-name="Default">
      <style:table-cell-properties style:cell-protect="protected" style:print-content="true" style:diagonal-bl-tr="none" style:diagonal-tl-br="none" fo:background-color="transparent" fo:border="0.0138in solid #000000" style:rotation-align="non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83" style:family="table-cell" style:parent-style-name="Default">
      <style:table-cell-properties style:glyph-orientation-vertical="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84" style:family="table-cell" style:parent-style-name="Default">
      <style:table-cell-properties style:glyph-orientation-vertical="0" style:cell-protect="protected" style:print-content="true"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85" style:family="table-cell" style:parent-style-name="Default">
      <style:table-cell-properties style:glyph-orientation-vertical="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style>
    <style:style style:name="ce486"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8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style>
    <style:style style:name="ce488" style:family="table-cell" style:parent-style-name="Default">
      <style:table-cell-properties style:cell-protect="protected" style:print-content="true" style:diagonal-bl-tr="none" style:diagonal-tl-br="none" fo:border="0.0138in solid #000000" style:rotation-align="none"/>
    </style:style>
    <style:style style:name="ce489" style:family="table-cell" style:parent-style-name="Default">
      <style:table-cell-properties style:cell-protect="protected" style:print-content="tru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90" style:family="table-cell" style:parent-style-name="Default">
      <style:table-cell-properties style:cell-protect="protected" style:print-content="true" style:diagonal-bl-tr="none" style:diagonal-tl-br="none" fo:border="none" style:rotation-align="none"/>
    </style:style>
    <style:style style:name="ce49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92" style:family="table-cell" style:parent-style-name="Default">
      <style:table-cell-properties fo:border-bottom="0.0138in solid #000000" style:cell-protect="protected" style:print-content="true" style:diagonal-bl-tr="none" style:diagonal-tl-br="none" fo:border-left="0.0138in solid #000000" fo:border-right="none" style:rotation-align="none" fo:border-top="0.0138in solid #000000"/>
    </style:style>
    <style:style style:name="ce493" style:family="table-cell" style:parent-style-name="Default">
      <style:table-cell-properties style:cell-protect="protected" style:print-content="true" style:diagonal-bl-tr="none" style:diagonal-tl-br="none" fo:border="0.0138in solid #000000" style:rotation-align="non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94" style:family="table-cell" style:parent-style-name="Default">
      <style:table-cell-properties fo:background-color="#ccffcc" style:cell-protect="protected" style:print-content="true" style:diagonal-bl-tr="none" style:diagonal-tl-br="none" fo:border="0.0138in solid #000000" style:rotation-align="none"/>
    </style:style>
    <style:style style:name="ce495" style:family="table-cell" style:parent-style-name="Default">
      <style:table-cell-properties fo:border-bottom="0.0138in solid #000000" style:cell-protect="protected" style:print-content="true" style:diagonal-bl-tr="none" style:diagonal-tl-br="none" fo:border-left="0.0138in solid #000000" fo:border-right="none" style:rotation-align="none" fo:border-top="0.0138in solid #000000"/>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96" style:family="table-cell" style:parent-style-name="Default">
      <style:table-cell-properties style:glyph-orientation-vertical="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97"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498"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99"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00" style:family="table-cell" style:parent-style-name="Default">
      <style:table-cell-properties style:glyph-orientation-vertical="0" fo:background-color="#ccffcc"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01" style:family="table-cell" style:parent-style-name="Default">
      <style:table-cell-properties style:glyph-orientation-vertical="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02" style:family="table-cell" style:parent-style-name="Default">
      <style:table-cell-properties style:glyph-orientation-vertical="0" fo:background-color="#c0c0c0" style:cell-protect="protected" style:print-content="true"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03" style:family="table-cell" style:parent-style-name="Default" style:data-style-name="N100">
      <style:table-cell-properties style:cell-protect="protected" style:print-content="true" style:diagonal-bl-tr="none" style:diagonal-tl-br="none" fo:border="0.0138in solid #000000" style:rotation-align="none"/>
    </style:style>
    <style:style style:name="ce504" style:family="table-cell" style:parent-style-name="Default">
      <style:table-cell-properties style:glyph-orientation-vertical="0" style:cell-protect="protected" style:print-content="true"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05" style:family="table-cell" style:parent-style-name="Default">
      <style:table-cell-properties style:glyph-orientation-vertical="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06" style:family="table-cell" style:parent-style-name="Default" style:data-style-name="N100">
      <style:table-cell-properties style:cell-protect="protected" style:print-content="tru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07"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08" style:family="table-cell" style:parent-style-name="Default">
      <style:table-cell-properties fo:background-color="#c0c0c0" style:cell-protect="protected" style:print-content="true"/>
    </style:style>
    <style:style style:name="ce509" style:family="table-cell" style:parent-style-name="Default">
      <style:table-cell-properties style:glyph-orientation-vertical="0" style:cell-protect="protected" style:print-content="true"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10"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11" style:family="table-cell" style:parent-style-name="Default">
      <style:table-cell-properties style:cell-protect="protected formula-hidden" style:print-content="tru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2" style:family="table-cell" style:parent-style-name="Default">
      <style:table-cell-properties style:glyph-orientation-vertical="0" style:cell-protect="protected formula-hidden" style:print-content="true"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3"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4" style:family="table-cell" style:parent-style-name="Default">
      <style:table-cell-properties style:glyph-orientation-vertical="0" fo:background-color="#ff000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fo:color="#ffffff" style:text-outline="false" style:text-line-through-style="none" style:font-name="Arial Black"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515" style:family="table-cell" style:parent-style-name="Default">
      <style:table-cell-properties fo:background-color="transparen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6" style:family="table-cell" style:parent-style-name="Default" style:data-style-name="N0">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7" style:family="table-cell" style:parent-style-name="Default" style:data-style-name="N0">
      <style:table-cell-properties fo:background-color="transparen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8" style:family="table-cell" style:parent-style-name="Default" style:data-style-name="N0">
      <style:table-cell-properties style:diagonal-bl-tr="none" style:diagonal-tl-br="none" fo:background-color="transparent"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9" style:family="table-cell" style:parent-style-name="Default" style:data-style-name="N0">
      <style:table-cell-properties fo:border-bottom="0.0138in solid #000000" style:diagonal-bl-tr="none" style:diagonal-tl-br="none" fo:background-color="transparent" fo:border-left="0.0138in solid #000000" fo:border-right="none" style:rotation-align="none" fo:border-top="0.0138in solid #000000"/>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0" style:family="table-cell" style:parent-style-name="Defaul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1"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2" style:family="table-cell" style:parent-style-name="Default" style:data-style-name="N0">
      <style:table-cell-properties style:diagonal-bl-tr="none" style:diagonal-tl-br="none"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3" style:family="table-cell" style:parent-style-name="Default" style:data-style-name="N0">
      <style:table-cell-properties style:diagonal-bl-tr="none" style:diagonal-tl-br="none" fo:background-color="transparent" fo:border="none"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4" style:family="table-cell" style:parent-style-name="Default" style:data-style-name="N0">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5" style:family="table-cell" style:parent-style-name="Default">
      <style:table-cell-properties style:glyph-orientation-vertical="0"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7"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8" style:family="table-cell" style:parent-style-name="Default" style:data-style-name="N0">
      <style:table-cell-properties style:glyph-orientation-vertical="0"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9" style:family="table-cell" style:parent-style-name="Default" style:data-style-name="N0">
      <style:table-cell-properties style:glyph-orientation-vertical="0" fo:border-bottom="0.0138in solid #000000"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0" style:family="table-cell" style:parent-style-name="Default" style:data-style-name="N3">
      <style:table-cell-properties style:glyph-orientation-vertical="0"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1" style:family="table-cell" style:parent-style-name="Default" style:data-style-name="N0">
      <style:table-cell-properties fo:background-color="#c0c0c0" style:diagonal-bl-tr="none" style:diagonal-tl-br="none"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2" style:family="table-cell" style:parent-style-name="Default" style:data-style-name="N3">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3"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138in solid #000000"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4" style:family="table-cell" style:parent-style-name="Default" style:data-style-name="N0">
      <style:table-cell-properties style:glyph-orientation-vertical="0"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6"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7" style:family="table-cell" style:parent-style-name="Default">
      <style:table-cell-properties style:diagonal-bl-tr="none" style:diagonal-tl-br="none"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8" style:family="table-cell" style:parent-style-name="Default" style:data-style-name="N100">
      <style:table-cell-properties style:diagonal-bl-tr="none" style:diagonal-tl-br="none" fo:background-color="transparent"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9" style:family="table-cell" style:parent-style-name="Default" style:data-style-name="N3">
      <style:table-cell-properties style:diagonal-bl-tr="none" style:diagonal-tl-br="none" fo:background-color="transparent"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40" style:family="table-cell" style:parent-style-name="Default" style:data-style-name="N3">
      <style:table-cell-properties style:diagonal-bl-tr="none" style:diagonal-tl-br="none" fo:background-color="transparent" fo:border="none"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41" style:family="table-cell" style:parent-style-name="Default">
      <style:table-cell-properties style:diagonal-bl-tr="none" style:diagonal-tl-br="none" fo:background-color="transparent"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42" style:family="table-cell" style:parent-style-name="Default">
      <style:table-cell-properties style:cell-protect="protected formula-hidden" style:print-content="true" fo:background-color="transparen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gr1" style:family="graphic">
      <style:graphic-properties draw:stroke="solid" svg:stroke-width="0.0102in" svg:stroke-color="#000000" draw:stroke-linejoin="miter" svg:stroke-linecap="square" draw:fill="solid" draw:fill-color="#ffffff" draw:textarea-horizontal-align="justify" draw:textarea-vertical-align="top" draw:auto-grow-height="false" fo:padding-top="0.022in" fo:padding-bottom="0.022in" fo:padding-left="0.022in" fo:padding-right="0.022in" fo:wrap-option="wrap"/>
    </style:style>
    <style:style style:name="gr2" style:family="graphic">
      <style:graphic-properties draw:stroke="solid" svg:stroke-width="0.0102in" svg:stroke-color="#000000" draw:stroke-linejoin="miter" svg:stroke-linecap="square" draw:fill="solid" draw:fill-color="#ffff99" draw:textarea-horizontal-align="justify" draw:textarea-vertical-align="top" draw:auto-grow-height="false" fo:padding-top="0.022in" fo:padding-bottom="0.022in" fo:padding-left="0.022in" fo:padding-right="0.022in" fo:wrap-option="wrap"/>
    </style:style>
    <style:style style:name="gr3" style:family="graphic">
      <style:graphic-properties draw:stroke="solid" svg:stroke-width="0.0102in" svg:stroke-color="#000000" draw:stroke-linejoin="miter" svg:stroke-linecap="square" draw:fill="solid" draw:fill-color="#ffffff" draw:textarea-horizontal-align="justify" draw:textarea-vertical-align="top" draw:auto-grow-height="false" fo:padding-top="0.022in" fo:padding-bottom="0.022in" fo:padding-left="0.022in" fo:padding-right="0.022in" fo:wrap-option="wrap"/>
    </style:style>
    <style:style style:name="gr4"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padding-top="0.022in" fo:padding-bottom="0.022in" fo:padding-left="0.022in" fo:padding-right="0.022in" fo:wrap-option="wrap" draw:shadow="hidden" draw:shadow-offset-x="0.0394in" draw:shadow-offset-y="0.0394in" draw:shadow-color="#000000" draw:caption-escape-direction="auto"/>
    </style:style>
    <style:style style:name="gr5" style:family="graphic">
      <style:graphic-properties draw:stroke="solid" svg:stroke-width="0.028in" svg:stroke-color="#000000" draw:marker-end="msArrowStealthEnd_20_1" draw:marker-end-width="0.0559in" draw:marker-end-center="false" draw:stroke-linejoin="miter" svg:stroke-linecap="square" draw:fill="none" draw:fill-color="#ffffff" draw:textarea-horizontal-align="justify" draw:textarea-vertical-align="top" draw:auto-grow-height="false" fo:padding-top="0.022in" fo:padding-bottom="0.022in" fo:padding-left="0.022in" fo:padding-right="0.022in" fo:wrap-option="wrap"/>
    </style:style>
    <style:style style:name="P1" style:family="paragraph">
      <style:paragraph-properties fo:text-align="start"/>
    </style:style>
    <style:style style:name="P2" style:family="paragraph">
      <style:paragraph-properties fo:text-align="start" style:writing-mode="lr-tb"/>
    </style:style>
    <style:style style:name="P3" style:family="paragraph">
      <style:paragraph-properties fo:text-align="center"/>
    </style:style>
    <style:style style:name="P4" style:family="paragraph">
      <style:paragraph-properties fo:text-align="center" style:writing-mode="lr-tb"/>
    </style:style>
    <style:style style:name="P5" style:family="paragraph">
      <style:paragraph-properties style:writing-mode="lr-tb"/>
    </style:style>
    <style:style style:name="P6" style:family="paragraph">
      <style:paragraph-properties fo:text-align="start" style:text-autospace="none" style:line-break="normal" style:writing-mode="lr-tb"/>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text-outline="false" style:text-line-through-style="none" style:text-position="0% 100%"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T2" style:family="text">
      <style:text-properties style:use-window-font-color="true" style:text-outline="false" style:text-line-through-style="none" style:text-position="0% 100%"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T3"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T4" style:family="text">
      <style:text-properties style:use-window-font-color="true" style:text-outline="false" style:text-line-through-style="none" style:text-position="0% 100%"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T5" style:family="text">
      <style:text-properties style:use-window-font-color="true"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6" style:family="text">
      <style:text-properties style:use-window-font-color="true" style:text-outline="false" style:text-line-through-style="none" style:text-position="0% 100%"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T7" style:family="text">
      <style:text-properties style:use-window-font-color="true" style:text-outline="false" style:text-line-through-style="none" style:text-position="0% 100%"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T8" style:family="text">
      <style:text-properties style:use-window-font-color="true" style:text-outline="false" style:text-line-through-style="none" style:text-position="0% 100%" style:font-name="Arial2" fo:font-size="4pt" fo:font-style="normal" fo:text-shadow="none" style:text-underline-style="none" fo:font-weight="normal" style:font-size-asian="4pt" style:font-style-asian="normal" style:font-weight-asian="normal" style:font-name-complex="Arial2" style:font-size-complex="4pt" style:font-style-complex="normal" style:font-weight-complex="normal"/>
    </style:style>
    <style:style style:name="T9" style:family="text">
      <style:text-properties style:use-window-font-color="true" style:text-outline="false" style:text-line-through-style="none" style:text-position="0% 100%"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T10" style:family="text">
      <style:text-properties style:use-window-font-color="true" style:text-outline="false" style:text-line-through-style="none" style:text-position="0% 100%" style:font-name="Arial2" fo:font-size="8pt" fo:font-style="normal" fo:text-shadow="none" style:text-underline-style="solid" style:text-underline-width="auto" style:text-underline-color="font-color" fo:font-weight="normal" style:font-size-asian="8pt" style:font-style-asian="normal" style:font-weight-asian="normal" style:font-name-complex="Arial2" style:font-size-complex="8pt" style:font-style-complex="normal" style:font-weight-complex="normal"/>
    </style:style>
    <style:style style:name="T11" style:family="text">
      <style:text-properties style:use-window-font-color="true" style:text-outline="false" style:text-line-through-style="none" style:text-position="0% 100%" style:font-name="Arial2" fo:font-size="2pt" fo:font-style="normal" fo:text-shadow="none" style:text-underline-style="none" fo:font-weight="normal" style:font-size-asian="2pt" style:font-style-asian="normal" style:font-weight-asian="normal" style:font-name-complex="Arial2" style:font-size-complex="2pt" style:font-style-complex="normal" style:font-weight-complex="normal"/>
    </style:style>
    <style:style style:name="T12" style:family="text">
      <style:text-properties style:use-window-font-color="true" style:text-outline="false" style:text-line-through-style="none" style:text-position="0% 100%"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T13" style:family="text">
      <style:text-properties style:use-window-font-color="true" style:text-outline="false" style:text-line-through-style="none" style:text-position="0% 100%" style:font-name="Arial2" fo:font-size="9pt" fo:font-style="italic" fo:text-shadow="none" style:text-underline-style="none" fo:font-weight="normal" style:font-size-asian="9pt" style:font-style-asian="italic" style:font-weight-asian="normal" style:font-name-complex="Arial2" style:font-size-complex="9pt" style:font-style-complex="italic" style:font-weight-complex="normal"/>
    </style:style>
    <style:style style:name="T14" style:family="text">
      <style:text-properties style:use-window-font-color="true" style:text-outline="false" style:text-line-through-style="none" style:text-position="0% 100%" style:font-name="Arial2" fo:font-size="9pt" fo:font-style="italic" fo:text-shadow="none" style:text-underline-style="none" fo:font-weight="bold" style:font-size-asian="9pt" style:font-style-asian="italic" style:font-weight-asian="bold" style:font-name-complex="Arial2" style:font-size-complex="9pt" style:font-style-complex="italic" style:font-weight-complex="bold"/>
    </style:style>
    <style:style style:name="T15" style:family="text">
      <style:text-properties fo:color="#000000" style:text-outline="false" style:text-line-through-style="none" style:text-position="0% 100%" fo:font-family="Tahoma" style:font-family-generic="swis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family-complex="Tahoma" style:font-family-generic-complex="swiss" style:font-size-complex="10pt" style:language-complex="hi" style:country-complex="IN" style:font-style-complex="normal" style:font-weight-complex="normal" style:text-emphasize="none" style:font-relief="none" style:text-overline-style="none" style:text-overline-color="font-color"/>
    </style:style>
    <style:style style:name="T16" style:family="text">
      <style:text-properties fo:color="#000000" style:text-outline="false" style:text-line-through-style="none" style:text-position="0% 100%" fo:font-family="Tahoma" style:font-family-generic="swiss" fo:font-size="10pt" fo:language="en" fo:country="US"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family-complex="Tahoma" style:font-family-generic-complex="swiss" style:font-size-complex="10pt" style:language-complex="hi" style:country-complex="IN" style:font-style-complex="normal" style:font-weight-complex="bold" style:text-emphasize="none" style:font-relief="none" style:text-overline-style="none" style:text-overline-color="font-color"/>
    </style:style>
    <style:style style:name="T17" style:family="text">
      <style:text-properties fo:color="#000000" style:text-outline="false" style:text-line-through-style="none" style:text-position="0% 100%" fo:font-family="Tahoma" style:font-family-generic="swiss"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family-complex="Tahoma" style:font-family-generic-complex="swiss" style:font-size-complex="10pt" style:language-complex="hi" style:country-complex="IN"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style:text-position="0% 100%"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T19" style:family="text">
      <style:text-properties style:use-window-font-color="true" style:text-outline="false" style:text-line-through-style="none" style:text-position="0% 100%" style:font-name="Vivald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T20" style:family="text">
      <style:text-properties style:use-window-font-color="true" style:text-outline="false" style:text-line-through-style="none" style:text-position="0% 100%" style:font-name="Arial2" fo:font-size="10pt" fo:font-style="italic" fo:text-shadow="none" style:text-underline-style="solid" style:text-underline-width="auto" style:text-underline-color="font-color" fo:font-weight="bold" style:font-size-asian="10pt" style:font-style-asian="italic" style:font-weight-asian="bold" style:font-name-complex="Arial2" style:font-size-complex="10pt" style:font-style-complex="italic" style:font-weight-complex="bold"/>
    </style:style>
    <style:style style:name="T21" style:family="text">
      <style:text-properties style:use-window-font-color="true" style:text-outline="false" style:text-line-through-style="none" style:text-position="0% 100%" style:font-name="Vivald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22" style:family="text">
      <style:text-properties style:use-window-font-color="true" style:text-outline="false" style:text-line-through-style="none" style:text-position="0% 100%"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office:automatic-styles>
  <office:body>
    <office:spreadsheet>
      <table:calculation-settings table:case-sensitive="false" table:automatic-find-labels="false" table:use-regular-expressions="false"/>
      <table:content-validations>
        <table:content-validation table:name="val1" table:base-cell-address="'Nation Worksheet'.B115">
          <table:help-message table:title="RACIAL SKILL BONUS" table:display="true">
            <text:p>Enter the NUMBER of the Character to which the Racial Bonus will be applied.</text:p>
          </table:help-message>
          <table:error-message table:message-type="stop" table:title="INVALID CHARACTER" table:display="true">
            <text:p>The Character selected must NOT already have this skill!</text:p>
          </table:error-message>
        </table:content-validation>
        <table:content-validation table:name="val2" table:condition="of:cell-content-text-length-is-between(5,17)" table:allow-empty-cell="true" table:base-cell-address="'Nation Worksheet'.C102">
          <table:error-message table:message-type="stop" table:title="WRONG LENGTH" table:display="true">
            <text:p>You must use a name with 5 to 17 characters. If it is short, please fill in the remainder with trailing spaces.</text:p>
          </table:error-message>
        </table:content-validation>
        <table:content-validation table:name="val3" table:condition="of:cell-content-is-in-list(IF(['Nation Worksheet'.$AF$22]=&quot;Good&quot;;['Nation Worksheet'.$AW$7:'Nation Worksheet'.$AW$9];['Nation Worksheet'.$AV$49]))" table:allow-empty-cell="true" table:display-list="unsorted" table:base-cell-address="'Nation Worksheet'.F23">
          <table:help-message table:title="GOOD RACE" table:display="true">
            <text:p>Please choose your race from the drop-down list provided, or just type it directly in yourself.</text:p>
          </table:help-message>
          <table:error-message table:message-type="stop" table:title="INCORRECT RACE" table:display="true">
            <text:p>Please click CANCEL and then choose your race from the drop-down list provided.</text:p>
          </table:error-message>
        </table:content-validation>
        <table:content-validation table:name="val4" table:condition="of:cell-content-is-in-list(['Nation Worksheet'.$AV$11:'Nation Worksheet'.$AV$36])" table:allow-empty-cell="true" table:display-list="unsorted" table:base-cell-address="'Nation Worksheet'.G13">
          <table:error-message table:message-type="stop" table:title="INCORRECT REGION" table:display="true">
            <text:p>SELECT your region choice from the drop-down list provided.</text:p>
          </table:error-message>
        </table:content-validation>
        <table:content-validation table:name="val5" table:condition="of:cell-content-is-in-list(IF(['Nation Worksheet'.$G$13]=&quot;ANY (Region)&quot;;['Nation Worksheet'.$AV$49];['Nation Worksheet'.$AV$11:'Nation Worksheet'.$AV$36]))" table:allow-empty-cell="true" table:display-list="unsorted" table:base-cell-address="'Nation Worksheet'.G14">
          <table:error-message table:message-type="stop" table:title="INCORRECT REGION" table:display="true">
            <text:p>SELECT your region choice from the drop-down list provided.</text:p>
          </table:error-message>
        </table:content-validation>
        <table:content-validation table:name="val6" table:condition="of:cell-content-text-length-is-between(5,17)" table:allow-empty-cell="true" table:base-cell-address="'Nation Worksheet'.G59">
          <table:error-message table:message-type="stop" table:title="INCORRECT NUMBER OF CHARACTERS!" table:display="true">
            <text:p>The PC name MUST have between 5 and 17 characters ONLY. Please try again.</text:p>
          </table:error-message>
        </table:content-validation>
        <table:content-validation table:name="val7" table:condition="of:cell-content-is-in-list(['Nation Worksheet'.$BB$7:'Nation Worksheet'.$BB$40])" table:allow-empty-cell="true" table:display-list="unsorted" table:base-cell-address="'Nation Worksheet'.K28">
          <table:help-message table:title="SPECIAL NATION ABILITY" table:display="true">
            <text:p>Please choose your SNA number from the drop-down list provided, or just type it directly in if you wish.</text:p>
          </table:help-message>
          <table:error-message table:message-type="stop" table:title="NO SUCH SNA" table:display="true">
            <text:p>The number you have chosen is outside the range of SNAs available. Please click CANCEL and choose from the drop-down list available.</text:p>
          </table:error-message>
        </table:content-validation>
        <table:content-validation table:name="val8" table:condition="of:cell-content-is-in-list(['Nation Worksheet'.$BB$7:'Nation Worksheet'.$BB$10])" table:allow-empty-cell="true" table:display-list="unsorted" table:base-cell-address="'Nation Worksheet'.K36">
          <table:help-message table:title="HIDDEN POP CENTER" table:display="true">
            <text:p>Please choose the number of the Hidden Pop Center from the drop-down list provided, or just type it directly in if you wish.</text:p>
          </table:help-message>
          <table:error-message table:message-type="stop" table:title="INCORRECT POP CENTER" table:display="true">
            <text:p>The number you have chosen is outside the range of Pop Centers available. Please click CANCEL and choose from the drop-down list available.</text:p>
          </table:error-message>
        </table:content-validation>
        <table:content-validation table:name="val9" table:condition="of:cell-content-is-in-list(['Nation Worksheet'.$BB$7:'Nation Worksheet'.$BB$13])" table:allow-empty-cell="true" table:display-list="unsorted" table:base-cell-address="'Nation Worksheet'.K37">
          <table:help-message table:title="VICTORY CONDITION" table:display="true">
            <text:p>Please choose your Victory Condition number from the drop-down list provided, or just type it directly in if you wish.</text:p>
          </table:help-message>
          <table:error-message table:message-type="stop" table:title="INCORRECT VICTORY CONDITION" table:display="true">
            <text:p>The number you have chosen is outside the range of Victory Conditions available. Please click CANCEL and choose from the drop-down list available.</text:p>
          </table:error-message>
        </table:content-validation>
        <table:content-validation table:name="val10" table:base-cell-address="'Nation Worksheet'.K46">
          <table:error-message table:message-type="stop" table:title="WRONG NUMBER" table:display="true">
            <text:p>MUST be in increments of 100 troops.</text:p>
          </table:error-message>
        </table:content-validation>
        <table:content-validation table:name="val11" table:condition="of:cell-content-is-whole-number() and cell-content-is-between(10,60)" table:allow-empty-cell="true" table:base-cell-address="'Nation Worksheet'.V104">
          <table:error-message table:message-type="stop" table:title="TOO MANY POINTS" table:display="true">
            <text:p>You have entered an incorrect number of skill points. Check the rules and try again.</text:p>
          </table:error-message>
        </table:content-validation>
        <table:content-validation table:name="val12" table:base-cell-address="'Nation Worksheet'.AK103">
          <table:error-message table:message-type="stop" table:title="NOT ALLOWED" table:display="true">
            <text:p>You may only buy King skill points for skills not previously possessed.</text:p>
          </table:error-message>
        </table:content-validation>
        <table:content-validation table:name="val13" table:base-cell-address="'Nation Worksheet'.P115">
          <table:error-message table:message-type="stop" table:title="RACIAL SKILLS INCORRECT!" table:display="true">
            <text:p>Your racial skill lineup is incorrect. Please check the rules and try again.</text:p>
          </table:error-message>
        </table:content-validation>
        <table:content-validation table:name="val14" table:condition="of:cell-content-is-in-list(['Nation Worksheet'.$AZ$11:'Nation Worksheet'.$AZ$16])" table:allow-empty-cell="true" table:display-list="unsorted" table:base-cell-address="'Nation Worksheet'.Q13">
          <table:error-message table:message-type="stop" table:title="INCORRECT ALLEGIANCE" table:display="true">
            <text:p>SELECT your allegiance choice from the drop-down list provided.</text:p>
          </table:error-message>
        </table:content-validation>
        <table:content-validation table:name="val15" table:condition="of:cell-content-is-in-list(IF(['Nation Worksheet'.$Q$13]=&quot;ANY&quot;;['Nation Worksheet'.$AV$49];['Nation Worksheet'.$AZ$12:'Nation Worksheet'.$AZ$16]))" table:allow-empty-cell="true" table:display-list="unsorted" table:base-cell-address="'Nation Worksheet'.Q14">
          <table:error-message table:message-type="stop" table:title="INCORRECT ALLEGIANCE" table:display="true">
            <text:p>SELECT your allegiance choice from the drop-down list provided.</text:p>
          </table:error-message>
        </table:content-validation>
        <table:content-validation table:name="val16" table:condition="of:cell-content-text-length()=4" table:allow-empty-cell="true" table:base-cell-address="'Nation Worksheet'.Q78">
          <table:error-message table:message-type="stop" table:title="4-DIGITS REQUIRED" table:display="true">
            <text:p>You MUST input a 4-digit number here. Use leading zeros, if needed.</text:p>
          </table:error-message>
        </table:content-validation>
        <table:content-validation table:name="val17" table:condition="of:cell-content-is-whole-number() and cell-content-is-between(10,50)" table:allow-empty-cell="true" table:base-cell-address="'Nation Worksheet'.S102">
          <table:error-message table:message-type="stop" table:title="SKILL OUT OF BOUNDS!" table:display="true">
            <text:p>You can only choose an Agent skill from 10 to 50!</text:p>
          </table:error-message>
        </table:content-validation>
        <table:content-validation table:name="val18" table:condition="of:cell-content-is-in-list(&quot;City&quot;)" table:allow-empty-cell="true" table:display-list="unsorted" table:base-cell-address="'Nation Worksheet'.U59">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19" table:condition="of:cell-content-is-in-list(&quot;Mjr Town&quot;)" table:allow-empty-cell="true" table:display-list="unsorted" table:base-cell-address="'Nation Worksheet'.U61">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0" table:condition="of:cell-content-is-in-list(&quot;Town&quot;)" table:allow-empty-cell="true" table:display-list="unsorted" table:base-cell-address="'Nation Worksheet'.U62">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1" table:condition="of:cell-content-is-in-list(&quot;Village&quot;)" table:allow-empty-cell="true" table:display-list="unsorted" table:base-cell-address="'Nation Worksheet'.U63">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2" table:condition="of:cell-content-is-in-list(IF(['Nation Worksheet'.$C66]=&quot;Camp:&quot;;['Nation Worksheet'.$AT$50];IF(['Nation Worksheet'.$C66]=&quot;Mjr Town:&quot;;['Nation Worksheet'.$AT$47];IF(['Nation Worksheet'.$C66]=&quot;Town:&quot;;['Nation Worksheet'.$AT$48];IF(['Nation Worksheet'.$C66]=&quot;Village:&quot;;['Nation Worksheet'.$AT$49];['Nation Worksheet'.$AV$49])))))" table:allow-empty-cell="true" table:display-list="unsorted" table:base-cell-address="'Nation Worksheet'.U66">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3" table:condition="of:cell-content-is-in-list(IF(['Nation Worksheet'.$AF$22]=&quot;Evil&quot;;['Nation Worksheet'.$AW$9:'Nation Worksheet'.$AW$10];['Nation Worksheet'.$AV$49]))" table:allow-empty-cell="true" table:display-list="unsorted" table:base-cell-address="'Nation Worksheet'.W23">
          <table:help-message table:title="EVIL RACE" table:display="true">
            <text:p>Please choose your race from the drop-down list provided, or just type it directly in yoursel.</text:p>
          </table:help-message>
          <table:error-message table:message-type="stop" table:title="INCORRECT RACE" table:display="true">
            <text:p>Please click CANCEL and then choose your race from the drop-down list provided.</text:p>
          </table:error-message>
        </table:content-validation>
        <table:content-validation table:name="val24" table:condition="of:cell-content-is-in-list(&quot;Tower&quot;;&quot;Fort&quot;;&quot;Castle&quot;)" table:allow-empty-cell="true" table:display-list="unsorted" table:base-cell-address="'Nation Worksheet'.Y59">
          <table:help-message table:title="FORTIFY" table:display="false">
            <text:p>Please choose the Fortification level from the drop-down list provided.</text:p>
          </table:help-message>
          <table:error-message table:message-type="stop" table:title="INCORRECT FORTIFICATION" table:display="true">
            <text:p>Please click CANCEL and then select the fortification level by clicking on the arrow at right.</text:p>
          </table:error-message>
        </table:content-validation>
        <table:content-validation table:name="val25" table:condition="of:cell-content-is-in-list(['Nation Worksheet'.$AU$47:'Nation Worksheet'.$AU$49])" table:allow-empty-cell="true" table:display-list="unsorted" table:base-cell-address="'Nation Worksheet'.Y60">
          <table:help-message table:title="FORTIFY" table:display="false">
            <text:p>Please choose the Fortification level from the drop-down list provided.</text:p>
          </table:help-message>
          <table:error-message table:message-type="stop" table:title="INCORRECT FORTIFICATION" table:display="true">
            <text:p>Please click CANCEL and then select the fortification level by clicking on the arrow at right.</text:p>
          </table:error-message>
        </table:content-validation>
        <table:content-validation table:name="val26" table:condition="of:cell-content-is-in-list(IF(['Nation Worksheet'.$C64]=&quot;Camp(?):&quot;;['Nation Worksheet'.$AV$49];['Nation Worksheet'.$AU$47:'Nation Worksheet'.$AU$49]))" table:allow-empty-cell="true" table:display-list="unsorted" table:base-cell-address="'Nation Worksheet'.Y64">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7" table:condition="of:cell-content-is-in-list(IF(['Nation Worksheet'.$C66]=&quot;Regional?&quot;;['Nation Worksheet'.$AV$49];['Nation Worksheet'.$AU$47:'Nation Worksheet'.$AU$49]))" table:allow-empty-cell="true" table:display-list="unsorted" table:base-cell-address="'Nation Worksheet'.Y66">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8" table:condition="of:cell-content-is-in-list(&quot;Harbour&quot;;&quot;Port&quot;)" table:allow-empty-cell="true" table:display-list="unsorted" table:base-cell-address="'Nation Worksheet'.AC59">
          <table:help-message table:title="HARBOUR / PORT" table:display="false">
            <text:p>Please choose the Harbour/Port level from the drop-down list provided.</text:p>
          </table:help-message>
          <table:error-message table:message-type="stop" table:title="INCORRECT INFO" table:display="true">
            <text:p>Please click CANCEL and then select the Harbour/Port level by clicking on the arrow at right.</text:p>
          </table:error-message>
        </table:content-validation>
        <table:content-validation table:name="val29" table:condition="of:cell-content-is-in-list(&quot;Harbour&quot;)" table:allow-empty-cell="true" table:display-list="unsorted" table:base-cell-address="'Nation Worksheet'.AC61">
          <table:help-message table:title="HARBOUR / PORT" table:display="false">
            <text:p>Please choose the Harbour/Port level from the drop-down list provided.</text:p>
          </table:help-message>
          <table:error-message table:message-type="stop" table:title="INCORRECT INFO" table:display="true">
            <text:p>Please click CANCEL and then select the Harbour/Port level by clicking on the arrow at right.</text:p>
          </table:error-message>
        </table:content-validation>
        <table:content-validation table:name="val30" table:condition="of:cell-content-is-in-list(IF(['Nation Worksheet'.$U62]=&quot;Town&quot;;['Nation Worksheet'.$AV$47];['Nation Worksheet'.$AV$49]))" table:allow-empty-cell="true" table:display-list="unsorted" table:base-cell-address="'Nation Worksheet'.AC62">
          <table:help-message table:title="HARBOUR / PORT" table:display="false">
            <text:p>Please choose the Harbour/Port level from the drop-down list provided.</text:p>
          </table:help-message>
          <table:error-message table:message-type="stop" table:title="INCORRECT INFO" table:display="true">
            <text:p>Please click CANCEL and then select the Harbour/Port level by clicking on the arrow at right.</text:p>
          </table:error-message>
        </table:content-validation>
        <table:content-validation table:name="val31" table:condition="of:cell-content-is-in-list(IF(OR(['Nation Worksheet'.$C$59]=&quot;Town:&quot;;AND(['Nation Worksheet'.$C$59]=&quot;Village:&quot;;['Nation Worksheet'.$AB$59]=&quot;Town&quot;));['Nation Worksheet'.$AV$47];IF(['Nation Worksheet'.$C$59]=&quot;Mjr Town:&quot;;['Nation Worksheet'.$AV$47:'Nation Worksheet'.$AV$48];['Nation Worksheet'.$AV$49])))" table:allow-empty-cell="true" table:display-list="unsorted" table:base-cell-address="'Nation Worksheet'.AC66">
          <table:help-message table:title="HARBOUR / PORT" table:display="false">
            <text:p>Please choose the Harbour/Port level from the drop-down list provided.</text:p>
          </table:help-message>
          <table:error-message table:message-type="stop" table:title="INCORRECT INFO" table:display="true">
            <text:p>Please click CANCEL and then select the Harbour/Port level by clicking on the arrow at right.</text:p>
          </table:error-message>
        </table:content-validation>
        <table:content-validation table:name="val32" table:condition="of:cell-content-is-in-list(['Nation Worksheet'.$AV$7:'Nation Worksheet'.$AV$9])" table:allow-empty-cell="true" table:display-list="unsorted" table:base-cell-address="'Nation Worksheet'.AF22">
          <table:help-message table:title="ALLEGIANCE" table:display="true">
            <text:p>Please choose your allegiance from the drop-down list provided, or just type it directly in yoursel.</text:p>
          </table:help-message>
          <table:error-message table:message-type="stop" table:title="INCORRECT ALLEGIANCE" table:display="true">
            <text:p>Please click CANCEL and then choose your allegiance from the drop-down list provided.</text:p>
          </table:error-message>
        </table:content-validation>
        <table:content-validation table:name="val33" table:condition="of:cell-content-is-in-list(['Nation Worksheet'.$AV$14:'Nation Worksheet'.$AV$36])" table:allow-empty-cell="true" table:display-list="unsorted" table:base-cell-address="'Nation Worksheet'.AJ25">
          <table:error-message table:message-type="stop" table:display="true"/>
        </table:content-validation>
        <table:content-validation table:name="val34" table:condition="of:cell-content-is-whole-number() and cell-content-is-between(10,10)" table:allow-empty-cell="true" table:base-cell-address="'Nation Worksheet'.AK102">
          <table:error-message table:message-type="stop" table:title="TOO MANY POINTS" table:display="true">
            <text:p>You have entered an incorrect number of skill points. Check the rules and try again.</text:p>
          </table:error-message>
        </table:content-validation>
      </table:content-validations>
      <table:table table:name="Notes &amp; SNA's" table:style-name="ta1" table:protected="tru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ce18"/>
        <table:table-column table:style-name="co5" table:default-cell-style-name="Default"/>
        <table:table-column table:style-name="co2" table:default-cell-style-name="Default"/>
        <table:table-column table:style-name="co3" table:default-cell-style-name="Default"/>
        <table:table-column table:style-name="co4" table:default-cell-style-name="Default"/>
        <table:table-column table:style-name="co6" table:default-cell-style-name="Default"/>
        <table:table-column table:style-name="co7" table:visibility="collapse" table:number-columns-repeated="247" table:default-cell-style-name="Default"/>
        <table:table-column table:style-name="co8" table:visibility="collapse" table:number-columns-repeated="768" table:default-cell-style-name="Default"/>
        <table:table-row table:style-name="ro1">
          <table:table-cell table:style-name="ce1"/>
          <table:table-cell table:style-name="ce3" office:value-type="string">
            <text:p>4th Age NATION Setup</text:p>
          </table:table-cell>
          <table:table-cell table:style-name="ce1"/>
          <table:table-cell table:style-name="ce13"/>
          <table:table-cell table:style-name="ce1" table:number-columns-repeated="5"/>
          <table:table-cell table:number-columns-repeated="1015"/>
        </table:table-row>
        <table:table-row table:style-name="ro2">
          <table:table-cell table:style-name="ce1"/>
          <table:table-cell table:style-name="ce4" office:value-type="string">
            <text:p>(ZOOM VIEW TO FIT ON SCREEN)</text:p>
          </table:table-cell>
          <table:table-cell table:style-name="ce1"/>
          <table:table-cell table:style-name="ce13"/>
          <table:table-cell table:style-name="ce19"/>
          <table:table-cell table:style-name="ce21" office:value-type="string">
            <text:p>Revision 2006a.9 -</text:p>
          </table:table-cell>
          <table:table-cell table:style-name="ce25" office:value-type="date" office:date-value="2006-05-14">
            <text:p>May 14, 2006</text:p>
          </table:table-cell>
          <table:table-cell table:style-name="ce1" table:number-columns-repeated="2"/>
          <table:table-cell table:number-columns-repeated="1015"/>
        </table:table-row>
        <table:table-row table:style-name="ro3">
          <table:table-cell table:style-name="ce1"/>
          <table:table-cell table:style-name="ce5"/>
          <table:table-cell table:style-name="ce10" office:value-type="string">
            <text:p>Special Nation Abilities</text:p>
          </table:table-cell>
          <table:table-cell table:style-name="ce14" office:value-type="string">
            <text:p>Cost</text:p>
          </table:table-cell>
          <table:table-cell table:style-name="ce20"/>
          <table:table-cell table:style-name="ce22"/>
          <table:table-cell table:style-name="ce10" office:value-type="string">
            <text:p>Special Nation Abilities</text:p>
          </table:table-cell>
          <table:table-cell table:style-name="ce26" office:value-type="string">
            <text:p>Cost</text:p>
          </table:table-cell>
          <table:table-cell table:style-name="ce1"/>
          <table:table-cell table:number-columns-repeated="1015"/>
        </table:table-row>
        <table:table-row table:style-name="ro2">
          <table:table-cell table:style-name="ce1"/>
          <table:table-cell table:style-name="ce6" office:value-type="float" office:value="1">
            <text:p>1.</text:p>
          </table:table-cell>
          <table:table-cell table:style-name="ce11" office:value-type="string">
            <text:p>Scout/recon at double</text:p>
          </table:table-cell>
          <table:table-cell table:style-name="ce15" office:value-type="float" office:value="9000">
            <text:p>9000</text:p>
          </table:table-cell>
          <table:table-cell table:style-name="ce11"/>
          <table:table-cell table:style-name="ce23" office:value-type="float" office:value="18">
            <text:p>18.</text:p>
          </table:table-cell>
          <table:table-cell table:style-name="ce11" office:value-type="string">
            <text:p>Ships at 1/3 timber (Elves)</text:p>
          </table:table-cell>
          <table:table-cell table:style-name="ce27" office:value-type="float" office:value="2000">
            <text:p>2000</text:p>
          </table:table-cell>
          <table:table-cell table:style-name="ce1"/>
          <table:table-cell table:number-columns-repeated="1015"/>
        </table:table-row>
        <table:table-row table:style-name="ro2">
          <table:table-cell table:style-name="ce1"/>
          <table:table-cell table:style-name="ce6" office:value-type="float" office:value="2">
            <text:p>2.</text:p>
          </table:table-cell>
          <table:table-cell table:style-name="ce11" office:value-type="string">
            <text:p>Scout/recon at +20</text:p>
          </table:table-cell>
          <table:table-cell table:style-name="ce15" office:value-type="float" office:value="4000">
            <text:p>4000</text:p>
          </table:table-cell>
          <table:table-cell table:style-name="ce11"/>
          <table:table-cell table:style-name="ce23" office:value-type="float" office:value="19">
            <text:p>19.</text:p>
          </table:table-cell>
          <table:table-cell table:style-name="ce11" office:value-type="string">
            <text:p>Fortifications at 1/2 timber</text:p>
          </table:table-cell>
          <table:table-cell table:style-name="ce27" office:value-type="float" office:value="3000">
            <text:p>3000</text:p>
          </table:table-cell>
          <table:table-cell table:style-name="ce1"/>
          <table:table-cell table:number-columns-repeated="1015"/>
        </table:table-row>
        <table:table-row table:style-name="ro2">
          <table:table-cell table:style-name="ce1"/>
          <table:table-cell table:style-name="ce6" office:value-type="float" office:value="3">
            <text:p>3.</text:p>
          </table:table-cell>
          <table:table-cell table:style-name="ce11" office:value-type="string">
            <text:p>Scout/recon at 50 (Dwarves)</text:p>
          </table:table-cell>
          <table:table-cell table:style-name="ce15" office:value-type="float" office:value="3000">
            <text:p>3000</text:p>
          </table:table-cell>
          <table:table-cell table:style-name="ce11"/>
          <table:table-cell table:style-name="ce23" office:value-type="float" office:value="20">
            <text:p>20.</text:p>
          </table:table-cell>
          <table:table-cell table:style-name="ce11" office:value-type="string">
            <text:p>New armies at 40 morale</text:p>
          </table:table-cell>
          <table:table-cell table:style-name="ce27" office:value-type="float" office:value="2000">
            <text:p>2000</text:p>
          </table:table-cell>
          <table:table-cell table:style-name="ce1"/>
          <table:table-cell table:number-columns-repeated="1015"/>
        </table:table-row>
        <table:table-row table:style-name="ro2">
          <table:table-cell table:style-name="ce1"/>
          <table:table-cell table:style-name="ce6" office:value-type="float" office:value="4">
            <text:p>4.</text:p>
          </table:table-cell>
          <table:table-cell table:style-name="ce11" office:value-type="string">
            <text:p>Challenge rank bonus</text:p>
          </table:table-cell>
          <table:table-cell table:style-name="ce15" office:value-type="float" office:value="2000">
            <text:p>2000</text:p>
          </table:table-cell>
          <table:table-cell table:style-name="ce11"/>
          <table:table-cell table:style-name="ce23" office:value-type="float" office:value="21">
            <text:p>21.</text:p>
          </table:table-cell>
          <table:table-cell table:style-name="ce11" office:value-type="string">
            <text:p>New armies at no cost</text:p>
          </table:table-cell>
          <table:table-cell table:style-name="ce27" office:value-type="float" office:value="8000">
            <text:p>8000</text:p>
          </table:table-cell>
          <table:table-cell table:style-name="ce1"/>
          <table:table-cell table:number-columns-repeated="1015"/>
        </table:table-row>
        <table:table-row table:style-name="ro2">
          <table:table-cell table:style-name="ce1"/>
          <table:table-cell table:style-name="ce6" office:value-type="float" office:value="5">
            <text:p>5.</text:p>
          </table:table-cell>
          <table:table-cell table:style-name="ce11" office:value-type="string">
            <text:p>Stealth rank bonus</text:p>
          </table:table-cell>
          <table:table-cell table:style-name="ce15" office:value-type="float" office:value="8000">
            <text:p>8000</text:p>
          </table:table-cell>
          <table:table-cell table:style-name="ce11"/>
          <table:table-cell table:style-name="ce23" office:value-type="float" office:value="22">
            <text:p>22.</text:p>
          </table:table-cell>
          <table:table-cell table:style-name="ce11" office:value-type="string">
            <text:p>Uncover secrets at 40</text:p>
          </table:table-cell>
          <table:table-cell table:style-name="ce27" office:value-type="float" office:value="100">
            <text:p>100</text:p>
          </table:table-cell>
          <table:table-cell table:style-name="ce1"/>
          <table:table-cell table:number-columns-repeated="1015"/>
        </table:table-row>
        <table:table-row table:style-name="ro2">
          <table:table-cell table:style-name="ce1"/>
          <table:table-cell table:style-name="ce6" office:value-type="float" office:value="6">
            <text:p>6.</text:p>
          </table:table-cell>
          <table:table-cell table:style-name="ce11" office:value-type="string">
            <text:p>No morale loss for force march</text:p>
          </table:table-cell>
          <table:table-cell table:style-name="ce15" office:value-type="float" office:value="1000">
            <text:p>1000</text:p>
          </table:table-cell>
          <table:table-cell table:style-name="ce11"/>
          <table:table-cell table:style-name="ce23" office:value-type="float" office:value="23">
            <text:p>23.</text:p>
          </table:table-cell>
          <table:table-cell table:style-name="ce11" office:value-type="string">
            <text:p>Can learn "weakness"</text:p>
          </table:table-cell>
          <table:table-cell table:style-name="ce27" office:value-type="float" office:value="4000">
            <text:p>4000</text:p>
          </table:table-cell>
          <table:table-cell table:style-name="ce1"/>
          <table:table-cell table:number-columns-repeated="1015"/>
        </table:table-row>
        <table:table-row table:style-name="ro2">
          <table:table-cell table:style-name="ce1"/>
          <table:table-cell table:style-name="ce6" office:value-type="float" office:value="7">
            <text:p>7.</text:p>
          </table:table-cell>
          <table:table-cell table:style-name="ce11" office:value-type="string">
            <text:p>Better morale with no food</text:p>
          </table:table-cell>
          <table:table-cell table:style-name="ce15" office:value-type="float" office:value="1000">
            <text:p>1000</text:p>
          </table:table-cell>
          <table:table-cell table:style-name="ce11"/>
          <table:table-cell table:style-name="ce23" office:value-type="float" office:value="24">
            <text:p>24.</text:p>
          </table:table-cell>
          <table:table-cell table:style-name="ce11" office:value-type="string">
            <text:p>Can learn "conjure mounts"</text:p>
          </table:table-cell>
          <table:table-cell table:style-name="ce27" office:value-type="float" office:value="8000">
            <text:p>8000</text:p>
          </table:table-cell>
          <table:table-cell table:style-name="ce1"/>
          <table:table-cell table:number-columns-repeated="1015"/>
        </table:table-row>
        <table:table-row table:style-name="ro2">
          <table:table-cell table:style-name="ce1"/>
          <table:table-cell table:style-name="ce6" office:value-type="float" office:value="8">
            <text:p>8.</text:p>
          </table:table-cell>
          <table:table-cell table:style-name="ce11" office:value-type="string">
            <text:p>Buy/sell gets +20% bonus</text:p>
          </table:table-cell>
          <table:table-cell table:style-name="ce15" office:value-type="float" office:value="8000">
            <text:p>8000</text:p>
          </table:table-cell>
          <table:table-cell table:style-name="ce11"/>
          <table:table-cell table:style-name="ce23" office:value-type="float" office:value="25">
            <text:p>25.</text:p>
          </table:table-cell>
          <table:table-cell table:style-name="ce11" office:value-type="string">
            <text:p>Can learn "conjure food"</text:p>
          </table:table-cell>
          <table:table-cell table:style-name="ce27" office:value-type="float" office:value="2000">
            <text:p>2000</text:p>
          </table:table-cell>
          <table:table-cell table:style-name="ce1"/>
          <table:table-cell table:number-columns-repeated="1015"/>
        </table:table-row>
        <table:table-row table:style-name="ro2">
          <table:table-cell table:style-name="ce1"/>
          <table:table-cell table:style-name="ce6" office:value-type="float" office:value="9">
            <text:p>9.</text:p>
          </table:table-cell>
          <table:table-cell table:style-name="ce11" office:value-type="string">
            <text:p>New emissaries at 40</text:p>
          </table:table-cell>
          <table:table-cell table:style-name="ce15" office:value-type="float" office:value="7000">
            <text:p>7000</text:p>
          </table:table-cell>
          <table:table-cell table:style-name="ce11"/>
          <table:table-cell table:style-name="ce23" office:value-type="float" office:value="26">
            <text:p>26.</text:p>
          </table:table-cell>
          <table:table-cell table:style-name="ce11" office:value-type="string">
            <text:p>Can learn "conjure hordes" (DS)</text:p>
          </table:table-cell>
          <table:table-cell table:style-name="ce27" office:value-type="float" office:value="3000">
            <text:p>3000</text:p>
          </table:table-cell>
          <table:table-cell table:style-name="ce1"/>
          <table:table-cell table:number-columns-repeated="1015"/>
        </table:table-row>
        <table:table-row table:style-name="ro2">
          <table:table-cell table:style-name="ce1"/>
          <table:table-cell table:style-name="ce6" office:value-type="float" office:value="10">
            <text:p>10.</text:p>
          </table:table-cell>
          <table:table-cell table:style-name="ce11" office:value-type="string">
            <text:p>New mages at 40</text:p>
          </table:table-cell>
          <table:table-cell table:style-name="ce15" office:value-type="float" office:value="3000">
            <text:p>3000</text:p>
          </table:table-cell>
          <table:table-cell table:style-name="ce11"/>
          <table:table-cell table:style-name="ce23" office:value-type="float" office:value="27">
            <text:p>27.</text:p>
          </table:table-cell>
          <table:table-cell table:style-name="ce11" office:value-type="string">
            <text:p>Can learn "fearful hearts" (DS)</text:p>
          </table:table-cell>
          <table:table-cell table:style-name="ce27" office:value-type="float" office:value="100">
            <text:p>100</text:p>
          </table:table-cell>
          <table:table-cell table:style-name="ce1"/>
          <table:table-cell table:number-columns-repeated="1015"/>
        </table:table-row>
        <table:table-row table:style-name="ro2">
          <table:table-cell table:style-name="ce1"/>
          <table:table-cell table:style-name="ce6" office:value-type="float" office:value="11">
            <text:p>11.</text:p>
          </table:table-cell>
          <table:table-cell table:style-name="ce11" office:value-type="string">
            <text:p>New agents at 40</text:p>
          </table:table-cell>
          <table:table-cell table:style-name="ce15" office:value-type="float" office:value="8000">
            <text:p>8000</text:p>
          </table:table-cell>
          <table:table-cell table:style-name="ce11"/>
          <table:table-cell table:style-name="ce23" office:value-type="float" office:value="28">
            <text:p>28.</text:p>
          </table:table-cell>
          <table:table-cell table:style-name="ce11" office:value-type="string">
            <text:p>Can learn "fanaticism" (DS)</text:p>
          </table:table-cell>
          <table:table-cell table:style-name="ce27" office:value-type="float" office:value="100">
            <text:p>100</text:p>
          </table:table-cell>
          <table:table-cell table:style-name="ce1"/>
          <table:table-cell table:number-columns-repeated="1015"/>
        </table:table-row>
        <table:table-row table:style-name="ro2">
          <table:table-cell table:style-name="ce1"/>
          <table:table-cell table:style-name="ce6" office:value-type="float" office:value="12">
            <text:p>12.</text:p>
          </table:table-cell>
          <table:table-cell table:style-name="ce11" office:value-type="string">
            <text:p>New commanders at 40</text:p>
          </table:table-cell>
          <table:table-cell table:style-name="ce15" office:value-type="float" office:value="3000">
            <text:p>3000</text:p>
          </table:table-cell>
          <table:table-cell table:style-name="ce11"/>
          <table:table-cell table:style-name="ce23" office:value-type="float" office:value="29">
            <text:p>29.</text:p>
          </table:table-cell>
          <table:table-cell table:style-name="ce11" office:value-type="string">
            <text:p>Can learn "summon storms" (DS)</text:p>
          </table:table-cell>
          <table:table-cell table:style-name="ce27" office:value-type="float" office:value="2000">
            <text:p>2000</text:p>
          </table:table-cell>
          <table:table-cell table:style-name="ce1"/>
          <table:table-cell table:number-columns-repeated="1015"/>
        </table:table-row>
        <table:table-row table:style-name="ro2">
          <table:table-cell table:style-name="ce1"/>
          <table:table-cell table:style-name="ce6" office:value-type="float" office:value="13">
            <text:p>13.</text:p>
          </table:table-cell>
          <table:table-cell table:style-name="ce11" office:value-type="string">
            <text:p>New troops at 20 training</text:p>
          </table:table-cell>
          <table:table-cell table:style-name="ce15" office:value-type="float" office:value="1000">
            <text:p>1000</text:p>
          </table:table-cell>
          <table:table-cell table:style-name="ce11"/>
          <table:table-cell table:style-name="ce23" office:value-type="float" office:value="30">
            <text:p>30.</text:p>
          </table:table-cell>
          <table:table-cell table:style-name="ce11" office:value-type="string">
            <text:p>Can learn "teleport"</text:p>
          </table:table-cell>
          <table:table-cell table:style-name="ce27" office:value-type="float" office:value="4000">
            <text:p>4000</text:p>
          </table:table-cell>
          <table:table-cell table:style-name="ce1"/>
          <table:table-cell table:number-columns-repeated="1015"/>
        </table:table-row>
        <table:table-row table:style-name="ro2">
          <table:table-cell table:style-name="ce1"/>
          <table:table-cell table:style-name="ce6" office:value-type="float" office:value="14">
            <text:p>14.</text:p>
          </table:table-cell>
          <table:table-cell table:style-name="ce11" office:value-type="string">
            <text:p>New troops at 25 trng (Elves)</text:p>
          </table:table-cell>
          <table:table-cell table:style-name="ce15" office:value-type="float" office:value="1000">
            <text:p>1000</text:p>
          </table:table-cell>
          <table:table-cell table:style-name="ce11"/>
          <table:table-cell table:style-name="ce23" office:value-type="float" office:value="31">
            <text:p>31.</text:p>
          </table:table-cell>
          <table:table-cell table:style-name="ce11" office:value-type="string">
            <text:p>Kidnap/assassinate at +20</text:p>
          </table:table-cell>
          <table:table-cell table:style-name="ce27" office:value-type="float" office:value="20000">
            <text:p>20000</text:p>
          </table:table-cell>
          <table:table-cell table:style-name="ce1"/>
          <table:table-cell table:number-columns-repeated="1015"/>
        </table:table-row>
        <table:table-row table:style-name="ro2">
          <table:table-cell table:style-name="ce1"/>
          <table:table-cell table:style-name="ce6" office:value-type="float" office:value="15">
            <text:p>15.</text:p>
          </table:table-cell>
          <table:table-cell table:style-name="ce11" office:value-type="string">
            <text:p>New HI at 30 training (Dwarves)</text:p>
          </table:table-cell>
          <table:table-cell table:style-name="ce15" office:value-type="float" office:value="1000">
            <text:p>1000</text:p>
          </table:table-cell>
          <table:table-cell table:style-name="ce11"/>
          <table:table-cell table:style-name="ce23" office:value-type="float" office:value="32">
            <text:p>32.</text:p>
          </table:table-cell>
          <table:table-cell table:style-name="ce11" office:value-type="string">
            <text:p>Open seas movement</text:p>
          </table:table-cell>
          <table:table-cell table:style-name="ce27" office:value-type="float" office:value="100">
            <text:p>100</text:p>
          </table:table-cell>
          <table:table-cell table:style-name="ce1"/>
          <table:table-cell table:number-columns-repeated="1015"/>
        </table:table-row>
        <table:table-row table:style-name="ro2">
          <table:table-cell table:style-name="ce1"/>
          <table:table-cell table:style-name="ce6" office:value-type="float" office:value="16">
            <text:p>16.</text:p>
          </table:table-cell>
          <table:table-cell table:style-name="ce11" office:value-type="string">
            <text:p>New MA at 25 training</text:p>
          </table:table-cell>
          <table:table-cell table:style-name="ce15" office:value-type="float" office:value="100">
            <text:p>100</text:p>
          </table:table-cell>
          <table:table-cell table:style-name="ce11"/>
          <table:table-cell table:style-name="ce23" office:value-type="float" office:value="33">
            <text:p>33.</text:p>
          </table:table-cell>
          <table:table-cell table:style-name="ce11" office:value-type="string">
            <text:p>Warship strength at 4</text:p>
          </table:table-cell>
          <table:table-cell table:style-name="ce27" office:value-type="float" office:value="1000">
            <text:p>1000</text:p>
          </table:table-cell>
          <table:table-cell table:style-name="ce1"/>
          <table:table-cell table:number-columns-repeated="1015"/>
        </table:table-row>
        <table:table-row table:style-name="ro2">
          <table:table-cell table:style-name="ce1"/>
          <table:table-cell table:style-name="ce7" office:value-type="float" office:value="17">
            <text:p>17.</text:p>
          </table:table-cell>
          <table:table-cell table:style-name="ce12" office:value-type="string">
            <text:p>Ships at 1/2 timber</text:p>
          </table:table-cell>
          <table:table-cell table:style-name="ce16" office:value-type="float" office:value="1000">
            <text:p>1000</text:p>
          </table:table-cell>
          <table:table-cell table:style-name="ce12"/>
          <table:table-cell table:style-name="ce24" office:value-type="float" office:value="34">
            <text:p>34.</text:p>
          </table:table-cell>
          <table:table-cell table:style-name="ce12" office:value-type="string">
            <text:p>Warship strength at 5</text:p>
          </table:table-cell>
          <table:table-cell table:style-name="ce28" office:value-type="float" office:value="2000">
            <text:p>2000</text:p>
          </table:table-cell>
          <table:table-cell table:style-name="ce1"/>
          <table:table-cell table:number-columns-repeated="1015"/>
        </table:table-row>
        <table:table-row table:style-name="ro4">
          <table:table-cell table:style-name="ce1"/>
          <table:table-cell table:style-name="ce8">
            <draw:custom-shape table:end-cell-address="'Notes &amp; SNA''s'.H26" table:end-x="0.6476in" table:end-y="0.0421in" draw:z-index="0" draw:name="AutoShape 1" draw:style-name="gr1" draw:text-style-name="P2" svg:width="6.8343in" svg:height="5.6807in" svg:x="0.011in" svg:y="0.0917in">
              <text:p text:style-name="P1"><text:span text:style-name="T1">GENERAL NOTES:</text:span></text:p>
              <text:p text:style-name="P1"><text:span text:style-name="T2">1. </text:span><text:span text:style-name="T3">This file was done in a resolution of 1280x1024, but I found that it can still be viewed easily at 800x600 (with a "small fonts" windows setting). Just make sure you re-zoom it to fit your particular setup.</text:span></text:p>
              <text:p text:style-name="P1"><text:span text:style-name="T3">2. The </text:span><text:span text:style-name="T4">Nation, NK, &amp; NK Setup</text:span><text:span text:style-name="T3"> sheets look similar to the actual pdf nation setup forms. Much of it will fill in automatically based on your input. (Read the yellow notes.) You can print or fax these sheets directly.</text:span></text:p>
              <text:p text:style-name="P1"><text:span text:style-name="T3">3. The </text:span><text:span text:style-name="T4">E-Mail Setup</text:span><text:span text:style-name="T3"> sheets take ALL their info from the nation setup sheets, so you shouldn't have to input ANY info on these sheets. If you want to E-Mail your setup, simply COPY &amp; PASTE the </text:span><text:span text:style-name="T4">E-Mail Setup</text:span><text:span text:style-name="T3"> sheet into your E-Mail. (See "E--Mail Setup Sheets" below.)</text:span></text:p>
              <text:p text:style-name="P1"><text:span text:style-name="T3">4. Much of this file is </text:span><text:span text:style-name="T5">PROTECTED</text:span><text:span text:style-name="T3">. This means you won't even be able to access some of the cells. While you can select protected cells using the mouse (or just the ENTER key), you cannot alter protected cells.This is for your own protection, as some of the formulas are complex. Accidentally overwriting them would cause the program to screw up. If you feel you know what you're doing, you can unprotect the sheet. There is no protection password.</text:span></text:p>
              <text:p text:style-name="P1"><text:span text:style-name="T3">5. Using the TAB key will advance you directly to the next unprotected cell. This may or may not be the next logical cell you wanted to go to, but TAB will go to the next cell you can change. (FYI)</text:span></text:p>
              <text:p text:style-name="P1"><text:span text:style-name="T3">6. Any macro buttons or yellow colored notes embedded on the pages will not show up in any printed copies.</text:span></text:p>
              <text:p text:style-name="P1"><text:span text:style-name="T3">7. </text:span><text:span text:style-name="T5">DO NOT MOVE OR DELETE CELLS!</text:span><text:span text:style-name="T3"> Moving or deleting cells may cause the macros, formulas, and other programming within the file to crash. If you want to experiment, then I'd suggest making a backup copy of the file first.</text:span></text:p>
              <text:p text:style-name="P1"><text:span text:style-name="T3"/></text:p>
              <text:p text:style-name="P1"><text:span text:style-name="T1">E-MAIL SETUP SHEETS:</text:span></text:p>
              <text:p text:style-name="P1"><text:span text:style-name="T3">1. The "E-Mail Setup" sheet will automatically fill in from the info on the Nation Setup sheet. However, it is formatted to easily copy and paste directly into an E-Mail.</text:span></text:p>
              <text:p text:style-name="P1"><text:span text:style-name="T3">2. The E-Mail needs to be formatted in PLAIN TEXT, and if you find that the lines are wrapping around, (which will make parts of it unreadable), make sure your E-Mail software is set to automatically wrap text at something greater than 65 characters per line. (The longest line on the sheet comes out to 64 characters.)</text:span></text:p>
              <text:p text:style-name="P1"><text:span text:style-name="T3">3. Make sure you E-Mail yourself the Setup first, so you can make sure it comes out OK. That way you will be sure how it looks after it goes through some internet servers. It would also be a good idea to carbon copy yourself when you actually E-Mail your setup in, just to be double-sure it went OK.</text:span></text:p>
              <draw:enhanced-geometry svg:viewBox="0 0 21600 21600" draw:glue-points="10800 0 0 10800 10800 21600 21600 10800" draw:type="flowchart-process" draw:enhanced-path="M 0 0 L 21600 0 21600 21600 0 21600 0 0 Z N"/>
            </draw:custom-shape>
          </table:table-cell>
          <table:table-cell table:style-name="ce1"/>
          <table:table-cell table:style-name="ce13"/>
          <table:table-cell table:style-name="ce1" table:number-columns-repeated="5"/>
          <table:table-cell table:number-columns-repeated="1015"/>
        </table:table-row>
        <table:table-row table:style-name="ro4" table:number-rows-repeated="3">
          <table:table-cell table:style-name="ce1"/>
          <table:table-cell table:style-name="ce8" table:number-columns-repeated="7"/>
          <table:table-cell table:style-name="ce1"/>
          <table:table-cell table:style-name="ce2" table:number-columns-repeated="1015"/>
        </table:table-row>
        <table:table-row table:style-name="ro5" table:number-rows-repeated="3">
          <table:table-cell table:style-name="ce1"/>
          <table:table-cell table:style-name="ce8"/>
          <table:table-cell table:style-name="ce1"/>
          <table:table-cell table:style-name="ce13"/>
          <table:table-cell table:style-name="ce1" table:number-columns-repeated="5"/>
          <table:table-cell table:style-name="ce2" table:number-columns-repeated="1015"/>
        </table:table-row>
        <table:table-row table:style-name="ro5" table:visibility="collapse" table:number-rows-repeated="10">
          <table:table-cell table:style-name="ce2"/>
          <table:table-cell table:style-name="ce9"/>
          <table:table-cell table:style-name="ce2"/>
          <table:table-cell table:style-name="ce17"/>
          <table:table-cell table:style-name="ce2" table:number-columns-repeated="1020"/>
        </table:table-row>
        <table:table-row table:style-name="ro5" table:visibility="collapse" table:number-rows-repeated="16">
          <table:table-cell table:style-name="ce2" table:number-columns-repeated="3"/>
          <table:table-cell table:style-name="ce17"/>
          <table:table-cell table:style-name="ce2" table:number-columns-repeated="1020"/>
        </table:table-row>
        <table:table-row table:style-name="ro2" table:visibility="collapse" table:number-rows-repeated="1048522">
          <table:table-cell table:number-columns-repeated="1024"/>
        </table:table-row>
        <table:table-row table:style-name="ro2" table:visibility="collapse">
          <table:table-cell table:number-columns-repeated="1024"/>
        </table:table-row>
      </table:table>
      <table:table table:name="Nation Worksheet" table:style-name="ta2" table:protected="true" table:print-ranges="'Nation Worksheet'.B1:'Nation Worksheet'.AP124">
        <office:forms form:automatic-focus="false" form:apply-design-mode="false"/>
        <table:table-column table:style-name="co9" table:default-cell-style-name="ce33"/>
        <table:table-column table:style-name="co10" table:number-columns-repeated="41" table:default-cell-style-name="ce33"/>
        <table:table-column table:style-name="co11" table:default-cell-style-name="ce478"/>
        <table:table-column table:style-name="co10" table:visibility="collapse" table:default-cell-style-name="ce478"/>
        <table:table-column table:style-name="co12" table:visibility="collapse" table:number-columns-repeated="212" table:default-cell-style-name="ce478"/>
        <table:table-column table:style-name="co8" table:visibility="collapse" table:number-columns-repeated="768" table:default-cell-style-name="Default"/>
        <table:table-row table:style-name="ro6">
          <table:table-cell table:style-name="ce29"/>
          <table:table-cell table:style-name="ce34">
            <draw:custom-shape table:end-cell-address="'Nation Worksheet'.O1" table:end-x="0.0551in" table:end-y="0.1957in" draw:z-index="5" draw:name="Text 17" draw:style-name="gr2" draw:text-style-name="P4" svg:width="2.4307in" svg:height="0.1469in" svg:x="0.0437in" svg:y="0.0488in">
              <text:p text:style-name="P3"><text:span text:style-name="T6">NOTE:</text:span><text:span text:style-name="T7"> YELLOW boxes will NOT print out.</text:span></text:p>
              <draw:enhanced-geometry svg:viewBox="0 0 21600 21600" draw:type="mso-spt202" draw:enhanced-path="M 0 0 L 21600 0 21600 21600 0 21600 0 0 Z N"/>
            </draw:custom-shape>
          </table:table-cell>
          <table:table-cell table:style-name="ce34" table:number-columns-repeated="19"/>
          <table:table-cell table:style-name="ce314" office:value-type="string">
            <text:p>Middle Earth PBM Games</text:p>
          </table:table-cell>
          <table:table-cell table:style-name="ce34" table:number-columns-repeated="8"/>
          <table:table-cell table:style-name="ce34">
            <draw:custom-shape table:end-cell-address="'Nation Worksheet'.AQ2" table:end-x="0.011in" table:end-y="0.1469in" draw:z-index="6" draw:name="Text 18" draw:style-name="gr2" draw:text-style-name="P4" svg:width="2.1567in" svg:height="0.3224in" svg:x="0.0878in" svg:y="0.0685in">
              <text:p text:style-name="P3"><text:span text:style-name="T6">NOTE:</text:span><text:span text:style-name="T7"> Using TAB key will take you to the next cell that you can edit.</text:span></text:p>
              <draw:enhanced-geometry svg:viewBox="0 0 21600 21600" draw:type="mso-spt202" draw:enhanced-path="M 0 0 L 21600 0 21600 21600 0 21600 0 0 Z N"/>
            </draw:custom-shape>
          </table:table-cell>
          <table:table-cell table:style-name="ce34" table:number-columns-repeated="11"/>
          <table:table-cell table:style-name="ce29"/>
          <table:table-cell table:style-name="ce479"/>
          <table:table-cell table:style-name="ce482" office:value-type="string">
            <text:p>Scout/recon at double</text:p>
          </table:table-cell>
          <table:table-cell table:style-name="ce482" office:value-type="float" office:value="9000">
            <text:p>9000</text:p>
          </table:table-cell>
          <table:table-cell table:number-columns-repeated="978"/>
        </table:table-row>
        <table:table-row table:style-name="ro2">
          <table:table-cell table:style-name="ce29"/>
          <table:table-cell table:style-name="ce35" table:number-columns-repeated="20"/>
          <table:table-cell table:style-name="ce41" office:value-type="string">
            <text:p>Office A, 340 North Road, Cardiff. CF14 3BP, UK</text:p>
          </table:table-cell>
          <table:table-cell table:style-name="ce35" table:number-columns-repeated="20"/>
          <table:table-cell table:style-name="ce29"/>
          <table:table-cell table:style-name="ce479"/>
          <table:table-cell table:style-name="ce482" office:value-type="string">
            <text:p>Scout/recon at +20</text:p>
          </table:table-cell>
          <table:table-cell table:style-name="ce482" office:value-type="float" office:value="4000">
            <text:p>4000</text:p>
          </table:table-cell>
          <table:table-cell table:number-columns-repeated="978"/>
        </table:table-row>
        <table:table-row table:style-name="ro2">
          <table:table-cell table:style-name="ce29"/>
          <table:table-cell table:style-name="ce36" table:number-columns-repeated="20"/>
          <table:table-cell table:style-name="ce315" office:value-type="string">
            <text:p>Tel: +44(0)29 2091 3359 (10am - 6.30pm) - Fax: +44(0)29 20625532- Email: me@MiddleEarthGames.com</text:p>
          </table:table-cell>
          <table:table-cell table:style-name="ce36" table:number-columns-repeated="20"/>
          <table:table-cell table:style-name="ce29"/>
          <table:table-cell table:style-name="ce479"/>
          <table:table-cell table:style-name="ce482" office:value-type="string">
            <text:p>Scout/recon at 50 (Dwarves)</text:p>
          </table:table-cell>
          <table:table-cell table:style-name="ce482" office:value-type="float" office:value="3000">
            <text:p>3000</text:p>
          </table:table-cell>
          <table:table-cell table:number-columns-repeated="978"/>
        </table:table-row>
        <table:table-row table:style-name="ro6">
          <table:table-cell table:style-name="ce29"/>
          <table:table-cell table:style-name="ce35" table:number-columns-repeated="7"/>
          <table:table-cell table:style-name="ce169" table:number-columns-repeated="13"/>
          <table:table-cell table:style-name="ce316" office:value-type="string">
            <text:p>Middle Earth PBM Fourth Age, circa 1000 Nation Design Sheet</text:p>
          </table:table-cell>
          <table:table-cell table:style-name="ce169" table:number-columns-repeated="13"/>
          <table:table-cell table:style-name="ce35" table:number-columns-repeated="7"/>
          <table:table-cell table:style-name="ce29"/>
          <table:table-cell table:style-name="ce479"/>
          <table:table-cell table:style-name="ce482" office:value-type="string">
            <text:p>Challenge rank bonus</text:p>
          </table:table-cell>
          <table:table-cell table:style-name="ce482" office:value-type="float" office:value="2000">
            <text:p>2000</text:p>
          </table:table-cell>
          <table:table-cell table:number-columns-repeated="978"/>
        </table:table-row>
        <table:table-row table:style-name="ro7">
          <table:table-cell table:style-name="ce29"/>
          <table:table-cell table:style-name="ce35" table:number-columns-repeated="20"/>
          <table:table-cell table:style-name="ce317"/>
          <table:table-cell table:style-name="ce35" table:number-columns-repeated="20"/>
          <table:table-cell table:style-name="ce29"/>
          <table:table-cell table:style-name="ce479"/>
          <table:table-cell table:style-name="ce482" office:value-type="string">
            <text:p>Stealth rank bonus</text:p>
          </table:table-cell>
          <table:table-cell table:style-name="ce482" office:value-type="float" office:value="8000">
            <text:p>8000</text:p>
          </table:table-cell>
          <table:table-cell table:number-columns-repeated="978"/>
        </table:table-row>
        <table:table-row table:style-name="ro8">
          <table:table-cell table:style-name="ce29"/>
          <table:table-cell table:style-name="ce37" office:value-type="string">
            <text:p>Your Customer Details</text:p>
          </table:table-cell>
          <table:table-cell table:style-name="ce31" table:number-columns-repeated="19"/>
          <table:table-cell table:style-name="ce318"/>
          <table:table-cell table:style-name="ce31" table:number-columns-repeated="20"/>
          <table:table-cell table:style-name="ce29"/>
          <table:table-cell table:style-name="ce479"/>
          <table:table-cell table:style-name="ce482" office:value-type="string">
            <text:p>No morale loss for force march</text:p>
          </table:table-cell>
          <table:table-cell table:style-name="ce482" office:value-type="float" office:value="1000">
            <text:p>1000</text:p>
          </table:table-cell>
          <table:table-cell table:number-columns-repeated="978"/>
        </table:table-row>
        <table:table-row table:style-name="ro9">
          <table:table-cell table:style-name="ce29"/>
          <table:table-cell table:style-name="ce35" office:value-type="string">
            <text:p>Full Name:</text:p>
          </table:table-cell>
          <table:table-cell table:style-name="ce35" table:number-columns-repeated="3"/>
          <table:table-cell table:style-name="ce128" table:number-columns-spanned="16" table:number-rows-spanned="1"/>
          <table:covered-table-cell table:number-columns-repeated="15" table:style-name="ce128"/>
          <table:table-cell table:style-name="ce317"/>
          <table:table-cell table:style-name="ce35" table:number-columns-repeated="11"/>
          <table:table-cell table:style-name="ce167" office:value-type="string">
            <text:p>MEPBM Customer Account Number: </text:p>
          </table:table-cell>
          <table:table-cell table:style-name="ce403" table:number-columns-spanned="8" table:number-rows-spanned="1"/>
          <table:covered-table-cell table:number-columns-repeated="7" table:style-name="ce403"/>
          <table:table-cell table:style-name="ce29"/>
          <table:table-cell table:style-name="ce479"/>
          <table:table-cell table:style-name="ce482" office:value-type="string">
            <text:p>Better morale with no food</text:p>
          </table:table-cell>
          <table:table-cell table:style-name="ce482" office:value-type="float" office:value="1000">
            <text:p>1000</text:p>
          </table:table-cell>
          <table:table-cell/>
          <table:table-cell table:style-name="ce492" office:value-type="string">
            <text:p>Good</text:p>
          </table:table-cell>
          <table:table-cell table:style-name="ce488" office:value-type="string">
            <text:p>Dwarves</text:p>
          </table:table-cell>
          <table:table-cell/>
          <table:table-cell table:style-name="ce488" office:value-type="string">
            <text:p>Yes</text:p>
          </table:table-cell>
          <table:table-cell table:number-columns-repeated="2"/>
          <table:table-cell table:style-name="ce488" office:value-type="float" office:value="1">
            <text:p>1</text:p>
          </table:table-cell>
          <table:table-cell table:number-columns-repeated="970"/>
        </table:table-row>
        <table:table-row table:style-name="ro9">
          <table:table-cell table:style-name="ce29"/>
          <table:table-cell table:style-name="ce38" table:number-columns-repeated="20"/>
          <table:table-cell table:style-name="ce319"/>
          <table:table-cell table:style-name="ce38" table:number-columns-repeated="20"/>
          <table:table-cell table:style-name="ce29"/>
          <table:table-cell table:style-name="ce479"/>
          <table:table-cell table:style-name="ce482" office:value-type="string">
            <text:p>Buy/sell gets +20% bonus</text:p>
          </table:table-cell>
          <table:table-cell table:style-name="ce482" office:value-type="float" office:value="8000">
            <text:p>8000</text:p>
          </table:table-cell>
          <table:table-cell/>
          <table:table-cell table:style-name="ce492" office:value-type="string">
            <text:p>Neutral</text:p>
          </table:table-cell>
          <table:table-cell table:style-name="ce488" office:value-type="string">
            <text:p>Elves</text:p>
          </table:table-cell>
          <table:table-cell/>
          <table:table-cell table:style-name="ce488" office:value-type="string">
            <text:p>No</text:p>
          </table:table-cell>
          <table:table-cell table:number-columns-repeated="2"/>
          <table:table-cell table:style-name="ce488" office:value-type="float" office:value="2">
            <text:p>2</text:p>
          </table:table-cell>
          <table:table-cell table:number-columns-repeated="970"/>
        </table:table-row>
        <table:table-row table:style-name="ro8">
          <table:table-cell table:style-name="ce29"/>
          <table:table-cell table:style-name="ce37" office:value-type="string">
            <text:p>Your Startup Preferences</text:p>
          </table:table-cell>
          <table:table-cell table:style-name="ce31" table:number-columns-repeated="19"/>
          <table:table-cell table:style-name="ce318"/>
          <table:table-cell table:style-name="ce31" table:number-columns-repeated="20"/>
          <table:table-cell table:style-name="ce29"/>
          <table:table-cell table:style-name="ce479"/>
          <table:table-cell table:style-name="ce482" office:value-type="string">
            <text:p>New emissaries at 40</text:p>
          </table:table-cell>
          <table:table-cell table:style-name="ce482" office:value-type="float" office:value="7000">
            <text:p>7000</text:p>
          </table:table-cell>
          <table:table-cell/>
          <table:table-cell table:style-name="ce492" office:value-type="string">
            <text:p>Evil</text:p>
          </table:table-cell>
          <table:table-cell table:style-name="ce488" office:value-type="string">
            <text:p>Men</text:p>
          </table:table-cell>
          <table:table-cell table:number-columns-repeated="4"/>
          <table:table-cell table:style-name="ce488" office:value-type="float" office:value="3">
            <text:p>3</text:p>
          </table:table-cell>
          <table:table-cell table:number-columns-repeated="970"/>
        </table:table-row>
        <table:table-row table:style-name="ro2">
          <table:table-cell table:style-name="ce30"/>
          <table:table-cell table:style-name="ce39"/>
          <table:table-cell table:style-name="ce38" office:value-type="string">
            <text:p>(Note: You MUST either select 3 regions, or select "Any (1,2,3)".)</text:p>
          </table:table-cell>
          <table:table-cell table:style-name="ce35" table:number-columns-repeated="20"/>
          <table:table-cell table:style-name="ce35">
            <draw:custom-shape table:end-cell-address="'Nation Worksheet'.AP17" table:end-x="0.0551in" table:end-y="0.1976in" draw:z-index="8" draw:name="Text 55" draw:style-name="gr2" draw:text-style-name="P2" svg:width="3.2406in" svg:height="1.4201in" svg:x="0.1646in" svg:y="0.0209in">
              <text:p text:style-name="P1"><text:span text:style-name="T7">Complete your </text:span><text:span text:style-name="T6">Customer Details</text:span><text:span text:style-name="T7"> and </text:span><text:span text:style-name="T6">Startup Preferences</text:span><text:span text:style-name="T7"> first. This includes; Regional Preference, Allegiance Preference, and Alliance Info, (players you are joining with). Send that info in using the "Startup" sheet.</text:span></text:p>
              <text:p text:style-name="P1"><text:span text:style-name="T8"/></text:p>
              <text:p text:style-name="P1"><text:span text:style-name="T7">AFTER you have notified by Middle-earth Games of your allegiance and starting region, send in your </text:span><text:span text:style-name="T6">Nation Details</text:span><text:span text:style-name="T7"> using the "Nation Setup" sheet.</text:span></text:p>
              <draw:enhanced-geometry svg:viewBox="0 0 21600 21600" draw:type="mso-spt202" draw:enhanced-path="M 0 0 L 21600 0 21600 21600 0 21600 0 0 Z N"/>
            </draw:custom-shape>
          </table:table-cell>
          <table:table-cell table:style-name="ce35" table:number-columns-repeated="18"/>
          <table:table-cell table:style-name="ce30"/>
          <table:table-cell table:style-name="ce479"/>
          <table:table-cell table:style-name="ce482" office:value-type="string">
            <text:p>New mages at 40</text:p>
          </table:table-cell>
          <table:table-cell table:style-name="ce482" office:value-type="float" office:value="3000">
            <text:p>3000</text:p>
          </table:table-cell>
          <table:table-cell table:style-name="ce481" table:number-columns-repeated="2"/>
          <table:table-cell table:style-name="ce495" office:value-type="string">
            <text:p>Non-human</text:p>
          </table:table-cell>
          <table:table-cell table:style-name="ce481" table:number-columns-repeated="4"/>
          <table:table-cell table:style-name="ce488" office:value-type="float" office:value="4">
            <text:p>4</text:p>
          </table:table-cell>
          <table:table-cell table:style-name="ce481" table:number-columns-repeated="970"/>
        </table:table-row>
        <table:table-row table:style-name="ro2">
          <table:table-cell table:style-name="ce30"/>
          <table:table-cell table:style-name="ce40" table:number-columns-repeated="2"/>
          <table:table-cell table:style-name="ce43" office:value-type="string">
            <text:p>Regional Preference</text:p>
          </table:table-cell>
          <table:table-cell table:style-name="ce40" table:number-columns-repeated="11"/>
          <table:table-cell table:style-name="ce43" office:value-type="string">
            <text:p>Allegiance Preference</text:p>
          </table:table-cell>
          <table:table-cell table:style-name="ce40" table:number-columns-repeated="26"/>
          <table:table-cell table:style-name="ce30"/>
          <table:table-cell table:style-name="ce479"/>
          <table:table-cell table:style-name="ce482" office:value-type="string">
            <text:p>New agents at 40</text:p>
          </table:table-cell>
          <table:table-cell table:style-name="ce482" office:value-type="float" office:value="8000">
            <text:p>8000</text:p>
          </table:table-cell>
          <table:table-cell table:style-name="ce481"/>
          <table:table-cell table:style-name="ce493" office:value-type="string">
            <text:p>ANY (Region)</text:p>
          </table:table-cell>
          <table:table-cell table:style-name="ce493"/>
          <table:table-cell table:style-name="ce481" table:number-columns-repeated="2"/>
          <table:table-cell table:style-name="ce493" office:value-type="string">
            <text:p>ANY</text:p>
          </table:table-cell>
          <table:table-cell table:style-name="ce481"/>
          <table:table-cell table:style-name="ce488" office:value-type="float" office:value="5">
            <text:p>5</text:p>
          </table:table-cell>
          <table:table-cell table:style-name="ce481" table:number-columns-repeated="970"/>
        </table:table-row>
        <table:table-row table:style-name="ro2">
          <table:table-cell table:style-name="ce30"/>
          <table:table-cell table:style-name="ce40"/>
          <table:table-cell table:style-name="ce76" office:value-type="string" table:number-columns-spanned="4" table:number-rows-spanned="1">
            <text:p>Priority</text:p>
          </table:table-cell>
          <table:covered-table-cell table:number-columns-repeated="2" table:style-name="ce108"/>
          <table:covered-table-cell table:style-name="ce129"/>
          <table:table-cell table:style-name="ce139" office:value-type="string" table:number-columns-spanned="8" table:number-rows-spanned="1">
            <text:p>Region Name</text:p>
          </table:table-cell>
          <table:covered-table-cell table:number-columns-repeated="6" table:style-name="ce108"/>
          <table:covered-table-cell table:style-name="ce217"/>
          <table:table-cell table:style-name="ce39"/>
          <table:table-cell table:style-name="ce247" office:value-type="string">
            <text:p>#</text:p>
          </table:table-cell>
          <table:table-cell table:style-name="ce217" office:value-type="string" table:number-columns-spanned="7" table:number-rows-spanned="1">
            <text:p>Allegiance</text:p>
          </table:table-cell>
          <table:covered-table-cell table:number-columns-repeated="5" table:style-name="ce108"/>
          <table:covered-table-cell table:style-name="ce217"/>
          <table:table-cell table:style-name="ce40" table:number-columns-repeated="19"/>
          <table:table-cell table:style-name="ce30"/>
          <table:table-cell table:style-name="ce479"/>
          <table:table-cell table:style-name="ce482" office:value-type="string">
            <text:p>New commanders at 40</text:p>
          </table:table-cell>
          <table:table-cell table:style-name="ce482" office:value-type="float" office:value="3000">
            <text:p>3000</text:p>
          </table:table-cell>
          <table:table-cell table:style-name="ce481"/>
          <table:table-cell table:style-name="ce493" office:value-type="string">
            <text:p>Arnor (NK)</text:p>
          </table:table-cell>
          <table:table-cell table:style-name="ce496" office:value-type="float" office:value="0">
            <text:p>0</text:p>
          </table:table-cell>
          <table:table-cell table:style-name="ce493" office:value-type="string">
            <text:p>(N/A)</text:p>
          </table:table-cell>
          <table:table-cell table:style-name="ce481"/>
          <table:table-cell table:style-name="ce493" office:value-type="string">
            <text:p>Free Peoples</text:p>
          </table:table-cell>
          <table:table-cell table:style-name="ce481"/>
          <table:table-cell table:style-name="ce488" office:value-type="float" office:value="6">
            <text:p>6</text:p>
          </table:table-cell>
          <table:table-cell table:style-name="ce481" table:number-columns-repeated="970"/>
        </table:table-row>
        <table:table-row table:style-name="ro2">
          <table:table-cell table:style-name="ce30"/>
          <table:table-cell table:style-name="ce40"/>
          <table:table-cell table:style-name="ce77" office:value-type="string" table:number-columns-spanned="4" table:number-rows-spanned="1">
            <text:p>1st</text:p>
          </table:table-cell>
          <table:covered-table-cell table:number-columns-repeated="2" table:style-name="ce109"/>
          <table:covered-table-cell table:style-name="ce130"/>
          <table:table-cell table:style-name="ce140" table:content-validation-name="val4" table:number-columns-spanned="8" table:number-rows-spanned="1"/>
          <table:covered-table-cell table:number-columns-repeated="6" table:style-name="ce155" table:content-validation-name="val4"/>
          <table:covered-table-cell table:style-name="ce218" table:content-validation-name="val4"/>
          <table:table-cell table:style-name="ce39"/>
          <table:table-cell table:style-name="ce77" office:value-type="float" office:value="1">
            <text:p>1</text:p>
          </table:table-cell>
          <table:table-cell table:style-name="ce264" table:content-validation-name="val14" table:number-columns-spanned="7" table:number-rows-spanned="1"/>
          <table:covered-table-cell table:number-columns-repeated="5" table:style-name="ce276" table:content-validation-name="val14"/>
          <table:covered-table-cell table:style-name="ce264" table:content-validation-name="val14"/>
          <table:table-cell table:style-name="ce40" table:number-columns-repeated="19"/>
          <table:table-cell table:style-name="ce30"/>
          <table:table-cell table:style-name="ce479"/>
          <table:table-cell table:style-name="ce482" office:value-type="string">
            <text:p>New troops at 20 training</text:p>
          </table:table-cell>
          <table:table-cell table:style-name="ce482" office:value-type="float" office:value="1000">
            <text:p>1000</text:p>
          </table:table-cell>
          <table:table-cell table:style-name="ce481"/>
          <table:table-cell table:style-name="ce493" office:value-type="string">
            <text:p>Gondor (SK)</text:p>
          </table:table-cell>
          <table:table-cell table:style-name="ce496" office:value-type="float" office:value="0">
            <text:p>0</text:p>
          </table:table-cell>
          <table:table-cell table:style-name="ce493" office:value-type="string">
            <text:p>(N/A)</text:p>
          </table:table-cell>
          <table:table-cell table:style-name="ce481"/>
          <table:table-cell table:style-name="ce493" office:value-type="string">
            <text:p>Dark Servants</text:p>
          </table:table-cell>
          <table:table-cell table:style-name="ce481"/>
          <table:table-cell table:style-name="ce488" office:value-type="float" office:value="7">
            <text:p>7</text:p>
          </table:table-cell>
          <table:table-cell table:style-name="ce481" table:number-columns-repeated="970"/>
        </table:table-row>
        <table:table-row table:style-name="ro2">
          <table:table-cell table:style-name="ce30"/>
          <table:table-cell table:style-name="ce41"/>
          <table:table-cell table:style-name="ce78" office:value-type="string" table:number-columns-spanned="4" table:number-rows-spanned="1">
            <text:p>2nd</text:p>
          </table:table-cell>
          <table:covered-table-cell table:number-columns-repeated="2" table:style-name="ce110"/>
          <table:covered-table-cell table:style-name="ce131"/>
          <table:table-cell table:style-name="ce141" table:content-validation-name="val5" table:number-columns-spanned="8" table:number-rows-spanned="1"/>
          <table:covered-table-cell table:number-columns-repeated="6" table:style-name="ce156" table:content-validation-name="val5"/>
          <table:covered-table-cell table:style-name="ce219" table:content-validation-name="val5"/>
          <table:table-cell table:style-name="ce39"/>
          <table:table-cell table:style-name="ce78" office:value-type="float" office:value="2">
            <text:p>2</text:p>
          </table:table-cell>
          <table:table-cell table:style-name="ce265" table:content-validation-name="val15" table:number-columns-spanned="7" table:number-rows-spanned="1"/>
          <table:covered-table-cell table:number-columns-repeated="5" table:style-name="ce277" table:content-validation-name="val15"/>
          <table:covered-table-cell table:style-name="ce328" table:content-validation-name="val15"/>
          <table:table-cell table:style-name="ce40" table:number-columns-repeated="19"/>
          <table:table-cell table:style-name="ce30"/>
          <table:table-cell table:style-name="ce479"/>
          <table:table-cell table:style-name="ce482" office:value-type="string">
            <text:p>New troops at 25 trng (Elves)</text:p>
          </table:table-cell>
          <table:table-cell table:style-name="ce482" office:value-type="float" office:value="1000">
            <text:p>1000</text:p>
          </table:table-cell>
          <table:table-cell table:style-name="ce481"/>
          <table:table-cell table:style-name="ce493" office:value-type="string">
            <text:p>Angmar</text:p>
          </table:table-cell>
          <table:table-cell table:style-name="ce496" office:value-type="float" office:value="1500">
            <text:p>1500</text:p>
          </table:table-cell>
          <table:table-cell table:style-name="ce493" office:value-type="string">
            <text:p>Mjr Town:</text:p>
          </table:table-cell>
          <table:table-cell table:style-name="ce481"/>
          <table:table-cell table:style-name="ce493" office:value-type="string">
            <text:p>Neutral</text:p>
          </table:table-cell>
          <table:table-cell table:style-name="ce481"/>
          <table:table-cell table:style-name="ce488" office:value-type="float" office:value="8">
            <text:p>8</text:p>
          </table:table-cell>
          <table:table-cell table:style-name="ce481" table:number-columns-repeated="970"/>
        </table:table-row>
        <table:table-row table:style-name="ro2">
          <table:table-cell table:style-name="ce30"/>
          <table:table-cell table:style-name="ce35"/>
          <table:table-cell table:style-name="ce78" office:value-type="string" table:number-columns-spanned="4" table:number-rows-spanned="1">
            <text:p>3rd</text:p>
          </table:table-cell>
          <table:covered-table-cell table:number-columns-repeated="2" table:style-name="ce110"/>
          <table:covered-table-cell table:style-name="ce131"/>
          <table:table-cell table:style-name="ce141" table:content-validation-name="val5" table:number-columns-spanned="8" table:number-rows-spanned="1"/>
          <table:covered-table-cell table:number-columns-repeated="6" table:style-name="ce156" table:content-validation-name="val5"/>
          <table:covered-table-cell table:style-name="ce219" table:content-validation-name="val5"/>
          <table:table-cell table:style-name="ce39"/>
          <table:table-cell table:style-name="ce248" office:value-type="float" office:value="3">
            <text:p>3</text:p>
          </table:table-cell>
          <table:table-cell table:style-name="ce266" table:content-validation-name="val15" table:number-columns-spanned="7" table:number-rows-spanned="1"/>
          <table:covered-table-cell table:number-columns-repeated="5" table:style-name="ce278" table:content-validation-name="val15"/>
          <table:covered-table-cell table:style-name="ce329" table:content-validation-name="val15"/>
          <table:table-cell table:style-name="ce40" table:number-columns-repeated="18"/>
          <table:table-cell table:style-name="ce35"/>
          <table:table-cell table:style-name="ce30"/>
          <table:table-cell table:style-name="ce479"/>
          <table:table-cell table:style-name="ce482" office:value-type="string">
            <text:p>New HI at 30 training (Dwarves)</text:p>
          </table:table-cell>
          <table:table-cell table:style-name="ce482" office:value-type="float" office:value="1000">
            <text:p>1000</text:p>
          </table:table-cell>
          <table:table-cell table:style-name="ce481"/>
          <table:table-cell table:style-name="ce493" office:value-type="string">
            <text:p>Dunland</text:p>
          </table:table-cell>
          <table:table-cell table:style-name="ce496" office:value-type="float" office:value="500">
            <text:p>500</text:p>
          </table:table-cell>
          <table:table-cell table:style-name="ce493" office:value-type="string">
            <text:p>Village:</text:p>
          </table:table-cell>
          <table:table-cell table:style-name="ce481"/>
          <table:table-cell table:style-name="ce493" office:value-type="string">
            <text:p>Neutral Team</text:p>
          </table:table-cell>
          <table:table-cell table:style-name="ce481"/>
          <table:table-cell table:style-name="ce488" office:value-type="float" office:value="9">
            <text:p>9</text:p>
          </table:table-cell>
          <table:table-cell table:style-name="ce481" table:number-columns-repeated="970"/>
        </table:table-row>
        <table:table-row table:style-name="ro10">
          <table:table-cell table:style-name="ce30"/>
          <table:table-cell table:style-name="ce40"/>
          <table:table-cell table:style-name="ce79" office:value-type="string" table:number-columns-spanned="4" table:number-rows-spanned="1">
            <text:p>4th<text:span text:style-name="T4"> (Opt)</text:span></text:p>
          </table:table-cell>
          <table:covered-table-cell table:number-columns-repeated="2" table:style-name="ce111"/>
          <table:covered-table-cell table:style-name="ce132"/>
          <table:table-cell table:style-name="ce142" table:content-validation-name="val5" table:number-columns-spanned="8" table:number-rows-spanned="1"/>
          <table:covered-table-cell table:number-columns-repeated="6" table:style-name="ce157" table:content-validation-name="val5"/>
          <table:covered-table-cell table:style-name="ce220" table:content-validation-name="val5"/>
          <table:table-cell table:style-name="ce40" table:number-columns-repeated="28"/>
          <table:table-cell table:style-name="ce30"/>
          <table:table-cell table:style-name="ce479"/>
          <table:table-cell table:style-name="ce482" office:value-type="string">
            <text:p>New MA at 25 training</text:p>
          </table:table-cell>
          <table:table-cell table:style-name="ce482" office:value-type="float" office:value="100">
            <text:p>100</text:p>
          </table:table-cell>
          <table:table-cell table:style-name="ce481"/>
          <table:table-cell table:style-name="ce493" office:value-type="string">
            <text:p>East Mordor</text:p>
          </table:table-cell>
          <table:table-cell table:style-name="ce496" office:value-type="float" office:value="0">
            <text:p>0</text:p>
          </table:table-cell>
          <table:table-cell table:style-name="ce493" office:value-type="string">
            <text:p>(N/A)</text:p>
          </table:table-cell>
          <table:table-cell table:style-name="ce481"/>
          <table:table-cell table:style-name="ce493" office:value-type="string">
            <text:p>Kingdom</text:p>
          </table:table-cell>
          <table:table-cell table:style-name="ce481"/>
          <table:table-cell table:style-name="ce488" office:value-type="float" office:value="10">
            <text:p>10</text:p>
          </table:table-cell>
          <table:table-cell table:style-name="ce481" table:number-columns-repeated="970"/>
        </table:table-row>
        <table:table-row table:style-name="ro11">
          <table:table-cell table:style-name="ce30"/>
          <table:table-cell table:style-name="ce39"/>
          <table:table-cell table:style-name="ce43" office:value-type="string">
            <text:p>Game Number<text:span text:style-name="T22"> (if known)</text:span><text:span text:style-name="T5">:</text:span></text:p>
          </table:table-cell>
          <table:table-cell table:style-name="ce35" table:number-columns-repeated="8"/>
          <table:table-cell table:style-name="ce39"/>
          <table:table-cell table:style-name="ce208" table:number-columns-spanned="3" table:number-rows-spanned="1"/>
          <table:covered-table-cell table:number-columns-repeated="2" table:style-name="ce208"/>
          <table:table-cell table:style-name="ce35" table:number-columns-repeated="27"/>
          <table:table-cell table:style-name="ce30"/>
          <table:table-cell table:style-name="ce479"/>
          <table:table-cell table:style-name="ce482" office:value-type="string">
            <text:p>Ships at 1/2 timber</text:p>
          </table:table-cell>
          <table:table-cell table:style-name="ce482" office:value-type="float" office:value="1000">
            <text:p>1000</text:p>
          </table:table-cell>
          <table:table-cell table:style-name="ce481"/>
          <table:table-cell table:style-name="ce493" office:value-type="string">
            <text:p>Enedwaith</text:p>
          </table:table-cell>
          <table:table-cell table:style-name="ce496" office:value-type="float" office:value="0">
            <text:p>0</text:p>
          </table:table-cell>
          <table:table-cell table:style-name="ce493" office:value-type="string">
            <text:p>Camp:</text:p>
          </table:table-cell>
          <table:table-cell table:style-name="ce481" table:number-columns-repeated="3"/>
          <table:table-cell table:style-name="ce488" office:value-type="float" office:value="11">
            <text:p>11</text:p>
          </table:table-cell>
          <table:table-cell table:style-name="ce481" table:number-columns-repeated="970"/>
        </table:table-row>
        <table:table-row table:style-name="ro12">
          <table:table-cell table:style-name="ce30"/>
          <table:table-cell table:style-name="ce39"/>
          <table:table-cell table:style-name="ce43" office:value-type="string">
            <text:p>Alliance Info: <text:span text:style-name="T3">If you are joining with friends, list their names below:</text:span></text:p>
          </table:table-cell>
          <table:table-cell table:style-name="ce35" table:number-columns-repeated="17"/>
          <table:table-cell table:style-name="ce304"/>
          <table:table-cell table:style-name="ce39" table:number-columns-repeated="12"/>
          <table:table-cell table:style-name="ce42" table:number-columns-repeated="9"/>
          <table:table-cell table:style-name="ce30"/>
          <table:table-cell table:style-name="ce479"/>
          <table:table-cell table:style-name="ce482" office:value-type="string">
            <text:p>Ships at 1/3 timber (Elves)</text:p>
          </table:table-cell>
          <table:table-cell table:style-name="ce482" office:value-type="float" office:value="2000">
            <text:p>2000</text:p>
          </table:table-cell>
          <table:table-cell table:style-name="ce481"/>
          <table:table-cell table:style-name="ce493" office:value-type="string">
            <text:p>Eriador</text:p>
          </table:table-cell>
          <table:table-cell table:style-name="ce496" office:value-type="float" office:value="1000">
            <text:p>1000</text:p>
          </table:table-cell>
          <table:table-cell table:style-name="ce493" office:value-type="string">
            <text:p>Town:</text:p>
          </table:table-cell>
          <table:table-cell table:style-name="ce481" table:number-columns-repeated="3"/>
          <table:table-cell table:style-name="ce488" office:value-type="float" office:value="12">
            <text:p>12</text:p>
          </table:table-cell>
          <table:table-cell table:style-name="ce481" table:number-columns-repeated="970"/>
        </table:table-row>
        <table:table-row table:style-name="ro2">
          <table:table-cell table:style-name="ce30"/>
          <table:table-cell table:style-name="ce42"/>
          <table:table-cell table:style-name="ce80" table:number-columns-spanned="39" table:number-rows-spanned="1"/>
          <table:covered-table-cell table:number-columns-repeated="37" table:style-name="ce112"/>
          <table:covered-table-cell table:style-name="ce457"/>
          <table:table-cell table:style-name="ce304"/>
          <table:table-cell table:style-name="ce30"/>
          <table:table-cell table:style-name="ce479"/>
          <table:table-cell table:style-name="ce482" office:value-type="string">
            <text:p>Fortifications at 1/2 timber</text:p>
          </table:table-cell>
          <table:table-cell table:style-name="ce482" office:value-type="float" office:value="3000">
            <text:p>3000</text:p>
          </table:table-cell>
          <table:table-cell table:style-name="ce481"/>
          <table:table-cell table:style-name="ce493" office:value-type="string">
            <text:p>Far Harad</text:p>
          </table:table-cell>
          <table:table-cell table:style-name="ce496" office:value-type="float" office:value="0">
            <text:p>0</text:p>
          </table:table-cell>
          <table:table-cell table:style-name="ce493" office:value-type="string">
            <text:p>(N/A)</text:p>
          </table:table-cell>
          <table:table-cell table:style-name="ce481" table:number-columns-repeated="3"/>
          <table:table-cell table:style-name="ce488" office:value-type="float" office:value="13">
            <text:p>13</text:p>
          </table:table-cell>
          <table:table-cell table:style-name="ce481" table:number-columns-repeated="970"/>
        </table:table-row>
        <table:table-row table:style-name="ro13">
          <table:table-cell table:style-name="ce29"/>
          <table:table-cell table:style-name="ce35"/>
          <table:table-cell table:style-name="ce81"/>
          <table:table-cell table:style-name="ce42" table:number-columns-repeated="38"/>
          <table:table-cell table:style-name="ce35"/>
          <table:table-cell table:style-name="ce29"/>
          <table:table-cell table:style-name="ce479"/>
          <table:table-cell table:style-name="ce482" office:value-type="string">
            <text:p>New armies at 40 morale</text:p>
          </table:table-cell>
          <table:table-cell table:style-name="ce482" office:value-type="float" office:value="2000">
            <text:p>2000</text:p>
          </table:table-cell>
          <table:table-cell/>
          <table:table-cell table:style-name="ce493" office:value-type="string">
            <text:p>Forlindon</text:p>
          </table:table-cell>
          <table:table-cell table:style-name="ce496" office:value-type="float" office:value="1000">
            <text:p>1000</text:p>
          </table:table-cell>
          <table:table-cell table:style-name="ce493" office:value-type="string">
            <text:p>Town:</text:p>
          </table:table-cell>
          <table:table-cell table:number-columns-repeated="3"/>
          <table:table-cell table:style-name="ce488" office:value-type="float" office:value="14">
            <text:p>14</text:p>
          </table:table-cell>
          <table:table-cell table:number-columns-repeated="970"/>
        </table:table-row>
        <table:table-row table:style-name="ro8">
          <table:table-cell table:style-name="ce29"/>
          <table:table-cell table:style-name="ce37" office:value-type="string">
            <text:p>Your Nation Details</text:p>
          </table:table-cell>
          <table:table-cell table:style-name="ce31" table:number-columns-repeated="19"/>
          <table:table-cell table:style-name="ce318"/>
          <table:table-cell table:style-name="ce31" table:number-columns-repeated="20"/>
          <table:table-cell table:style-name="ce29"/>
          <table:table-cell table:style-name="ce479"/>
          <table:table-cell table:style-name="ce482" office:value-type="string">
            <text:p>New armies at no cost</text:p>
          </table:table-cell>
          <table:table-cell table:style-name="ce482" office:value-type="float" office:value="8000">
            <text:p>8000</text:p>
          </table:table-cell>
          <table:table-cell/>
          <table:table-cell table:style-name="ce493" office:value-type="string">
            <text:p>Harlindon</text:p>
          </table:table-cell>
          <table:table-cell table:style-name="ce496" office:value-type="float" office:value="500">
            <text:p>500</text:p>
          </table:table-cell>
          <table:table-cell table:style-name="ce493" office:value-type="string">
            <text:p>Village:</text:p>
          </table:table-cell>
          <table:table-cell table:number-columns-repeated="3"/>
          <table:table-cell table:style-name="ce488" office:value-type="float" office:value="15">
            <text:p>15</text:p>
          </table:table-cell>
          <table:table-cell table:number-columns-repeated="970"/>
        </table:table-row>
        <table:table-row table:style-name="ro14">
          <table:table-cell table:style-name="ce31"/>
          <table:table-cell table:style-name="ce43" office:value-type="string">
            <text:p>Nation/Realm Name:</text:p>
          </table:table-cell>
          <table:table-cell table:style-name="ce35" table:number-columns-repeated="8"/>
          <table:table-cell table:style-name="ce184" office:value-type="string">
            <text:p>The</text:p>
          </table:table-cell>
          <table:table-cell table:style-name="ce192" table:number-columns-spanned="10" table:number-rows-spanned="1"/>
          <table:covered-table-cell table:number-columns-repeated="9" table:style-name="ce209"/>
          <table:table-cell table:style-name="ce38" office:value-type="string">
            <text:p>(5-17 characters)</text:p>
          </table:table-cell>
          <table:table-cell table:style-name="ce35" table:number-columns-repeated="8"/>
          <table:table-cell table:style-name="ce379" office:value-type="string">
            <text:p>Allegiance:</text:p>
          </table:table-cell>
          <table:table-cell table:style-name="ce382" table:content-validation-name="val32" office:value-type="string" table:number-columns-spanned="5" table:number-rows-spanned="1">
            <text:p>Good</text:p>
          </table:table-cell>
          <table:covered-table-cell table:number-columns-repeated="4" table:style-name="ce386" table:content-validation-name="val32"/>
          <table:table-cell table:style-name="ce38" office:value-type="string">
            <text:p>(Good, Neutral, Evil)</text:p>
          </table:table-cell>
          <table:table-cell table:style-name="ce35" table:number-columns-repeated="5"/>
          <table:table-cell table:style-name="ce29"/>
          <table:table-cell table:style-name="ce479"/>
          <table:table-cell table:style-name="ce482" office:value-type="string">
            <text:p>Uncover secrets at 40</text:p>
          </table:table-cell>
          <table:table-cell table:style-name="ce482" office:value-type="float" office:value="100">
            <text:p>100</text:p>
          </table:table-cell>
          <table:table-cell/>
          <table:table-cell table:style-name="ce493" office:value-type="string">
            <text:p>Harondor</text:p>
          </table:table-cell>
          <table:table-cell table:style-name="ce496" office:value-type="float" office:value="0">
            <text:p>0</text:p>
          </table:table-cell>
          <table:table-cell table:style-name="ce493" office:value-type="string">
            <text:p>(N/A)</text:p>
          </table:table-cell>
          <table:table-cell table:number-columns-repeated="3"/>
          <table:table-cell table:style-name="ce488" office:value-type="float" office:value="16">
            <text:p>16</text:p>
          </table:table-cell>
          <table:table-cell table:number-columns-repeated="970"/>
        </table:table-row>
        <table:table-row table:style-name="ro14">
          <table:table-cell table:style-name="ce29"/>
          <table:table-cell table:style-name="ce35" office:value-type="string">
            <text:p>If <text:span text:style-name="T5">Good:</text:span></text:p>
          </table:table-cell>
          <table:table-cell table:style-name="ce35" table:number-columns-repeated="3"/>
          <table:table-cell table:style-name="ce133" table:content-validation-name="val3" office:value-type="string" table:number-columns-spanned="7" table:number-rows-spanned="1">
            <text:p>Dwarves</text:p>
          </table:table-cell>
          <table:covered-table-cell table:number-columns-repeated="6" table:style-name="ce143" table:content-validation-name="val3"/>
          <table:table-cell table:style-name="ce38" office:value-type="string">
            <text:p>(Dwarves, Elves, Men)</text:p>
          </table:table-cell>
          <table:table-cell table:style-name="ce35" table:number-columns-repeated="6"/>
          <table:table-cell table:style-name="ce35" office:value-type="string">
            <text:p>If <text:span text:style-name="T5">Evil:</text:span></text:p>
          </table:table-cell>
          <table:table-cell table:style-name="ce35" table:number-columns-repeated="2"/>
          <table:table-cell table:style-name="ce330" table:content-validation-name="val23" table:number-columns-spanned="7" table:number-rows-spanned="1"/>
          <table:covered-table-cell table:number-columns-repeated="6" table:style-name="ce335" table:content-validation-name="val23"/>
          <table:table-cell table:style-name="ce38" office:value-type="string">
            <text:p>(Non-human, Men)</text:p>
          </table:table-cell>
          <table:table-cell table:style-name="ce35" table:number-columns-repeated="12"/>
          <table:table-cell table:style-name="ce29"/>
          <table:table-cell table:style-name="ce479"/>
          <table:table-cell table:style-name="ce482" office:value-type="string">
            <text:p>Can learn "weakness"</text:p>
          </table:table-cell>
          <table:table-cell table:style-name="ce482" office:value-type="float" office:value="4000">
            <text:p>4000</text:p>
          </table:table-cell>
          <table:table-cell/>
          <table:table-cell table:style-name="ce493" office:value-type="string">
            <text:p>Iron Hills</text:p>
          </table:table-cell>
          <table:table-cell table:style-name="ce496" office:value-type="float" office:value="1500">
            <text:p>1500</text:p>
          </table:table-cell>
          <table:table-cell table:style-name="ce493" office:value-type="string">
            <text:p>Mjr Town:</text:p>
          </table:table-cell>
          <table:table-cell table:number-columns-repeated="3"/>
          <table:table-cell table:style-name="ce488" office:value-type="float" office:value="17">
            <text:p>17</text:p>
          </table:table-cell>
          <table:table-cell table:number-columns-repeated="970"/>
        </table:table-row>
        <table:table-row table:style-name="ro2">
          <table:table-cell table:style-name="ce29"/>
          <table:table-cell table:style-name="ce35" table:number-columns-repeated="4"/>
          <table:table-cell table:style-name="ce134" table:number-columns-repeated="7"/>
          <table:table-cell table:style-name="ce38"/>
          <table:table-cell table:style-name="ce35" table:number-columns-repeated="9"/>
          <table:table-cell table:style-name="ce331" table:number-columns-repeated="7"/>
          <table:table-cell table:style-name="ce38"/>
          <table:table-cell table:style-name="ce35" table:number-columns-repeated="12"/>
          <table:table-cell table:style-name="ce29"/>
          <table:table-cell table:style-name="ce479"/>
          <table:table-cell table:style-name="ce482" office:value-type="string">
            <text:p>Can learn "conjure mounts"</text:p>
          </table:table-cell>
          <table:table-cell table:style-name="ce482" office:value-type="float" office:value="8000">
            <text:p>8000</text:p>
          </table:table-cell>
          <table:table-cell/>
          <table:table-cell table:style-name="ce493" office:value-type="string">
            <text:p>Khand</text:p>
          </table:table-cell>
          <table:table-cell table:style-name="ce496" office:value-type="float" office:value="0">
            <text:p>0</text:p>
          </table:table-cell>
          <table:table-cell table:style-name="ce493" office:value-type="string">
            <text:p>(N/A)</text:p>
          </table:table-cell>
          <table:table-cell table:number-columns-repeated="3"/>
          <table:table-cell table:style-name="ce488" office:value-type="float" office:value="18">
            <text:p>18</text:p>
          </table:table-cell>
          <table:table-cell table:number-columns-repeated="970"/>
        </table:table-row>
        <table:table-row table:style-name="ro14">
          <table:table-cell table:style-name="ce32"/>
          <table:table-cell table:style-name="ce40"/>
          <table:table-cell table:style-name="ce35" table:number-columns-repeated="32"/>
          <table:table-cell table:style-name="ce379" office:value-type="string">
            <text:p>(actual) REGION:</text:p>
          </table:table-cell>
          <table:table-cell table:style-name="ce413" table:content-validation-name="val33" office:value-type="string" table:number-columns-spanned="7" table:number-rows-spanned="1">
            <text:p>North Mordor</text:p>
          </table:table-cell>
          <table:covered-table-cell table:number-columns-repeated="6" table:style-name="ce423" table:content-validation-name="val33"/>
          <table:table-cell table:style-name="ce32"/>
          <table:table-cell table:style-name="ce479"/>
          <table:table-cell table:style-name="ce482" office:value-type="string">
            <text:p>Can learn "conjure food"</text:p>
          </table:table-cell>
          <table:table-cell table:style-name="ce482" office:value-type="float" office:value="2000">
            <text:p>2000</text:p>
          </table:table-cell>
          <table:table-cell table:style-name="ce480"/>
          <table:table-cell table:style-name="ce493" office:value-type="string">
            <text:p>Lorien</text:p>
          </table:table-cell>
          <table:table-cell table:style-name="ce496" office:value-type="float" office:value="500">
            <text:p>500</text:p>
          </table:table-cell>
          <table:table-cell table:style-name="ce493" office:value-type="string">
            <text:p>Village:</text:p>
          </table:table-cell>
          <table:table-cell table:style-name="ce480" table:number-columns-repeated="3"/>
          <table:table-cell table:style-name="ce488" office:value-type="float" office:value="19">
            <text:p>19</text:p>
          </table:table-cell>
          <table:table-cell table:style-name="ce480" table:number-columns-repeated="970"/>
        </table:table-row>
        <table:table-row table:style-name="ro14">
          <table:table-cell table:style-name="ce32"/>
          <table:table-cell table:style-name="ce43" office:value-type="string">
            <text:p>Special Nation Abilities<text:span text:style-name="T3"> (maximum (4) four, see </text:span><text:span text:style-name="T18">Special Nation Abilities List</text:span><text:span text:style-name="T3">)</text:span></text:p>
          </table:table-cell>
          <table:table-cell table:style-name="ce35" table:number-columns-repeated="27"/>
          <table:table-cell table:style-name="ce377" table:formula="of:=IF([.AT38]=0;&quot;&quot;;CONCATENATE(&quot;Regional Bonus Points: &quot;;[.AT38]))">
            <text:p/>
          </table:table-cell>
          <table:table-cell table:style-name="ce35" table:number-columns-repeated="12"/>
          <table:table-cell table:style-name="ce32"/>
          <table:table-cell table:style-name="ce479"/>
          <table:table-cell table:style-name="ce482" office:value-type="string">
            <text:p>Can learn "conjure hordes" (DS)</text:p>
          </table:table-cell>
          <table:table-cell table:style-name="ce482" office:value-type="float" office:value="3000">
            <text:p>3000</text:p>
          </table:table-cell>
          <table:table-cell table:style-name="ce480"/>
          <table:table-cell table:style-name="ce493" office:value-type="string">
            <text:p>Near Harad</text:p>
          </table:table-cell>
          <table:table-cell table:style-name="ce496" office:value-type="float" office:value="0">
            <text:p>0</text:p>
          </table:table-cell>
          <table:table-cell table:style-name="ce493" office:value-type="string">
            <text:p>(N/A)</text:p>
          </table:table-cell>
          <table:table-cell table:style-name="ce480" table:number-columns-repeated="3"/>
          <table:table-cell table:style-name="ce488" office:value-type="float" office:value="20">
            <text:p>20</text:p>
          </table:table-cell>
          <table:table-cell table:style-name="ce480" table:number-columns-repeated="970"/>
        </table:table-row>
        <table:table-row table:style-name="ro2">
          <table:table-cell table:style-name="ce29"/>
          <table:table-cell table:style-name="ce44"/>
          <table:table-cell table:style-name="ce45"/>
          <table:table-cell table:style-name="ce44"/>
          <table:table-cell table:style-name="ce46" table:number-columns-repeated="5"/>
          <table:table-cell table:style-name="ce35"/>
          <table:table-cell table:style-name="ce66" office:value-type="string" table:number-columns-spanned="4" table:number-rows-spanned="1">
            <text:p>NUMBER</text:p>
          </table:table-cell>
          <table:covered-table-cell table:number-columns-repeated="2" table:style-name="ce193"/>
          <table:covered-table-cell table:style-name="ce221"/>
          <table:table-cell table:style-name="ce236" table:number-columns-repeated="11"/>
          <table:table-cell table:style-name="ce108" office:value-type="string">
            <text:p>DESCRIPTION (SHORT) FOR CLARIFICATION</text:p>
          </table:table-cell>
          <table:table-cell table:style-name="ce236" table:number-columns-repeated="12"/>
          <table:table-cell table:style-name="ce434"/>
          <table:table-cell table:style-name="ce444"/>
          <table:table-cell table:style-name="ce108" office:value-type="string">
            <text:p>COST</text:p>
          </table:table-cell>
          <table:table-cell table:style-name="ce434"/>
          <table:table-cell table:style-name="ce29"/>
          <table:table-cell table:style-name="ce479"/>
          <table:table-cell table:style-name="ce482" office:value-type="string">
            <text:p>Can learn "fearful hearts" (DS)</text:p>
          </table:table-cell>
          <table:table-cell table:style-name="ce482" office:value-type="float" office:value="100">
            <text:p>100</text:p>
          </table:table-cell>
          <table:table-cell/>
          <table:table-cell table:style-name="ce493" office:value-type="string">
            <text:p>North Mirkwood</text:p>
          </table:table-cell>
          <table:table-cell table:style-name="ce496" office:value-type="float" office:value="1000">
            <text:p>1000</text:p>
          </table:table-cell>
          <table:table-cell table:style-name="ce493" office:value-type="string">
            <text:p>Town:</text:p>
          </table:table-cell>
          <table:table-cell table:number-columns-repeated="3"/>
          <table:table-cell table:style-name="ce488" office:value-type="float" office:value="21">
            <text:p>21</text:p>
          </table:table-cell>
          <table:table-cell table:number-columns-repeated="970"/>
        </table:table-row>
        <table:table-row table:style-name="ro2">
          <table:table-cell table:style-name="ce32"/>
          <table:table-cell table:style-name="ce44"/>
          <table:table-cell table:style-name="ce45"/>
          <table:table-cell table:style-name="ce44"/>
          <table:table-cell table:style-name="ce46" table:number-columns-repeated="5"/>
          <table:table-cell table:style-name="ce174" table:formula="of:=IF(AND([.$F$23]&lt;&gt;&quot;Dwarves&quot;;OR([.K28]=3;[.K28]=15));&quot;Dwarves ONLY!&quot;;IF(AND([.$F$23]&lt;&gt;&quot;Elves&quot;;OR([.K28]=14;[.K28]=18));&quot;Elves ONLY!&quot;;IF(AND([.$AF$22]&lt;&gt;&quot;Evil&quot;;OR([.K28]=26;[.K28]=27;[.K28]=28;[.K28]=29));&quot;Evil ONLY!&quot;;&quot;&quot;)))">
            <text:p/>
          </table:table-cell>
          <table:table-cell table:style-name="ce185" table:content-validation-name="val7" office:value-type="float" office:value="8" table:number-columns-spanned="4" table:number-rows-spanned="1">
            <text:p>8</text:p>
          </table:table-cell>
          <table:covered-table-cell table:number-columns-repeated="2" table:style-name="ce194" table:content-validation-name="val7"/>
          <table:covered-table-cell table:style-name="ce222" table:content-validation-name="val7"/>
          <table:table-cell table:style-name="ce237" table:formula="of:=IF([.J28]&lt;&gt;&quot;&quot;;&quot;&quot;;IF([.K28]&lt;1;&quot;&quot;;OFFSET([.$AS$1];[.K28]-1;0)))" office:value-type="string" office:string-value="Buy/sell gets +20% bonus" table:number-columns-spanned="25" table:number-rows-spanned="1">
            <text:p>Buy/sell gets +20% bonus</text:p>
          </table:table-cell>
          <table:covered-table-cell table:number-columns-repeated="23" table:style-name="ce249"/>
          <table:covered-table-cell table:style-name="ce435"/>
          <table:table-cell table:style-name="ce445" table:formula="of:=IF([.J28]&lt;&gt;&quot;&quot;;&quot;&quot;;IF([.K28]&lt;1;&quot;&quot;;OFFSET([.$AT$1];[.K28]-1;0)))" office:value-type="float" office:value="8000" table:number-columns-spanned="3" table:number-rows-spanned="1">
            <text:p>8,000</text:p>
          </table:table-cell>
          <table:covered-table-cell table:style-name="ce458"/>
          <table:covered-table-cell table:style-name="ce468"/>
          <table:table-cell table:style-name="ce32"/>
          <table:table-cell table:style-name="ce479"/>
          <table:table-cell table:style-name="ce482" office:value-type="string">
            <text:p>Can learn "fanaticism" (DS)</text:p>
          </table:table-cell>
          <table:table-cell table:style-name="ce482" office:value-type="float" office:value="100">
            <text:p>100</text:p>
          </table:table-cell>
          <table:table-cell table:style-name="ce480"/>
          <table:table-cell table:style-name="ce493" office:value-type="string">
            <text:p>North Mordor</text:p>
          </table:table-cell>
          <table:table-cell table:style-name="ce496" office:value-type="float" office:value="0">
            <text:p>0</text:p>
          </table:table-cell>
          <table:table-cell table:style-name="ce493" office:value-type="string">
            <text:p>(N/A)</text:p>
          </table:table-cell>
          <table:table-cell table:style-name="ce480" table:number-columns-repeated="3"/>
          <table:table-cell table:style-name="ce488" office:value-type="float" office:value="22">
            <text:p>22</text:p>
          </table:table-cell>
          <table:table-cell table:style-name="ce480" table:number-columns-repeated="970"/>
        </table:table-row>
        <table:table-row table:style-name="ro2">
          <table:table-cell table:style-name="ce29"/>
          <table:table-cell table:style-name="ce44"/>
          <table:table-cell table:style-name="ce45"/>
          <table:table-cell table:style-name="ce44"/>
          <table:table-cell table:style-name="ce46" table:number-columns-repeated="5"/>
          <table:table-cell table:style-name="ce174" table:formula="of:=IF(AND([.$F$23]&lt;&gt;&quot;Dwarves&quot;;OR([.K29]=3;[.K29]=15));&quot;Dwarves ONLY!&quot;;IF(AND([.$F$23]&lt;&gt;&quot;Elves&quot;;OR([.K29]=14;[.K29]=18));&quot;Elves ONLY!&quot;;IF(AND([.$AF$22]&lt;&gt;&quot;Evil&quot;;OR([.K29]=26;[.K29]=27;[.K29]=28;[.K29]=29));&quot;Evil ONLY!&quot;;&quot;&quot;)))">
            <text:p/>
          </table:table-cell>
          <table:table-cell table:style-name="ce186" table:content-validation-name="val7" office:value-type="float" office:value="10" table:number-columns-spanned="4" table:number-rows-spanned="1">
            <text:p>10</text:p>
          </table:table-cell>
          <table:covered-table-cell table:number-columns-repeated="2" table:style-name="ce195" table:content-validation-name="val7"/>
          <table:covered-table-cell table:style-name="ce223" table:content-validation-name="val7"/>
          <table:table-cell table:style-name="ce48" table:formula="of:=IF([.J29]&lt;&gt;&quot;&quot;;&quot;&quot;;IF([.K29]&lt;1;&quot;&quot;;OFFSET([.$AS$1];[.K29]-1;0)))" office:value-type="string" office:string-value="New mages at 40" table:number-columns-spanned="25" table:number-rows-spanned="1">
            <text:p>New mages at 40</text:p>
          </table:table-cell>
          <table:covered-table-cell table:number-columns-repeated="23" table:style-name="ce83"/>
          <table:covered-table-cell table:style-name="ce176"/>
          <table:table-cell table:style-name="ce446" table:formula="of:=IF([.J29]&lt;&gt;&quot;&quot;;&quot;&quot;;IF([.K29]&lt;1;&quot;&quot;;OFFSET([.$AT$1];[.K29]-1;0)))" office:value-type="float" office:value="3000" table:number-columns-spanned="3" table:number-rows-spanned="1">
            <text:p>3,000</text:p>
          </table:table-cell>
          <table:covered-table-cell table:style-name="ce459"/>
          <table:covered-table-cell table:style-name="ce469"/>
          <table:table-cell table:style-name="ce29"/>
          <table:table-cell table:style-name="ce479"/>
          <table:table-cell table:style-name="ce482" office:value-type="string">
            <text:p>Can learn "summon storms" (DS)</text:p>
          </table:table-cell>
          <table:table-cell table:style-name="ce482" office:value-type="float" office:value="2000">
            <text:p>2000</text:p>
          </table:table-cell>
          <table:table-cell/>
          <table:table-cell table:style-name="ce493" office:value-type="string">
            <text:p>Northern Wastes</text:p>
          </table:table-cell>
          <table:table-cell table:style-name="ce496" office:value-type="float" office:value="1500">
            <text:p>1500</text:p>
          </table:table-cell>
          <table:table-cell table:style-name="ce493" office:value-type="string">
            <text:p>Mjr Town:</text:p>
          </table:table-cell>
          <table:table-cell table:number-columns-repeated="3"/>
          <table:table-cell table:style-name="ce488" office:value-type="float" office:value="23">
            <text:p>23</text:p>
          </table:table-cell>
          <table:table-cell table:number-columns-repeated="970"/>
        </table:table-row>
        <table:table-row table:style-name="ro2">
          <table:table-cell table:style-name="ce29"/>
          <table:table-cell table:style-name="ce45" table:number-columns-repeated="3"/>
          <table:table-cell table:style-name="ce46" table:number-columns-repeated="5"/>
          <table:table-cell table:style-name="ce174" table:formula="of:=IF(AND([.$F$23]&lt;&gt;&quot;Dwarves&quot;;OR([.K30]=3;[.K30]=15));&quot;Dwarves ONLY!&quot;;IF(AND([.$F$23]&lt;&gt;&quot;Elves&quot;;OR([.K30]=14;[.K30]=18));&quot;Elves ONLY!&quot;;IF(AND([.$AF$22]&lt;&gt;&quot;Evil&quot;;OR([.K30]=26;[.K30]=27;[.K30]=28;[.K30]=29));&quot;Evil ONLY!&quot;;&quot;&quot;)))">
            <text:p/>
          </table:table-cell>
          <table:table-cell table:style-name="ce186" table:content-validation-name="val7" office:value-type="float" office:value="23" table:number-columns-spanned="4" table:number-rows-spanned="1">
            <text:p>23</text:p>
          </table:table-cell>
          <table:covered-table-cell table:number-columns-repeated="2" table:style-name="ce195" table:content-validation-name="val7"/>
          <table:covered-table-cell table:style-name="ce223" table:content-validation-name="val7"/>
          <table:table-cell table:style-name="ce48" table:formula="of:=IF([.J30]&lt;&gt;&quot;&quot;;&quot;&quot;;IF([.K30]&lt;1;&quot;&quot;;OFFSET([.$AS$1];[.K30]-1;0)))" office:value-type="string" office:string-value="Can learn &quot;weakness&quot;" table:number-columns-spanned="25" table:number-rows-spanned="1">
            <text:p>Can learn "weakness"</text:p>
          </table:table-cell>
          <table:covered-table-cell table:number-columns-repeated="23" table:style-name="ce83"/>
          <table:covered-table-cell table:style-name="ce176"/>
          <table:table-cell table:style-name="ce446" table:formula="of:=IF([.J30]&lt;&gt;&quot;&quot;;&quot;&quot;;IF([.K30]&lt;1;&quot;&quot;;OFFSET([.$AT$1];[.K30]-1;0)))" office:value-type="float" office:value="4000" table:number-columns-spanned="3" table:number-rows-spanned="1">
            <text:p>4,000</text:p>
          </table:table-cell>
          <table:covered-table-cell table:style-name="ce459"/>
          <table:covered-table-cell table:style-name="ce469"/>
          <table:table-cell table:style-name="ce29"/>
          <table:table-cell table:style-name="ce479"/>
          <table:table-cell table:style-name="ce482" office:value-type="string">
            <text:p>Can learn "teleport"</text:p>
          </table:table-cell>
          <table:table-cell table:style-name="ce482" office:value-type="float" office:value="4000">
            <text:p>4000</text:p>
          </table:table-cell>
          <table:table-cell/>
          <table:table-cell table:style-name="ce493" office:value-type="string">
            <text:p>Rhovanion</text:p>
          </table:table-cell>
          <table:table-cell table:style-name="ce496" office:value-type="float" office:value="1500">
            <text:p>1500</text:p>
          </table:table-cell>
          <table:table-cell table:style-name="ce493" office:value-type="string">
            <text:p>Mjr Town:</text:p>
          </table:table-cell>
          <table:table-cell table:number-columns-repeated="3"/>
          <table:table-cell table:style-name="ce488" office:value-type="float" office:value="24">
            <text:p>24</text:p>
          </table:table-cell>
          <table:table-cell table:number-columns-repeated="970"/>
        </table:table-row>
        <table:table-row table:style-name="ro2">
          <table:table-cell table:style-name="ce29"/>
          <table:table-cell table:style-name="ce46" table:number-columns-repeated="8"/>
          <table:table-cell table:style-name="ce174" table:formula="of:=IF(AND([.$F$23]&lt;&gt;&quot;Dwarves&quot;;OR([.K31]=3;[.K31]=15));&quot;Dwarves ONLY!&quot;;IF(AND([.$F$23]&lt;&gt;&quot;Elves&quot;;OR([.K31]=14;[.K31]=18));&quot;Elves ONLY!&quot;;IF(AND([.$AF$22]&lt;&gt;&quot;Evil&quot;;OR([.K31]=26;[.K31]=27;[.K31]=28;[.K31]=29));&quot;Evil ONLY!&quot;;&quot;&quot;)))">
            <text:p/>
          </table:table-cell>
          <table:table-cell table:style-name="ce186" table:content-validation-name="val7" office:value-type="float" office:value="30" table:number-columns-spanned="4" table:number-rows-spanned="1">
            <text:p>30</text:p>
          </table:table-cell>
          <table:covered-table-cell table:number-columns-repeated="2" table:style-name="ce195" table:content-validation-name="val7"/>
          <table:covered-table-cell table:style-name="ce223" table:content-validation-name="val7"/>
          <table:table-cell table:style-name="ce48" table:formula="of:=IF([.J31]&lt;&gt;&quot;&quot;;&quot;&quot;;IF([.K31]&lt;1;&quot;&quot;;OFFSET([.$AS$1];[.K31]-1;0)))" office:value-type="string" office:string-value="Can learn &quot;teleport&quot;" table:number-columns-spanned="25" table:number-rows-spanned="1">
            <text:p>Can learn "teleport"</text:p>
          </table:table-cell>
          <table:covered-table-cell table:number-columns-repeated="23" table:style-name="ce83"/>
          <table:covered-table-cell table:style-name="ce176"/>
          <table:table-cell table:style-name="ce446" table:formula="of:=IF([.J31]&lt;&gt;&quot;&quot;;&quot;&quot;;IF([.K31]&lt;1;&quot;&quot;;OFFSET([.$AT$1];[.K31]-1;0)))" office:value-type="float" office:value="4000" table:number-columns-spanned="3" table:number-rows-spanned="1">
            <text:p>4,000</text:p>
          </table:table-cell>
          <table:covered-table-cell table:style-name="ce459"/>
          <table:covered-table-cell table:style-name="ce469"/>
          <table:table-cell table:style-name="ce29"/>
          <table:table-cell table:style-name="ce479"/>
          <table:table-cell table:style-name="ce482" office:value-type="string">
            <text:p>Kidnap/assassinate at +20</text:p>
          </table:table-cell>
          <table:table-cell table:style-name="ce482" office:value-type="float" office:value="20000">
            <text:p>20000</text:p>
          </table:table-cell>
          <table:table-cell/>
          <table:table-cell table:style-name="ce493" office:value-type="string">
            <text:p>Rhudaur</text:p>
          </table:table-cell>
          <table:table-cell table:style-name="ce496" office:value-type="float" office:value="1000">
            <text:p>1000</text:p>
          </table:table-cell>
          <table:table-cell table:style-name="ce493" office:value-type="string">
            <text:p>Town:</text:p>
          </table:table-cell>
          <table:table-cell table:number-columns-repeated="3"/>
          <table:table-cell table:style-name="ce488" office:value-type="float" office:value="25">
            <text:p>25</text:p>
          </table:table-cell>
          <table:table-cell table:number-columns-repeated="970"/>
        </table:table-row>
        <table:table-row table:style-name="ro15">
          <table:table-cell table:style-name="ce29"/>
          <table:table-cell table:style-name="ce47" office:value-type="string" table:number-columns-spanned="9" table:number-rows-spanned="1">
            <text:p>Artifacts (quantity)</text:p>
          </table:table-cell>
          <table:covered-table-cell table:number-columns-repeated="7" table:style-name="ce82"/>
          <table:covered-table-cell table:style-name="ce175"/>
          <table:table-cell table:style-name="ce187" table:number-columns-spanned="4" table:number-rows-spanned="1"/>
          <table:covered-table-cell table:number-columns-repeated="2" table:style-name="ce196"/>
          <table:covered-table-cell table:style-name="ce224"/>
          <table:table-cell table:style-name="ce238" office:value-type="string" table:number-columns-spanned="25" table:number-rows-spanned="1">
            <text:p>Each is selected at random and secreted at your capital.</text:p>
            <text:p>(3,000 each; if two or more selected, one is free!)</text:p>
          </table:table-cell>
          <table:covered-table-cell table:number-columns-repeated="23" table:style-name="ce250"/>
          <table:covered-table-cell table:style-name="ce436"/>
          <table:table-cell table:style-name="ce446" table:formula="of:=IF([.K32]=0;&quot;&quot;;IF([.K32]=1;3000;[.K32]*3000-3000))" table:number-columns-spanned="3" table:number-rows-spanned="1">
            <text:p/>
          </table:table-cell>
          <table:covered-table-cell table:style-name="ce459"/>
          <table:covered-table-cell table:style-name="ce469"/>
          <table:table-cell table:style-name="ce29"/>
          <table:table-cell table:style-name="ce479"/>
          <table:table-cell table:style-name="ce482" office:value-type="string">
            <text:p>Open seas movement</text:p>
          </table:table-cell>
          <table:table-cell table:style-name="ce482" office:value-type="float" office:value="100">
            <text:p>100</text:p>
          </table:table-cell>
          <table:table-cell/>
          <table:table-cell table:style-name="ce493" office:value-type="string">
            <text:p>Rhun</text:p>
          </table:table-cell>
          <table:table-cell table:style-name="ce496" office:value-type="float" office:value="1000">
            <text:p>1000</text:p>
          </table:table-cell>
          <table:table-cell table:style-name="ce493" office:value-type="string">
            <text:p>Town:</text:p>
          </table:table-cell>
          <table:table-cell table:number-columns-repeated="3"/>
          <table:table-cell table:style-name="ce488" office:value-type="float" office:value="26">
            <text:p>26</text:p>
          </table:table-cell>
          <table:table-cell table:number-columns-repeated="970"/>
        </table:table-row>
        <table:table-row table:style-name="ro2">
          <table:table-cell table:style-name="ce29"/>
          <table:table-cell table:style-name="ce48" office:value-type="string" table:number-columns-spanned="9" table:number-rows-spanned="1">
            <text:p>Transports (quantity)</text:p>
          </table:table-cell>
          <table:covered-table-cell table:number-columns-repeated="7" table:style-name="ce83"/>
          <table:covered-table-cell table:style-name="ce176"/>
          <table:table-cell table:style-name="ce188" table:number-columns-spanned="4" table:number-rows-spanned="1"/>
          <table:covered-table-cell table:number-columns-repeated="2" table:style-name="ce197"/>
          <table:covered-table-cell table:style-name="ce225"/>
          <table:table-cell table:style-name="ce48" office:value-type="string" table:number-columns-spanned="25" table:number-rows-spanned="1">
            <text:p>Each will appear anchored at the capital, if possible. (250 ea)</text:p>
          </table:table-cell>
          <table:covered-table-cell table:number-columns-repeated="23" table:style-name="ce83"/>
          <table:covered-table-cell table:style-name="ce176"/>
          <table:table-cell table:style-name="ce446" table:formula="of:=IF([.K33]=0;&quot;&quot;;[.K33]*250)" table:number-columns-spanned="3" table:number-rows-spanned="1">
            <text:p/>
          </table:table-cell>
          <table:covered-table-cell table:style-name="ce459"/>
          <table:covered-table-cell table:style-name="ce469"/>
          <table:table-cell table:style-name="ce29"/>
          <table:table-cell table:style-name="ce479"/>
          <table:table-cell table:style-name="ce482" office:value-type="string">
            <text:p>Warship strength at 4</text:p>
          </table:table-cell>
          <table:table-cell table:style-name="ce482" office:value-type="float" office:value="1000">
            <text:p>1000</text:p>
          </table:table-cell>
          <table:table-cell/>
          <table:table-cell table:style-name="ce493" office:value-type="string">
            <text:p>Rohan</text:p>
          </table:table-cell>
          <table:table-cell table:style-name="ce496" office:value-type="float" office:value="0">
            <text:p>0</text:p>
          </table:table-cell>
          <table:table-cell table:style-name="ce493" office:value-type="string">
            <text:p>Camp:</text:p>
          </table:table-cell>
          <table:table-cell table:number-columns-repeated="3"/>
          <table:table-cell table:style-name="ce488" office:value-type="float" office:value="27">
            <text:p>27</text:p>
          </table:table-cell>
          <table:table-cell table:number-columns-repeated="970"/>
        </table:table-row>
        <table:table-row table:style-name="ro2">
          <table:table-cell table:style-name="ce29"/>
          <table:table-cell table:style-name="ce48" office:value-type="string" table:number-columns-spanned="9" table:number-rows-spanned="1">
            <text:p>Warships (quantity)</text:p>
          </table:table-cell>
          <table:covered-table-cell table:number-columns-repeated="7" table:style-name="ce83"/>
          <table:covered-table-cell table:style-name="ce176"/>
          <table:table-cell table:style-name="ce188" table:number-columns-spanned="4" table:number-rows-spanned="1"/>
          <table:covered-table-cell table:number-columns-repeated="2" table:style-name="ce197"/>
          <table:covered-table-cell table:style-name="ce225"/>
          <table:table-cell table:style-name="ce48" office:value-type="string" table:number-columns-spanned="25" table:number-rows-spanned="1">
            <text:p>Each will appear anchored at the capital, if possible. (250 ea)</text:p>
          </table:table-cell>
          <table:covered-table-cell table:number-columns-repeated="23" table:style-name="ce83"/>
          <table:covered-table-cell table:style-name="ce176"/>
          <table:table-cell table:style-name="ce446" table:formula="of:=IF([.K34]=0;&quot;&quot;;[.K34]*250)" table:number-columns-spanned="3" table:number-rows-spanned="1">
            <text:p/>
          </table:table-cell>
          <table:covered-table-cell table:style-name="ce459"/>
          <table:covered-table-cell table:style-name="ce469"/>
          <table:table-cell table:style-name="ce29"/>
          <table:table-cell table:style-name="ce479"/>
          <table:table-cell table:style-name="ce482" office:value-type="string">
            <text:p>Warship strength at 5</text:p>
          </table:table-cell>
          <table:table-cell table:style-name="ce482" office:value-type="float" office:value="2000">
            <text:p>2000</text:p>
          </table:table-cell>
          <table:table-cell/>
          <table:table-cell table:style-name="ce493" office:value-type="string">
            <text:p>South Mirkwood</text:p>
          </table:table-cell>
          <table:table-cell table:style-name="ce496" office:value-type="float" office:value="1000">
            <text:p>1000</text:p>
          </table:table-cell>
          <table:table-cell table:style-name="ce493" office:value-type="string">
            <text:p>Town:</text:p>
          </table:table-cell>
          <table:table-cell table:number-columns-repeated="3"/>
          <table:table-cell table:style-name="ce488" office:value-type="float" office:value="28">
            <text:p>28</text:p>
          </table:table-cell>
          <table:table-cell table:number-columns-repeated="970"/>
        </table:table-row>
        <table:table-row table:style-name="ro2">
          <table:table-cell table:style-name="ce29"/>
          <table:table-cell table:style-name="ce48" office:value-type="string" table:number-columns-spanned="9" table:number-rows-spanned="1">
            <text:p>War Machines (quantity)</text:p>
          </table:table-cell>
          <table:covered-table-cell table:number-columns-repeated="7" table:style-name="ce83"/>
          <table:covered-table-cell table:style-name="ce176"/>
          <table:table-cell table:style-name="ce188" office:value-type="float" office:value="5" table:number-columns-spanned="4" table:number-rows-spanned="1">
            <text:p>5</text:p>
          </table:table-cell>
          <table:covered-table-cell table:number-columns-repeated="2" table:style-name="ce197"/>
          <table:covered-table-cell table:style-name="ce225"/>
          <table:table-cell table:style-name="ce48" office:value-type="string" table:number-columns-spanned="25" table:number-rows-spanned="1">
            <text:p>Will appear in your army, if possible. (200 each)</text:p>
          </table:table-cell>
          <table:covered-table-cell table:number-columns-repeated="23" table:style-name="ce83"/>
          <table:covered-table-cell table:style-name="ce176"/>
          <table:table-cell table:style-name="ce446" table:formula="of:=IF([.K35]=0;&quot;&quot;;[.K35]*200)" office:value-type="float" office:value="1000" table:number-columns-spanned="3" table:number-rows-spanned="1">
            <text:p>1,000</text:p>
          </table:table-cell>
          <table:covered-table-cell table:style-name="ce459"/>
          <table:covered-table-cell table:style-name="ce469"/>
          <table:table-cell table:style-name="ce29"/>
          <table:table-cell/>
          <table:table-cell table:style-name="ce483" office:value-type="string">
            <text:p>total</text:p>
          </table:table-cell>
          <table:table-cell table:style-name="ce488" table:formula="of:=IF([.$AJ$25]=&quot;&quot;;20000;[.AT38]+20000)+[.AS37]" office:value-type="float" office:value="20000">
            <text:p>20000</text:p>
          </table:table-cell>
          <table:table-cell/>
          <table:table-cell table:style-name="ce493" office:value-type="string">
            <text:p>South Mordor</text:p>
          </table:table-cell>
          <table:table-cell table:style-name="ce496" office:value-type="float" office:value="0">
            <text:p>0</text:p>
          </table:table-cell>
          <table:table-cell table:style-name="ce493" office:value-type="string">
            <text:p>(N/A)</text:p>
          </table:table-cell>
          <table:table-cell table:number-columns-repeated="3"/>
          <table:table-cell table:style-name="ce488" office:value-type="float" office:value="29">
            <text:p>29</text:p>
          </table:table-cell>
          <table:table-cell table:number-columns-repeated="970"/>
        </table:table-row>
        <table:table-row table:style-name="ro15">
          <table:table-cell table:style-name="ce29"/>
          <table:table-cell table:style-name="ce49" office:value-type="string" table:number-columns-spanned="9" table:number-rows-spanned="1">
            <text:p>Hidden Population Center</text:p>
            <text:p>(#1-4)</text:p>
          </table:table-cell>
          <table:covered-table-cell table:number-columns-repeated="7" table:style-name="ce83"/>
          <table:covered-table-cell table:style-name="ce176"/>
          <table:table-cell table:style-name="ce187" table:content-validation-name="val8" table:number-columns-spanned="4" table:number-rows-spanned="1"/>
          <table:covered-table-cell table:number-columns-repeated="2" table:style-name="ce196" table:content-validation-name="val8"/>
          <table:covered-table-cell table:style-name="ce224" table:content-validation-name="val8"/>
          <table:table-cell table:style-name="ce49" office:value-type="string" table:number-columns-spanned="25" table:number-rows-spanned="1">
            <text:p>Population centre #1-4, see Population Centres</text:p>
            <text:p>(6,000 for one, and only one, population centre)</text:p>
          </table:table-cell>
          <table:covered-table-cell table:number-columns-repeated="23" table:style-name="ce83"/>
          <table:covered-table-cell table:style-name="ce176"/>
          <table:table-cell table:style-name="ce446" table:formula="of:=IF([.K36]&lt;&gt;0;6000;&quot;&quot;)" table:number-columns-spanned="3" table:number-rows-spanned="1">
            <text:p/>
          </table:table-cell>
          <table:covered-table-cell table:style-name="ce459"/>
          <table:covered-table-cell table:style-name="ce469"/>
          <table:table-cell table:style-name="ce29"/>
          <table:table-cell/>
          <table:table-cell table:style-name="ce484" office:value-type="string">
            <text:p>navy</text:p>
            <text:p>bonus</text:p>
          </table:table-cell>
          <table:table-cell table:style-name="ce489" office:value-type="string">
            <text:p>navy SNA</text:p>
          </table:table-cell>
          <table:table-cell/>
          <table:table-cell table:style-name="ce493" office:value-type="string">
            <text:p>Umbar</text:p>
          </table:table-cell>
          <table:table-cell table:style-name="ce496" office:value-type="float" office:value="0">
            <text:p>0</text:p>
          </table:table-cell>
          <table:table-cell table:style-name="ce493" office:value-type="string">
            <text:p>(N/A)</text:p>
          </table:table-cell>
          <table:table-cell table:number-columns-repeated="3"/>
          <table:table-cell table:style-name="ce488" office:value-type="float" office:value="30">
            <text:p>30</text:p>
          </table:table-cell>
          <table:table-cell table:number-columns-repeated="970"/>
        </table:table-row>
        <table:table-row table:style-name="ro15">
          <table:table-cell table:style-name="ce29"/>
          <table:table-cell table:style-name="ce50" office:value-type="string" table:number-columns-spanned="9" table:number-rows-spanned="1">
            <text:p>Individual Victory</text:p>
            <text:p>Condition (#1-7)</text:p>
          </table:table-cell>
          <table:covered-table-cell table:number-columns-repeated="7" table:style-name="ce84"/>
          <table:covered-table-cell table:style-name="ce177"/>
          <table:table-cell table:style-name="ce189" table:content-validation-name="val9" table:number-columns-spanned="4" table:number-rows-spanned="1"/>
          <table:covered-table-cell table:number-columns-repeated="2" table:style-name="ce198" table:content-validation-name="val9"/>
          <table:covered-table-cell table:style-name="ce226" table:content-validation-name="val9"/>
          <table:table-cell table:style-name="ce239" office:value-type="string" table:number-columns-spanned="25" table:number-rows-spanned="1">
            <text:p>Victory condition #1-7, see rulebook, pages 7-8.</text:p>
            <text:p>(This selection is optional and without cost)</text:p>
          </table:table-cell>
          <table:covered-table-cell table:number-columns-repeated="23" table:style-name="ce251"/>
          <table:covered-table-cell table:style-name="ce437"/>
          <table:table-cell table:style-name="ce447" table:number-columns-spanned="3" table:number-rows-spanned="1"/>
          <table:covered-table-cell table:style-name="ce460"/>
          <table:covered-table-cell table:style-name="ce470"/>
          <table:table-cell table:style-name="ce29"/>
          <table:table-cell/>
          <table:table-cell table:style-name="ce485" table:formula="of:=MIN(IF([.AV56]=9000;1000;IF([.AV56]=11000;2000;IF([.AV56]=12000;3000;0)));[.AT37])" office:value-type="float" office:value="0">
            <text:p>0</text:p>
          </table:table-cell>
          <table:table-cell table:style-name="ce485" table:formula="of:=IF(OR([.K28]=32;[.K28]=33;[.K28]=34;[.K28]=17;[.K28]=18);[.AN28];0)+IF(OR([.K29]=32;[.K29]=33;[.K29]=34;[.K29]=17;[.K29]=18);[.AN29];0)+IF(OR([.K30]=32;[.K30]=33;[.K30]=34;[.K30]=17;[.K30]=18);[.AN30];0)+IF(OR([.K31]=32;[.K31]=33;[.K31]=34;[.K31]=17;[.K31]=18);[.AN31];0)+IF([.AN33]=&quot;&quot;;0;[.AN33])+IF([.AN34]=&quot;&quot;;0;[.AN34])" office:value-type="float" office:value="0">
            <text:p>0</text:p>
          </table:table-cell>
          <table:table-cell table:number-columns-repeated="7"/>
          <table:table-cell table:style-name="ce488" office:value-type="float" office:value="31">
            <text:p>31</text:p>
          </table:table-cell>
          <table:table-cell table:number-columns-repeated="970"/>
        </table:table-row>
        <table:table-row table:style-name="ro2">
          <table:table-cell table:style-name="ce29"/>
          <table:table-cell table:style-name="ce51"/>
          <table:table-cell table:style-name="ce85" table:number-columns-repeated="7"/>
          <table:table-cell table:style-name="ce178"/>
          <table:table-cell table:style-name="ce51"/>
          <table:table-cell table:style-name="ce85" table:number-columns-repeated="2"/>
          <table:table-cell table:style-name="ce178"/>
          <table:table-cell table:style-name="ce85" table:number-columns-repeated="24"/>
          <table:table-cell table:style-name="ce178"/>
          <table:table-cell table:style-name="ce448"/>
          <table:table-cell table:style-name="ce461"/>
          <table:table-cell table:style-name="ce471"/>
          <table:table-cell table:style-name="ce29"/>
          <table:table-cell/>
          <table:table-cell table:style-name="ce486" office:value-type="string">
            <text:p>region=&gt;</text:p>
          </table:table-cell>
          <table:table-cell table:style-name="ce485" table:formula="of:=IF([.AJ25]=&quot;&quot;;0;VLOOKUP([.$AJ$25];[.AV14:.AW36];2))" office:value-type="float" office:value="0">
            <text:p>0</text:p>
          </table:table-cell>
          <table:table-cell table:number-columns-repeated="7"/>
          <table:table-cell table:style-name="ce488" office:value-type="float" office:value="32">
            <text:p>32</text:p>
          </table:table-cell>
          <table:table-cell table:number-columns-repeated="970"/>
        </table:table-row>
        <table:table-row table:style-name="ro14">
          <table:table-cell table:style-name="ce29"/>
          <table:table-cell table:style-name="ce52"/>
          <table:table-cell table:style-name="ce86" table:number-columns-repeated="6"/>
          <table:table-cell table:style-name="ce170" office:value-type="string">
            <text:p>TOTAL COST</text:p>
          </table:table-cell>
          <table:table-cell table:style-name="ce179"/>
          <table:table-cell table:style-name="ce190"/>
          <table:table-cell table:style-name="ce199" table:number-columns-repeated="2"/>
          <table:table-cell table:style-name="ce227"/>
          <table:table-cell table:style-name="ce86" table:number-columns-repeated="19"/>
          <table:table-cell table:style-name="ce394" table:formula="of:=CONCATENATE(&quot;(&quot;;TEXT([.AT35];&quot;0,000&quot;);&quot; Limit)&quot;)" office:value-type="string" office:string-value="(20,000 Limit)" table:number-columns-spanned="5" table:number-rows-spanned="1">
            <text:p>(20,000 Limit)</text:p>
          </table:table-cell>
          <table:covered-table-cell table:number-columns-repeated="4" table:style-name="ce404"/>
          <table:table-cell table:style-name="ce414">
            <draw:custom-shape table:end-cell-address="'Nation Worksheet'.AM39" table:end-x="0.165in" table:end-y="0.1756in" draw:z-index="0" draw:name="AutoShape 1" draw:style-name="gr3" draw:text-style-name="P5" svg:width="0.1642in" svg:height="0.0929in" svg:x="0.0008in" svg:y="0.082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449" table:formula="of:=SUM([.AN28:.AP37])" office:value-type="float" office:value="20000" table:number-columns-spanned="3" table:number-rows-spanned="1">
            <text:p>20,000</text:p>
          </table:table-cell>
          <table:covered-table-cell table:style-name="ce427"/>
          <table:covered-table-cell table:style-name="ce450"/>
          <table:table-cell table:style-name="ce29"/>
          <table:table-cell/>
          <table:table-cell table:style-name="ce486" office:value-type="string">
            <text:p>avail=&gt;</text:p>
          </table:table-cell>
          <table:table-cell table:style-name="ce485" table:formula="of:=IF([.AV56]=9000;1000;IF([.AV56]=11000;2000;IF([.AV56]=12000;3000;0)))" office:value-type="float" office:value="0">
            <text:p>0</text:p>
          </table:table-cell>
          <table:table-cell table:number-columns-repeated="7"/>
          <table:table-cell table:style-name="ce488" office:value-type="float" office:value="33">
            <text:p>33</text:p>
          </table:table-cell>
          <table:table-cell table:number-columns-repeated="970"/>
        </table:table-row>
        <table:table-row table:style-name="ro2">
          <table:table-cell table:style-name="ce29"/>
          <table:table-cell table:style-name="ce40" table:number-columns-repeated="2"/>
          <table:table-cell table:style-name="ce35" table:number-columns-repeated="19"/>
          <table:table-cell table:style-name="ce332" table:formula="of:=IF([.AV56]&gt;8000;CONCATENATE(&quot;You have &quot;;IF([.AT39]-[.AS37]&lt;1;&quot;no&quot;;CONCATENATE(&quot;up to &quot;;[.AT39]-[.AS37]));&quot; more naval bonus points to spend.&quot;);&quot;&quot;)">
            <text:p/>
          </table:table-cell>
          <table:table-cell table:style-name="ce35" table:number-columns-repeated="19"/>
          <table:table-cell table:style-name="ce29"/>
          <table:table-cell table:number-columns-repeated="10"/>
          <table:table-cell table:style-name="ce488" office:value-type="float" office:value="34">
            <text:p>34</text:p>
          </table:table-cell>
          <table:table-cell table:number-columns-repeated="970"/>
        </table:table-row>
        <table:table-row table:style-name="ro2">
          <table:table-cell table:style-name="ce29"/>
          <table:table-cell table:style-name="ce35" table:number-columns-repeated="40"/>
          <table:table-cell table:style-name="ce184" office:value-type="string">
            <text:p>Page 1</text:p>
          </table:table-cell>
          <table:table-cell table:style-name="ce29"/>
          <table:table-cell table:number-columns-repeated="981"/>
        </table:table-row>
        <table:table-row table:style-name="ro8">
          <table:table-cell table:style-name="ce29"/>
          <table:table-cell table:style-name="ce37" office:value-type="string">
            <text:p>Your Army Details</text:p>
          </table:table-cell>
          <table:table-cell table:style-name="ce31" table:number-columns-repeated="19"/>
          <table:table-cell table:style-name="ce318"/>
          <table:table-cell table:style-name="ce31" table:number-columns-repeated="20"/>
          <table:table-cell table:style-name="ce29"/>
          <table:table-cell table:number-columns-repeated="981"/>
        </table:table-row>
        <table:table-row table:style-name="ro14">
          <table:table-cell table:style-name="ce29"/>
          <table:table-cell table:style-name="ce43" office:value-type="string">
            <text:p>Army commanded by character #1-8:<text:span text:style-name="T3"> (See characters)</text:span></text:p>
          </table:table-cell>
          <table:table-cell table:style-name="ce35" table:number-columns-repeated="19"/>
          <table:table-cell table:style-name="ce320" table:number-columns-spanned="3" table:number-rows-spanned="1"/>
          <table:covered-table-cell table:number-columns-repeated="2" table:style-name="ce333"/>
          <table:table-cell table:style-name="ce35">
            <draw:custom-shape table:end-cell-address="'Nation Worksheet'.Z43" table:end-x="0.1646in" table:end-y="0.1854in" draw:z-index="1" draw:name="AutoShape 2" draw:style-name="gr3" draw:text-style-name="P5" svg:width="0.3287in" svg:height="0.1094in" svg:x="0.022in" svg:y="0.076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35"/>
          <table:table-cell table:style-name="ce43" office:value-type="string">
            <text:p>(This character must have command skill!)</text:p>
          </table:table-cell>
          <table:table-cell table:style-name="ce35" table:number-columns-repeated="15"/>
          <table:table-cell table:style-name="ce29"/>
          <table:table-cell table:number-columns-repeated="981"/>
        </table:table-row>
        <table:table-row table:style-name="ro2">
          <table:table-cell table:style-name="ce29"/>
          <table:table-cell table:style-name="ce35" table:number-columns-repeated="41"/>
          <table:table-cell table:style-name="ce29"/>
          <table:table-cell table:number-columns-repeated="981"/>
        </table:table-row>
        <table:table-row table:style-name="ro2">
          <table:table-cell table:style-name="ce29"/>
          <table:table-cell table:style-name="ce53" office:value-type="string" table:number-columns-spanned="9" table:number-rows-spanned="1">
            <text:p>COST FOR 100 TROOPS</text:p>
          </table:table-cell>
          <table:covered-table-cell table:number-columns-repeated="7" table:style-name="ce87"/>
          <table:covered-table-cell table:style-name="ce180"/>
          <table:table-cell table:style-name="ce53" office:value-type="string" table:number-columns-spanned="4" table:number-rows-spanned="1">
            <text:p>QUANTITY</text:p>
          </table:table-cell>
          <table:covered-table-cell table:number-columns-repeated="2" table:style-name="ce87"/>
          <table:covered-table-cell table:style-name="ce180"/>
          <table:table-cell table:style-name="ce53" office:value-type="string" table:number-columns-spanned="9" table:number-rows-spanned="1">
            <text:p>COST FOR 100 TROOPS</text:p>
          </table:table-cell>
          <table:covered-table-cell table:number-columns-repeated="7" table:style-name="ce87"/>
          <table:covered-table-cell table:style-name="ce180"/>
          <table:table-cell table:style-name="ce53" office:value-type="string" table:number-columns-spanned="4" table:number-rows-spanned="1">
            <text:p>QUANTITY</text:p>
          </table:table-cell>
          <table:covered-table-cell table:number-columns-repeated="2" table:style-name="ce87"/>
          <table:covered-table-cell table:style-name="ce180"/>
          <table:table-cell table:style-name="ce53" office:value-type="string" table:number-columns-spanned="9" table:number-rows-spanned="1">
            <text:p>COST FOR 100 TROOPS</text:p>
          </table:table-cell>
          <table:covered-table-cell table:number-columns-repeated="7" table:style-name="ce87"/>
          <table:covered-table-cell table:style-name="ce180"/>
          <table:table-cell table:style-name="ce53" office:value-type="string" table:number-columns-spanned="4" table:number-rows-spanned="1">
            <text:p>QUANTITY</text:p>
          </table:table-cell>
          <table:covered-table-cell table:number-columns-repeated="2" table:style-name="ce87"/>
          <table:covered-table-cell table:style-name="ce180"/>
          <table:table-cell table:style-name="ce35" table:number-columns-repeated="2"/>
          <table:table-cell table:style-name="ce29"/>
          <table:table-cell table:number-columns-repeated="981"/>
        </table:table-row>
        <table:table-row table:style-name="ro2">
          <table:table-cell table:style-name="ce29"/>
          <table:table-cell table:style-name="ce54"/>
          <table:table-cell table:style-name="ce88" table:number-columns-repeated="7"/>
          <table:table-cell table:style-name="ce181" office:value-type="string">
            <text:p>Heavy Cavalry (3000)</text:p>
          </table:table-cell>
          <table:table-cell table:style-name="ce191" table:content-validation-name="val10" table:number-columns-spanned="4" table:number-rows-spanned="1"/>
          <table:covered-table-cell table:number-columns-repeated="2" table:style-name="ce200" table:content-validation-name="val10"/>
          <table:covered-table-cell table:style-name="ce228" table:content-validation-name="val10"/>
          <table:table-cell table:style-name="ce54"/>
          <table:table-cell table:style-name="ce88" table:number-columns-repeated="7"/>
          <table:table-cell table:style-name="ce181" office:value-type="string">
            <text:p>Heavy Infantry (2000)</text:p>
          </table:table-cell>
          <table:table-cell table:style-name="ce191" table:content-validation-name="val10" table:number-columns-spanned="4" table:number-rows-spanned="1"/>
          <table:covered-table-cell table:number-columns-repeated="2" table:style-name="ce200" table:content-validation-name="val10"/>
          <table:covered-table-cell table:style-name="ce228" table:content-validation-name="val10"/>
          <table:table-cell table:style-name="ce54"/>
          <table:table-cell table:style-name="ce88" table:number-columns-repeated="7"/>
          <table:table-cell table:style-name="ce181" office:value-type="string">
            <text:p>Archers (1000)</text:p>
          </table:table-cell>
          <table:table-cell table:style-name="ce191" table:content-validation-name="val10" table:number-columns-spanned="4" table:number-rows-spanned="1"/>
          <table:covered-table-cell table:number-columns-repeated="2" table:style-name="ce200" table:content-validation-name="val10"/>
          <table:covered-table-cell table:style-name="ce228" table:content-validation-name="val10"/>
          <table:table-cell table:style-name="ce35" table:number-columns-repeated="2"/>
          <table:table-cell table:style-name="ce29"/>
          <table:table-cell table:number-columns-repeated="981"/>
        </table:table-row>
        <table:table-row table:style-name="ro14">
          <table:table-cell table:style-name="ce29"/>
          <table:table-cell table:style-name="ce54"/>
          <table:table-cell table:style-name="ce88" table:number-columns-repeated="7"/>
          <table:table-cell table:style-name="ce181" office:value-type="string">
            <text:p>Light Cavalry (1500)</text:p>
          </table:table-cell>
          <table:table-cell table:style-name="ce191" table:content-validation-name="val10" office:value-type="float" office:value="700" table:number-columns-spanned="4" table:number-rows-spanned="1">
            <text:p>700</text:p>
          </table:table-cell>
          <table:covered-table-cell table:number-columns-repeated="2" table:style-name="ce200" table:content-validation-name="val10"/>
          <table:covered-table-cell table:style-name="ce228" table:content-validation-name="val10"/>
          <table:table-cell table:style-name="ce54"/>
          <table:table-cell table:style-name="ce88" table:number-columns-repeated="7"/>
          <table:table-cell table:style-name="ce181" office:value-type="string">
            <text:p>Light Infantry (1000)</text:p>
          </table:table-cell>
          <table:table-cell table:style-name="ce191" table:content-validation-name="val10" office:value-type="float" office:value="100" table:number-columns-spanned="4" table:number-rows-spanned="1">
            <text:p>100</text:p>
          </table:table-cell>
          <table:covered-table-cell table:number-columns-repeated="2" table:style-name="ce200" table:content-validation-name="val10"/>
          <table:covered-table-cell table:style-name="ce228" table:content-validation-name="val10"/>
          <table:table-cell table:style-name="ce54"/>
          <table:table-cell table:style-name="ce88" table:number-columns-repeated="7"/>
          <table:table-cell table:style-name="ce181" office:value-type="string">
            <text:p>Men-At-Arms (500)</text:p>
          </table:table-cell>
          <table:table-cell table:style-name="ce191" table:content-validation-name="val10" office:value-type="float" office:value="100" table:number-columns-spanned="4" table:number-rows-spanned="1">
            <text:p>100</text:p>
          </table:table-cell>
          <table:covered-table-cell table:number-columns-repeated="2" table:style-name="ce200" table:content-validation-name="val10"/>
          <table:covered-table-cell table:style-name="ce228" table:content-validation-name="val10"/>
          <table:table-cell table:style-name="ce35" table:number-columns-repeated="2"/>
          <table:table-cell table:style-name="ce29"/>
          <table:table-cell table:number-columns-repeated="2"/>
          <table:table-cell table:style-name="ce488" office:value-type="string">
            <text:p>City</text:p>
          </table:table-cell>
          <table:table-cell table:style-name="ce488" office:value-type="string">
            <text:p>Tower</text:p>
          </table:table-cell>
          <table:table-cell table:style-name="ce488" office:value-type="string">
            <text:p>Harbour</text:p>
          </table:table-cell>
          <table:table-cell/>
          <table:table-cell table:style-name="ce488" office:value-type="string">
            <text:p>Regional?</text:p>
          </table:table-cell>
          <table:table-cell table:number-columns-repeated="974"/>
        </table:table-row>
        <table:table-row table:style-name="ro14">
          <table:table-cell table:style-name="ce29"/>
          <table:table-cell table:style-name="ce43" office:value-type="string">
            <text:p>Note: Each troop type must be selected in increments of 100 troops.</text:p>
          </table:table-cell>
          <table:table-cell table:style-name="ce35" table:number-columns-repeated="25"/>
          <table:table-cell table:style-name="ce72"/>
          <table:table-cell table:style-name="ce124" table:number-columns-repeated="2"/>
          <table:table-cell table:style-name="ce380" office:value-type="string" table:number-columns-spanned="5" table:number-rows-spanned="1">
            <text:p>(12,000 Limit)</text:p>
          </table:table-cell>
          <table:covered-table-cell table:number-columns-repeated="4" table:style-name="ce383"/>
          <table:table-cell table:style-name="ce414">
            <draw:custom-shape table:end-cell-address="'Nation Worksheet'.AJ48" table:end-x="0.1646in" table:end-y="0.176in" draw:z-index="2" draw:name="AutoShape 3" draw:style-name="gr3" draw:text-style-name="P5" svg:width="0.1646in" svg:height="0.0929in" svg:x="0in" svg:y="0.0831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424" table:formula="of:=SUM([.Y49:.AA49])" office:value-type="float" office:value="12000" table:number-columns-spanned="4" table:number-rows-spanned="1">
            <text:p>12,000</text:p>
          </table:table-cell>
          <table:covered-table-cell table:number-columns-repeated="2" table:style-name="ce427"/>
          <table:covered-table-cell table:style-name="ce450"/>
          <table:table-cell table:style-name="ce35" table:number-columns-repeated="2"/>
          <table:table-cell table:style-name="ce29"/>
          <table:table-cell table:number-columns-repeated="2"/>
          <table:table-cell table:style-name="ce488" office:value-type="string">
            <text:p>Mjr Town</text:p>
          </table:table-cell>
          <table:table-cell table:style-name="ce488" office:value-type="string">
            <text:p>Fort</text:p>
          </table:table-cell>
          <table:table-cell table:style-name="ce488" office:value-type="string">
            <text:p>Port</text:p>
          </table:table-cell>
          <table:table-cell/>
          <table:table-cell table:style-name="ce488" office:value-type="string">
            <text:p>Mjr Town:</text:p>
          </table:table-cell>
          <table:table-cell table:number-columns-repeated="974"/>
        </table:table-row>
        <table:table-row table:style-name="ro2">
          <table:table-cell table:style-name="ce29"/>
          <table:table-cell table:style-name="ce35" table:number-columns-repeated="23"/>
          <table:table-cell table:style-name="ce341" table:formula="of:=([.K46]*30)+([.K47]*15)" office:value-type="float" office:value="10500">
            <text:p>10500</text:p>
          </table:table-cell>
          <table:table-cell table:style-name="ce341" table:formula="of:=([.X46]*20)+([.X47]*10)" office:value-type="float" office:value="1000">
            <text:p>1000</text:p>
          </table:table-cell>
          <table:table-cell table:style-name="ce341" table:formula="of:=([.AK46]*10)+([.AK47]*5)" office:value-type="float" office:value="500">
            <text:p>500</text:p>
          </table:table-cell>
          <table:table-cell table:style-name="ce35" table:number-columns-repeated="15"/>
          <table:table-cell table:style-name="ce29"/>
          <table:table-cell table:number-columns-repeated="2"/>
          <table:table-cell table:style-name="ce488" office:value-type="string">
            <text:p>Town</text:p>
          </table:table-cell>
          <table:table-cell table:style-name="ce488" office:value-type="string">
            <text:p>Castle</text:p>
          </table:table-cell>
          <table:table-cell office:value-type="string">
            <text:p>N/A</text:p>
          </table:table-cell>
          <table:table-cell/>
          <table:table-cell table:style-name="ce488" office:value-type="string">
            <text:p>Town:</text:p>
          </table:table-cell>
          <table:table-cell table:number-columns-repeated="974"/>
        </table:table-row>
        <table:table-row table:style-name="ro16">
          <table:table-cell table:style-name="ce29"/>
          <table:table-cell table:style-name="ce37" office:value-type="string">
            <text:p>Your Population Centre Details<text:span text:style-name="T19"> </text:span><text:span text:style-name="T4">(You </text:span><text:span text:style-name="T20">must</text:span><text:span text:style-name="T4"> enter 1st, 2nd, and 3rd choices)</text:span></text:p>
          </table:table-cell>
          <table:table-cell table:style-name="ce31" table:number-columns-repeated="19"/>
          <table:table-cell table:style-name="ce318"/>
          <table:table-cell table:style-name="ce31" table:number-columns-repeated="20"/>
          <table:table-cell table:style-name="ce29"/>
          <table:table-cell table:number-columns-repeated="2"/>
          <table:table-cell table:style-name="ce488" office:value-type="string">
            <text:p>Village</text:p>
          </table:table-cell>
          <table:table-cell table:style-name="ce488" office:value-type="string">
            <text:p>Keep</text:p>
          </table:table-cell>
          <table:table-cell table:number-columns-repeated="2"/>
          <table:table-cell table:style-name="ce488" office:value-type="string">
            <text:p>Village:</text:p>
          </table:table-cell>
          <table:table-cell table:number-columns-repeated="974"/>
        </table:table-row>
        <table:table-row table:style-name="ro2">
          <table:table-cell table:style-name="ce29"/>
          <table:table-cell table:style-name="ce55" office:value-type="string">
            <text:p>COST TO IMPROVE TO:</text:p>
          </table:table-cell>
          <table:table-cell table:style-name="ce55" table:number-columns-repeated="4"/>
          <table:table-cell table:style-name="ce144"/>
          <table:table-cell table:style-name="ce55" table:number-columns-repeated="3"/>
          <table:table-cell table:style-name="ce56"/>
          <table:table-cell table:style-name="ce56">
            <draw:custom-shape table:end-cell-address="'Nation Worksheet'.AB56" table:end-x="0.1319in" table:end-y="0.1472in" draw:z-index="14" draw:name="Text 74" draw:style-name="gr2" draw:text-style-name="P2" svg:width="3.0654in" svg:height="1.0555in" svg:x="0.0441in" svg:y="0.011in">
              <text:p text:style-name="P1"><text:span text:style-name="T9">The following hexes are </text:span><text:span text:style-name="T10">not available</text:span><text:span text:style-name="T9"> at game start: 1109, 1209, 1110, 1210, 0710, 0916, 1323, 2823</text:span></text:p>
              <text:p text:style-name="P1"><text:span text:style-name="T9">The following hexes are North or South Kingdom starting Pop Centers:</text:span></text:p>
              <text:p text:style-name="P1"><text:span text:style-name="T9">1108, 1407, 1409, 1609, 2119, 2121, 2212, 2227, 2438, 2527, 2715, 2924, 2927, 3024, 3124, 3221, 3423.</text:span></text:p>
              <text:p text:style-name="P1"><text:span text:style-name="T9"/></text:p>
              <draw:enhanced-geometry svg:viewBox="0 0 21600 21600" draw:type="mso-spt202" draw:enhanced-path="M 0 0 L 21600 0 21600 21600 0 21600 0 0 Z N"/>
            </draw:custom-shape>
          </table:table-cell>
          <table:table-cell table:style-name="ce56" table:number-columns-repeated="16"/>
          <table:table-cell table:style-name="ce55" office:value-type="string">
            <text:p>COST FOR ADDITIONS OF:</text:p>
          </table:table-cell>
          <table:table-cell table:style-name="ce55" table:number-columns-repeated="9"/>
          <table:table-cell table:style-name="ce56" table:number-columns-repeated="4"/>
          <table:table-cell table:style-name="ce29"/>
          <table:table-cell table:number-columns-repeated="3"/>
          <table:table-cell table:style-name="ce490"/>
          <table:table-cell table:number-columns-repeated="2"/>
          <table:table-cell table:style-name="ce488" office:value-type="string">
            <text:p>Camp:</text:p>
          </table:table-cell>
          <table:table-cell table:number-columns-repeated="974"/>
        </table:table-row>
        <table:table-row table:style-name="ro14">
          <table:table-cell table:style-name="ce29"/>
          <table:table-cell table:style-name="ce56" office:value-type="string">
            <text:p>Major Town <text:s text:c="5"/><text:span text:style-name="T5">City</text:span></text:p>
          </table:table-cell>
          <table:table-cell table:style-name="ce56" table:number-columns-repeated="3"/>
          <table:table-cell table:style-name="ce56">
            <draw:custom-shape table:end-cell-address="'Nation Worksheet'.G52" table:end-x="0.0228in" table:end-y="0.1646in" draw:z-index="10" draw:name="AutoShape 70" draw:style-name="gr3" draw:text-style-name="P5" svg:width="0.1646in" svg:height="0.0988in" svg:x="0.0441in" svg:y="0.065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56" table:number-columns-repeated="3"/>
          <table:table-cell table:style-name="ce182" office:value-type="string">
            <text:p>8000</text:p>
          </table:table-cell>
          <table:table-cell table:style-name="ce56" table:number-columns-repeated="18"/>
          <table:table-cell table:style-name="ce366" office:value-type="string">
            <text:p>Castle</text:p>
          </table:table-cell>
          <table:table-cell table:style-name="ce56" table:number-columns-repeated="6"/>
          <table:table-cell table:style-name="ce182" office:value-type="string">
            <text:p>8000</text:p>
          </table:table-cell>
          <table:table-cell table:style-name="ce56" table:number-columns-repeated="6"/>
          <table:table-cell table:style-name="ce29"/>
          <table:table-cell table:number-columns-repeated="2"/>
          <table:table-cell table:style-name="ce490" table:number-columns-repeated="2"/>
          <table:table-cell table:number-columns-repeated="2"/>
          <table:table-cell table:style-name="ce490"/>
          <table:table-cell table:number-columns-repeated="974"/>
        </table:table-row>
        <table:table-row table:style-name="ro14">
          <table:table-cell table:style-name="ce29"/>
          <table:table-cell table:style-name="ce56" office:value-type="string">
            <text:p>Town <text:s text:c="5"/><text:span text:style-name="T5">Major Town</text:span></text:p>
          </table:table-cell>
          <table:table-cell table:style-name="ce56"/>
          <table:table-cell table:style-name="ce56">
            <draw:custom-shape table:end-cell-address="'Nation Worksheet'.D53" table:end-x="0.1862in" table:end-y="0.1531in" draw:z-index="11" draw:name="AutoShape 71" draw:style-name="gr3" draw:text-style-name="P5" svg:width="0.1642in" svg:height="0.0984in" svg:x="0.022in" svg:y="0.054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56" table:number-columns-repeated="5"/>
          <table:table-cell table:style-name="ce182" office:value-type="string">
            <text:p>7000</text:p>
          </table:table-cell>
          <table:table-cell table:style-name="ce56" table:number-columns-repeated="18"/>
          <table:table-cell table:style-name="ce366" office:value-type="string">
            <text:p>Fort</text:p>
          </table:table-cell>
          <table:table-cell table:style-name="ce56" table:number-columns-repeated="6"/>
          <table:table-cell table:style-name="ce182" office:value-type="string">
            <text:p>3000</text:p>
          </table:table-cell>
          <table:table-cell table:style-name="ce56" table:number-columns-repeated="6"/>
          <table:table-cell table:style-name="ce29"/>
          <table:table-cell table:number-columns-repeated="2"/>
          <table:table-cell table:style-name="ce490" table:number-columns-repeated="2"/>
          <table:table-cell table:number-columns-repeated="2"/>
          <table:table-cell table:style-name="ce490"/>
          <table:table-cell table:number-columns-repeated="974"/>
        </table:table-row>
        <table:table-row table:style-name="ro14">
          <table:table-cell table:style-name="ce29"/>
          <table:table-cell table:style-name="ce56" office:value-type="string">
            <text:p>Village <text:s text:c="5"/><text:span text:style-name="T5">Town</text:span></text:p>
          </table:table-cell>
          <table:table-cell table:style-name="ce56"/>
          <table:table-cell table:style-name="ce56">
            <draw:custom-shape table:end-cell-address="'Nation Worksheet'.E54" table:end-x="0.0992in" table:end-y="0.1421in" draw:z-index="12" draw:name="AutoShape 72" draw:style-name="gr3" draw:text-style-name="P5" svg:width="0.1642in" svg:height="0.0874in" svg:x="0.1213in" svg:y="0.054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56" table:number-columns-repeated="5"/>
          <table:table-cell table:style-name="ce182" office:value-type="string">
            <text:p>5000</text:p>
          </table:table-cell>
          <table:table-cell table:style-name="ce56" table:number-columns-repeated="18"/>
          <table:table-cell table:style-name="ce366" office:value-type="string">
            <text:p>Tower</text:p>
          </table:table-cell>
          <table:table-cell table:style-name="ce56" table:number-columns-repeated="6"/>
          <table:table-cell table:style-name="ce182" office:value-type="string">
            <text:p>1000</text:p>
          </table:table-cell>
          <table:table-cell table:style-name="ce56" table:number-columns-repeated="6"/>
          <table:table-cell table:style-name="ce29"/>
          <table:table-cell table:number-columns-repeated="2"/>
          <table:table-cell table:style-name="ce490" table:number-columns-repeated="2"/>
          <table:table-cell table:number-columns-repeated="2"/>
          <table:table-cell table:style-name="ce490"/>
          <table:table-cell table:number-columns-repeated="974"/>
        </table:table-row>
        <table:table-row table:style-name="ro14">
          <table:table-cell table:style-name="ce29"/>
          <table:table-cell table:style-name="ce56" office:value-type="string">
            <text:p>Camp <text:s text:c="5"/><text:span text:style-name="T5">Village</text:span></text:p>
          </table:table-cell>
          <table:table-cell table:style-name="ce56"/>
          <table:table-cell table:style-name="ce56">
            <draw:custom-shape table:end-cell-address="'Nation Worksheet'.E55" table:end-x="0.0551in" table:end-y="0.1642in" draw:z-index="13" draw:name="AutoShape 73" draw:style-name="gr3" draw:text-style-name="P5" svg:width="0.1535in" svg:height="0.0984in" svg:x="0.0878in" svg:y="0.065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56" table:number-columns-repeated="5"/>
          <table:table-cell table:style-name="ce182" office:value-type="string">
            <text:p>4000</text:p>
          </table:table-cell>
          <table:table-cell table:style-name="ce56" table:number-columns-repeated="18"/>
          <table:table-cell table:style-name="ce366" office:value-type="string">
            <text:p>Harbour</text:p>
          </table:table-cell>
          <table:table-cell table:style-name="ce56" table:number-columns-repeated="6"/>
          <table:table-cell table:style-name="ce415" office:value-type="string">
            <text:p>free</text:p>
          </table:table-cell>
          <table:table-cell table:style-name="ce56" table:number-columns-repeated="6"/>
          <table:table-cell table:style-name="ce29"/>
          <table:table-cell table:number-columns-repeated="2"/>
          <table:table-cell table:style-name="ce490" table:number-columns-repeated="2"/>
          <table:table-cell office:value-type="string">
            <text:p>Min navy</text:p>
          </table:table-cell>
          <table:table-cell/>
          <table:table-cell table:style-name="ce490"/>
          <table:table-cell table:number-columns-repeated="974"/>
        </table:table-row>
        <table:table-row table:style-name="ro2">
          <table:table-cell table:style-name="ce29"/>
          <table:table-cell table:style-name="ce56" office:value-type="string">
            <text:p>Camp (New)</text:p>
          </table:table-cell>
          <table:table-cell table:style-name="ce56" table:number-columns-repeated="7"/>
          <table:table-cell table:style-name="ce182" office:value-type="string">
            <text:p>3000</text:p>
          </table:table-cell>
          <table:table-cell table:style-name="ce56" table:number-columns-repeated="18"/>
          <table:table-cell table:style-name="ce366" office:value-type="string">
            <text:p>Port</text:p>
          </table:table-cell>
          <table:table-cell table:style-name="ce56" table:number-columns-repeated="6"/>
          <table:table-cell table:style-name="ce182" office:value-type="string">
            <text:p>2000</text:p>
          </table:table-cell>
          <table:table-cell table:style-name="ce56" table:number-columns-repeated="6"/>
          <table:table-cell table:style-name="ce29"/>
          <table:table-cell table:number-columns-repeated="2"/>
          <table:table-cell table:style-name="ce488" table:formula="of:=CONCATENATE([.AC59];&quot;,&quot;;[.AC60];&quot;,&quot;;[.AC61];&quot;,&quot;;[.AC62];&quot;,&quot;;[.AC63];&quot;,&quot;;[.AC64];&quot;,&quot;;[.AC65];&quot;,&quot;;[.AC66])" office:value-type="string" office:string-value=",,,,,,,">
            <text:p>,,,,,,,</text:p>
          </table:table-cell>
          <table:table-cell table:style-name="ce488" table:formula="of:=IF(ISERROR(FIND(&quot;Port&quot;;[.AT56]));0;3000)+IF(ISERROR(FIND(&quot;Harbour&quot;;[.AT56]));0;1000)+8000" office:value-type="float" office:value="8000">
            <text:p>8000</text:p>
          </table:table-cell>
          <table:table-cell table:style-name="ce494" table:formula="of:=MIN([.AU56];[.AU70];[.AU84])" office:value-type="float" office:value="8000">
            <text:p>8000</text:p>
          </table:table-cell>
          <table:table-cell table:number-columns-repeated="2"/>
          <table:table-cell table:style-name="ce503" office:value-type="string">
            <text:p>1803,1903,2003,2103,2203,2204,2304,2505,2506,2605,2705,2805,2905,3005,3105,3205,3305,3405,3505,3605,3705,3805,3905,3906,4006,4107,4207,4208,4308,4408,1704,1804,1805,1905,1906,2006,1709,1809,1909,2009,2109,2209,2309,2409,2410,2510,2610,2710,2810,2910,3010,3110,3210,3310,3409,3509,3609,3608,3707,3106,3207,3307,3407,3507,3508,3108,3209,3211,3311,3411,3511,3611,3711,4007,3908,3808,3809,3710,3811,3712,3812,3912,4012,4112,4211,4311,4411,3012,3112,3212,3312,3412,3512,3612,3713,3813,3913,4013,4014,4015,3916,4017,4018,4118,4218,4318,4419,4420,3213,3214,3215,3714,3815,3016,3116,3216,3316,3416,3516,3616,3716,3816,3917,1412,1513,1613,1614,1715,1716,1817,1818,1919,1920,2020,2120,2221,2321,2421,2521,2520,2619,2718,2818,2917,3017,3018,2422,2227,2223,2323,2324,2327,2427,2527,3130,3231,3232,3333,3334,3435,3436,3537,3538,3639,2438,2538,2638,2738,2838,2938,3038,3138,3238,3338,3438,4139,4138,4237,4236,4335,4334,4433,4332,4331,4230,4329,4228,4327,4326,4425,4325,4324,4333,4233,4133</text:p>
          </table:table-cell>
          <table:table-cell table:style-name="ce506" office:value-type="string">
            <text:p>Roads</text:p>
          </table:table-cell>
          <table:table-cell table:style-name="ce508"/>
          <table:table-cell table:number-columns-repeated="971"/>
        </table:table-row>
        <table:table-row table:style-name="ro17">
          <table:table-cell table:style-name="ce29"/>
          <table:table-cell table:style-name="ce57" office:value-type="string">
            <text:p>FIRST LOCATION CHOICE:</text:p>
          </table:table-cell>
          <table:table-cell table:style-name="ce35" table:number-columns-repeated="12"/>
          <table:table-cell table:style-name="ce240" table:formula="of:=[.Q59]" office:value-type="float" office:value="0">
            <text:p>0</text:p>
          </table:table-cell>
          <table:table-cell table:style-name="ce35" table:number-columns-repeated="2"/>
          <table:table-cell table:style-name="ce95"/>
          <table:table-cell table:style-name="ce118"/>
          <table:table-cell table:style-name="ce95" table:number-columns-repeated="15"/>
          <table:table-cell table:style-name="ce405" table:formula="of:=CONCATENATE(IF([.AW64]=0;&quot;Road PC Bonus&quot;;&quot;&quot;);IF(AND([.AW64]=0;[.AX64]=0);&quot;,   &quot;;&quot;&quot;);IF([.AX64]=0;&quot;Non-Mountain PC Bonus&quot;;&quot;&quot;))" office:value-type="string" office:string-value="Road PC Bonus,   Non-Mountain PC Bonus">
            <text:p>Road PC Bonus, <text:s text:c="2"/>Non-Mountain PC Bonus</text:p>
          </table:table-cell>
          <table:table-cell table:style-name="ce35">
            <draw:custom-shape table:end-cell-address="'Nation Worksheet'.AP74" table:end-x="0.1429in" table:end-y="0.1094in" draw:z-index="21" draw:name="Text 170" draw:style-name="gr2" draw:text-style-name="P2" svg:width="1.2154in" svg:height="3.3413in" svg:x="0.0441in" svg:y="0.3118in">
              <text:p text:style-name="P1"><text:span text:style-name="T5"><text:s text:c="5"/></text:span><text:span text:style-name="T5">* NOTE *</text:span></text:p>
              <text:p text:style-name="P1"><text:span text:style-name="T11"/></text:p>
              <text:p text:style-name="P1"><text:span text:style-name="T9">Only your MOST LIMITED Port/harbour selection (of the 3 PC sections) will provide points for naval SNA's &amp; ships.</text:span></text:p>
              <text:p text:style-name="P1"><text:span text:style-name="T11"/></text:p>
              <text:p text:style-name="P1"><text:span text:style-name="T12">(The program has no way of knowing which PC location choice you will actually get.)</text:span></text:p>
              <text:p text:style-name="P1"><text:span text:style-name="T11"/></text:p>
              <text:p text:style-name="P1"><text:span text:style-name="T9">For example;</text:span></text:p>
              <text:p text:style-name="P1"><text:span text:style-name="T9">If your 1st and 2nd choices have a port, but your 3rd choice has only a harbour, then you would only get 1000 points for naval SNA's or ships.</text:span></text:p>
              <draw:enhanced-geometry svg:viewBox="0 0 21600 21600" draw:type="mso-spt202" draw:enhanced-path="M 0 0 L 21600 0 21600 21600 0 21600 0 0 Z N"/>
            </draw:custom-shape>
          </table:table-cell>
          <table:table-cell table:style-name="ce35" table:number-columns-repeated="6"/>
          <table:table-cell table:style-name="ce29"/>
          <table:table-cell table:number-columns-repeated="2"/>
          <table:table-cell table:style-name="ce491" office:value-type="string">
            <text:p>improve</text:p>
          </table:table-cell>
          <table:table-cell table:style-name="ce491" office:value-type="string">
            <text:p>fort</text:p>
          </table:table-cell>
          <table:table-cell table:style-name="ce491" office:value-type="string">
            <text:p>port</text:p>
          </table:table-cell>
          <table:table-cell table:style-name="ce497" office:value-type="string">
            <text:p>Road</text:p>
          </table:table-cell>
          <table:table-cell table:style-name="ce497" office:value-type="string">
            <text:p>Mountain</text:p>
          </table:table-cell>
          <table:table-cell table:style-name="ce503" office:value-type="string">
            <text:p>0703,0604,0605,0606,0607,0712,0813,2802,2902,3002,3102,2803,1804,1904,2004,2104,2304,2404,2504,2604,2704,2804,2904,3004,2205,2305,2006,2206,2306,2107,2207,2307,2407,2308,2408,2309,2409,2210,2310,2211,2311,2213,2313,2114,2214,2115,2215,2016,2116,2117,2217,2018,2118,2019,2219,2809,3107,2021,2121,2221,2321,1922,2022,2122,2222,2322,1523,1623,1723,1823,1923,2123,2423,1424,1425,1326,1327,4215,4428,4434,4435,4436,3421,3521,3621,3721,3821,3921,4021,4121,4221,3422,3522,3622,3722,3822,2832,3624,3724,3426,4026,4226,4027,4127,4227,3328,4028,4128,3329,3429,3929,4029,4129,3230,3330,3430,3530,3630,3730,3830,3930,4030</text:p>
          </table:table-cell>
          <table:table-cell table:style-name="ce506" office:value-type="string">
            <text:p>Mountains</text:p>
          </table:table-cell>
          <table:table-cell table:style-name="ce508"/>
          <table:table-cell table:number-columns-repeated="971"/>
        </table:table-row>
        <table:table-row table:style-name="ro15">
          <table:table-cell table:style-name="ce29"/>
          <table:table-cell table:style-name="ce58" office:value-type="string">
            <text:p>#</text:p>
          </table:table-cell>
          <table:table-cell table:style-name="ce89" office:value-type="string" table:number-columns-spanned="4" table:number-rows-spanned="1">
            <text:p>PC TYPE</text:p>
          </table:table-cell>
          <table:covered-table-cell table:number-columns-repeated="2" table:style-name="ce113"/>
          <table:covered-table-cell table:style-name="ce135"/>
          <table:table-cell table:style-name="ce145" office:value-type="string" table:number-columns-spanned="10" table:number-rows-spanned="1">
            <text:p><text:s/>NAME (5-17 characters)</text:p>
          </table:table-cell>
          <table:covered-table-cell table:number-columns-repeated="8" table:style-name="ce158"/>
          <table:covered-table-cell table:style-name="ce252"/>
          <table:table-cell table:style-name="ce210" office:value-type="string" table:number-columns-spanned="4" table:number-rows-spanned="1">
            <text:p>FIRST</text:p>
            <text:p>LOCATION</text:p>
          </table:table-cell>
          <table:covered-table-cell table:number-columns-repeated="2" table:style-name="ce279"/>
          <table:covered-table-cell table:style-name="ce293"/>
          <table:table-cell table:style-name="ce279" office:value-type="string" table:number-columns-spanned="4" table:number-rows-spanned="1">
            <text:p>IMPROVE</text:p>
            <text:p>TO</text:p>
          </table:table-cell>
          <table:covered-table-cell table:number-columns-repeated="2" table:style-name="ce229"/>
          <table:covered-table-cell table:style-name="ce336"/>
          <table:table-cell table:style-name="ce210" office:value-type="string" table:number-columns-spanned="4" table:number-rows-spanned="1">
            <text:p><text:s/>FORTIFY</text:p>
            <text:p>WITH</text:p>
          </table:table-cell>
          <table:covered-table-cell table:number-columns-repeated="2" table:style-name="ce229"/>
          <table:covered-table-cell table:style-name="ce241"/>
          <table:table-cell table:style-name="ce279" office:value-type="string" table:number-columns-spanned="4" table:number-rows-spanned="1">
            <text:p><text:s/>HARBOUR /</text:p>
            <text:p>PORT</text:p>
          </table:table-cell>
          <table:covered-table-cell table:number-columns-repeated="2" table:style-name="ce229"/>
          <table:covered-table-cell table:style-name="ce336"/>
          <table:table-cell table:style-name="ce210" office:value-type="string" table:number-columns-spanned="3" table:number-rows-spanned="1">
            <text:p>GOLD</text:p>
            <text:p>COST</text:p>
          </table:table-cell>
          <table:covered-table-cell table:style-name="ce229"/>
          <table:covered-table-cell table:style-name="ce241"/>
          <table:table-cell table:style-name="ce65" table:number-columns-repeated="7"/>
          <table:table-cell table:style-name="ce29"/>
          <table:table-cell table:number-columns-repeated="2"/>
          <table:table-cell table:style-name="ce491" table:formula="of:=IF([.U59]=&quot;City&quot;;8000;0)" office:value-type="float" office:value="0">
            <text:p>0</text:p>
          </table:table-cell>
          <table:table-cell table:style-name="ce491" table:formula="of:=IF([.Y59]=&quot;Castle&quot;;8000;IF(AND([.Y59]=&quot;Tower&quot;;SUM([.AW64:.AX64])&gt;1);1000;0))" office:value-type="float" office:value="0">
            <text:p>0</text:p>
          </table:table-cell>
          <table:table-cell table:style-name="ce491" table:formula="of:=IF([.AC59]=&quot;Port&quot;;2000;0)" office:value-type="float" office:value="0">
            <text:p>0</text:p>
          </table:table-cell>
          <table:table-cell table:style-name="ce491" table:formula="of:=IF([.Q59]=&quot;&quot;;0;IF(ISERROR(FIND([.Q59];[.$AY$56]));1;0))" office:value-type="float" office:value="0">
            <text:p>0</text:p>
          </table:table-cell>
          <table:table-cell table:style-name="ce501" table:formula="of:=IF([.Q59]=&quot;&quot;;0;IF(ISERROR(FIND([.Q59];[.$AY$57]));0;1))" office:value-type="float" office:value="0">
            <text:p>0</text:p>
          </table:table-cell>
          <table:table-cell table:style-name="ce488" table:formula="of:=VLOOKUP(1;[.$B$59:.$AG$68];6;0)" office:value-type="float" office:value="0">
            <text:p/>
          </table:table-cell>
          <table:table-cell table:style-name="ce485" table:formula="of:=VLOOKUP(1;[.$B$59:.$AG$68];16;0)" office:value-type="float" office:value="0">
            <text:p/>
          </table:table-cell>
          <table:table-cell table:style-name="ce485" table:formula="of:=VLOOKUP(1;[.$B$59:.$AG$68];20;0)" office:value-type="float" office:value="0">
            <text:p/>
          </table:table-cell>
          <table:table-cell table:style-name="ce485" table:formula="of:=VLOOKUP(1;[.$B$59:.$AG$68];24;0)" office:value-type="float" office:value="0">
            <text:p/>
          </table:table-cell>
          <table:table-cell table:style-name="ce485" table:formula="of:=VLOOKUP(1;[.$B$59:.$AG$68];28;0)" office:value-type="float" office:value="0">
            <text:p/>
          </table:table-cell>
          <table:table-cell table:style-name="ce485" table:formula="of:=VLOOKUP(1;[.$B$59:.$AG$68];32;0)" office:value-type="float" office:value="0">
            <text:p>0</text:p>
          </table:table-cell>
          <table:table-cell table:number-columns-repeated="968"/>
        </table:table-row>
        <table:table-row table:style-name="ro14">
          <table:table-cell table:style-name="ce29"/>
          <table:table-cell table:style-name="ce59" office:value-type="float" office:value="1">
            <text:p>1</text:p>
          </table:table-cell>
          <table:table-cell table:style-name="ce90" office:value-type="string" table:number-columns-spanned="4" table:number-rows-spanned="1">
            <text:p>Capital:</text:p>
          </table:table-cell>
          <table:covered-table-cell table:number-columns-repeated="2" table:style-name="ce114"/>
          <table:covered-table-cell table:style-name="ce136"/>
          <table:table-cell table:style-name="ce146" table:content-validation-name="val6" table:number-columns-spanned="10" table:number-rows-spanned="1"/>
          <table:covered-table-cell table:number-columns-repeated="8" table:style-name="ce159" table:content-validation-name="val6"/>
          <table:covered-table-cell table:style-name="ce253" table:content-validation-name="val6"/>
          <table:table-cell table:style-name="ce267" table:number-columns-spanned="4" table:number-rows-spanned="1"/>
          <table:covered-table-cell table:number-columns-repeated="2" table:style-name="ce280"/>
          <table:covered-table-cell table:style-name="ce294"/>
          <table:table-cell table:style-name="ce305" table:content-validation-name="val18" table:number-columns-spanned="4" table:number-rows-spanned="1"/>
          <table:covered-table-cell table:number-columns-repeated="2" table:style-name="ce321" table:content-validation-name="val18"/>
          <table:covered-table-cell table:style-name="ce337" table:content-validation-name="val18"/>
          <table:table-cell table:style-name="ce342" table:content-validation-name="val24" table:number-columns-spanned="4" table:number-rows-spanned="1"/>
          <table:covered-table-cell table:number-columns-repeated="2" table:style-name="ce321" table:content-validation-name="val24"/>
          <table:covered-table-cell table:style-name="ce356" table:content-validation-name="val24"/>
          <table:table-cell table:style-name="ce305" table:content-validation-name="val28" table:number-columns-spanned="4" table:number-rows-spanned="1"/>
          <table:covered-table-cell table:number-columns-repeated="2" table:style-name="ce321" table:content-validation-name="val28"/>
          <table:covered-table-cell table:style-name="ce337" table:content-validation-name="val28"/>
          <table:table-cell table:style-name="ce387" table:formula="of:=SUM([.AT58:.AV58])"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cap</text:p>
          </table:table-cell>
          <table:table-cell table:style-name="ce491" table:formula="of:=IF([.U60]=&quot;City&quot;;8000;0)" office:value-type="float" office:value="0">
            <text:p>0</text:p>
          </table:table-cell>
          <table:table-cell table:style-name="ce491" table:formula="of:=IF([.Y60]=&quot;Castle&quot;;8000;IF(AND([.Y60]=&quot;Fort&quot;;COUNTIF([.$Y$59:.$Y60];&quot;Fort&quot;)&gt;1);3000;IF(AND([.Y60]=&quot;Tower&quot;;COUNTIF([.$Y$59:.$Y60];&quot;Tower&quot;)&gt;[.$AX$62]);1000;0)))" office:value-type="float" office:value="0">
            <text:p>0</text:p>
          </table:table-cell>
          <table:table-cell table:style-name="ce491" table:formula="of:=IF([.AC60]=&quot;Port&quot;;2000;0)" office:value-type="float" office:value="0">
            <text:p>0</text:p>
          </table:table-cell>
          <table:table-cell table:style-name="ce491" table:formula="of:=IF([.Q60]=&quot;&quot;;0;IF(ISERROR(FIND([.Q60];[.$AY$56]));1;0))" office:value-type="float" office:value="0">
            <text:p>0</text:p>
          </table:table-cell>
          <table:table-cell table:style-name="ce501" table:formula="of:=IF([.Q60]=&quot;&quot;;0;IF(ISERROR(FIND([.Q60];[.$AY$57]));0;1))" office:value-type="float" office:value="0">
            <text:p>0</text:p>
          </table:table-cell>
          <table:table-cell table:style-name="ce488" table:formula="of:=VLOOKUP(2;[.$B$59:.$AG$68];6;0)" office:value-type="float" office:value="0">
            <text:p/>
          </table:table-cell>
          <table:table-cell table:style-name="ce485" table:formula="of:=VLOOKUP(2;[.$B$59:.$AG$68];16;0)" office:value-type="float" office:value="0">
            <text:p/>
          </table:table-cell>
          <table:table-cell table:style-name="ce485" table:formula="of:=VLOOKUP(2;[.$B$59:.$AG$68];20;0)" office:value-type="float" office:value="0">
            <text:p/>
          </table:table-cell>
          <table:table-cell table:style-name="ce485" table:formula="of:=VLOOKUP(2;[.$B$59:.$AG$68];24;0)" office:value-type="float" office:value="0">
            <text:p/>
          </table:table-cell>
          <table:table-cell table:style-name="ce485" table:formula="of:=VLOOKUP(2;[.$B$59:.$AG$68];28;0)" office:value-type="float" office:value="0">
            <text:p/>
          </table:table-cell>
          <table:table-cell table:style-name="ce485" table:formula="of:=VLOOKUP(2;[.$B$59:.$AG$68];32;0)" office:value-type="float" office:value="0">
            <text:p>0</text:p>
          </table:table-cell>
          <table:table-cell table:number-columns-repeated="968"/>
        </table:table-row>
        <table:table-row table:style-name="ro14">
          <table:table-cell table:style-name="ce29"/>
          <table:table-cell table:style-name="ce60" office:value-type="float" office:value="2">
            <text:p>2</text:p>
          </table:table-cell>
          <table:table-cell table:style-name="ce91" office:value-type="string" table:number-columns-spanned="4" table:number-rows-spanned="1">
            <text:p>Mjr Town:</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18" table:number-columns-spanned="4" table:number-rows-spanned="1"/>
          <table:covered-table-cell table:number-columns-repeated="2" table:style-name="ce322" table:content-validation-name="val18"/>
          <table:covered-table-cell table:style-name="ce338" table:content-validation-name="val18"/>
          <table:table-cell table:style-name="ce188" table:content-validation-name="val25" table:number-columns-spanned="4" table:number-rows-spanned="1"/>
          <table:covered-table-cell table:number-columns-repeated="2" table:style-name="ce322" table:content-validation-name="val25"/>
          <table:covered-table-cell table:style-name="ce357" table:content-validation-name="val25"/>
          <table:table-cell table:style-name="ce197" table:content-validation-name="val28" table:number-columns-spanned="4" table:number-rows-spanned="1"/>
          <table:covered-table-cell table:number-columns-repeated="2" table:style-name="ce322" table:content-validation-name="val28"/>
          <table:covered-table-cell table:style-name="ce338" table:content-validation-name="val28"/>
          <table:table-cell table:style-name="ce387" table:formula="of:=SUM([.AT59:.AV59])"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mtn</text:p>
          </table:table-cell>
          <table:table-cell table:style-name="ce491" table:formula="of:=IF([.U61]=&quot;Mjr Town&quot;;7000;0)" office:value-type="float" office:value="0">
            <text:p>0</text:p>
          </table:table-cell>
          <table:table-cell table:style-name="ce491" table:formula="of:=IF([.Y61]=&quot;Castle&quot;;8000;IF(AND([.Y61]=&quot;Fort&quot;;COUNTIF([.$Y$59:.$Y61];&quot;Fort&quot;)&gt;1);3000;IF(AND([.Y61]=&quot;Tower&quot;;COUNTIF([.$Y$59:.$Y61];&quot;Tower&quot;)&gt;[.$AX$62]);1000;0)))" office:value-type="float" office:value="0">
            <text:p>0</text:p>
          </table:table-cell>
          <table:table-cell table:style-name="ce491"/>
          <table:table-cell table:style-name="ce491" table:formula="of:=IF([.Q61]=&quot;&quot;;0;IF(ISERROR(FIND([.Q61];[.$AY$56]));1;0))" office:value-type="float" office:value="0">
            <text:p>0</text:p>
          </table:table-cell>
          <table:table-cell table:style-name="ce501" table:formula="of:=IF([.Q61]=&quot;&quot;;0;IF(ISERROR(FIND([.Q61];[.$AY$57]));0;1))" office:value-type="float" office:value="0">
            <text:p>0</text:p>
          </table:table-cell>
          <table:table-cell table:style-name="ce488" table:formula="of:=VLOOKUP(3;[.$B$59:.$AG$68];6;0)" office:value-type="float" office:value="0">
            <text:p/>
          </table:table-cell>
          <table:table-cell table:style-name="ce485" table:formula="of:=VLOOKUP(3;[.$B$59:.$AG$68];16;0)" office:value-type="float" office:value="0">
            <text:p/>
          </table:table-cell>
          <table:table-cell table:style-name="ce485" table:formula="of:=VLOOKUP(3;[.$B$59:.$AG$68];20;0)" office:value-type="float" office:value="0">
            <text:p/>
          </table:table-cell>
          <table:table-cell table:style-name="ce485" table:formula="of:=VLOOKUP(3;[.$B$59:.$AG$68];24;0)" office:value-type="float" office:value="0">
            <text:p/>
          </table:table-cell>
          <table:table-cell table:style-name="ce485" table:formula="of:=VLOOKUP(3;[.$B$59:.$AG$68];28;0)" office:value-type="float" office:value="0">
            <text:p/>
          </table:table-cell>
          <table:table-cell table:style-name="ce485" table:formula="of:=VLOOKUP(3;[.$B$59:.$AG$68];32;0)" office:value-type="float" office:value="0">
            <text:p>0</text:p>
          </table:table-cell>
          <table:table-cell table:number-columns-repeated="968"/>
        </table:table-row>
        <table:table-row table:style-name="ro14">
          <table:table-cell table:style-name="ce29"/>
          <table:table-cell table:style-name="ce60" office:value-type="float" office:value="3">
            <text:p>3</text:p>
          </table:table-cell>
          <table:table-cell table:style-name="ce91" office:value-type="string" table:number-columns-spanned="4" table:number-rows-spanned="1">
            <text:p>Town:</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19" table:number-columns-spanned="4" table:number-rows-spanned="1"/>
          <table:covered-table-cell table:number-columns-repeated="2" table:style-name="ce322" table:content-validation-name="val19"/>
          <table:covered-table-cell table:style-name="ce338" table:content-validation-name="val19"/>
          <table:table-cell table:style-name="ce188" table:content-validation-name="val25" table:number-columns-spanned="4" table:number-rows-spanned="1"/>
          <table:covered-table-cell table:number-columns-repeated="2" table:style-name="ce322" table:content-validation-name="val25"/>
          <table:covered-table-cell table:style-name="ce357" table:content-validation-name="val25"/>
          <table:table-cell table:style-name="ce197" table:content-validation-name="val29" table:number-columns-spanned="4" table:number-rows-spanned="1"/>
          <table:covered-table-cell table:number-columns-repeated="2" table:style-name="ce322" table:content-validation-name="val29"/>
          <table:covered-table-cell table:style-name="ce338" table:content-validation-name="val29"/>
          <table:table-cell table:style-name="ce387" table:formula="of:=SUM([.AT60:.AV60])"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twn</text:p>
          </table:table-cell>
          <table:table-cell table:style-name="ce491" table:formula="of:=IF(OR([.AW64]=0;[.AX64]=0);0;IF([.U62]=&quot;Town&quot;;5000;0))" office:value-type="float" office:value="0">
            <text:p>0</text:p>
          </table:table-cell>
          <table:table-cell table:style-name="ce491" table:formula="of:=IF([.Y62]=&quot;Castle&quot;;8000;IF(AND([.Y62]=&quot;Fort&quot;;COUNTIF([.$Y$59:.$Y62];&quot;Fort&quot;)&gt;1);3000;IF(AND([.Y62]=&quot;Tower&quot;;COUNTIF([.$Y$59:.$Y62];&quot;Tower&quot;)&gt;[.AX62]);1000;0)))" office:value-type="float" office:value="0">
            <text:p>0</text:p>
          </table:table-cell>
          <table:table-cell table:style-name="ce491"/>
          <table:table-cell table:style-name="ce491" table:formula="of:=IF([.U62]=&quot;&quot;;0;IF([.Q62]=&quot;&quot;;0;IF(ISERROR(FIND([.Q62];[.$AY$56]));1;0)))" office:value-type="float" office:value="0">
            <text:p>0</text:p>
          </table:table-cell>
          <table:table-cell table:style-name="ce501" table:formula="of:=IF([.U62]=&quot;&quot;;0;IF([.Q62]=&quot;&quot;;0;IF(ISERROR(FIND([.Q62];[.$AY$57]));0;1)))" office:value-type="float" office:value="0">
            <text:p>0</text:p>
          </table:table-cell>
          <table:table-cell table:style-name="ce488" table:formula="of:=VLOOKUP(4;[.$B$59:.$AG$68];6;0)" office:value-type="float" office:value="0">
            <text:p/>
          </table:table-cell>
          <table:table-cell table:style-name="ce485" table:formula="of:=VLOOKUP(4;[.$B$59:.$AG$68];16;0)" office:value-type="float" office:value="0">
            <text:p/>
          </table:table-cell>
          <table:table-cell table:style-name="ce485" table:formula="of:=VLOOKUP(4;[.$B$59:.$AG$68];20;0)" office:value-type="float" office:value="0">
            <text:p/>
          </table:table-cell>
          <table:table-cell table:style-name="ce485" table:formula="of:=VLOOKUP(4;[.$B$59:.$AG$68];24;0)" office:value-type="float" office:value="0">
            <text:p/>
          </table:table-cell>
          <table:table-cell table:style-name="ce485" table:formula="of:=VLOOKUP(4;[.$B$59:.$AG$68];28;0)" office:value-type="float" office:value="0">
            <text:p/>
          </table:table-cell>
          <table:table-cell table:style-name="ce485" table:formula="of:=VLOOKUP(4;[.$B$59:.$AG$68];32;0)" office:value-type="float" office:value="0">
            <text:p>0</text:p>
          </table:table-cell>
          <table:table-cell table:number-columns-repeated="968"/>
        </table:table-row>
        <table:table-row table:style-name="ro14">
          <table:table-cell table:style-name="ce29"/>
          <table:table-cell table:style-name="ce60" office:value-type="float" office:value="4">
            <text:p>4</text:p>
          </table:table-cell>
          <table:table-cell table:style-name="ce91" office:value-type="string" table:number-columns-spanned="4" table:number-rows-spanned="1">
            <text:p>Village:</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20" table:number-columns-spanned="4" table:number-rows-spanned="1"/>
          <table:covered-table-cell table:number-columns-repeated="2" table:style-name="ce322" table:content-validation-name="val20"/>
          <table:covered-table-cell table:style-name="ce338" table:content-validation-name="val20"/>
          <table:table-cell table:style-name="ce188" table:content-validation-name="val25" table:number-columns-spanned="4" table:number-rows-spanned="1"/>
          <table:covered-table-cell table:number-columns-repeated="2" table:style-name="ce322" table:content-validation-name="val25"/>
          <table:covered-table-cell table:style-name="ce357" table:content-validation-name="val25"/>
          <table:table-cell table:style-name="ce197" table:content-validation-name="val30" table:number-columns-spanned="4" table:number-rows-spanned="1"/>
          <table:covered-table-cell table:number-columns-repeated="2" table:style-name="ce322" table:content-validation-name="val30"/>
          <table:covered-table-cell table:style-name="ce338" table:content-validation-name="val30"/>
          <table:table-cell table:style-name="ce387" table:formula="of:=SUM([.AT61:.AV61])"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vil</text:p>
          </table:table-cell>
          <table:table-cell table:style-name="ce491" table:formula="of:=IF(AND(SUM([.AW64:.AX64])=1;[.U62]&lt;&gt;&quot;Town&quot;;[.U66]&lt;&gt;&quot;Town&quot;);0;IF(AND(SUM([.AW64:.AX64])=0;OR([.U62]&lt;&gt;&quot;Town&quot;;[.U66]&lt;&gt;&quot;Town&quot;));0;IF([.U63]=&quot;Village&quot;;4000;0)))" office:value-type="float" office:value="0">
            <text:p>0</text:p>
          </table:table-cell>
          <table:table-cell table:style-name="ce491" table:formula="of:=IF([.Y63]=&quot;Castle&quot;;8000;IF(AND([.Y63]=&quot;Fort&quot;;COUNTIF([.$Y$59:.$Y63];&quot;Fort&quot;)&gt;1);3000;IF(AND([.Y63]=&quot;Tower&quot;;COUNTIF([.$Y$59:.$Y63];&quot;Tower&quot;)&gt;[.AX62]);1000;0)))" office:value-type="float" office:value="0">
            <text:p>0</text:p>
          </table:table-cell>
          <table:table-cell table:style-name="ce491"/>
          <table:table-cell table:style-name="ce498" office:value-type="string">
            <text:p>tower=&gt;</text:p>
          </table:table-cell>
          <table:table-cell table:style-name="ce487" table:formula="of:=2-SUM([.AW64:.AX64])" office:value-type="float" office:value="2">
            <text:p>2</text:p>
          </table:table-cell>
          <table:table-cell table:style-name="ce488" table:formula="of:=VLOOKUP(5;[.$B$59:.$AG$68];6;0)" office:value-type="float" office:value="0">
            <text:p/>
          </table:table-cell>
          <table:table-cell table:style-name="ce485" table:formula="of:=VLOOKUP(5;[.$B$59:.$AG$68];16;0)" office:value-type="float" office:value="0">
            <text:p/>
          </table:table-cell>
          <table:table-cell table:style-name="ce485" table:formula="of:=VLOOKUP(5;[.$B$59:.$AG$68];20;0)" office:value-type="float" office:value="0">
            <text:p/>
          </table:table-cell>
          <table:table-cell table:style-name="ce485" table:formula="of:=VLOOKUP(5;[.$B$59:.$AG$68];24;0)" office:value-type="float" office:value="0">
            <text:p/>
          </table:table-cell>
          <table:table-cell table:style-name="ce485" table:formula="of:=VLOOKUP(5;[.$B$59:.$AG$68];28;0)" office:value-type="float" office:value="0">
            <text:p/>
          </table:table-cell>
          <table:table-cell table:style-name="ce485" table:formula="of:=VLOOKUP(5;[.$B$59:.$AG$68];32;0)" office:value-type="float" office:value="0">
            <text:p>0</text:p>
          </table:table-cell>
          <table:table-cell table:number-columns-repeated="968"/>
        </table:table-row>
        <table:table-row table:style-name="ro14">
          <table:table-cell table:style-name="ce29"/>
          <table:table-cell table:style-name="ce60" office:value-type="float" office:value="5">
            <text:p>5</text:p>
          </table:table-cell>
          <table:table-cell table:style-name="ce91" office:value-type="string" table:number-columns-spanned="4" table:number-rows-spanned="1">
            <text:p>Camp:</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21" table:number-columns-spanned="4" table:number-rows-spanned="1"/>
          <table:covered-table-cell table:number-columns-repeated="2" table:style-name="ce322" table:content-validation-name="val21"/>
          <table:covered-table-cell table:style-name="ce338" table:content-validation-name="val21"/>
          <table:table-cell table:style-name="ce188" table:content-validation-name="val25" table:number-columns-spanned="4" table:number-rows-spanned="1"/>
          <table:covered-table-cell table:number-columns-repeated="2" table:style-name="ce322" table:content-validation-name="val25"/>
          <table:covered-table-cell table:style-name="ce357" table:content-validation-name="val25"/>
          <table:table-cell table:style-name="ce367" table:number-columns-spanned="4" table:number-rows-spanned="1"/>
          <table:covered-table-cell table:number-columns-repeated="2" table:style-name="ce323"/>
          <table:covered-table-cell table:style-name="ce306"/>
          <table:table-cell table:style-name="ce387" table:formula="of:=SUM([.AT62:.AU62])"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cmp</text:p>
          </table:table-cell>
          <table:table-cell table:style-name="ce491" table:formula="of:=IF([.G64]&lt;&gt;&quot;&quot;;3000;0)" office:value-type="float" office:value="0">
            <text:p>0</text:p>
          </table:table-cell>
          <table:table-cell table:style-name="ce491" table:formula="of:=IF([.Y64]=&quot;Castle&quot;;8000;IF(AND([.Y64]=&quot;Fort&quot;;COUNTIF([.$Y$59:.$Y64];&quot;Fort&quot;)&gt;1);3000;IF(AND([.Y64]=&quot;Tower&quot;;COUNTIF([.$Y$59:.$Y64];&quot;Tower&quot;)&gt;[.AX62]);1000;0)))" office:value-type="float" office:value="0">
            <text:p>0</text:p>
          </table:table-cell>
          <table:table-cell table:style-name="ce491"/>
          <table:table-cell table:style-name="ce499" office:value-type="string">
            <text:p>ROAD</text:p>
          </table:table-cell>
          <table:table-cell table:style-name="ce502" office:value-type="string">
            <text:p>MNT</text:p>
          </table:table-cell>
          <table:table-cell table:style-name="ce488" table:formula="of:=IF(MAX([.$B$59:.$B$68])&lt;6;&quot;&quot;;VLOOKUP(6;[.$B$59:.$AG$68];6;0))">
            <text:p/>
          </table:table-cell>
          <table:table-cell table:style-name="ce485" table:formula="of:=IF(MAX([.$B$59:.$B$68])&lt;6;&quot;&quot;;VLOOKUP(6;[.$B$59:.$AG$68];16;0))">
            <text:p/>
          </table:table-cell>
          <table:table-cell table:style-name="ce485" table:formula="of:=IF(MAX([.$B$59:.$B$68])&lt;6;&quot;&quot;;VLOOKUP(6;[.$B$59:.$AG$68];20;0))">
            <text:p/>
          </table:table-cell>
          <table:table-cell table:style-name="ce485" table:formula="of:=IF(MAX([.$B$59:.$B$68])&lt;6;&quot;&quot;;VLOOKUP(6;[.$B$59:.$AG$68];24;0))">
            <text:p/>
          </table:table-cell>
          <table:table-cell table:style-name="ce485" table:formula="of:=IF(MAX([.$B$59:.$B$68])&lt;6;&quot;&quot;;VLOOKUP(6;[.$B$59:.$AG$68];28;0))">
            <text:p/>
          </table:table-cell>
          <table:table-cell table:style-name="ce485" table:formula="of:=IF(MAX([.$B$59:.$B$68])&lt;6;&quot;&quot;;VLOOKUP(6;[.$B$59:.$AG$68];32;0))">
            <text:p/>
          </table:table-cell>
          <table:table-cell table:style-name="ce485" table:formula="of:=IF(MAX([.$B$59:.$B$68])&lt;[.$BH63];&quot;&quot;;LEFT(VLOOKUP([.$BH63];[.$B$59:.$AG$68];2;0);3))">
            <text:p/>
          </table:table-cell>
          <table:table-cell table:style-name="ce485" table:formula="of:=IF(MAX([.$B$59:.$B$68])&lt;[.$BH63];&quot;&quot;;LEFT(VLOOKUP([.$BH63];[.$B$58:.$AS$67];44;0);3))">
            <text:p/>
          </table:table-cell>
          <table:table-cell table:style-name="ce485" table:formula="of:=IF(MAX([.$B$59:.$B$68])&lt;[.$BH63];&quot;&quot;;IF([.BF63]=&quot;ex&quot;;&quot;exC&quot;;CONCATENATE([.BF63];LEFT([.BE63];1))))">
            <text:p/>
          </table:table-cell>
          <table:table-cell table:style-name="ce485" office:value-type="float" office:value="6">
            <text:p>6</text:p>
          </table:table-cell>
          <table:table-cell table:number-columns-repeated="964"/>
        </table:table-row>
        <table:table-row table:style-name="ro14">
          <table:table-cell table:style-name="ce29"/>
          <table:table-cell table:style-name="ce60" table:formula="of:=IF([.G64]&lt;&gt;&quot;&quot;;6;&quot;&quot;)">
            <text:p/>
          </table:table-cell>
          <table:table-cell table:style-name="ce91" table:formula="of:=IF([.G64]&lt;&gt;&quot;&quot;;&quot;Camp(+):&quot;;&quot;Camp(?):&quot;)" office:value-type="string" office:string-value="Camp(?):" table:number-columns-spanned="4" table:number-rows-spanned="1">
            <office:annotation draw:style-name="gr4" draw:text-style-name="P6" svg:width="1.6752in" svg:height="0.5898in" svg:x="1.1827in" svg:y="13.0453in" draw:caption-point-x="-0.1685in" draw:caption-point-y="0.1142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5"/>
          <table:covered-table-cell table:style-name="ce137"/>
          <table:table-cell table:style-name="ce148" table:number-columns-spanned="10" table:number-rows-spanned="1"/>
          <table:covered-table-cell table:number-columns-repeated="8" table:style-name="ce161"/>
          <table:covered-table-cell table:style-name="ce255"/>
          <table:table-cell table:style-name="ce269" table:content-validation-name="val16" table:number-columns-spanned="4" table:number-rows-spanned="1"/>
          <table:covered-table-cell table:number-columns-repeated="2" table:style-name="ce282" table:content-validation-name="val16"/>
          <table:covered-table-cell table:style-name="ce296" table:content-validation-name="val16"/>
          <table:table-cell table:style-name="ce306" table:number-columns-spanned="4" table:number-rows-spanned="1"/>
          <table:covered-table-cell table:number-columns-repeated="2" table:style-name="ce323"/>
          <table:covered-table-cell table:style-name="ce306"/>
          <table:table-cell table:style-name="ce343" table:content-validation-name="val26" table:number-columns-spanned="4" table:number-rows-spanned="1"/>
          <table:covered-table-cell table:number-columns-repeated="3" table:style-name="ce347" table:content-validation-name="val26"/>
          <table:table-cell table:style-name="ce367" table:number-columns-spanned="4" table:number-rows-spanned="1"/>
          <table:covered-table-cell table:number-columns-repeated="2" table:style-name="ce323"/>
          <table:covered-table-cell table:style-name="ce306"/>
          <table:table-cell table:style-name="ce388" table:formula="of:=SUM([.AT63:.AU63])" office:value-type="float" office:value="0" table:number-columns-spanned="3" table:number-rows-spanned="1">
            <text:p>0</text:p>
          </table:table-cell>
          <table:covered-table-cell table:style-name="ce396"/>
          <table:covered-table-cell table:style-name="ce407"/>
          <table:table-cell table:style-name="ce65" table:number-columns-repeated="7"/>
          <table:table-cell table:style-name="ce29"/>
          <table:table-cell/>
          <table:table-cell office:value-type="string">
            <text:p>ex</text:p>
          </table:table-cell>
          <table:table-cell table:style-name="ce491" table:formula="of:=IF([.G65]&lt;&gt;&quot;&quot;;3000;0)" office:value-type="float" office:value="0">
            <text:p>0</text:p>
          </table:table-cell>
          <table:table-cell table:style-name="ce491" table:formula="of:=IF([.Y65]=&quot;Castle&quot;;8000;IF(AND([.Y65]=&quot;Fort&quot;;COUNTIF([.$Y$59:.$Y65];&quot;Fort&quot;)&gt;1);3000;IF(AND([.Y65]=&quot;Tower&quot;;COUNTIF([.$Y$59:.$Y65];&quot;Tower&quot;)&gt;[.AX62]);1000;0)))" office:value-type="float" office:value="0">
            <text:p>0</text:p>
          </table:table-cell>
          <table:table-cell table:style-name="ce491"/>
          <table:table-cell table:style-name="ce500" table:formula="of:=IF(SUM([.AW58:.AW61];[.AW65])&gt;0;1;0)" office:value-type="float" office:value="0">
            <text:p>0</text:p>
          </table:table-cell>
          <table:table-cell table:style-name="ce500" table:formula="of:=IF(SUM([.AX58:.AX61];[.AX65])&gt;0;1;0)" office:value-type="float" office:value="0">
            <text:p>0</text:p>
          </table:table-cell>
          <table:table-cell table:style-name="ce488" table:formula="of:=IF(MAX([.$B$59:.$B$68])&lt;7;&quot;&quot;;VLOOKUP(7;[.$B$59:.$AG$68];6;0))">
            <text:p/>
          </table:table-cell>
          <table:table-cell table:style-name="ce485" table:formula="of:=IF(MAX([.$B$59:.$B$68])&lt;7;&quot;&quot;;VLOOKUP(7;[.$B$59:.$AG$68];16;0))">
            <text:p/>
          </table:table-cell>
          <table:table-cell table:style-name="ce485" table:formula="of:=IF(MAX([.$B$59:.$B$68])&lt;7;&quot;&quot;;VLOOKUP(7;[.$B$59:.$AG$68];20;0))">
            <text:p/>
          </table:table-cell>
          <table:table-cell table:style-name="ce485" table:formula="of:=IF(MAX([.$B$59:.$B$68])&lt;7;&quot;&quot;;VLOOKUP(7;[.$B$59:.$AG$68];24;0))">
            <text:p/>
          </table:table-cell>
          <table:table-cell table:style-name="ce485" table:formula="of:=IF(MAX([.$B$59:.$B$68])&lt;7;&quot;&quot;;VLOOKUP(7;[.$B$59:.$AG$68];28;0))">
            <text:p/>
          </table:table-cell>
          <table:table-cell table:style-name="ce485" table:formula="of:=IF(MAX([.$B$59:.$B$68])&lt;7;&quot;&quot;;VLOOKUP(7;[.$B$59:.$AG$68];32;0))">
            <text:p/>
          </table:table-cell>
          <table:table-cell table:style-name="ce485" table:formula="of:=IF(MAX([.$B$59:.$B$68])&lt;[.$BH64];&quot;&quot;;LEFT(VLOOKUP([.$BH64];[.$B$59:.$AG$68];2;0);3))">
            <text:p/>
          </table:table-cell>
          <table:table-cell table:style-name="ce485" table:formula="of:=IF(MAX([.$B$59:.$B$68])&lt;[.$BH64];&quot;&quot;;LEFT(VLOOKUP([.$BH64];[.$B$58:.$AS$67];44;0);3))">
            <text:p/>
          </table:table-cell>
          <table:table-cell table:style-name="ce485" table:formula="of:=IF(MAX([.$B$59:.$B$68])&lt;[.$BH64];&quot;&quot;;IF([.BF64]=&quot;ex&quot;;&quot;exC&quot;;CONCATENATE([.BF64];LEFT([.BE64];1))))">
            <text:p/>
          </table:table-cell>
          <table:table-cell table:style-name="ce485" office:value-type="float" office:value="7">
            <text:p>7</text:p>
          </table:table-cell>
          <table:table-cell table:number-columns-repeated="964"/>
        </table:table-row>
        <table:table-row table:style-name="ro14">
          <table:table-cell table:style-name="ce29"/>
          <table:table-cell table:style-name="ce61" table:formula="of:=IF([.G65]&lt;&gt;&quot;&quot;;MAX([.B$59:.B64])+1;&quot;&quot;)">
            <text:p/>
          </table:table-cell>
          <table:table-cell table:style-name="ce92" table:formula="of:=IF([.G65]&lt;&gt;&quot;&quot;;&quot;Camp(+):&quot;;&quot;Camp(?):&quot;)" office:value-type="string" office:string-value="Camp(?):" table:number-columns-spanned="4" table:number-rows-spanned="1">
            <office:annotation draw:style-name="gr4" draw:text-style-name="P6" svg:width="1.6752in" svg:height="0.585in" svg:x="1.1827in" svg:y="13.2303in" draw:caption-point-x="-0.1685in" draw:caption-point-y="0.1142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6"/>
          <table:covered-table-cell table:style-name="ce138"/>
          <table:table-cell table:style-name="ce149" table:number-columns-spanned="10" table:number-rows-spanned="1"/>
          <table:covered-table-cell table:number-columns-repeated="8" table:style-name="ce162"/>
          <table:covered-table-cell table:style-name="ce256"/>
          <table:table-cell table:style-name="ce269" table:content-validation-name="val16" table:number-columns-spanned="4" table:number-rows-spanned="1"/>
          <table:covered-table-cell table:number-columns-repeated="2" table:style-name="ce282" table:content-validation-name="val16"/>
          <table:covered-table-cell table:style-name="ce296" table:content-validation-name="val16"/>
          <table:table-cell table:style-name="ce307" table:number-columns-spanned="4" table:number-rows-spanned="1"/>
          <table:covered-table-cell table:number-columns-repeated="2" table:style-name="ce324"/>
          <table:covered-table-cell table:style-name="ce307"/>
          <table:table-cell table:style-name="ce344" table:content-validation-name="val26" table:number-columns-spanned="4" table:number-rows-spanned="1"/>
          <table:covered-table-cell table:number-columns-repeated="3" table:style-name="ce348" table:content-validation-name="val26"/>
          <table:table-cell table:style-name="ce368" table:number-columns-spanned="4" table:number-rows-spanned="1"/>
          <table:covered-table-cell table:number-columns-repeated="2" table:style-name="ce324"/>
          <table:covered-table-cell table:style-name="ce307"/>
          <table:table-cell table:style-name="ce389" table:formula="of:=SUM([.AT64:.AU64])" office:value-type="float" office:value="0" table:number-columns-spanned="3" table:number-rows-spanned="1">
            <text:p>0</text:p>
          </table:table-cell>
          <table:covered-table-cell table:style-name="ce397"/>
          <table:covered-table-cell table:style-name="ce408"/>
          <table:table-cell table:style-name="ce65" table:number-columns-repeated="7"/>
          <table:table-cell table:style-name="ce29"/>
          <table:table-cell/>
          <table:table-cell office:value-type="string">
            <text:p>ex</text:p>
          </table:table-cell>
          <table:table-cell table:style-name="ce491" table:formula="of:=IF([.U66]=&quot;City&quot;;8000;IF([.U66]=&quot;Mjr Town&quot;;7000;IF(AND(SUM([.AW64:.AX64])=0;[.U66]=&quot;Town&quot;);0;IF(AND(SUM([.AW64:.AX64])&gt;0;[.U66]=&quot;Town&quot;);5000;IF(AND(SUM([.AW64:.AX64])=0;OR([.U62]&lt;&gt;&quot;Town&quot;;[.U63]&lt;&gt;&quot;Village&quot;));0;IF([.U66]=&quot;Village&quot;;4000;0))))))" office:value-type="float" office:value="0">
            <text:p>0</text:p>
          </table:table-cell>
          <table:table-cell table:style-name="ce491" table:formula="of:=IF([.Y66]=&quot;Castle&quot;;8000;IF(AND([.Y66]=&quot;Fort&quot;;COUNTIF([.$Y$59:.$Y66];&quot;Fort&quot;)&gt;1);3000;IF(AND([.Y66]=&quot;Tower&quot;;COUNTIF([.$Y$59:.$Y66];&quot;Tower&quot;)&gt;[.AX62]);1000;0)))" office:value-type="float" office:value="0">
            <text:p>0</text:p>
          </table:table-cell>
          <table:table-cell table:style-name="ce491" table:formula="of:=IF([.AC66]=&quot;Port&quot;;2000;0)" office:value-type="float" office:value="0">
            <text:p>0</text:p>
          </table:table-cell>
          <table:table-cell table:style-name="ce491" table:formula="of:=IF([.Q66]=&quot;&quot;;0;IF(AND([.C66]&lt;&gt;&quot;Mjr Town:&quot;;[.C66]&lt;&gt;&quot;Town:&quot;;[.U66]&lt;&gt;&quot;City&quot;;[.U66]&lt;&gt;&quot;Mjr Town&quot;;[.U66]&lt;&gt;&quot;Town&quot;);0;IF(ISERROR(FIND([.Q66];[.$AY$56]));1;0)))" office:value-type="float" office:value="0">
            <text:p>0</text:p>
          </table:table-cell>
          <table:table-cell table:style-name="ce491" table:formula="of:=IF([.Q66]=&quot;&quot;;0;IF(AND([.C66]&lt;&gt;&quot;Mjr Town&quot;;[.C66]&lt;&gt;&quot;Town&quot;;[.U66]&lt;&gt;&quot;City&quot;;[.U66]&lt;&gt;&quot;Mjr Town&quot;;[.U66]&lt;&gt;&quot;Town&quot;);0;IF(ISERROR(FIND([.Q66];[.$AY$57]));0;1)))" office:value-type="float" office:value="0">
            <text:p>0</text:p>
          </table:table-cell>
          <table:table-cell table:style-name="ce488" table:formula="of:=IF(MAX([.$B$59:.$B$68])&lt;8;&quot;&quot;;VLOOKUP(8;[.$B$59:.$AG$68];6;0))">
            <text:p/>
          </table:table-cell>
          <table:table-cell table:style-name="ce485" table:formula="of:=IF(MAX([.$B$59:.$B$68])&lt;8;&quot;&quot;;VLOOKUP(8;[.$B$59:.$AG$68];16;0))">
            <text:p/>
          </table:table-cell>
          <table:table-cell table:style-name="ce485" table:formula="of:=IF(MAX([.$B$59:.$B$68])&lt;8;&quot;&quot;;VLOOKUP(8;[.$B$59:.$AG$68];20;0))">
            <text:p/>
          </table:table-cell>
          <table:table-cell table:style-name="ce485" table:formula="of:=IF(MAX([.$B$59:.$B$68])&lt;8;&quot;&quot;;VLOOKUP(8;[.$B$59:.$AG$68];24;0))">
            <text:p/>
          </table:table-cell>
          <table:table-cell table:style-name="ce485" table:formula="of:=IF(MAX([.$B$59:.$B$68])&lt;8;&quot;&quot;;VLOOKUP(8;[.$B$59:.$AG$68];28;0))">
            <text:p/>
          </table:table-cell>
          <table:table-cell table:style-name="ce485" table:formula="of:=IF(MAX([.$B$59:.$B$68])&lt;8;&quot;&quot;;VLOOKUP(8;[.$B$59:.$AG$68];32;0))">
            <text:p/>
          </table:table-cell>
          <table:table-cell table:style-name="ce485" table:formula="of:=IF(MAX([.$B$59:.$B$68])&lt;[.$BH65];&quot;&quot;;LEFT(VLOOKUP([.$BH65];[.$B$59:.$AG$68];2;0);3))">
            <text:p/>
          </table:table-cell>
          <table:table-cell table:style-name="ce485" table:formula="of:=IF(MAX([.$B$59:.$B$68])&lt;[.$BH65];&quot;&quot;;LEFT(VLOOKUP([.$BH65];[.$B$58:.$AS$67];44;0);3))">
            <text:p/>
          </table:table-cell>
          <table:table-cell table:style-name="ce485" table:formula="of:=IF(MAX([.$B$59:.$B$68])&lt;[.$BH65];&quot;&quot;;IF([.BF65]=&quot;ex&quot;;&quot;exC&quot;;CONCATENATE([.BF65];LEFT([.BE65];1))))">
            <text:p/>
          </table:table-cell>
          <table:table-cell table:style-name="ce485" office:value-type="float" office:value="8">
            <text:p>8</text:p>
          </table:table-cell>
          <table:table-cell table:number-columns-repeated="964"/>
        </table:table-row>
        <table:table-row table:style-name="ro14">
          <table:table-cell table:style-name="ce29"/>
          <table:table-cell table:style-name="ce60" table:formula="of:=IF([.G66]&lt;&gt;&quot;&quot;;MAX([.B$59:.B65])+1;&quot;&quot;)">
            <text:p/>
          </table:table-cell>
          <table:table-cell table:style-name="ce91" table:formula="of:=IF([.$AJ$25]=&quot;&quot;;&quot;(N/A)&quot;;VLOOKUP([.$AJ$25];[.$AV$14:.$AX$36];3))" office:value-type="string" office:string-value="(N/A)" table:number-columns-spanned="4" table:number-rows-spanned="1">
            <text:p>(N/A)</text:p>
          </table:table-cell>
          <table:covered-table-cell table:number-columns-repeated="2" table:style-name="ce115"/>
          <table:covered-table-cell table:style-name="ce137"/>
          <table:table-cell table:style-name="ce150" table:number-columns-spanned="10" table:number-rows-spanned="1"/>
          <table:covered-table-cell table:number-columns-repeated="8" table:style-name="ce163"/>
          <table:covered-table-cell table:style-name="ce257"/>
          <table:table-cell table:style-name="ce270" table:content-validation-name="val16" table:number-columns-spanned="4" table:number-rows-spanned="1"/>
          <table:covered-table-cell table:number-columns-repeated="2" table:style-name="ce283" table:content-validation-name="val16"/>
          <table:covered-table-cell table:style-name="ce297" table:content-validation-name="val16"/>
          <table:table-cell table:style-name="ce308" table:content-validation-name="val22" table:number-columns-spanned="4" table:number-rows-spanned="1"/>
          <table:covered-table-cell table:number-columns-repeated="2" table:style-name="ce325" table:content-validation-name="val22"/>
          <table:covered-table-cell table:style-name="ce339" table:content-validation-name="val22"/>
          <table:table-cell table:style-name="ce345" table:content-validation-name="val27" table:number-columns-spanned="4" table:number-rows-spanned="1"/>
          <table:covered-table-cell table:number-columns-repeated="2" table:style-name="ce349" table:content-validation-name="val27"/>
          <table:covered-table-cell table:style-name="ce358" table:content-validation-name="val27"/>
          <table:table-cell table:style-name="ce369" table:content-validation-name="val31" table:number-columns-spanned="4" table:number-rows-spanned="1"/>
          <table:covered-table-cell table:number-columns-repeated="2" table:style-name="ce378" table:content-validation-name="val31"/>
          <table:covered-table-cell table:style-name="ce384" table:content-validation-name="val31"/>
          <table:table-cell table:style-name="ce390" table:formula="of:=SUM([.AT65:.AV65])" office:value-type="float" office:value="0" table:number-columns-spanned="3" table:number-rows-spanned="1">
            <text:p>0</text:p>
          </table:table-cell>
          <table:covered-table-cell table:style-name="ce398"/>
          <table:covered-table-cell table:style-name="ce409"/>
          <table:table-cell table:style-name="ce65" table:number-columns-repeated="7"/>
          <table:table-cell table:style-name="ce29"/>
          <table:table-cell/>
          <table:table-cell office:value-type="string">
            <text:p>rg</text:p>
          </table:table-cell>
          <table:table-cell table:number-columns-repeated="979"/>
        </table:table-row>
        <table:table-row table:style-name="ro2">
          <table:table-cell table:style-name="ce29"/>
          <table:table-cell table:style-name="ce62"/>
          <table:table-cell table:style-name="ce93"/>
          <table:table-cell table:style-name="ce117" table:formula="of:=IF(OR([.AW64]=0;[.AX64]=0);CONCATENATE(&quot;You may improve &quot;;IF([.AW64]=0;1;0)+IF([.AX64]=0;1;0);&quot; PC&quot;;IF(AND([.AW64]=0;[.AX64]=0);&quot;'s&quot;;&quot;&quot;);&quot;, (either Camp to Village, or Village to Town) for free.&quot;);&quot;&quot;)" office:value-type="string" office:string-value="You may improve 2 PC's, (either Camp to Village, or Village to Town) for free.">
            <text:p>You may improve 2 PC's, (either Camp to Village, or Village to Town) for free.</text:p>
          </table:table-cell>
          <table:table-cell table:style-name="ce117" table:number-columns-repeated="27"/>
          <table:table-cell table:style-name="ce385"/>
          <table:table-cell table:style-name="ce391" table:number-columns-spanned="3" table:number-rows-spanned="1"/>
          <table:covered-table-cell table:style-name="ce399"/>
          <table:covered-table-cell table:style-name="ce410"/>
          <table:table-cell table:style-name="ce65" table:number-columns-repeated="7"/>
          <table:table-cell table:style-name="ce29"/>
          <table:table-cell table:number-columns-repeated="981"/>
        </table:table-row>
        <table:table-row table:style-name="ro2" table:visibility="collapse">
          <table:table-cell table:style-name="ce29"/>
          <table:table-cell table:style-name="ce63"/>
          <table:table-cell table:style-name="ce94" table:number-columns-spanned="4" table:number-rows-spanned="1"/>
          <table:covered-table-cell table:number-columns-repeated="3" table:style-name="ce94"/>
          <table:table-cell table:style-name="ce151" table:number-columns-spanned="10" table:number-rows-spanned="1"/>
          <table:covered-table-cell table:number-columns-repeated="9" table:style-name="ce164"/>
          <table:table-cell table:style-name="ce271" table:number-columns-spanned="4" table:number-rows-spanned="1"/>
          <table:covered-table-cell table:number-columns-repeated="3" table:style-name="ce284"/>
          <table:table-cell table:style-name="ce309" table:number-columns-spanned="4" table:number-rows-spanned="1"/>
          <table:covered-table-cell table:number-columns-repeated="3" table:style-name="ce326"/>
          <table:table-cell table:style-name="ce309" table:number-columns-spanned="4" table:number-rows-spanned="1"/>
          <table:covered-table-cell table:number-columns-repeated="3" table:style-name="ce326"/>
          <table:table-cell table:style-name="ce309" table:number-columns-spanned="4" table:number-rows-spanned="1"/>
          <table:covered-table-cell table:number-columns-repeated="3" table:style-name="ce326"/>
          <table:table-cell table:style-name="ce392" table:number-columns-spanned="3" table:number-rows-spanned="1"/>
          <table:covered-table-cell table:number-columns-repeated="2" table:style-name="ce400"/>
          <table:table-cell table:style-name="ce65" table:number-columns-repeated="7"/>
          <table:table-cell table:style-name="ce29"/>
          <table:table-cell table:number-columns-repeated="981"/>
        </table:table-row>
        <table:table-row table:style-name="ro14">
          <table:table-cell table:style-name="ce29"/>
          <table:table-cell table:style-name="ce64"/>
          <table:table-cell table:style-name="ce95"/>
          <table:table-cell table:style-name="ce118" table:formula="of:=IF(SUM([.AW64:.AX64])&lt;2;CONCATENATE(&quot;You get &quot;;IF(SUM([.AW64:.AX64])=1;1;2);&quot; bonus tower&quot;;IF(SUM([.AW64:.AX64])=1;&quot;&quot;;&quot;s&quot;);&quot; for free.&quot;);&quot;&quot;)" office:value-type="string" office:string-value="You get 2 bonus towers for free.">
            <text:p>You get 2 bonus towers for free.</text:p>
          </table:table-cell>
          <table:table-cell table:style-name="ce126"/>
          <table:table-cell table:style-name="ce95" table:number-columns-repeated="20"/>
          <table:table-cell table:style-name="ce350"/>
          <table:table-cell table:style-name="ce353" table:number-columns-repeated="4"/>
          <table:table-cell table:style-name="ce381" table:formula="of:=CONCATENATE(&quot;TOTAL COST: (&quot;;TEXT([.AU56];&quot;0,000&quot;);&quot; Limit)&quot;)" office:value-type="string" office:string-value="TOTAL COST: (8,000 Limit)">
            <text:p>TOTAL COST: (8,000 Limit)</text:p>
          </table:table-cell>
          <table:table-cell table:style-name="ce95">
            <draw:custom-shape table:end-cell-address="'Nation Worksheet'.AF69" table:end-x="0.165in" table:end-y="0.1449in" draw:z-index="3" draw:name="AutoShape 5" draw:style-name="gr3" draw:text-style-name="P5" svg:width="0.1642in" svg:height="0.0929in" svg:x="0.0008in" svg:y="0.052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393" table:formula="of:=SUM([.AG59:.AG68])" office:value-type="float" office:value="0" table:number-columns-spanned="3" table:number-rows-spanned="1">
            <text:p>0</text:p>
          </table:table-cell>
          <table:covered-table-cell table:style-name="ce401"/>
          <table:covered-table-cell table:style-name="ce411"/>
          <table:table-cell table:style-name="ce65" table:number-columns-repeated="7"/>
          <table:table-cell table:style-name="ce29"/>
          <table:table-cell table:number-columns-repeated="981"/>
        </table:table-row>
        <table:table-row table:style-name="ro2">
          <table:table-cell table:style-name="ce29"/>
          <table:table-cell table:style-name="ce65" table:number-columns-repeated="41"/>
          <table:table-cell table:style-name="ce29"/>
          <table:table-cell table:number-columns-repeated="2"/>
          <table:table-cell table:style-name="ce488" table:formula="of:=CONCATENATE([.AC73];&quot;,&quot;;[.AC74];&quot;,&quot;;[.AC75];&quot;,&quot;;[.AC76];&quot;,&quot;;[.AC77];&quot;,&quot;;[.AC78];&quot;,&quot;;[.AC79];&quot;,&quot;;[.AC80])" office:value-type="string" office:string-value=",,,,,,,">
            <text:p>,,,,,,,</text:p>
          </table:table-cell>
          <table:table-cell table:style-name="ce488" table:formula="of:=IF(ISERROR(FIND(&quot;Port&quot;;[.AT70]));0;3000)+IF(ISERROR(FIND(&quot;Harbour&quot;;[.AT70]));0;1000)+8000" office:value-type="float" office:value="8000">
            <text:p>8000</text:p>
          </table:table-cell>
          <table:table-cell table:number-columns-repeated="977"/>
        </table:table-row>
        <table:table-row table:style-name="ro17">
          <table:table-cell table:style-name="ce29"/>
          <table:table-cell table:style-name="ce57" office:value-type="string">
            <text:p>SECOND LOCATION CHOICE:</text:p>
          </table:table-cell>
          <table:table-cell table:style-name="ce35" table:number-columns-repeated="12"/>
          <table:table-cell table:style-name="ce93"/>
          <table:table-cell table:style-name="ce240" table:formula="of:=[.Q73]" office:value-type="float" office:value="0">
            <text:p>0</text:p>
          </table:table-cell>
          <table:table-cell table:style-name="ce35"/>
          <table:table-cell table:style-name="ce95"/>
          <table:table-cell table:style-name="ce118"/>
          <table:table-cell table:style-name="ce95" table:number-columns-repeated="15"/>
          <table:table-cell table:style-name="ce405" table:formula="of:=CONCATENATE(IF([.AW78]=0;&quot;Road PC Bonus&quot;;&quot;&quot;);IF(AND([.AW78]=0;[.AX78]=0);&quot;,   &quot;;&quot;&quot;);IF([.AX78]=0;&quot;Non-Mountain PC Bonus&quot;;&quot;&quot;))" office:value-type="string" office:string-value="Road PC Bonus,   Non-Mountain PC Bonus">
            <text:p>Road PC Bonus, <text:s text:c="2"/>Non-Mountain PC Bonus</text:p>
          </table:table-cell>
          <table:table-cell table:style-name="ce65" table:number-columns-repeated="7"/>
          <table:table-cell table:style-name="ce29"/>
          <table:table-cell table:number-columns-repeated="2"/>
          <table:table-cell table:style-name="ce491" office:value-type="string">
            <text:p>improve</text:p>
          </table:table-cell>
          <table:table-cell table:style-name="ce491" office:value-type="string">
            <text:p>fort</text:p>
          </table:table-cell>
          <table:table-cell table:style-name="ce491" office:value-type="string">
            <text:p>port</text:p>
          </table:table-cell>
          <table:table-cell table:style-name="ce497" office:value-type="string">
            <text:p>Road</text:p>
          </table:table-cell>
          <table:table-cell table:style-name="ce497" office:value-type="string">
            <text:p>Mountain</text:p>
          </table:table-cell>
          <table:table-cell table:number-columns-repeated="974"/>
        </table:table-row>
        <table:table-row table:style-name="ro15">
          <table:table-cell table:style-name="ce29"/>
          <table:table-cell table:style-name="ce58" office:value-type="string">
            <text:p>#</text:p>
          </table:table-cell>
          <table:table-cell table:style-name="ce89" office:value-type="string" table:number-columns-spanned="4" table:number-rows-spanned="1">
            <text:p>PC TYPE</text:p>
          </table:table-cell>
          <table:covered-table-cell table:number-columns-repeated="2" table:style-name="ce113"/>
          <table:covered-table-cell table:style-name="ce135"/>
          <table:table-cell table:style-name="ce145" office:value-type="string" table:number-columns-spanned="10" table:number-rows-spanned="1">
            <text:p><text:s/>NAME (5-17 characters)</text:p>
          </table:table-cell>
          <table:covered-table-cell table:number-columns-repeated="8" table:style-name="ce158"/>
          <table:covered-table-cell table:style-name="ce252"/>
          <table:table-cell table:style-name="ce210" office:value-type="string" table:number-columns-spanned="4" table:number-rows-spanned="1">
            <text:p>FIRST</text:p>
            <text:p>LOCATION</text:p>
          </table:table-cell>
          <table:covered-table-cell table:number-columns-repeated="2" table:style-name="ce279"/>
          <table:covered-table-cell table:style-name="ce293"/>
          <table:table-cell table:style-name="ce279" office:value-type="string" table:number-columns-spanned="4" table:number-rows-spanned="1">
            <text:p>IMPROVE</text:p>
            <text:p>TO</text:p>
          </table:table-cell>
          <table:covered-table-cell table:number-columns-repeated="2" table:style-name="ce229"/>
          <table:covered-table-cell table:style-name="ce336"/>
          <table:table-cell table:style-name="ce210" office:value-type="string" table:number-columns-spanned="4" table:number-rows-spanned="1">
            <text:p><text:s/>FORTIFY</text:p>
            <text:p>WITH</text:p>
          </table:table-cell>
          <table:covered-table-cell table:number-columns-repeated="2" table:style-name="ce229"/>
          <table:covered-table-cell table:style-name="ce241"/>
          <table:table-cell table:style-name="ce279" office:value-type="string" table:number-columns-spanned="4" table:number-rows-spanned="1">
            <text:p><text:s/>HARBOUR /</text:p>
            <text:p>PORT</text:p>
          </table:table-cell>
          <table:covered-table-cell table:number-columns-repeated="2" table:style-name="ce229"/>
          <table:covered-table-cell table:style-name="ce336"/>
          <table:table-cell table:style-name="ce210" office:value-type="string" table:number-columns-spanned="3" table:number-rows-spanned="1">
            <text:p>GOLD</text:p>
            <text:p>COST</text:p>
          </table:table-cell>
          <table:covered-table-cell table:style-name="ce229"/>
          <table:covered-table-cell table:style-name="ce241"/>
          <table:table-cell table:style-name="ce65" table:number-columns-repeated="7"/>
          <table:table-cell table:style-name="ce29"/>
          <table:table-cell table:number-columns-repeated="2"/>
          <table:table-cell table:style-name="ce491" table:formula="of:=IF([.U73]=&quot;City&quot;;8000;0)" office:value-type="float" office:value="0">
            <text:p>0</text:p>
          </table:table-cell>
          <table:table-cell table:style-name="ce491" table:formula="of:=IF([.Y73]=&quot;Castle&quot;;8000;IF(AND([.Y73]=&quot;Tower&quot;;SUM([.AW78:.AX78])&gt;1);1000;0))" office:value-type="float" office:value="0">
            <text:p>0</text:p>
          </table:table-cell>
          <table:table-cell table:style-name="ce491" table:formula="of:=IF([.AC73]=&quot;Port&quot;;2000;0)" office:value-type="float" office:value="0">
            <text:p>0</text:p>
          </table:table-cell>
          <table:table-cell table:style-name="ce491" table:formula="of:=IF([.Q73]=&quot;&quot;;0;IF(ISERROR(FIND([.Q73];[.$AY$56]));1;0))" office:value-type="float" office:value="0">
            <text:p>0</text:p>
          </table:table-cell>
          <table:table-cell table:style-name="ce501" table:formula="of:=IF([.Q73]=&quot;&quot;;0;IF(ISERROR(FIND([.Q73];[.$AY$57]));0;1))" office:value-type="float" office:value="0">
            <text:p>0</text:p>
          </table:table-cell>
          <table:table-cell table:style-name="ce488" table:formula="of:=VLOOKUP(1;[.$B$73:.$AG$82];6;0)" office:value-type="float" office:value="0">
            <text:p/>
          </table:table-cell>
          <table:table-cell table:style-name="ce485" table:formula="of:=VLOOKUP(1;[.$B$73:.$AG$82];16;0)" office:value-type="float" office:value="0">
            <text:p/>
          </table:table-cell>
          <table:table-cell table:style-name="ce485" table:formula="of:=VLOOKUP(1;[.$B$73:.$AG$82];20;0)" office:value-type="float" office:value="0">
            <text:p/>
          </table:table-cell>
          <table:table-cell table:style-name="ce485" table:formula="of:=VLOOKUP(1;[.$B$73:.$AG$82];24;0)" office:value-type="float" office:value="0">
            <text:p/>
          </table:table-cell>
          <table:table-cell table:style-name="ce485" table:formula="of:=VLOOKUP(1;[.$B$73:.$AG$82];28;0)" office:value-type="float" office:value="0">
            <text:p/>
          </table:table-cell>
          <table:table-cell table:style-name="ce485" table:formula="of:=VLOOKUP(1;[.$B$73:.$AG$82];32;0)" office:value-type="float" office:value="0">
            <text:p>0</text:p>
          </table:table-cell>
          <table:table-cell table:number-columns-repeated="968"/>
        </table:table-row>
        <table:table-row table:style-name="ro14">
          <table:table-cell table:style-name="ce29"/>
          <table:table-cell table:style-name="ce59" office:value-type="float" office:value="1">
            <text:p>1</text:p>
          </table:table-cell>
          <table:table-cell table:style-name="ce90" office:value-type="string" table:number-columns-spanned="4" table:number-rows-spanned="1">
            <text:p>Capital:</text:p>
          </table:table-cell>
          <table:covered-table-cell table:number-columns-repeated="2" table:style-name="ce114"/>
          <table:covered-table-cell table:style-name="ce136"/>
          <table:table-cell table:style-name="ce146" table:content-validation-name="val6" table:number-columns-spanned="10" table:number-rows-spanned="1"/>
          <table:covered-table-cell table:number-columns-repeated="8" table:style-name="ce159" table:content-validation-name="val6"/>
          <table:covered-table-cell table:style-name="ce253" table:content-validation-name="val6"/>
          <table:table-cell table:style-name="ce267" table:number-columns-spanned="4" table:number-rows-spanned="1"/>
          <table:covered-table-cell table:number-columns-repeated="2" table:style-name="ce280"/>
          <table:covered-table-cell table:style-name="ce294"/>
          <table:table-cell table:style-name="ce305" table:content-validation-name="val18" table:number-columns-spanned="4" table:number-rows-spanned="1"/>
          <table:covered-table-cell table:number-columns-repeated="2" table:style-name="ce321" table:content-validation-name="val18"/>
          <table:covered-table-cell table:style-name="ce337" table:content-validation-name="val18"/>
          <table:table-cell table:style-name="ce342" table:content-validation-name="val24" table:number-columns-spanned="4" table:number-rows-spanned="1"/>
          <table:covered-table-cell table:number-columns-repeated="2" table:style-name="ce321" table:content-validation-name="val24"/>
          <table:covered-table-cell table:style-name="ce356" table:content-validation-name="val24"/>
          <table:table-cell table:style-name="ce305" table:content-validation-name="val28" table:number-columns-spanned="4" table:number-rows-spanned="1"/>
          <table:covered-table-cell table:number-columns-repeated="2" table:style-name="ce321" table:content-validation-name="val28"/>
          <table:covered-table-cell table:style-name="ce337" table:content-validation-name="val28"/>
          <table:table-cell table:style-name="ce387" table:formula="of:=SUM([.AT72:.AV72])"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cap</text:p>
          </table:table-cell>
          <table:table-cell table:style-name="ce491" table:formula="of:=IF([.U74]=&quot;City&quot;;8000;0)" office:value-type="float" office:value="0">
            <text:p>0</text:p>
          </table:table-cell>
          <table:table-cell table:style-name="ce491" table:formula="of:=IF([.Y74]=&quot;Castle&quot;;8000;IF(AND([.Y74]=&quot;Fort&quot;;COUNTIF([.$Y73:.$Y74];&quot;Fort&quot;)&gt;1);3000;IF(AND([.Y74]=&quot;Tower&quot;;COUNTIF([.$Y73:.Y74];&quot;Tower&quot;)&gt;[.AX76]);1000;0)))" office:value-type="float" office:value="0">
            <text:p>0</text:p>
          </table:table-cell>
          <table:table-cell table:style-name="ce491" table:formula="of:=IF([.AC74]=&quot;Port&quot;;2000;0)" office:value-type="float" office:value="0">
            <text:p>0</text:p>
          </table:table-cell>
          <table:table-cell table:style-name="ce491" table:formula="of:=IF([.Q74]=&quot;&quot;;0;IF(ISERROR(FIND([.Q74];[.$AY$56]));1;0))" office:value-type="float" office:value="0">
            <text:p>0</text:p>
          </table:table-cell>
          <table:table-cell table:style-name="ce501" table:formula="of:=IF([.Q74]=&quot;&quot;;0;IF(ISERROR(FIND([.Q74];[.$AY$57]));0;1))" office:value-type="float" office:value="0">
            <text:p>0</text:p>
          </table:table-cell>
          <table:table-cell table:style-name="ce488" table:formula="of:=VLOOKUP(2;[.$B$73:.$AG$82];6;0)" office:value-type="float" office:value="0">
            <text:p/>
          </table:table-cell>
          <table:table-cell table:style-name="ce485" table:formula="of:=VLOOKUP(2;[.$B$73:.$AG$82];16;0)" office:value-type="float" office:value="0">
            <text:p/>
          </table:table-cell>
          <table:table-cell table:style-name="ce485" table:formula="of:=VLOOKUP(2;[.$B$73:.$AG$82];20;0)" office:value-type="float" office:value="0">
            <text:p/>
          </table:table-cell>
          <table:table-cell table:style-name="ce485" table:formula="of:=VLOOKUP(2;[.$B$73:.$AG$82];24;0)" office:value-type="float" office:value="0">
            <text:p/>
          </table:table-cell>
          <table:table-cell table:style-name="ce485" table:formula="of:=VLOOKUP(2;[.$B$73:.$AG$82];28;0)" office:value-type="float" office:value="0">
            <text:p/>
          </table:table-cell>
          <table:table-cell table:style-name="ce485" table:formula="of:=VLOOKUP(2;[.$B$73:.$AG$82];32;0)" office:value-type="float" office:value="0">
            <text:p>0</text:p>
          </table:table-cell>
          <table:table-cell table:number-columns-repeated="968"/>
        </table:table-row>
        <table:table-row table:style-name="ro14">
          <table:table-cell table:style-name="ce29"/>
          <table:table-cell table:style-name="ce60" office:value-type="float" office:value="2">
            <text:p>2</text:p>
          </table:table-cell>
          <table:table-cell table:style-name="ce91" office:value-type="string" table:number-columns-spanned="4" table:number-rows-spanned="1">
            <text:p>Mjr Town:</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18" table:number-columns-spanned="4" table:number-rows-spanned="1"/>
          <table:covered-table-cell table:number-columns-repeated="2" table:style-name="ce322" table:content-validation-name="val18"/>
          <table:covered-table-cell table:style-name="ce338" table:content-validation-name="val18"/>
          <table:table-cell table:style-name="ce188" table:content-validation-name="val25" table:number-columns-spanned="4" table:number-rows-spanned="1"/>
          <table:covered-table-cell table:number-columns-repeated="2" table:style-name="ce322" table:content-validation-name="val25"/>
          <table:covered-table-cell table:style-name="ce357" table:content-validation-name="val25"/>
          <table:table-cell table:style-name="ce197" table:content-validation-name="val28" table:number-columns-spanned="4" table:number-rows-spanned="1"/>
          <table:covered-table-cell table:number-columns-repeated="2" table:style-name="ce322" table:content-validation-name="val28"/>
          <table:covered-table-cell table:style-name="ce338" table:content-validation-name="val28"/>
          <table:table-cell table:style-name="ce387" table:formula="of:=SUM([.AT73:.AV73])"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mtn</text:p>
          </table:table-cell>
          <table:table-cell table:style-name="ce491" table:formula="of:=IF([.U75]=&quot;Mjr Town&quot;;7000;0)" office:value-type="float" office:value="0">
            <text:p>0</text:p>
          </table:table-cell>
          <table:table-cell table:style-name="ce491" table:formula="of:=IF([.Y75]=&quot;Castle&quot;;8000;IF(AND([.Y75]=&quot;Fort&quot;;COUNTIF([.$Y$73:.$Y75];&quot;Fort&quot;)&gt;1);3000;IF(AND([.Y75]=&quot;Tower&quot;;COUNTIF([.$Y$73:.Y75];&quot;Tower&quot;)&gt;[.$AX$76]);1000;0)))" office:value-type="float" office:value="0">
            <text:p>0</text:p>
          </table:table-cell>
          <table:table-cell table:style-name="ce491"/>
          <table:table-cell table:style-name="ce491" table:formula="of:=IF([.Q75]=&quot;&quot;;0;IF(ISERROR(FIND([.Q75];[.$AY$56]));1;0))" office:value-type="float" office:value="0">
            <text:p>0</text:p>
          </table:table-cell>
          <table:table-cell table:style-name="ce501" table:formula="of:=IF([.Q75]=&quot;&quot;;0;IF(ISERROR(FIND([.Q75];[.$AY$57]));0;1))" office:value-type="float" office:value="0">
            <text:p>0</text:p>
          </table:table-cell>
          <table:table-cell table:style-name="ce488" table:formula="of:=VLOOKUP(3;[.$B$73:.$AG$82];6;0)" office:value-type="float" office:value="0">
            <text:p/>
          </table:table-cell>
          <table:table-cell table:style-name="ce485" table:formula="of:=VLOOKUP(3;[.$B$73:.$AG$82];16;0)" office:value-type="float" office:value="0">
            <text:p/>
          </table:table-cell>
          <table:table-cell table:style-name="ce485" table:formula="of:=VLOOKUP(3;[.$B$73:.$AG$82];20;0)" office:value-type="float" office:value="0">
            <text:p/>
          </table:table-cell>
          <table:table-cell table:style-name="ce485" table:formula="of:=VLOOKUP(3;[.$B$73:.$AG$82];24;0)" office:value-type="float" office:value="0">
            <text:p/>
          </table:table-cell>
          <table:table-cell table:style-name="ce485" table:formula="of:=VLOOKUP(3;[.$B$73:.$AG$82];28;0)" office:value-type="float" office:value="0">
            <text:p/>
          </table:table-cell>
          <table:table-cell table:style-name="ce485" table:formula="of:=VLOOKUP(3;[.$B$73:.$AG$82];32;0)" office:value-type="float" office:value="0">
            <text:p>0</text:p>
          </table:table-cell>
          <table:table-cell table:number-columns-repeated="968"/>
        </table:table-row>
        <table:table-row table:style-name="ro14">
          <table:table-cell table:style-name="ce29"/>
          <table:table-cell table:style-name="ce60" office:value-type="float" office:value="3">
            <text:p>3</text:p>
          </table:table-cell>
          <table:table-cell table:style-name="ce91" office:value-type="string" table:number-columns-spanned="4" table:number-rows-spanned="1">
            <text:p>Town:</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19" table:number-columns-spanned="4" table:number-rows-spanned="1"/>
          <table:covered-table-cell table:number-columns-repeated="2" table:style-name="ce322" table:content-validation-name="val19"/>
          <table:covered-table-cell table:style-name="ce338" table:content-validation-name="val19"/>
          <table:table-cell table:style-name="ce188" table:content-validation-name="val25" table:number-columns-spanned="4" table:number-rows-spanned="1"/>
          <table:covered-table-cell table:number-columns-repeated="2" table:style-name="ce322" table:content-validation-name="val25"/>
          <table:covered-table-cell table:style-name="ce357" table:content-validation-name="val25"/>
          <table:table-cell table:style-name="ce197" table:content-validation-name="val29" table:number-columns-spanned="4" table:number-rows-spanned="1"/>
          <table:covered-table-cell table:number-columns-repeated="2" table:style-name="ce322" table:content-validation-name="val29"/>
          <table:covered-table-cell table:style-name="ce338" table:content-validation-name="val29"/>
          <table:table-cell table:style-name="ce387" table:formula="of:=SUM([.AT74:.AV74])"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twn</text:p>
          </table:table-cell>
          <table:table-cell table:style-name="ce491" table:formula="of:=IF(OR([.AW78]=0;[.AX78]=0);0;IF([.U76]=&quot;Town&quot;;5000;0))" office:value-type="float" office:value="0">
            <text:p>0</text:p>
          </table:table-cell>
          <table:table-cell table:style-name="ce491" table:formula="of:=IF([.Y76]=&quot;Castle&quot;;8000;IF(AND([.Y76]=&quot;Fort&quot;;COUNTIF([.$Y$73:.$Y76];&quot;Fort&quot;)&gt;1);3000;IF(AND([.Y76]=&quot;Tower&quot;;COUNTIF([.$Y$73:.Y76];&quot;Tower&quot;)&gt;[.$AX$76]);1000;0)))" office:value-type="float" office:value="0">
            <text:p>0</text:p>
          </table:table-cell>
          <table:table-cell table:style-name="ce491"/>
          <table:table-cell table:style-name="ce491" table:formula="of:=IF([.U76]=&quot;&quot;;0;IF([.Q76]=&quot;&quot;;0;IF(ISERROR(FIND([.Q76];[.$AY$56]));1;0)))" office:value-type="float" office:value="0">
            <text:p>0</text:p>
          </table:table-cell>
          <table:table-cell table:style-name="ce501" table:formula="of:=IF([.U76]=&quot;&quot;;0;IF([.Q76]=&quot;&quot;;0;IF(ISERROR(FIND([.Q76];[.$AY$57]));0;1)))" office:value-type="float" office:value="0">
            <text:p>0</text:p>
          </table:table-cell>
          <table:table-cell table:style-name="ce488" table:formula="of:=VLOOKUP(4;[.$B$73:.$AG$82];6;0)" office:value-type="float" office:value="0">
            <text:p/>
          </table:table-cell>
          <table:table-cell table:style-name="ce485" table:formula="of:=VLOOKUP(4;[.$B$73:.$AG$82];16;0)" office:value-type="float" office:value="0">
            <text:p/>
          </table:table-cell>
          <table:table-cell table:style-name="ce485" table:formula="of:=VLOOKUP(4;[.$B$73:.$AG$82];20;0)" office:value-type="float" office:value="0">
            <text:p/>
          </table:table-cell>
          <table:table-cell table:style-name="ce485" table:formula="of:=VLOOKUP(4;[.$B$73:.$AG$82];24;0)" office:value-type="float" office:value="0">
            <text:p/>
          </table:table-cell>
          <table:table-cell table:style-name="ce485" table:formula="of:=VLOOKUP(4;[.$B$73:.$AG$82];28;0)" office:value-type="float" office:value="0">
            <text:p/>
          </table:table-cell>
          <table:table-cell table:style-name="ce485" table:formula="of:=VLOOKUP(4;[.$B$73:.$AG$82];32;0)" office:value-type="float" office:value="0">
            <text:p>0</text:p>
          </table:table-cell>
          <table:table-cell table:number-columns-repeated="968"/>
        </table:table-row>
        <table:table-row table:style-name="ro14">
          <table:table-cell table:style-name="ce29"/>
          <table:table-cell table:style-name="ce60" office:value-type="float" office:value="4">
            <text:p>4</text:p>
          </table:table-cell>
          <table:table-cell table:style-name="ce91" office:value-type="string" table:number-columns-spanned="4" table:number-rows-spanned="1">
            <text:p>Village:</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20" table:number-columns-spanned="4" table:number-rows-spanned="1"/>
          <table:covered-table-cell table:number-columns-repeated="2" table:style-name="ce322" table:content-validation-name="val20"/>
          <table:covered-table-cell table:style-name="ce338" table:content-validation-name="val20"/>
          <table:table-cell table:style-name="ce188" table:content-validation-name="val25" table:number-columns-spanned="4" table:number-rows-spanned="1"/>
          <table:covered-table-cell table:number-columns-repeated="2" table:style-name="ce322" table:content-validation-name="val25"/>
          <table:covered-table-cell table:style-name="ce357" table:content-validation-name="val25"/>
          <table:table-cell table:style-name="ce197" table:content-validation-name="val30" table:number-columns-spanned="4" table:number-rows-spanned="1"/>
          <table:covered-table-cell table:number-columns-repeated="2" table:style-name="ce322" table:content-validation-name="val30"/>
          <table:covered-table-cell table:style-name="ce338" table:content-validation-name="val30"/>
          <table:table-cell table:style-name="ce387" table:formula="of:=SUM([.AT75:.AV75])"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vil</text:p>
          </table:table-cell>
          <table:table-cell table:style-name="ce491" table:formula="of:=IF(AND(SUM([.AW78:.AX78])=1;[.U76]&lt;&gt;&quot;Town&quot;;[.U80]&lt;&gt;&quot;Town&quot;);0;IF(AND(SUM([.AW78:.AX78])=0;OR([.U76]&lt;&gt;&quot;Town&quot;;[.U80]&lt;&gt;&quot;Town&quot;));0;IF([.U77]=&quot;Village&quot;;4000;0)))" office:value-type="float" office:value="0">
            <text:p>0</text:p>
          </table:table-cell>
          <table:table-cell table:style-name="ce491" table:formula="of:=IF([.Y77]=&quot;Castle&quot;;8000;IF(AND([.Y77]=&quot;Fort&quot;;COUNTIF([.$Y$73:.$Y77];&quot;Fort&quot;)&gt;1);3000;IF(AND([.Y77]=&quot;Tower&quot;;COUNTIF([.$Y$73:.Y77];&quot;Tower&quot;)&gt;[.$AX$76]);1000;0)))" office:value-type="float" office:value="0">
            <text:p>0</text:p>
          </table:table-cell>
          <table:table-cell table:style-name="ce491"/>
          <table:table-cell table:style-name="ce498" office:value-type="string">
            <text:p>tower=&gt;</text:p>
          </table:table-cell>
          <table:table-cell table:style-name="ce487" table:formula="of:=2-SUM([.AW78:.AX78])" office:value-type="float" office:value="2">
            <text:p>2</text:p>
          </table:table-cell>
          <table:table-cell table:style-name="ce488" table:formula="of:=VLOOKUP(5;[.$B$73:.$AG$82];6;0)" office:value-type="float" office:value="0">
            <text:p/>
          </table:table-cell>
          <table:table-cell table:style-name="ce485" table:formula="of:=VLOOKUP(5;[.$B$73:.$AG$82];16;0)" office:value-type="float" office:value="0">
            <text:p/>
          </table:table-cell>
          <table:table-cell table:style-name="ce485" table:formula="of:=VLOOKUP(5;[.$B$73:.$AG$82];20;0)" office:value-type="float" office:value="0">
            <text:p/>
          </table:table-cell>
          <table:table-cell table:style-name="ce485" table:formula="of:=VLOOKUP(5;[.$B$73:.$AG$82];24;0)" office:value-type="float" office:value="0">
            <text:p/>
          </table:table-cell>
          <table:table-cell table:style-name="ce485" table:formula="of:=VLOOKUP(5;[.$B$73:.$AG$82];28;0)" office:value-type="float" office:value="0">
            <text:p/>
          </table:table-cell>
          <table:table-cell table:style-name="ce485" table:formula="of:=VLOOKUP(5;[.$B$73:.$AG$82];32;0)" office:value-type="float" office:value="0">
            <text:p>0</text:p>
          </table:table-cell>
          <table:table-cell table:number-columns-repeated="968"/>
        </table:table-row>
        <table:table-row table:style-name="ro14">
          <table:table-cell table:style-name="ce29"/>
          <table:table-cell table:style-name="ce60" office:value-type="float" office:value="5">
            <text:p>5</text:p>
          </table:table-cell>
          <table:table-cell table:style-name="ce91" office:value-type="string" table:number-columns-spanned="4" table:number-rows-spanned="1">
            <text:p>Camp:</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21" table:number-columns-spanned="4" table:number-rows-spanned="1"/>
          <table:covered-table-cell table:number-columns-repeated="2" table:style-name="ce322" table:content-validation-name="val21"/>
          <table:covered-table-cell table:style-name="ce338" table:content-validation-name="val21"/>
          <table:table-cell table:style-name="ce188" table:content-validation-name="val25" table:number-columns-spanned="4" table:number-rows-spanned="1"/>
          <table:covered-table-cell table:number-columns-repeated="2" table:style-name="ce322" table:content-validation-name="val25"/>
          <table:covered-table-cell table:style-name="ce357" table:content-validation-name="val25"/>
          <table:table-cell table:style-name="ce367" table:number-columns-spanned="4" table:number-rows-spanned="1"/>
          <table:covered-table-cell table:number-columns-repeated="2" table:style-name="ce323"/>
          <table:covered-table-cell table:style-name="ce306"/>
          <table:table-cell table:style-name="ce387" table:formula="of:=SUM([.AT76:.AU76])"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cmp</text:p>
          </table:table-cell>
          <table:table-cell table:style-name="ce491" table:formula="of:=IF([.G78]&lt;&gt;&quot;&quot;;3000;0)" office:value-type="float" office:value="0">
            <text:p>0</text:p>
          </table:table-cell>
          <table:table-cell table:style-name="ce491" table:formula="of:=IF([.Y78]=&quot;Castle&quot;;8000;IF(AND([.Y78]=&quot;Fort&quot;;COUNTIF([.$Y$73:.$Y78];&quot;Fort&quot;)&gt;1);3000;IF(AND([.Y78]=&quot;Tower&quot;;COUNTIF([.$Y$73:.Y78];&quot;Tower&quot;)&gt;[.$AX$76]);1000;0)))" office:value-type="float" office:value="0">
            <text:p>0</text:p>
          </table:table-cell>
          <table:table-cell table:style-name="ce491"/>
          <table:table-cell table:style-name="ce499" office:value-type="string">
            <text:p>ROAD</text:p>
          </table:table-cell>
          <table:table-cell table:style-name="ce502" office:value-type="string">
            <text:p>MNT</text:p>
          </table:table-cell>
          <table:table-cell table:style-name="ce488" table:formula="of:=IF(MAX([.$B$73:.$B$82])&lt;6;&quot;&quot;;VLOOKUP(6;[.$B$73:.$AG$82];6;0))">
            <text:p/>
          </table:table-cell>
          <table:table-cell table:style-name="ce485" table:formula="of:=IF(MAX([.$B$73:.$B$82])&lt;6;&quot;&quot;;VLOOKUP(6;[.$B$73:.$AG$82];16;0))">
            <text:p/>
          </table:table-cell>
          <table:table-cell table:style-name="ce485" table:formula="of:=IF(MAX([.$B$73:.$B$82])&lt;6;&quot;&quot;;VLOOKUP(6;[.$B$73:.$AG$82];20;0))">
            <text:p/>
          </table:table-cell>
          <table:table-cell table:style-name="ce485" table:formula="of:=IF(MAX([.$B$73:.$B$82])&lt;6;&quot;&quot;;VLOOKUP(6;[.$B$73:.$AG$82];24;0))">
            <text:p/>
          </table:table-cell>
          <table:table-cell table:style-name="ce485" table:formula="of:=IF(MAX([.$B$73:.$B$82])&lt;6;&quot;&quot;;VLOOKUP(6;[.$B$73:.$AG$82];28;0))">
            <text:p/>
          </table:table-cell>
          <table:table-cell table:style-name="ce485" table:formula="of:=IF(MAX([.$B$73:.$B$82])&lt;6;&quot;&quot;;VLOOKUP(6;[.$B$73:.$AG$82];32;0))">
            <text:p/>
          </table:table-cell>
          <table:table-cell table:style-name="ce485" table:formula="of:=IF(MAX([.$B$73:.$B$82])&lt;[.$BH77];&quot;&quot;;LEFT(VLOOKUP([.$BH77];[.$B$73:.$AG$82];2;0);3))">
            <text:p/>
          </table:table-cell>
          <table:table-cell table:style-name="ce485" table:formula="of:=IF(MAX([.$B$73:.$B$82])&lt;[.$BH77];&quot;&quot;;LEFT(VLOOKUP([.$BH77];[.$B$72:.$AS$81];44;0);3))">
            <text:p/>
          </table:table-cell>
          <table:table-cell table:style-name="ce485" table:formula="of:=IF(MAX([.$B$73:.$B$82])&lt;[.$BH77];&quot;&quot;;IF([.BF77]=&quot;ex&quot;;&quot;exC&quot;;CONCATENATE([.BF77];LEFT([.BE77];1))))">
            <text:p/>
          </table:table-cell>
          <table:table-cell table:style-name="ce485" office:value-type="float" office:value="6">
            <text:p>6</text:p>
          </table:table-cell>
          <table:table-cell table:number-columns-repeated="964"/>
        </table:table-row>
        <table:table-row table:style-name="ro14">
          <table:table-cell table:style-name="ce29"/>
          <table:table-cell table:style-name="ce60" table:formula="of:=IF([.G78]&lt;&gt;&quot;&quot;;6;&quot;&quot;)">
            <text:p/>
          </table:table-cell>
          <table:table-cell table:style-name="ce91" table:formula="of:=IF([.G78]&lt;&gt;&quot;&quot;;&quot;Camp(+):&quot;;&quot;Camp(?):&quot;)" office:value-type="string" office:string-value="Camp(?):" table:number-columns-spanned="4" table:number-rows-spanned="1">
            <office:annotation draw:style-name="gr4" draw:text-style-name="P6" svg:width="1.6752in" svg:height="0.5898in" svg:x="1.1827in" svg:y="15.7366in" draw:caption-point-x="-0.1685in" draw:caption-point-y="0.1138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5"/>
          <table:covered-table-cell table:style-name="ce137"/>
          <table:table-cell table:style-name="ce152" table:number-columns-spanned="10" table:number-rows-spanned="1"/>
          <table:covered-table-cell table:number-columns-repeated="8" table:style-name="ce165"/>
          <table:covered-table-cell table:style-name="ce258"/>
          <table:table-cell table:style-name="ce269" table:content-validation-name="val16" table:number-columns-spanned="4" table:number-rows-spanned="1"/>
          <table:covered-table-cell table:number-columns-repeated="2" table:style-name="ce282" table:content-validation-name="val16"/>
          <table:covered-table-cell table:style-name="ce296" table:content-validation-name="val16"/>
          <table:table-cell table:style-name="ce306" table:number-columns-spanned="4" table:number-rows-spanned="1"/>
          <table:covered-table-cell table:number-columns-repeated="2" table:style-name="ce323"/>
          <table:covered-table-cell table:style-name="ce306"/>
          <table:table-cell table:style-name="ce343" table:content-validation-name="val26" table:number-columns-spanned="4" table:number-rows-spanned="1"/>
          <table:covered-table-cell table:number-columns-repeated="3" table:style-name="ce347" table:content-validation-name="val26"/>
          <table:table-cell table:style-name="ce367" table:number-columns-spanned="4" table:number-rows-spanned="1"/>
          <table:covered-table-cell table:number-columns-repeated="2" table:style-name="ce323"/>
          <table:covered-table-cell table:style-name="ce306"/>
          <table:table-cell table:style-name="ce388" table:formula="of:=SUM([.AT77:.AU77])" office:value-type="float" office:value="0" table:number-columns-spanned="3" table:number-rows-spanned="1">
            <text:p>0</text:p>
          </table:table-cell>
          <table:covered-table-cell table:style-name="ce396"/>
          <table:covered-table-cell table:style-name="ce407"/>
          <table:table-cell table:style-name="ce65" table:number-columns-repeated="7"/>
          <table:table-cell table:style-name="ce29"/>
          <table:table-cell/>
          <table:table-cell office:value-type="string">
            <text:p>ex</text:p>
          </table:table-cell>
          <table:table-cell table:style-name="ce491" table:formula="of:=IF([.G79]&lt;&gt;&quot;&quot;;3000;0)" office:value-type="float" office:value="0">
            <text:p>0</text:p>
          </table:table-cell>
          <table:table-cell table:style-name="ce491" table:formula="of:=IF([.Y79]=&quot;Castle&quot;;8000;IF(AND([.Y79]=&quot;Fort&quot;;COUNTIF([.$Y$73:.$Y79];&quot;Fort&quot;)&gt;1);3000;IF(AND([.Y79]=&quot;Tower&quot;;COUNTIF([.$Y$73:.Y79];&quot;Tower&quot;)&gt;[.$AX$76]);1000;0)))" office:value-type="float" office:value="0">
            <text:p>0</text:p>
          </table:table-cell>
          <table:table-cell table:style-name="ce491"/>
          <table:table-cell table:style-name="ce500" table:formula="of:=IF(SUM([.AW72:.AW75];[.AW79])&gt;0;1;0)" office:value-type="float" office:value="0">
            <text:p>0</text:p>
          </table:table-cell>
          <table:table-cell table:style-name="ce500" table:formula="of:=IF(SUM([.AX72:.AX75];[.AX79])&gt;0;1;0)" office:value-type="float" office:value="0">
            <text:p>0</text:p>
          </table:table-cell>
          <table:table-cell table:style-name="ce488" table:formula="of:=IF(MAX([.$B$73:.$B$82])&lt;7;&quot;&quot;;VLOOKUP(7;[.$B$73:.$AG$82];6;0))">
            <text:p/>
          </table:table-cell>
          <table:table-cell table:style-name="ce485" table:formula="of:=IF(MAX([.$B$73:.$B$82])&lt;7;&quot;&quot;;VLOOKUP(7;[.$B$73:.$AG$82];16;0))">
            <text:p/>
          </table:table-cell>
          <table:table-cell table:style-name="ce485" table:formula="of:=IF(MAX([.$B$73:.$B$82])&lt;7;&quot;&quot;;VLOOKUP(7;[.$B$73:.$AG$82];20;0))">
            <text:p/>
          </table:table-cell>
          <table:table-cell table:style-name="ce485" table:formula="of:=IF(MAX([.$B$73:.$B$82])&lt;7;&quot;&quot;;VLOOKUP(7;[.$B$73:.$AG$82];24;0))">
            <text:p/>
          </table:table-cell>
          <table:table-cell table:style-name="ce485" table:formula="of:=IF(MAX([.$B$73:.$B$82])&lt;7;&quot;&quot;;VLOOKUP(7;[.$B$73:.$AG$82];28;0))">
            <text:p/>
          </table:table-cell>
          <table:table-cell table:style-name="ce485" table:formula="of:=IF(MAX([.$B$73:.$B$82])&lt;7;&quot;&quot;;VLOOKUP(7;[.$B$73:.$AG$82];32;0))">
            <text:p/>
          </table:table-cell>
          <table:table-cell table:style-name="ce485" table:formula="of:=IF(MAX([.$B$73:.$B$82])&lt;[.$BH78];&quot;&quot;;LEFT(VLOOKUP([.$BH78];[.$B$73:.$AG$82];2;0);3))">
            <text:p/>
          </table:table-cell>
          <table:table-cell table:style-name="ce485" table:formula="of:=IF(MAX([.$B$73:.$B$82])&lt;[.$BH78];&quot;&quot;;LEFT(VLOOKUP([.$BH78];[.$B$72:.$AS$81];44;0);3))">
            <text:p/>
          </table:table-cell>
          <table:table-cell table:style-name="ce485" table:formula="of:=IF(MAX([.$B$73:.$B$82])&lt;[.$BH78];&quot;&quot;;IF([.BF78]=&quot;ex&quot;;&quot;exC&quot;;CONCATENATE([.BF78];LEFT([.BE78];1))))">
            <text:p/>
          </table:table-cell>
          <table:table-cell table:style-name="ce485" office:value-type="float" office:value="7">
            <text:p>7</text:p>
          </table:table-cell>
          <table:table-cell table:number-columns-repeated="964"/>
        </table:table-row>
        <table:table-row table:style-name="ro14">
          <table:table-cell table:style-name="ce29"/>
          <table:table-cell table:style-name="ce61" table:formula="of:=IF([.G79]&lt;&gt;&quot;&quot;;MAX([.B73:.B78])+1;&quot;&quot;)">
            <text:p/>
          </table:table-cell>
          <table:table-cell table:style-name="ce92" table:formula="of:=IF([.G79]&lt;&gt;&quot;&quot;;&quot;Camp(+):&quot;;&quot;Camp(?):&quot;)" office:value-type="string" office:string-value="Camp(?):" table:number-columns-spanned="4" table:number-rows-spanned="1">
            <office:annotation draw:style-name="gr4" draw:text-style-name="P6" svg:width="1.6752in" svg:height="0.585in" svg:x="1.1827in" svg:y="15.922in" draw:caption-point-x="-0.1685in" draw:caption-point-y="0.1138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6"/>
          <table:covered-table-cell table:style-name="ce138"/>
          <table:table-cell table:style-name="ce153" table:number-columns-spanned="10" table:number-rows-spanned="1"/>
          <table:covered-table-cell table:number-columns-repeated="8" table:style-name="ce166"/>
          <table:covered-table-cell table:style-name="ce259"/>
          <table:table-cell table:style-name="ce269" table:content-validation-name="val16" table:number-columns-spanned="4" table:number-rows-spanned="1"/>
          <table:covered-table-cell table:number-columns-repeated="2" table:style-name="ce282" table:content-validation-name="val16"/>
          <table:covered-table-cell table:style-name="ce296" table:content-validation-name="val16"/>
          <table:table-cell table:style-name="ce307" table:number-columns-spanned="4" table:number-rows-spanned="1"/>
          <table:covered-table-cell table:number-columns-repeated="2" table:style-name="ce324"/>
          <table:covered-table-cell table:style-name="ce307"/>
          <table:table-cell table:style-name="ce344" table:content-validation-name="val26" table:number-columns-spanned="4" table:number-rows-spanned="1"/>
          <table:covered-table-cell table:number-columns-repeated="3" table:style-name="ce348" table:content-validation-name="val26"/>
          <table:table-cell table:style-name="ce368" table:number-columns-spanned="4" table:number-rows-spanned="1"/>
          <table:covered-table-cell table:number-columns-repeated="2" table:style-name="ce324"/>
          <table:covered-table-cell table:style-name="ce307"/>
          <table:table-cell table:style-name="ce389" table:formula="of:=SUM([.AT78:.AU78])" office:value-type="float" office:value="0" table:number-columns-spanned="3" table:number-rows-spanned="1">
            <text:p>0</text:p>
          </table:table-cell>
          <table:covered-table-cell table:style-name="ce397"/>
          <table:covered-table-cell table:style-name="ce408"/>
          <table:table-cell table:style-name="ce65" table:number-columns-repeated="7"/>
          <table:table-cell table:style-name="ce29"/>
          <table:table-cell/>
          <table:table-cell office:value-type="string">
            <text:p>ex</text:p>
          </table:table-cell>
          <table:table-cell table:style-name="ce491" table:formula="of:=IF([.U80]=&quot;City&quot;;8000;IF([.U80]=&quot;Mjr Town&quot;;7000;IF(AND(SUM([.AW78:.AX78])=0;[.U80]=&quot;Town&quot;);0;IF(AND(SUM([.AW78:.AX78])&gt;0;[.U80]=&quot;Town&quot;);5000;IF(AND(SUM([.AW78:.AX78])=0;OR([.U76]&lt;&gt;&quot;Town&quot;;[.U77]&lt;&gt;&quot;Village&quot;));0;IF([.U80]=&quot;Village&quot;;4000;0))))))" office:value-type="float" office:value="0">
            <text:p>0</text:p>
          </table:table-cell>
          <table:table-cell table:style-name="ce491" table:formula="of:=IF([.Y80]=&quot;Castle&quot;;8000;IF(AND([.Y80]=&quot;Fort&quot;;COUNTIF([.$Y$73:.$Y80];&quot;Fort&quot;)&gt;1);3000;IF(AND([.Y80]=&quot;Tower&quot;;COUNTIF([.$Y$73:.Y80];&quot;Tower&quot;)&gt;[.$AX$76]);1000;0)))" office:value-type="float" office:value="0">
            <text:p>0</text:p>
          </table:table-cell>
          <table:table-cell table:style-name="ce491" table:formula="of:=IF([.AC80]=&quot;Port&quot;;2000;0)" office:value-type="float" office:value="0">
            <text:p>0</text:p>
          </table:table-cell>
          <table:table-cell table:style-name="ce491" table:formula="of:=IF([.Q80]=&quot;&quot;;0;IF(AND([.C80]&lt;&gt;&quot;Mjr Town:&quot;;[.C80]&lt;&gt;&quot;Town:&quot;;[.U80]&lt;&gt;&quot;City&quot;;[.U80]&lt;&gt;&quot;Mjr Town&quot;;[.U80]&lt;&gt;&quot;Town&quot;);0;IF(ISERROR(FIND([.Q80];[.$AY$56]));1;0)))" office:value-type="float" office:value="0">
            <text:p>0</text:p>
          </table:table-cell>
          <table:table-cell table:style-name="ce491" table:formula="of:=IF([.Q80]=&quot;&quot;;0;IF(AND([.C80]&lt;&gt;&quot;Mjr Town&quot;;[.C80]&lt;&gt;&quot;Town&quot;;[.U80]&lt;&gt;&quot;City&quot;;[.U80]&lt;&gt;&quot;Mjr Town&quot;;[.U80]&lt;&gt;&quot;Town&quot;);0;IF(ISERROR(FIND([.Q80];[.$AY$57]));0;1)))" office:value-type="float" office:value="0">
            <text:p>0</text:p>
          </table:table-cell>
          <table:table-cell table:style-name="ce488" table:formula="of:=IF(MAX([.$B$73:.$B$82])&lt;8;&quot;&quot;;VLOOKUP(8;[.$B$73:.$AG$82];6;0))">
            <text:p/>
          </table:table-cell>
          <table:table-cell table:style-name="ce485" table:formula="of:=IF(MAX([.$B$73:.$B$82])&lt;8;&quot;&quot;;VLOOKUP(8;[.$B$73:.$AG$82];16;0))">
            <text:p/>
          </table:table-cell>
          <table:table-cell table:style-name="ce485" table:formula="of:=IF(MAX([.$B$73:.$B$82])&lt;8;&quot;&quot;;VLOOKUP(8;[.$B$73:.$AG$82];20;0))">
            <text:p/>
          </table:table-cell>
          <table:table-cell table:style-name="ce485" table:formula="of:=IF(MAX([.$B$73:.$B$82])&lt;8;&quot;&quot;;VLOOKUP(8;[.$B$73:.$AG$82];24;0))">
            <text:p/>
          </table:table-cell>
          <table:table-cell table:style-name="ce485" table:formula="of:=IF(MAX([.$B$73:.$B$82])&lt;8;&quot;&quot;;VLOOKUP(8;[.$B$73:.$AG$82];28;0))">
            <text:p/>
          </table:table-cell>
          <table:table-cell table:style-name="ce485" table:formula="of:=IF(MAX([.$B$73:.$B$82])&lt;8;&quot;&quot;;VLOOKUP(8;[.$B$73:.$AG$82];32;0))">
            <text:p/>
          </table:table-cell>
          <table:table-cell table:style-name="ce485" table:formula="of:=IF(MAX([.$B$73:.$B$82])&lt;[.$BH79];&quot;&quot;;LEFT(VLOOKUP([.$BH79];[.$B$73:.$AG$82];2;0);3))">
            <text:p/>
          </table:table-cell>
          <table:table-cell table:style-name="ce485" table:formula="of:=IF(MAX([.$B$73:.$B$82])&lt;[.$BH79];&quot;&quot;;LEFT(VLOOKUP([.$BH79];[.$B$72:.$AS$81];44;0);3))">
            <text:p/>
          </table:table-cell>
          <table:table-cell table:style-name="ce485" table:formula="of:=IF(MAX([.$B$73:.$B$82])&lt;[.$BH79];&quot;&quot;;IF([.BF79]=&quot;ex&quot;;&quot;exC&quot;;CONCATENATE([.BF79];LEFT([.BE79];1))))">
            <text:p/>
          </table:table-cell>
          <table:table-cell table:style-name="ce485" office:value-type="float" office:value="8">
            <text:p>8</text:p>
          </table:table-cell>
          <table:table-cell table:number-columns-repeated="964"/>
        </table:table-row>
        <table:table-row table:style-name="ro14">
          <table:table-cell table:style-name="ce29"/>
          <table:table-cell table:style-name="ce60" table:formula="of:=IF([.G80]&lt;&gt;&quot;&quot;;MAX([.B73:.B79])+1;&quot;&quot;)">
            <text:p/>
          </table:table-cell>
          <table:table-cell table:style-name="ce91" table:formula="of:=IF([.$AJ$25]=&quot;&quot;;&quot;(N/A)&quot;;VLOOKUP([.$AJ$25];[.$AV$14:.$AX$36];3))" office:value-type="string" office:string-value="(N/A)" table:number-columns-spanned="4" table:number-rows-spanned="1">
            <text:p>(N/A)</text:p>
          </table:table-cell>
          <table:covered-table-cell table:number-columns-repeated="2" table:style-name="ce115"/>
          <table:covered-table-cell table:style-name="ce137"/>
          <table:table-cell table:style-name="ce150" table:number-columns-spanned="10" table:number-rows-spanned="1"/>
          <table:covered-table-cell table:number-columns-repeated="8" table:style-name="ce163"/>
          <table:covered-table-cell table:style-name="ce257"/>
          <table:table-cell table:style-name="ce270" table:content-validation-name="val16" table:number-columns-spanned="4" table:number-rows-spanned="1"/>
          <table:covered-table-cell table:number-columns-repeated="2" table:style-name="ce283" table:content-validation-name="val16"/>
          <table:covered-table-cell table:style-name="ce297" table:content-validation-name="val16"/>
          <table:table-cell table:style-name="ce308" table:content-validation-name="val22" table:number-columns-spanned="4" table:number-rows-spanned="1"/>
          <table:covered-table-cell table:number-columns-repeated="2" table:style-name="ce325" table:content-validation-name="val22"/>
          <table:covered-table-cell table:style-name="ce339" table:content-validation-name="val22"/>
          <table:table-cell table:style-name="ce345" table:content-validation-name="val27" table:number-columns-spanned="4" table:number-rows-spanned="1"/>
          <table:covered-table-cell table:number-columns-repeated="2" table:style-name="ce349" table:content-validation-name="val27"/>
          <table:covered-table-cell table:style-name="ce358" table:content-validation-name="val27"/>
          <table:table-cell table:style-name="ce369" table:content-validation-name="val31" table:number-columns-spanned="4" table:number-rows-spanned="1"/>
          <table:covered-table-cell table:number-columns-repeated="2" table:style-name="ce378" table:content-validation-name="val31"/>
          <table:covered-table-cell table:style-name="ce384" table:content-validation-name="val31"/>
          <table:table-cell table:style-name="ce390" table:formula="of:=SUM([.AT79:.AV79])" office:value-type="float" office:value="0" table:number-columns-spanned="3" table:number-rows-spanned="1">
            <text:p>0</text:p>
          </table:table-cell>
          <table:covered-table-cell table:style-name="ce398"/>
          <table:covered-table-cell table:style-name="ce409"/>
          <table:table-cell table:style-name="ce65" table:number-columns-repeated="7"/>
          <table:table-cell table:style-name="ce29"/>
          <table:table-cell/>
          <table:table-cell office:value-type="string">
            <text:p>rg</text:p>
          </table:table-cell>
          <table:table-cell table:number-columns-repeated="5"/>
          <table:table-cell table:style-name="ce488" table:formula="of:=IF(MAX([.$B$73:.$B$82])&lt;9;&quot;&quot;;VLOOKUP(9;[.$B$73:.$AG$82];6;0))">
            <text:p/>
          </table:table-cell>
          <table:table-cell table:style-name="ce485" table:formula="of:=IF(MAX([.$B$73:.$B$82])&lt;9;&quot;&quot;;VLOOKUP(9;[.$B$73:.$AG$82];16;0))">
            <text:p/>
          </table:table-cell>
          <table:table-cell table:style-name="ce485" table:formula="of:=IF(MAX([.$B$73:.$B$82])&lt;9;&quot;&quot;;VLOOKUP(9;[.$B$73:.$AG$82];20;0))">
            <text:p/>
          </table:table-cell>
          <table:table-cell table:style-name="ce485" table:formula="of:=IF(MAX([.$B$73:.$B$82])&lt;9;&quot;&quot;;VLOOKUP(9;[.$B$73:.$AG$82];24;0))">
            <text:p/>
          </table:table-cell>
          <table:table-cell table:style-name="ce485" table:formula="of:=IF(MAX([.$B$73:.$B$82])&lt;9;&quot;&quot;;VLOOKUP(9;[.$B$73:.$AG$82];28;0))">
            <text:p/>
          </table:table-cell>
          <table:table-cell table:style-name="ce485" table:formula="of:=IF(MAX([.$B$73:.$B$82])&lt;9;&quot;&quot;;VLOOKUP(9;[.$B$73:.$AG$82];32;0))">
            <text:p/>
          </table:table-cell>
          <table:table-cell table:style-name="ce485" table:formula="of:=IF(MAX([.$B$73:.$B$82])&lt;[.$BH80];&quot;&quot;;LEFT(VLOOKUP([.$BH80];[.$B$73:.$AG$82];2;0);3))">
            <text:p/>
          </table:table-cell>
          <table:table-cell table:style-name="ce485" table:formula="of:=IF(MAX([.$B$73:.$B$82])&lt;[.$BH80];&quot;&quot;;LEFT(VLOOKUP([.$BH80];[.$B$72:.$AS$81];44;0);3))">
            <text:p/>
          </table:table-cell>
          <table:table-cell table:style-name="ce485" table:formula="of:=IF(MAX([.$B$73:.$B$82])&lt;[.$BH80];&quot;&quot;;IF([.BF80]=&quot;ex&quot;;&quot;exC&quot;;CONCATENATE([.BF80];LEFT([.BE80];1))))">
            <text:p/>
          </table:table-cell>
          <table:table-cell table:style-name="ce485" office:value-type="float" office:value="9">
            <text:p>9</text:p>
          </table:table-cell>
          <table:table-cell table:number-columns-repeated="964"/>
        </table:table-row>
        <table:table-row table:style-name="ro2">
          <table:table-cell table:style-name="ce29"/>
          <table:table-cell table:style-name="ce62"/>
          <table:table-cell table:style-name="ce93"/>
          <table:table-cell table:style-name="ce117" table:formula="of:=IF(OR([.AW78]=0;[.AX78]=0);CONCATENATE(&quot;You may improve &quot;;IF([.AW78]=0;1;0)+IF([.AX78]=0;1;0);&quot; PC&quot;;IF(AND([.AW78]=0;[.AX78]=0);&quot;'s&quot;;&quot;&quot;);&quot;, (either Camp to Village, or Village to Town) for free.&quot;);&quot;&quot;)" office:value-type="string" office:string-value="You may improve 2 PC's, (either Camp to Village, or Village to Town) for free.">
            <text:p>You may improve 2 PC's, (either Camp to Village, or Village to Town) for free.</text:p>
          </table:table-cell>
          <table:table-cell table:style-name="ce117" table:number-columns-repeated="27"/>
          <table:table-cell table:style-name="ce385"/>
          <table:table-cell table:style-name="ce391" table:number-columns-spanned="3" table:number-rows-spanned="1"/>
          <table:covered-table-cell table:style-name="ce399"/>
          <table:covered-table-cell table:style-name="ce410"/>
          <table:table-cell table:style-name="ce65" table:number-columns-repeated="7"/>
          <table:table-cell table:style-name="ce29"/>
          <table:table-cell table:number-columns-repeated="7"/>
          <table:table-cell table:style-name="ce488" table:formula="of:=IF(MAX([.$B$73:.$B$82])&lt;10;&quot;&quot;;VLOOKUP(10;[.$B$73:.$AG$82];6;0))">
            <text:p/>
          </table:table-cell>
          <table:table-cell table:style-name="ce485" table:formula="of:=IF(MAX([.$B$73:.$B$82])&lt;10;&quot;&quot;;VLOOKUP(10;[.$B$73:.$AG$82];16;0))">
            <text:p/>
          </table:table-cell>
          <table:table-cell table:style-name="ce485" table:formula="of:=IF(MAX([.$B$73:.$B$82])&lt;10;&quot;&quot;;VLOOKUP(10;[.$B$73:.$AG$82];20;0))">
            <text:p/>
          </table:table-cell>
          <table:table-cell table:style-name="ce485" table:formula="of:=IF(MAX([.$B$73:.$B$82])&lt;10;&quot;&quot;;VLOOKUP(10;[.$B$73:.$AG$82];24;0))">
            <text:p/>
          </table:table-cell>
          <table:table-cell table:style-name="ce485" table:formula="of:=IF(MAX([.$B$73:.$B$82])&lt;10;&quot;&quot;;VLOOKUP(10;[.$B$73:.$AG$82];28;0))">
            <text:p/>
          </table:table-cell>
          <table:table-cell table:style-name="ce485" table:formula="of:=IF(MAX([.$B$73:.$B$82])&lt;10;&quot;&quot;;VLOOKUP(10;[.$B$73:.$AG$82];32;0))">
            <text:p/>
          </table:table-cell>
          <table:table-cell table:style-name="ce485" table:formula="of:=IF(MAX([.$B$73:.$B$82])&lt;[.$BH81];&quot;&quot;;LEFT(VLOOKUP([.$BH81];[.$B$73:.$AG$82];2;0);3))">
            <text:p/>
          </table:table-cell>
          <table:table-cell table:style-name="ce485" table:formula="of:=IF(MAX([.$B$73:.$B$82])&lt;[.$BH81];&quot;&quot;;LEFT(VLOOKUP([.$BH81];[.$B$72:.$AS$81];44;0);3))">
            <text:p/>
          </table:table-cell>
          <table:table-cell table:style-name="ce485" table:formula="of:=IF(MAX([.$B$73:.$B$82])&lt;[.$BH81];&quot;&quot;;IF([.BF81]=&quot;ex&quot;;&quot;exC&quot;;CONCATENATE([.BF81];LEFT([.BE81];1))))">
            <text:p/>
          </table:table-cell>
          <table:table-cell table:style-name="ce485" office:value-type="float" office:value="10">
            <text:p>10</text:p>
          </table:table-cell>
          <table:table-cell table:number-columns-repeated="964"/>
        </table:table-row>
        <table:table-row table:style-name="ro10" table:visibility="collapse">
          <table:table-cell table:style-name="ce29"/>
          <table:table-cell table:style-name="ce63"/>
          <table:table-cell table:style-name="ce94" table:number-columns-spanned="4" table:number-rows-spanned="1"/>
          <table:covered-table-cell table:number-columns-repeated="3" table:style-name="ce94"/>
          <table:table-cell table:style-name="ce151" table:number-columns-spanned="10" table:number-rows-spanned="1"/>
          <table:covered-table-cell table:number-columns-repeated="9" table:style-name="ce164"/>
          <table:table-cell table:style-name="ce271" table:number-columns-spanned="4" table:number-rows-spanned="1"/>
          <table:covered-table-cell table:number-columns-repeated="3" table:style-name="ce284"/>
          <table:table-cell table:style-name="ce309" table:number-columns-spanned="4" table:number-rows-spanned="1"/>
          <table:covered-table-cell table:number-columns-repeated="3" table:style-name="ce326"/>
          <table:table-cell table:style-name="ce309" table:number-columns-spanned="4" table:number-rows-spanned="1"/>
          <table:covered-table-cell table:number-columns-repeated="3" table:style-name="ce326"/>
          <table:table-cell table:style-name="ce309" table:number-columns-spanned="4" table:number-rows-spanned="1"/>
          <table:covered-table-cell table:number-columns-repeated="3" table:style-name="ce326"/>
          <table:table-cell table:style-name="ce392" table:number-columns-spanned="3" table:number-rows-spanned="1"/>
          <table:covered-table-cell table:number-columns-repeated="2" table:style-name="ce400"/>
          <table:table-cell table:style-name="ce65" table:number-columns-repeated="7"/>
          <table:table-cell table:style-name="ce29"/>
          <table:table-cell table:number-columns-repeated="981"/>
        </table:table-row>
        <table:table-row table:style-name="ro14">
          <table:table-cell table:style-name="ce29"/>
          <table:table-cell table:style-name="ce64"/>
          <table:table-cell table:style-name="ce95"/>
          <table:table-cell table:style-name="ce118" table:formula="of:=IF(SUM([.AW78:.AX78])&lt;2;CONCATENATE(&quot;You get &quot;;IF(SUM([.AW78:.AX78])=1;1;2);&quot; bonus tower&quot;;IF(SUM([.AW78:.AX78])=1;&quot;&quot;;&quot;s&quot;);&quot; for free.&quot;);&quot;&quot;)" office:value-type="string" office:string-value="You get 2 bonus towers for free.">
            <text:p>You get 2 bonus towers for free.</text:p>
          </table:table-cell>
          <table:table-cell table:style-name="ce126"/>
          <table:table-cell table:style-name="ce95" table:number-columns-repeated="20"/>
          <table:table-cell table:style-name="ce351"/>
          <table:table-cell table:style-name="ce354" table:number-columns-repeated="4"/>
          <table:table-cell table:style-name="ce381" table:formula="of:=CONCATENATE(&quot;TOTAL COST: (&quot;;TEXT([.AU70];&quot;0,000&quot;);&quot; Limit)&quot;)" office:value-type="string" office:string-value="TOTAL COST: (8,000 Limit)">
            <text:p>TOTAL COST: (8,000 Limit)</text:p>
          </table:table-cell>
          <table:table-cell table:style-name="ce95">
            <draw:custom-shape table:end-cell-address="'Nation Worksheet'.AF83" table:end-x="0.165in" table:end-y="0.1449in" draw:z-index="15" draw:name="AutoShape 78" draw:style-name="gr3" draw:text-style-name="P5" svg:width="0.1642in" svg:height="0.0929in" svg:x="0.0008in" svg:y="0.052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Nation Worksheet'.AF83" table:end-x="0.165in" table:end-y="0.1449in" draw:z-index="17" draw:name="AutoShape 131" draw:style-name="gr3" draw:text-style-name="P5" svg:width="0.1642in" svg:height="0.0929in" svg:x="0.0008in" svg:y="0.052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Nation Worksheet'.AF83" table:end-x="0.165in" table:end-y="0.1449in" draw:z-index="19" draw:name="AutoShape 139" draw:style-name="gr3" draw:text-style-name="P5" svg:width="0.1642in" svg:height="0.0929in" svg:x="0.0008in" svg:y="0.052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393" table:formula="of:=SUM([.AG73:.AG82])" office:value-type="float" office:value="0" table:number-columns-spanned="3" table:number-rows-spanned="1">
            <text:p>0</text:p>
          </table:table-cell>
          <table:covered-table-cell table:style-name="ce401"/>
          <table:covered-table-cell table:style-name="ce411"/>
          <table:table-cell table:style-name="ce65" table:number-columns-repeated="7"/>
          <table:table-cell table:style-name="ce29"/>
          <table:table-cell table:number-columns-repeated="981"/>
        </table:table-row>
        <table:table-row table:style-name="ro2">
          <table:table-cell table:style-name="ce29"/>
          <table:table-cell table:style-name="ce65" table:number-columns-repeated="41"/>
          <table:table-cell table:style-name="ce29"/>
          <table:table-cell table:number-columns-repeated="2"/>
          <table:table-cell table:style-name="ce488" table:formula="of:=CONCATENATE([.AC87];&quot;,&quot;;[.AC88];&quot;,&quot;;[.AC89];&quot;,&quot;;[.AC90];&quot;,&quot;;[.AC91];&quot;,&quot;;[.AC92];&quot;,&quot;;[.AC93];&quot;,&quot;;[.AC94])" office:value-type="string" office:string-value=",,,,,,,">
            <text:p>,,,,,,,</text:p>
          </table:table-cell>
          <table:table-cell table:style-name="ce488" table:formula="of:=IF(ISERROR(FIND(&quot;Port&quot;;[.AT84]));0;3000)+IF(ISERROR(FIND(&quot;Harbour&quot;;[.AT84]));0;1000)+8000" office:value-type="float" office:value="8000">
            <text:p>8000</text:p>
          </table:table-cell>
          <table:table-cell table:number-columns-repeated="977"/>
        </table:table-row>
        <table:table-row table:style-name="ro17">
          <table:table-cell table:style-name="ce29"/>
          <table:table-cell table:style-name="ce57" office:value-type="string">
            <text:p>THIRD LOCATION CHOICE:</text:p>
          </table:table-cell>
          <table:table-cell table:style-name="ce35" table:number-columns-repeated="12"/>
          <table:table-cell table:style-name="ce240" table:formula="of:=[.Q87]" office:value-type="float" office:value="0">
            <text:p>0</text:p>
          </table:table-cell>
          <table:table-cell table:style-name="ce35" table:number-columns-repeated="2"/>
          <table:table-cell table:style-name="ce95"/>
          <table:table-cell table:style-name="ce118"/>
          <table:table-cell table:style-name="ce95" table:number-columns-repeated="15"/>
          <table:table-cell table:style-name="ce405" table:formula="of:=CONCATENATE(IF([.AW92]=0;&quot;Road PC Bonus&quot;;&quot;&quot;);IF(AND([.AW92]=0;[.AX92]=0);&quot;,   &quot;;&quot;&quot;);IF([.AX92]=0;&quot;Non-Mountain PC Bonus&quot;;&quot;&quot;))" office:value-type="string" office:string-value="Road PC Bonus,   Non-Mountain PC Bonus">
            <text:p>Road PC Bonus, <text:s text:c="2"/>Non-Mountain PC Bonus</text:p>
          </table:table-cell>
          <table:table-cell table:style-name="ce65" table:number-columns-repeated="7"/>
          <table:table-cell table:style-name="ce29"/>
          <table:table-cell table:number-columns-repeated="2"/>
          <table:table-cell table:style-name="ce491" office:value-type="string">
            <text:p>improve</text:p>
          </table:table-cell>
          <table:table-cell table:style-name="ce491" office:value-type="string">
            <text:p>fort</text:p>
          </table:table-cell>
          <table:table-cell table:style-name="ce491" office:value-type="string">
            <text:p>port</text:p>
          </table:table-cell>
          <table:table-cell table:style-name="ce497" office:value-type="string">
            <text:p>Road</text:p>
          </table:table-cell>
          <table:table-cell table:style-name="ce497" office:value-type="string">
            <text:p>Mountain</text:p>
          </table:table-cell>
          <table:table-cell table:number-columns-repeated="974"/>
        </table:table-row>
        <table:table-row table:style-name="ro15">
          <table:table-cell table:style-name="ce29"/>
          <table:table-cell table:style-name="ce58" office:value-type="string">
            <text:p>#</text:p>
          </table:table-cell>
          <table:table-cell table:style-name="ce89" office:value-type="string" table:number-columns-spanned="4" table:number-rows-spanned="1">
            <text:p>PC TYPE</text:p>
          </table:table-cell>
          <table:covered-table-cell table:number-columns-repeated="2" table:style-name="ce113"/>
          <table:covered-table-cell table:style-name="ce135"/>
          <table:table-cell table:style-name="ce145" office:value-type="string" table:number-columns-spanned="10" table:number-rows-spanned="1">
            <text:p><text:s/>NAME (5-17 characters)</text:p>
          </table:table-cell>
          <table:covered-table-cell table:number-columns-repeated="8" table:style-name="ce158"/>
          <table:covered-table-cell table:style-name="ce252"/>
          <table:table-cell table:style-name="ce210" office:value-type="string" table:number-columns-spanned="4" table:number-rows-spanned="1">
            <text:p>FIRST</text:p>
            <text:p>LOCATION</text:p>
          </table:table-cell>
          <table:covered-table-cell table:number-columns-repeated="2" table:style-name="ce279"/>
          <table:covered-table-cell table:style-name="ce293"/>
          <table:table-cell table:style-name="ce279" office:value-type="string" table:number-columns-spanned="4" table:number-rows-spanned="1">
            <text:p>IMPROVE</text:p>
            <text:p>TO</text:p>
          </table:table-cell>
          <table:covered-table-cell table:number-columns-repeated="2" table:style-name="ce229"/>
          <table:covered-table-cell table:style-name="ce336"/>
          <table:table-cell table:style-name="ce210" office:value-type="string" table:number-columns-spanned="4" table:number-rows-spanned="1">
            <text:p><text:s/>FORTIFY</text:p>
            <text:p>WITH</text:p>
          </table:table-cell>
          <table:covered-table-cell table:number-columns-repeated="2" table:style-name="ce229"/>
          <table:covered-table-cell table:style-name="ce241"/>
          <table:table-cell table:style-name="ce279" office:value-type="string" table:number-columns-spanned="4" table:number-rows-spanned="1">
            <text:p><text:s/>HARBOUR /</text:p>
            <text:p>PORT</text:p>
          </table:table-cell>
          <table:covered-table-cell table:number-columns-repeated="2" table:style-name="ce229"/>
          <table:covered-table-cell table:style-name="ce336"/>
          <table:table-cell table:style-name="ce210" office:value-type="string" table:number-columns-spanned="3" table:number-rows-spanned="1">
            <text:p>GOLD</text:p>
            <text:p>COST</text:p>
          </table:table-cell>
          <table:covered-table-cell table:style-name="ce229"/>
          <table:covered-table-cell table:style-name="ce241"/>
          <table:table-cell table:style-name="ce65" table:number-columns-repeated="7"/>
          <table:table-cell table:style-name="ce29"/>
          <table:table-cell table:number-columns-repeated="2"/>
          <table:table-cell table:style-name="ce491" table:formula="of:=IF([.U87]=&quot;City&quot;;8000;0)" office:value-type="float" office:value="0">
            <text:p>0</text:p>
          </table:table-cell>
          <table:table-cell table:style-name="ce491" table:formula="of:=IF([.Y87]=&quot;Castle&quot;;8000;IF(AND([.Y87]=&quot;Tower&quot;;SUM([.AW92:.AX92])&gt;1);1000;0))" office:value-type="float" office:value="0">
            <text:p>0</text:p>
          </table:table-cell>
          <table:table-cell table:style-name="ce491" table:formula="of:=IF([.AC87]=&quot;Port&quot;;2000;0)" office:value-type="float" office:value="0">
            <text:p>0</text:p>
          </table:table-cell>
          <table:table-cell table:style-name="ce491" table:formula="of:=IF([.Q87]=&quot;&quot;;0;IF(ISERROR(FIND([.Q87];[.$AY$56]));1;0))" office:value-type="float" office:value="0">
            <text:p>0</text:p>
          </table:table-cell>
          <table:table-cell table:style-name="ce501" table:formula="of:=IF([.Q87]=&quot;&quot;;0;IF(ISERROR(FIND([.Q87];[.$AY$57]));0;1))" office:value-type="float" office:value="0">
            <text:p>0</text:p>
          </table:table-cell>
          <table:table-cell table:style-name="ce488" table:formula="of:=VLOOKUP(1;[.$B$87:.$AG$96];6;0)" office:value-type="float" office:value="0">
            <text:p/>
          </table:table-cell>
          <table:table-cell table:style-name="ce485" table:formula="of:=VLOOKUP(1;[.$B$87:.$AG$96];16;0)" office:value-type="float" office:value="0">
            <text:p/>
          </table:table-cell>
          <table:table-cell table:style-name="ce485" table:formula="of:=VLOOKUP(1;[.$B$87:.$AG$96];20;0)" office:value-type="float" office:value="0">
            <text:p/>
          </table:table-cell>
          <table:table-cell table:style-name="ce485" table:formula="of:=VLOOKUP(1;[.$B$87:.$AG$96];24;0)" office:value-type="float" office:value="0">
            <text:p/>
          </table:table-cell>
          <table:table-cell table:style-name="ce485" table:formula="of:=VLOOKUP(1;[.$B$87:.$AG$96];28;0)" office:value-type="float" office:value="0">
            <text:p/>
          </table:table-cell>
          <table:table-cell table:style-name="ce485" table:formula="of:=VLOOKUP(1;[.$B$87:.$AG$96];32;0)" office:value-type="float" office:value="0">
            <text:p>0</text:p>
          </table:table-cell>
          <table:table-cell table:number-columns-repeated="968"/>
        </table:table-row>
        <table:table-row table:style-name="ro14">
          <table:table-cell table:style-name="ce29"/>
          <table:table-cell table:style-name="ce59" office:value-type="float" office:value="1">
            <text:p>1</text:p>
          </table:table-cell>
          <table:table-cell table:style-name="ce90" office:value-type="string" table:number-columns-spanned="4" table:number-rows-spanned="1">
            <text:p>Capital:</text:p>
          </table:table-cell>
          <table:covered-table-cell table:number-columns-repeated="2" table:style-name="ce114"/>
          <table:covered-table-cell table:style-name="ce136"/>
          <table:table-cell table:style-name="ce146" table:content-validation-name="val6" table:number-columns-spanned="10" table:number-rows-spanned="1"/>
          <table:covered-table-cell table:number-columns-repeated="8" table:style-name="ce159" table:content-validation-name="val6"/>
          <table:covered-table-cell table:style-name="ce253" table:content-validation-name="val6"/>
          <table:table-cell table:style-name="ce267" table:number-columns-spanned="4" table:number-rows-spanned="1"/>
          <table:covered-table-cell table:number-columns-repeated="2" table:style-name="ce280"/>
          <table:covered-table-cell table:style-name="ce294"/>
          <table:table-cell table:style-name="ce305" table:content-validation-name="val18" table:number-columns-spanned="4" table:number-rows-spanned="1"/>
          <table:covered-table-cell table:number-columns-repeated="2" table:style-name="ce321" table:content-validation-name="val18"/>
          <table:covered-table-cell table:style-name="ce337" table:content-validation-name="val18"/>
          <table:table-cell table:style-name="ce342" table:content-validation-name="val24" table:number-columns-spanned="4" table:number-rows-spanned="1"/>
          <table:covered-table-cell table:number-columns-repeated="2" table:style-name="ce321" table:content-validation-name="val24"/>
          <table:covered-table-cell table:style-name="ce356" table:content-validation-name="val24"/>
          <table:table-cell table:style-name="ce305" table:content-validation-name="val28" table:number-columns-spanned="4" table:number-rows-spanned="1"/>
          <table:covered-table-cell table:number-columns-repeated="2" table:style-name="ce321" table:content-validation-name="val28"/>
          <table:covered-table-cell table:style-name="ce337" table:content-validation-name="val28"/>
          <table:table-cell table:style-name="ce387" table:formula="of:=SUM([.AT86:.AV86])"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cap</text:p>
          </table:table-cell>
          <table:table-cell table:style-name="ce491" table:formula="of:=IF([.U88]=&quot;City&quot;;8000;0)" office:value-type="float" office:value="0">
            <text:p>0</text:p>
          </table:table-cell>
          <table:table-cell table:style-name="ce491" table:formula="of:=IF([.Y88]=&quot;Castle&quot;;8000;IF(AND([.Y88]=&quot;Fort&quot;;COUNTIF([.$Y$87:.$Y88];&quot;Fort&quot;)&gt;1);3000;IF(AND([.Y88]=&quot;Tower&quot;;COUNTIF([.$Y$87:.Y88];&quot;Tower&quot;)&gt;[.$AX$90]);1000;0)))" office:value-type="float" office:value="0">
            <text:p>0</text:p>
          </table:table-cell>
          <table:table-cell table:style-name="ce491" table:formula="of:=IF([.AC88]=&quot;Port&quot;;2000;0)" office:value-type="float" office:value="0">
            <text:p>0</text:p>
          </table:table-cell>
          <table:table-cell table:style-name="ce491" table:formula="of:=IF([.Q88]=&quot;&quot;;0;IF(ISERROR(FIND([.Q88];[.$AY$56]));1;0))" office:value-type="float" office:value="0">
            <text:p>0</text:p>
          </table:table-cell>
          <table:table-cell table:style-name="ce501" table:formula="of:=IF([.Q88]=&quot;&quot;;0;IF(ISERROR(FIND([.Q88];[.$AY$57]));0;1))" office:value-type="float" office:value="0">
            <text:p>0</text:p>
          </table:table-cell>
          <table:table-cell table:style-name="ce488" table:formula="of:=VLOOKUP(2;[.$B$87:.$AG$96];6;0)" office:value-type="float" office:value="0">
            <text:p/>
          </table:table-cell>
          <table:table-cell table:style-name="ce485" table:formula="of:=VLOOKUP(2;[.$B$87:.$AG$96];16;0)" office:value-type="float" office:value="0">
            <text:p/>
          </table:table-cell>
          <table:table-cell table:style-name="ce485" table:formula="of:=VLOOKUP(2;[.$B$87:.$AG$96];20;0)" office:value-type="float" office:value="0">
            <text:p/>
          </table:table-cell>
          <table:table-cell table:style-name="ce485" table:formula="of:=VLOOKUP(2;[.$B$87:.$AG$96];24;0)" office:value-type="float" office:value="0">
            <text:p/>
          </table:table-cell>
          <table:table-cell table:style-name="ce485" table:formula="of:=VLOOKUP(2;[.$B$87:.$AG$96];28;0)" office:value-type="float" office:value="0">
            <text:p/>
          </table:table-cell>
          <table:table-cell table:style-name="ce485" table:formula="of:=VLOOKUP(2;[.$B$87:.$AG$96];32;0)" office:value-type="float" office:value="0">
            <text:p>0</text:p>
          </table:table-cell>
          <table:table-cell table:number-columns-repeated="968"/>
        </table:table-row>
        <table:table-row table:style-name="ro14">
          <table:table-cell table:style-name="ce29"/>
          <table:table-cell table:style-name="ce60" office:value-type="float" office:value="2">
            <text:p>2</text:p>
          </table:table-cell>
          <table:table-cell table:style-name="ce91" office:value-type="string" table:number-columns-spanned="4" table:number-rows-spanned="1">
            <text:p>Mjr Town:</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18" table:number-columns-spanned="4" table:number-rows-spanned="1"/>
          <table:covered-table-cell table:number-columns-repeated="2" table:style-name="ce322" table:content-validation-name="val18"/>
          <table:covered-table-cell table:style-name="ce338" table:content-validation-name="val18"/>
          <table:table-cell table:style-name="ce188" table:content-validation-name="val25" table:number-columns-spanned="4" table:number-rows-spanned="1"/>
          <table:covered-table-cell table:number-columns-repeated="2" table:style-name="ce322" table:content-validation-name="val25"/>
          <table:covered-table-cell table:style-name="ce357" table:content-validation-name="val25"/>
          <table:table-cell table:style-name="ce197" table:content-validation-name="val28" table:number-columns-spanned="4" table:number-rows-spanned="1"/>
          <table:covered-table-cell table:number-columns-repeated="2" table:style-name="ce322" table:content-validation-name="val28"/>
          <table:covered-table-cell table:style-name="ce338" table:content-validation-name="val28"/>
          <table:table-cell table:style-name="ce387" table:formula="of:=SUM([.AT87:.AV87])"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mtn</text:p>
          </table:table-cell>
          <table:table-cell table:style-name="ce491" table:formula="of:=IF([.U89]=&quot;Mjr Town&quot;;7000;0)" office:value-type="float" office:value="0">
            <text:p>0</text:p>
          </table:table-cell>
          <table:table-cell table:style-name="ce491" table:formula="of:=IF([.Y89]=&quot;Castle&quot;;8000;IF(AND([.Y89]=&quot;Fort&quot;;COUNTIF([.$Y$87:.$Y89];&quot;Fort&quot;)&gt;1);3000;IF(AND([.Y89]=&quot;Tower&quot;;COUNTIF([.$Y$87:.Y89];&quot;Tower&quot;)&gt;[.$AX$90]);1000;0)))" office:value-type="float" office:value="0">
            <text:p>0</text:p>
          </table:table-cell>
          <table:table-cell table:style-name="ce491"/>
          <table:table-cell table:style-name="ce491" table:formula="of:=IF([.Q89]=&quot;&quot;;0;IF(ISERROR(FIND([.Q89];[.$AY$56]));1;0))" office:value-type="float" office:value="0">
            <text:p>0</text:p>
          </table:table-cell>
          <table:table-cell table:style-name="ce501" table:formula="of:=IF([.Q89]=&quot;&quot;;0;IF(ISERROR(FIND([.Q89];[.$AY$57]));0;1))" office:value-type="float" office:value="0">
            <text:p>0</text:p>
          </table:table-cell>
          <table:table-cell table:style-name="ce488" table:formula="of:=VLOOKUP(3;[.$B$87:.$AG$96];6;0)" office:value-type="float" office:value="0">
            <text:p/>
          </table:table-cell>
          <table:table-cell table:style-name="ce485" table:formula="of:=VLOOKUP(3;[.$B$87:.$AG$96];16;0)" office:value-type="float" office:value="0">
            <text:p/>
          </table:table-cell>
          <table:table-cell table:style-name="ce485" table:formula="of:=VLOOKUP(3;[.$B$87:.$AG$96];20;0)" office:value-type="float" office:value="0">
            <text:p/>
          </table:table-cell>
          <table:table-cell table:style-name="ce485" table:formula="of:=VLOOKUP(3;[.$B$87:.$AG$96];24;0)" office:value-type="float" office:value="0">
            <text:p/>
          </table:table-cell>
          <table:table-cell table:style-name="ce485" table:formula="of:=VLOOKUP(3;[.$B$87:.$AG$96];28;0)" office:value-type="float" office:value="0">
            <text:p/>
          </table:table-cell>
          <table:table-cell table:style-name="ce485" table:formula="of:=VLOOKUP(3;[.$B$87:.$AG$96];32;0)" office:value-type="float" office:value="0">
            <text:p>0</text:p>
          </table:table-cell>
          <table:table-cell table:number-columns-repeated="968"/>
        </table:table-row>
        <table:table-row table:style-name="ro14">
          <table:table-cell table:style-name="ce29"/>
          <table:table-cell table:style-name="ce60" office:value-type="float" office:value="3">
            <text:p>3</text:p>
          </table:table-cell>
          <table:table-cell table:style-name="ce91" office:value-type="string" table:number-columns-spanned="4" table:number-rows-spanned="1">
            <text:p>Town:</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19" table:number-columns-spanned="4" table:number-rows-spanned="1"/>
          <table:covered-table-cell table:number-columns-repeated="2" table:style-name="ce322" table:content-validation-name="val19"/>
          <table:covered-table-cell table:style-name="ce338" table:content-validation-name="val19"/>
          <table:table-cell table:style-name="ce188" table:content-validation-name="val25" table:number-columns-spanned="4" table:number-rows-spanned="1"/>
          <table:covered-table-cell table:number-columns-repeated="2" table:style-name="ce322" table:content-validation-name="val25"/>
          <table:covered-table-cell table:style-name="ce357" table:content-validation-name="val25"/>
          <table:table-cell table:style-name="ce197" table:content-validation-name="val29" table:number-columns-spanned="4" table:number-rows-spanned="1"/>
          <table:covered-table-cell table:number-columns-repeated="2" table:style-name="ce322" table:content-validation-name="val29"/>
          <table:covered-table-cell table:style-name="ce338" table:content-validation-name="val29"/>
          <table:table-cell table:style-name="ce387" table:formula="of:=SUM([.AT88:.AV88])"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twn</text:p>
          </table:table-cell>
          <table:table-cell table:style-name="ce491" table:formula="of:=IF(OR([.AW92]=0;[.AX92]=0);0;IF([.U90]=&quot;Town&quot;;5000;0))" office:value-type="float" office:value="0">
            <text:p>0</text:p>
          </table:table-cell>
          <table:table-cell table:style-name="ce491" table:formula="of:=IF([.Y90]=&quot;Castle&quot;;8000;IF(AND([.Y90]=&quot;Fort&quot;;COUNTIF([.$Y$87:.$Y90];&quot;Fort&quot;)&gt;1);3000;IF(AND([.Y90]=&quot;Tower&quot;;COUNTIF([.$Y$87:.Y90];&quot;Tower&quot;)&gt;[.$AX$90]);1000;0)))" office:value-type="float" office:value="0">
            <text:p>0</text:p>
          </table:table-cell>
          <table:table-cell table:style-name="ce491"/>
          <table:table-cell table:style-name="ce491" table:formula="of:=IF([.U90]=&quot;&quot;;0;IF([.Q90]=&quot;&quot;;0;IF(ISERROR(FIND([.Q90];[.$AY$56]));1;0)))" office:value-type="float" office:value="0">
            <text:p>0</text:p>
          </table:table-cell>
          <table:table-cell table:style-name="ce501" table:formula="of:=IF([.U90]=&quot;&quot;;0;IF([.Q90]=&quot;&quot;;0;IF(ISERROR(FIND([.Q90];[.$AY$57]));0;1)))" office:value-type="float" office:value="0">
            <text:p>0</text:p>
          </table:table-cell>
          <table:table-cell table:style-name="ce488" table:formula="of:=VLOOKUP(4;[.$B$87:.$AG$96];6;0)" office:value-type="float" office:value="0">
            <text:p/>
          </table:table-cell>
          <table:table-cell table:style-name="ce485" table:formula="of:=VLOOKUP(4;[.$B$87:.$AG$96];16;0)" office:value-type="float" office:value="0">
            <text:p/>
          </table:table-cell>
          <table:table-cell table:style-name="ce485" table:formula="of:=VLOOKUP(4;[.$B$87:.$AG$96];20;0)" office:value-type="float" office:value="0">
            <text:p/>
          </table:table-cell>
          <table:table-cell table:style-name="ce485" table:formula="of:=VLOOKUP(4;[.$B$87:.$AG$96];24;0)" office:value-type="float" office:value="0">
            <text:p/>
          </table:table-cell>
          <table:table-cell table:style-name="ce485" table:formula="of:=VLOOKUP(4;[.$B$87:.$AG$96];28;0)" office:value-type="float" office:value="0">
            <text:p/>
          </table:table-cell>
          <table:table-cell table:style-name="ce485" table:formula="of:=VLOOKUP(4;[.$B$87:.$AG$96];32;0)" office:value-type="float" office:value="0">
            <text:p>0</text:p>
          </table:table-cell>
          <table:table-cell table:number-columns-repeated="968"/>
        </table:table-row>
        <table:table-row table:style-name="ro14">
          <table:table-cell table:style-name="ce29"/>
          <table:table-cell table:style-name="ce60" office:value-type="float" office:value="4">
            <text:p>4</text:p>
          </table:table-cell>
          <table:table-cell table:style-name="ce91" office:value-type="string" table:number-columns-spanned="4" table:number-rows-spanned="1">
            <text:p>Village:</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20" table:number-columns-spanned="4" table:number-rows-spanned="1"/>
          <table:covered-table-cell table:number-columns-repeated="2" table:style-name="ce322" table:content-validation-name="val20"/>
          <table:covered-table-cell table:style-name="ce338" table:content-validation-name="val20"/>
          <table:table-cell table:style-name="ce188" table:content-validation-name="val25" table:number-columns-spanned="4" table:number-rows-spanned="1"/>
          <table:covered-table-cell table:number-columns-repeated="2" table:style-name="ce322" table:content-validation-name="val25"/>
          <table:covered-table-cell table:style-name="ce357" table:content-validation-name="val25"/>
          <table:table-cell table:style-name="ce197" table:content-validation-name="val30" table:number-columns-spanned="4" table:number-rows-spanned="1"/>
          <table:covered-table-cell table:number-columns-repeated="2" table:style-name="ce322" table:content-validation-name="val30"/>
          <table:covered-table-cell table:style-name="ce338" table:content-validation-name="val30"/>
          <table:table-cell table:style-name="ce387" table:formula="of:=SUM([.AT89:.AV89])"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vil</text:p>
          </table:table-cell>
          <table:table-cell table:style-name="ce491" table:formula="of:=IF(AND(SUM([.AW92:.AX92])=1;[.U90]&lt;&gt;&quot;Town&quot;;[.U94]&lt;&gt;&quot;Town&quot;);0;IF(AND(SUM([.AW92:.AX92])=0;OR([.U90]&lt;&gt;&quot;Town&quot;;[.U94]&lt;&gt;&quot;Town&quot;));0;IF([.U91]=&quot;Village&quot;;4000;0)))" office:value-type="float" office:value="0">
            <text:p>0</text:p>
          </table:table-cell>
          <table:table-cell table:style-name="ce491" table:formula="of:=IF([.Y91]=&quot;Castle&quot;;8000;IF(AND([.Y91]=&quot;Fort&quot;;COUNTIF([.$Y$87:.$Y91];&quot;Fort&quot;)&gt;1);3000;IF(AND([.Y91]=&quot;Tower&quot;;COUNTIF([.$Y$87:.Y91];&quot;Tower&quot;)&gt;[.$AX$90]);1000;0)))" office:value-type="float" office:value="0">
            <text:p>0</text:p>
          </table:table-cell>
          <table:table-cell table:style-name="ce491"/>
          <table:table-cell table:style-name="ce498" office:value-type="string">
            <text:p>tower=&gt;</text:p>
          </table:table-cell>
          <table:table-cell table:style-name="ce487" table:formula="of:=2-SUM([.AW92:.AX92])" office:value-type="float" office:value="2">
            <text:p>2</text:p>
          </table:table-cell>
          <table:table-cell table:style-name="ce488" table:formula="of:=VLOOKUP(5;[.$B$87:.$AG$96];6;0)" office:value-type="float" office:value="0">
            <text:p/>
          </table:table-cell>
          <table:table-cell table:style-name="ce485" table:formula="of:=VLOOKUP(5;[.$B$87:.$AG$96];16;0)" office:value-type="float" office:value="0">
            <text:p/>
          </table:table-cell>
          <table:table-cell table:style-name="ce485" table:formula="of:=VLOOKUP(5;[.$B$87:.$AG$96];20;0)" office:value-type="float" office:value="0">
            <text:p/>
          </table:table-cell>
          <table:table-cell table:style-name="ce485" table:formula="of:=VLOOKUP(5;[.$B$87:.$AG$96];24;0)" office:value-type="float" office:value="0">
            <text:p/>
          </table:table-cell>
          <table:table-cell table:style-name="ce485" table:formula="of:=VLOOKUP(5;[.$B$87:.$AG$96];28;0)" office:value-type="float" office:value="0">
            <text:p/>
          </table:table-cell>
          <table:table-cell table:style-name="ce485" table:formula="of:=VLOOKUP(5;[.$B$87:.$AG$96];32;0)" office:value-type="float" office:value="0">
            <text:p>0</text:p>
          </table:table-cell>
          <table:table-cell table:number-columns-repeated="968"/>
        </table:table-row>
        <table:table-row table:style-name="ro14">
          <table:table-cell table:style-name="ce29"/>
          <table:table-cell table:style-name="ce60" office:value-type="float" office:value="5">
            <text:p>5</text:p>
          </table:table-cell>
          <table:table-cell table:style-name="ce91" office:value-type="string" table:number-columns-spanned="4" table:number-rows-spanned="1">
            <text:p>Camp:</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21" table:number-columns-spanned="4" table:number-rows-spanned="1"/>
          <table:covered-table-cell table:number-columns-repeated="2" table:style-name="ce322" table:content-validation-name="val21"/>
          <table:covered-table-cell table:style-name="ce338" table:content-validation-name="val21"/>
          <table:table-cell table:style-name="ce188" table:content-validation-name="val25" table:number-columns-spanned="4" table:number-rows-spanned="1"/>
          <table:covered-table-cell table:number-columns-repeated="2" table:style-name="ce322" table:content-validation-name="val25"/>
          <table:covered-table-cell table:style-name="ce357" table:content-validation-name="val25"/>
          <table:table-cell table:style-name="ce367" table:number-columns-spanned="4" table:number-rows-spanned="1"/>
          <table:covered-table-cell table:number-columns-repeated="2" table:style-name="ce323"/>
          <table:covered-table-cell table:style-name="ce306"/>
          <table:table-cell table:style-name="ce387" table:formula="of:=SUM([.AT90:.AU90])"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cmp</text:p>
          </table:table-cell>
          <table:table-cell table:style-name="ce491" table:formula="of:=IF([.G92]&lt;&gt;&quot;&quot;;3000;0)" office:value-type="float" office:value="0">
            <text:p>0</text:p>
          </table:table-cell>
          <table:table-cell table:style-name="ce491" table:formula="of:=IF([.Y92]=&quot;Castle&quot;;8000;IF(AND([.Y92]=&quot;Fort&quot;;COUNTIF([.$Y$87:.$Y92];&quot;Fort&quot;)&gt;1);3000;IF(AND([.Y92]=&quot;Tower&quot;;COUNTIF([.$Y$87:.Y92];&quot;Tower&quot;)&gt;[.$AX$90]);1000;0)))" office:value-type="float" office:value="0">
            <text:p>0</text:p>
          </table:table-cell>
          <table:table-cell table:style-name="ce491"/>
          <table:table-cell table:style-name="ce499" office:value-type="string">
            <text:p>ROAD</text:p>
          </table:table-cell>
          <table:table-cell table:style-name="ce502" office:value-type="string">
            <text:p>MNT</text:p>
          </table:table-cell>
          <table:table-cell table:style-name="ce488" table:formula="of:=IF(MAX([.$B$87:.$B$96])&lt;6;&quot;&quot;;VLOOKUP(6;[.$B$87:.$AG$96];6;0))">
            <text:p/>
          </table:table-cell>
          <table:table-cell table:style-name="ce485" table:formula="of:=IF(MAX([.$B$87:.$B$96])&lt;6;&quot;&quot;;VLOOKUP(6;[.$B$87:.$AG$96];16;0))">
            <text:p/>
          </table:table-cell>
          <table:table-cell table:style-name="ce485" table:formula="of:=IF(MAX([.$B$87:.$B$96])&lt;6;&quot;&quot;;VLOOKUP(6;[.$B$87:.$AG$96];20;0))">
            <text:p/>
          </table:table-cell>
          <table:table-cell table:style-name="ce485" table:formula="of:=IF(MAX([.$B$87:.$B$96])&lt;6;&quot;&quot;;VLOOKUP(6;[.$B$87:.$AG$96];24;0))">
            <text:p/>
          </table:table-cell>
          <table:table-cell table:style-name="ce485" table:formula="of:=IF(MAX([.$B$87:.$B$96])&lt;6;&quot;&quot;;VLOOKUP(6;[.$B$87:.$AG$96];28;0))">
            <text:p/>
          </table:table-cell>
          <table:table-cell table:style-name="ce485" table:formula="of:=IF(MAX([.$B$87:.$B$96])&lt;6;&quot;&quot;;VLOOKUP(6;[.$B$87:.$AG$96];32;0))">
            <text:p/>
          </table:table-cell>
          <table:table-cell table:style-name="ce485" table:formula="of:=IF(MAX([.$B$87:.$B$96])&lt;[.$BH91];&quot;&quot;;LEFT(VLOOKUP([.$BH91];[.$B$87:.$AG$96];2;0);3))">
            <text:p/>
          </table:table-cell>
          <table:table-cell table:style-name="ce485" table:formula="of:=IF(MAX([.$B$87:.$B$96])&lt;[.$BH91];&quot;&quot;;LEFT(VLOOKUP([.$BH91];[.$B$86:.$AS$95];44;0);3))">
            <text:p/>
          </table:table-cell>
          <table:table-cell table:style-name="ce485" table:formula="of:=IF(MAX([.$B$87:.$B$96])&lt;[.$BH91];&quot;&quot;;IF([.BF91]=&quot;ex&quot;;&quot;exC&quot;;CONCATENATE([.BF91];LEFT([.BE91];1))))">
            <text:p/>
          </table:table-cell>
          <table:table-cell table:style-name="ce485" office:value-type="float" office:value="6">
            <text:p>6</text:p>
          </table:table-cell>
          <table:table-cell table:number-columns-repeated="964"/>
        </table:table-row>
        <table:table-row table:style-name="ro14">
          <table:table-cell table:style-name="ce29"/>
          <table:table-cell table:style-name="ce60" table:formula="of:=IF([.G92]&lt;&gt;&quot;&quot;;6;&quot;&quot;)">
            <text:p/>
          </table:table-cell>
          <table:table-cell table:style-name="ce91" table:formula="of:=IF([.G92]&lt;&gt;&quot;&quot;;&quot;Camp(+):&quot;;&quot;Camp(?):&quot;)" office:value-type="string" office:string-value="Camp(?):" table:number-columns-spanned="4" table:number-rows-spanned="1">
            <office:annotation draw:style-name="gr4" draw:text-style-name="P6" svg:width="1.6752in" svg:height="0.5898in" svg:x="1.1827in" svg:y="18.428in" draw:caption-point-x="-0.1685in" draw:caption-point-y="0.1138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5"/>
          <table:covered-table-cell table:style-name="ce137"/>
          <table:table-cell table:style-name="ce152" table:number-columns-spanned="10" table:number-rows-spanned="1"/>
          <table:covered-table-cell table:number-columns-repeated="8" table:style-name="ce165"/>
          <table:covered-table-cell table:style-name="ce258"/>
          <table:table-cell table:style-name="ce269" table:content-validation-name="val16" table:number-columns-spanned="4" table:number-rows-spanned="1"/>
          <table:covered-table-cell table:number-columns-repeated="2" table:style-name="ce282" table:content-validation-name="val16"/>
          <table:covered-table-cell table:style-name="ce296" table:content-validation-name="val16"/>
          <table:table-cell table:style-name="ce306" table:number-columns-spanned="4" table:number-rows-spanned="1"/>
          <table:covered-table-cell table:number-columns-repeated="2" table:style-name="ce323"/>
          <table:covered-table-cell table:style-name="ce306"/>
          <table:table-cell table:style-name="ce343" table:content-validation-name="val26" table:number-columns-spanned="4" table:number-rows-spanned="1"/>
          <table:covered-table-cell table:number-columns-repeated="3" table:style-name="ce347" table:content-validation-name="val26"/>
          <table:table-cell table:style-name="ce367" table:number-columns-spanned="4" table:number-rows-spanned="1"/>
          <table:covered-table-cell table:number-columns-repeated="2" table:style-name="ce323"/>
          <table:covered-table-cell table:style-name="ce306"/>
          <table:table-cell table:style-name="ce388" table:formula="of:=SUM([.AT91:.AU91])" office:value-type="float" office:value="0" table:number-columns-spanned="3" table:number-rows-spanned="1">
            <text:p>0</text:p>
          </table:table-cell>
          <table:covered-table-cell table:style-name="ce396"/>
          <table:covered-table-cell table:style-name="ce407"/>
          <table:table-cell table:style-name="ce65" table:number-columns-repeated="7"/>
          <table:table-cell table:style-name="ce29"/>
          <table:table-cell/>
          <table:table-cell office:value-type="string">
            <text:p>ex</text:p>
          </table:table-cell>
          <table:table-cell table:style-name="ce491" table:formula="of:=IF([.G93]&lt;&gt;&quot;&quot;;3000;0)" office:value-type="float" office:value="0">
            <text:p>0</text:p>
          </table:table-cell>
          <table:table-cell table:style-name="ce491" table:formula="of:=IF([.Y93]=&quot;Castle&quot;;8000;IF(AND([.Y93]=&quot;Fort&quot;;COUNTIF([.$Y$87:.$Y93];&quot;Fort&quot;)&gt;1);3000;IF(AND([.Y93]=&quot;Tower&quot;;COUNTIF([.$Y$87:.Y93];&quot;Tower&quot;)&gt;[.$AX$90]);1000;0)))" office:value-type="float" office:value="0">
            <text:p>0</text:p>
          </table:table-cell>
          <table:table-cell table:style-name="ce491"/>
          <table:table-cell table:style-name="ce500" table:formula="of:=IF(SUM([.AW86:.AW89];[.AW93])&gt;0;1;0)" office:value-type="float" office:value="0">
            <text:p>0</text:p>
          </table:table-cell>
          <table:table-cell table:style-name="ce500" table:formula="of:=IF(SUM([.AX86:.AX89];[.AX93])&gt;0;1;0)" office:value-type="float" office:value="0">
            <text:p>0</text:p>
          </table:table-cell>
          <table:table-cell table:style-name="ce488" table:formula="of:=IF(MAX([.$B$87:.$B$96])&lt;7;&quot;&quot;;VLOOKUP(7;[.$B$87:.$AG$96];6;0))">
            <text:p/>
          </table:table-cell>
          <table:table-cell table:style-name="ce485" table:formula="of:=IF(MAX([.$B$87:.$B$96])&lt;7;&quot;&quot;;VLOOKUP(7;[.$B$87:.$AG$96];16;0))">
            <text:p/>
          </table:table-cell>
          <table:table-cell table:style-name="ce485" table:formula="of:=IF(MAX([.$B$87:.$B$96])&lt;7;&quot;&quot;;VLOOKUP(7;[.$B$87:.$AG$96];20;0))">
            <text:p/>
          </table:table-cell>
          <table:table-cell table:style-name="ce485" table:formula="of:=IF(MAX([.$B$87:.$B$96])&lt;7;&quot;&quot;;VLOOKUP(7;[.$B$87:.$AG$96];24;0))">
            <text:p/>
          </table:table-cell>
          <table:table-cell table:style-name="ce485" table:formula="of:=IF(MAX([.$B$87:.$B$96])&lt;7;&quot;&quot;;VLOOKUP(7;[.$B$87:.$AG$96];28;0))">
            <text:p/>
          </table:table-cell>
          <table:table-cell table:style-name="ce485" table:formula="of:=IF(MAX([.$B$87:.$B$96])&lt;7;&quot;&quot;;VLOOKUP(7;[.$B$87:.$AG$96];32;0))">
            <text:p/>
          </table:table-cell>
          <table:table-cell table:style-name="ce485" table:formula="of:=IF(MAX([.$B$87:.$B$96])&lt;[.$BH92];&quot;&quot;;LEFT(VLOOKUP([.$BH92];[.$B$87:.$AG$96];2;0);3))">
            <text:p/>
          </table:table-cell>
          <table:table-cell table:style-name="ce485" table:formula="of:=IF(MAX([.$B$87:.$B$96])&lt;[.$BH92];&quot;&quot;;LEFT(VLOOKUP([.$BH92];[.$B$86:.$AS$95];44;0);3))">
            <text:p/>
          </table:table-cell>
          <table:table-cell table:style-name="ce485" table:formula="of:=IF(MAX([.$B$87:.$B$96])&lt;[.$BH92];&quot;&quot;;IF([.BF92]=&quot;ex&quot;;&quot;exC&quot;;CONCATENATE([.BF92];LEFT([.BE92];1))))">
            <text:p/>
          </table:table-cell>
          <table:table-cell table:style-name="ce485" office:value-type="float" office:value="7">
            <text:p>7</text:p>
          </table:table-cell>
          <table:table-cell table:number-columns-repeated="964"/>
        </table:table-row>
        <table:table-row table:style-name="ro14">
          <table:table-cell table:style-name="ce29"/>
          <table:table-cell table:style-name="ce61" table:formula="of:=IF([.G93]&lt;&gt;&quot;&quot;;MAX([.B87:.B92])+1;&quot;&quot;)">
            <text:p/>
          </table:table-cell>
          <table:table-cell table:style-name="ce92" table:formula="of:=IF([.G93]&lt;&gt;&quot;&quot;;&quot;Camp(+):&quot;;&quot;Camp(?):&quot;)" office:value-type="string" office:string-value="Camp(?):" table:number-columns-spanned="4" table:number-rows-spanned="1">
            <office:annotation draw:style-name="gr4" draw:text-style-name="P6" svg:width="1.6752in" svg:height="0.585in" svg:x="1.1827in" svg:y="18.6134in" draw:caption-point-x="-0.1685in" draw:caption-point-y="0.1138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6"/>
          <table:covered-table-cell table:style-name="ce138"/>
          <table:table-cell table:style-name="ce153" table:number-columns-spanned="10" table:number-rows-spanned="1"/>
          <table:covered-table-cell table:number-columns-repeated="8" table:style-name="ce166"/>
          <table:covered-table-cell table:style-name="ce259"/>
          <table:table-cell table:style-name="ce269" table:content-validation-name="val16" table:number-columns-spanned="4" table:number-rows-spanned="1"/>
          <table:covered-table-cell table:number-columns-repeated="2" table:style-name="ce282" table:content-validation-name="val16"/>
          <table:covered-table-cell table:style-name="ce296" table:content-validation-name="val16"/>
          <table:table-cell table:style-name="ce307" table:number-columns-spanned="4" table:number-rows-spanned="1"/>
          <table:covered-table-cell table:number-columns-repeated="2" table:style-name="ce324"/>
          <table:covered-table-cell table:style-name="ce307"/>
          <table:table-cell table:style-name="ce344" table:content-validation-name="val26" table:number-columns-spanned="4" table:number-rows-spanned="1"/>
          <table:covered-table-cell table:number-columns-repeated="3" table:style-name="ce348" table:content-validation-name="val26"/>
          <table:table-cell table:style-name="ce368" table:number-columns-spanned="4" table:number-rows-spanned="1"/>
          <table:covered-table-cell table:number-columns-repeated="2" table:style-name="ce324"/>
          <table:covered-table-cell table:style-name="ce307"/>
          <table:table-cell table:style-name="ce389" table:formula="of:=SUM([.AT92:.AU92])" office:value-type="float" office:value="0" table:number-columns-spanned="3" table:number-rows-spanned="1">
            <text:p>0</text:p>
          </table:table-cell>
          <table:covered-table-cell table:style-name="ce397"/>
          <table:covered-table-cell table:style-name="ce408"/>
          <table:table-cell table:style-name="ce65" table:number-columns-repeated="7"/>
          <table:table-cell table:style-name="ce29"/>
          <table:table-cell/>
          <table:table-cell office:value-type="string">
            <text:p>ex</text:p>
          </table:table-cell>
          <table:table-cell table:style-name="ce491" table:formula="of:=IF([.U94]=&quot;City&quot;;8000;IF([.U94]=&quot;Mjr Town&quot;;7000;IF(AND(SUM([.AW92:.AX92])=0;[.U94]=&quot;Town&quot;);0;IF(AND(SUM([.AW92:.AX92])&gt;0;[.U94]=&quot;Town&quot;);5000;IF(AND(SUM([.AW92:.AX92])=0;OR([.U90]&lt;&gt;&quot;Town&quot;;[.U91]&lt;&gt;&quot;Village&quot;));0;IF([.U94]=&quot;Village&quot;;4000;0))))))" office:value-type="float" office:value="0">
            <text:p>0</text:p>
          </table:table-cell>
          <table:table-cell table:style-name="ce491" table:formula="of:=IF([.Y94]=&quot;Castle&quot;;8000;IF(AND([.Y94]=&quot;Fort&quot;;COUNTIF([.$Y$87:.$Y94];&quot;Fort&quot;)&gt;1);3000;IF(AND([.Y94]=&quot;Tower&quot;;COUNTIF([.$Y$87:.Y94];&quot;Tower&quot;)&gt;[.$AX$90]);1000;0)))" office:value-type="float" office:value="0">
            <text:p>0</text:p>
          </table:table-cell>
          <table:table-cell table:style-name="ce491" table:formula="of:=IF([.AC94]=&quot;Port&quot;;2000;0)" office:value-type="float" office:value="0">
            <text:p>0</text:p>
          </table:table-cell>
          <table:table-cell table:style-name="ce491" table:formula="of:=IF([.Q94]=&quot;&quot;;0;IF(AND([.C94]&lt;&gt;&quot;Mjr Town:&quot;;[.C94]&lt;&gt;&quot;Town:&quot;;[.U94]&lt;&gt;&quot;City&quot;;[.U94]&lt;&gt;&quot;Mjr Town&quot;;[.U94]&lt;&gt;&quot;Town&quot;);0;IF(ISERROR(FIND([.Q94];[.$AY$56]));1;0)))" office:value-type="float" office:value="0">
            <text:p>0</text:p>
          </table:table-cell>
          <table:table-cell table:style-name="ce491" table:formula="of:=IF([.Q94]=&quot;&quot;;0;IF(AND([.C94]&lt;&gt;&quot;Mjr Town&quot;;[.C94]&lt;&gt;&quot;Town&quot;;[.U94]&lt;&gt;&quot;City&quot;;[.U94]&lt;&gt;&quot;Mjr Town&quot;;[.U94]&lt;&gt;&quot;Town&quot;);0;IF(ISERROR(FIND([.Q94];[.$AY$57]));0;1)))" office:value-type="float" office:value="0">
            <text:p>0</text:p>
          </table:table-cell>
          <table:table-cell table:style-name="ce488" table:formula="of:=IF(MAX([.$B$87:.$B$96])&lt;8;&quot;&quot;;VLOOKUP(8;[.$B$87:.$AG$96];6;0))">
            <text:p/>
          </table:table-cell>
          <table:table-cell table:style-name="ce485" table:formula="of:=IF(MAX([.$B$87:.$B$96])&lt;8;&quot;&quot;;VLOOKUP(8;[.$B$87:.$AG$96];16;0))">
            <text:p/>
          </table:table-cell>
          <table:table-cell table:style-name="ce485" table:formula="of:=IF(MAX([.$B$87:.$B$96])&lt;8;&quot;&quot;;VLOOKUP(8;[.$B$87:.$AG$96];20;0))">
            <text:p/>
          </table:table-cell>
          <table:table-cell table:style-name="ce485" table:formula="of:=IF(MAX([.$B$87:.$B$96])&lt;8;&quot;&quot;;VLOOKUP(8;[.$B$87:.$AG$96];24;0))">
            <text:p/>
          </table:table-cell>
          <table:table-cell table:style-name="ce485" table:formula="of:=IF(MAX([.$B$87:.$B$96])&lt;8;&quot;&quot;;VLOOKUP(8;[.$B$87:.$AG$96];28;0))">
            <text:p/>
          </table:table-cell>
          <table:table-cell table:style-name="ce485" table:formula="of:=IF(MAX([.$B$87:.$B$96])&lt;8;&quot;&quot;;VLOOKUP(8;[.$B$87:.$AG$96];32;0))">
            <text:p/>
          </table:table-cell>
          <table:table-cell table:style-name="ce485" table:formula="of:=IF(MAX([.$B$87:.$B$96])&lt;[.$BH93];&quot;&quot;;LEFT(VLOOKUP([.$BH93];[.$B$87:.$AG$96];2;0);3))">
            <text:p/>
          </table:table-cell>
          <table:table-cell table:style-name="ce485" table:formula="of:=IF(MAX([.$B$87:.$B$96])&lt;[.$BH93];&quot;&quot;;LEFT(VLOOKUP([.$BH93];[.$B$86:.$AS$95];44;0);3))">
            <text:p/>
          </table:table-cell>
          <table:table-cell table:style-name="ce485" table:formula="of:=IF(MAX([.$B$87:.$B$96])&lt;[.$BH93];&quot;&quot;;IF([.BF93]=&quot;ex&quot;;&quot;exC&quot;;CONCATENATE([.BF93];LEFT([.BE93];1))))">
            <text:p/>
          </table:table-cell>
          <table:table-cell table:style-name="ce485" office:value-type="float" office:value="8">
            <text:p>8</text:p>
          </table:table-cell>
          <table:table-cell table:number-columns-repeated="964"/>
        </table:table-row>
        <table:table-row table:style-name="ro14">
          <table:table-cell table:style-name="ce29"/>
          <table:table-cell table:style-name="ce60" table:formula="of:=IF([.G94]&lt;&gt;&quot;&quot;;MAX([.B87:.B93])+1;&quot;&quot;)">
            <text:p/>
          </table:table-cell>
          <table:table-cell table:style-name="ce91" table:formula="of:=IF([.$AJ$25]=&quot;&quot;;&quot;(N/A)&quot;;VLOOKUP([.$AJ$25];[.$AV$14:.$AX$36];3))" office:value-type="string" office:string-value="(N/A)" table:number-columns-spanned="4" table:number-rows-spanned="1">
            <text:p>(N/A)</text:p>
          </table:table-cell>
          <table:covered-table-cell table:number-columns-repeated="2" table:style-name="ce115"/>
          <table:covered-table-cell table:style-name="ce137"/>
          <table:table-cell table:style-name="ce150" table:number-columns-spanned="10" table:number-rows-spanned="1"/>
          <table:covered-table-cell table:number-columns-repeated="8" table:style-name="ce163"/>
          <table:covered-table-cell table:style-name="ce257"/>
          <table:table-cell table:style-name="ce270" table:content-validation-name="val16" table:number-columns-spanned="4" table:number-rows-spanned="1"/>
          <table:covered-table-cell table:number-columns-repeated="2" table:style-name="ce283" table:content-validation-name="val16"/>
          <table:covered-table-cell table:style-name="ce297" table:content-validation-name="val16"/>
          <table:table-cell table:style-name="ce308" table:content-validation-name="val22" table:number-columns-spanned="4" table:number-rows-spanned="1"/>
          <table:covered-table-cell table:number-columns-repeated="2" table:style-name="ce325" table:content-validation-name="val22"/>
          <table:covered-table-cell table:style-name="ce339" table:content-validation-name="val22"/>
          <table:table-cell table:style-name="ce345" table:content-validation-name="val27" table:number-columns-spanned="4" table:number-rows-spanned="1"/>
          <table:covered-table-cell table:number-columns-repeated="2" table:style-name="ce349" table:content-validation-name="val27"/>
          <table:covered-table-cell table:style-name="ce358" table:content-validation-name="val27"/>
          <table:table-cell table:style-name="ce369" table:content-validation-name="val31" table:number-columns-spanned="4" table:number-rows-spanned="1"/>
          <table:covered-table-cell table:number-columns-repeated="2" table:style-name="ce378" table:content-validation-name="val31"/>
          <table:covered-table-cell table:style-name="ce384" table:content-validation-name="val31"/>
          <table:table-cell table:style-name="ce390" table:formula="of:=SUM([.AT93:.AV93])" office:value-type="float" office:value="0" table:number-columns-spanned="3" table:number-rows-spanned="1">
            <text:p>0</text:p>
          </table:table-cell>
          <table:covered-table-cell table:style-name="ce398"/>
          <table:covered-table-cell table:style-name="ce409"/>
          <table:table-cell table:style-name="ce65" table:number-columns-repeated="7"/>
          <table:table-cell table:style-name="ce29"/>
          <table:table-cell/>
          <table:table-cell office:value-type="string">
            <text:p>rg</text:p>
          </table:table-cell>
          <table:table-cell table:number-columns-repeated="5"/>
          <table:table-cell table:style-name="ce488" table:formula="of:=IF(MAX([.$B$87:.$B$96])&lt;9;&quot;&quot;;VLOOKUP(9;[.$B$87:.$AG$96];6;0))">
            <text:p/>
          </table:table-cell>
          <table:table-cell table:style-name="ce485" table:formula="of:=IF(MAX([.$B$87:.$B$96])&lt;9;&quot;&quot;;VLOOKUP(9;[.$B$87:.$AG$96];16;0))">
            <text:p/>
          </table:table-cell>
          <table:table-cell table:style-name="ce485" table:formula="of:=IF(MAX([.$B$87:.$B$96])&lt;9;&quot;&quot;;VLOOKUP(9;[.$B$87:.$AG$96];20;0))">
            <text:p/>
          </table:table-cell>
          <table:table-cell table:style-name="ce485" table:formula="of:=IF(MAX([.$B$87:.$B$96])&lt;9;&quot;&quot;;VLOOKUP(9;[.$B$87:.$AG$96];24;0))">
            <text:p/>
          </table:table-cell>
          <table:table-cell table:style-name="ce485" table:formula="of:=IF(MAX([.$B$87:.$B$96])&lt;9;&quot;&quot;;VLOOKUP(9;[.$B$87:.$AG$96];28;0))">
            <text:p/>
          </table:table-cell>
          <table:table-cell table:style-name="ce485" table:formula="of:=IF(MAX([.$B$87:.$B$96])&lt;9;&quot;&quot;;VLOOKUP(9;[.$B$87:.$AG$96];32;0))">
            <text:p/>
          </table:table-cell>
          <table:table-cell table:style-name="ce485" table:formula="of:=IF(MAX([.$B$87:.$B$96])&lt;[.$BH94];&quot;&quot;;LEFT(VLOOKUP([.$BH94];[.$B$87:.$AG$96];2;0);3))">
            <text:p/>
          </table:table-cell>
          <table:table-cell table:style-name="ce485" table:formula="of:=IF(MAX([.$B$87:.$B$96])&lt;[.$BH94];&quot;&quot;;LEFT(VLOOKUP([.$BH94];[.$B$86:.$AS$95];44;0);3))">
            <text:p/>
          </table:table-cell>
          <table:table-cell table:style-name="ce485" table:formula="of:=IF(MAX([.$B$87:.$B$96])&lt;[.$BH94];&quot;&quot;;IF([.BF94]=&quot;ex&quot;;&quot;exC&quot;;CONCATENATE([.BF94];LEFT([.BE94];1))))">
            <text:p/>
          </table:table-cell>
          <table:table-cell table:style-name="ce485" office:value-type="float" office:value="9">
            <text:p>9</text:p>
          </table:table-cell>
          <table:table-cell table:number-columns-repeated="964"/>
        </table:table-row>
        <table:table-row table:style-name="ro2">
          <table:table-cell table:style-name="ce29"/>
          <table:table-cell table:style-name="ce62"/>
          <table:table-cell table:style-name="ce93"/>
          <table:table-cell table:style-name="ce117" table:formula="of:=IF(OR([.AW92]=0;[.AX92]=0);CONCATENATE(&quot;You may improve &quot;;IF([.AW92]=0;1;0)+IF([.AX92]=0;1;0);&quot; PC&quot;;IF(AND([.AW92]=0;[.AX92]=0);&quot;'s&quot;;&quot;&quot;);&quot;, (either Camp to Village, or Village to Town) for free.&quot;);&quot;&quot;)" office:value-type="string" office:string-value="You may improve 2 PC's, (either Camp to Village, or Village to Town) for free.">
            <text:p>You may improve 2 PC's, (either Camp to Village, or Village to Town) for free.</text:p>
          </table:table-cell>
          <table:table-cell table:style-name="ce117" table:number-columns-repeated="27"/>
          <table:table-cell table:style-name="ce385"/>
          <table:table-cell table:style-name="ce391" table:number-columns-spanned="3" table:number-rows-spanned="1"/>
          <table:covered-table-cell table:style-name="ce399"/>
          <table:covered-table-cell table:style-name="ce410"/>
          <table:table-cell table:style-name="ce65" table:number-columns-repeated="7"/>
          <table:table-cell table:style-name="ce29"/>
          <table:table-cell table:number-columns-repeated="7"/>
          <table:table-cell table:style-name="ce488" table:formula="of:=IF(MAX([.$B$87:.$B$96])&lt;10;&quot;&quot;;VLOOKUP(10;[.$B$87:.$AG$96];6;0))">
            <text:p/>
          </table:table-cell>
          <table:table-cell table:style-name="ce485" table:formula="of:=IF(MAX([.$B$87:.$B$96])&lt;10;&quot;&quot;;VLOOKUP(10;[.$B$87:.$AG$96];16;0))">
            <text:p/>
          </table:table-cell>
          <table:table-cell table:style-name="ce485" table:formula="of:=IF(MAX([.$B$87:.$B$96])&lt;10;&quot;&quot;;VLOOKUP(10;[.$B$87:.$AG$96];20;0))">
            <text:p/>
          </table:table-cell>
          <table:table-cell table:style-name="ce485" table:formula="of:=IF(MAX([.$B$87:.$B$96])&lt;10;&quot;&quot;;VLOOKUP(10;[.$B$87:.$AG$96];24;0))">
            <text:p/>
          </table:table-cell>
          <table:table-cell table:style-name="ce485" table:formula="of:=IF(MAX([.$B$87:.$B$96])&lt;10;&quot;&quot;;VLOOKUP(10;[.$B$87:.$AG$96];28;0))">
            <text:p/>
          </table:table-cell>
          <table:table-cell table:style-name="ce485" table:formula="of:=IF(MAX([.$B$87:.$B$96])&lt;10;&quot;&quot;;VLOOKUP(10;[.$B$87:.$AG$96];32;0))">
            <text:p/>
          </table:table-cell>
          <table:table-cell table:style-name="ce485" table:formula="of:=IF(MAX([.$B$87:.$B$96])&lt;[.$BH95];&quot;&quot;;LEFT(VLOOKUP([.$BH95];[.$B$87:.$AG$96];2;0);3))">
            <text:p/>
          </table:table-cell>
          <table:table-cell table:style-name="ce485" table:formula="of:=IF(MAX([.$B$87:.$B$96])&lt;[.$BH95];&quot;&quot;;LEFT(VLOOKUP([.$BH95];[.$B$86:.$AS$95];44;0);3))">
            <text:p/>
          </table:table-cell>
          <table:table-cell table:style-name="ce485" table:formula="of:=IF(MAX([.$B$87:.$B$96])&lt;[.$BH95];&quot;&quot;;IF([.BF95]=&quot;ex&quot;;&quot;exC&quot;;CONCATENATE([.BF95];LEFT([.BE95];1))))">
            <text:p/>
          </table:table-cell>
          <table:table-cell table:style-name="ce485" office:value-type="float" office:value="10">
            <text:p>10</text:p>
          </table:table-cell>
          <table:table-cell table:number-columns-repeated="964"/>
        </table:table-row>
        <table:table-row table:style-name="ro10" table:visibility="collapse">
          <table:table-cell table:style-name="ce29"/>
          <table:table-cell table:style-name="ce63"/>
          <table:table-cell table:style-name="ce94" table:number-columns-spanned="4" table:number-rows-spanned="1"/>
          <table:covered-table-cell table:number-columns-repeated="3" table:style-name="ce94"/>
          <table:table-cell table:style-name="ce151" table:number-columns-spanned="10" table:number-rows-spanned="1"/>
          <table:covered-table-cell table:number-columns-repeated="9" table:style-name="ce164"/>
          <table:table-cell table:style-name="ce271" table:number-columns-spanned="4" table:number-rows-spanned="1"/>
          <table:covered-table-cell table:number-columns-repeated="3" table:style-name="ce284"/>
          <table:table-cell table:style-name="ce309" table:number-columns-spanned="4" table:number-rows-spanned="1"/>
          <table:covered-table-cell table:number-columns-repeated="3" table:style-name="ce326"/>
          <table:table-cell table:style-name="ce309" table:number-columns-spanned="4" table:number-rows-spanned="1"/>
          <table:covered-table-cell table:number-columns-repeated="3" table:style-name="ce326"/>
          <table:table-cell table:style-name="ce309" table:number-columns-spanned="4" table:number-rows-spanned="1"/>
          <table:covered-table-cell table:number-columns-repeated="3" table:style-name="ce326"/>
          <table:table-cell table:style-name="ce392" table:number-columns-spanned="3" table:number-rows-spanned="1"/>
          <table:covered-table-cell table:number-columns-repeated="2" table:style-name="ce400"/>
          <table:table-cell table:style-name="ce65" table:number-columns-repeated="7"/>
          <table:table-cell table:style-name="ce29"/>
          <table:table-cell table:number-columns-repeated="981"/>
        </table:table-row>
        <table:table-row table:style-name="ro14">
          <table:table-cell table:style-name="ce29"/>
          <table:table-cell table:style-name="ce64"/>
          <table:table-cell table:style-name="ce95"/>
          <table:table-cell table:style-name="ce118" table:formula="of:=IF(SUM([.AW92:.AX92])&lt;2;CONCATENATE(&quot;You get &quot;;IF(SUM([.AW92:.AX92])=1;1;2);&quot; bonus tower&quot;;IF(SUM([.AW92:.AX92])=1;&quot;&quot;;&quot;s&quot;);&quot; for free.&quot;);&quot;&quot;)" office:value-type="string" office:string-value="You get 2 bonus towers for free.">
            <text:p>You get 2 bonus towers for free.</text:p>
          </table:table-cell>
          <table:table-cell table:style-name="ce126"/>
          <table:table-cell table:style-name="ce95" table:number-columns-repeated="20"/>
          <table:table-cell table:style-name="ce351"/>
          <table:table-cell table:style-name="ce354" table:number-columns-repeated="4"/>
          <table:table-cell table:style-name="ce381" table:formula="of:=CONCATENATE(&quot;TOTAL COST: (&quot;;TEXT([.AU84];&quot;0,000&quot;);&quot; Limit)&quot;)" office:value-type="string" office:string-value="TOTAL COST: (8,000 Limit)">
            <text:p>TOTAL COST: (8,000 Limit)</text:p>
          </table:table-cell>
          <table:table-cell table:style-name="ce95">
            <draw:custom-shape table:end-cell-address="'Nation Worksheet'.AF97" table:end-x="0.165in" table:end-y="0.1445in" draw:z-index="16" draw:name="AutoShape 79" draw:style-name="gr3" draw:text-style-name="P5" svg:width="0.1642in" svg:height="0.0925in" svg:x="0.0008in" svg:y="0.052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Nation Worksheet'.AF97" table:end-x="0.165in" table:end-y="0.1445in" draw:z-index="18" draw:name="AutoShape 132" draw:style-name="gr3" draw:text-style-name="P5" svg:width="0.1642in" svg:height="0.0925in" svg:x="0.0008in" svg:y="0.052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Nation Worksheet'.AF97" table:end-x="0.165in" table:end-y="0.1445in" draw:z-index="20" draw:name="AutoShape 140" draw:style-name="gr3" draw:text-style-name="P5" svg:width="0.1642in" svg:height="0.0925in" svg:x="0.0008in" svg:y="0.052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393" table:formula="of:=SUM([.AG87:.AG96])" office:value-type="float" office:value="0" table:number-columns-spanned="3" table:number-rows-spanned="1">
            <text:p>0</text:p>
          </table:table-cell>
          <table:covered-table-cell table:style-name="ce401"/>
          <table:covered-table-cell table:style-name="ce411"/>
          <table:table-cell table:style-name="ce65" table:number-columns-repeated="7"/>
          <table:table-cell table:style-name="ce29"/>
          <table:table-cell table:number-columns-repeated="981"/>
        </table:table-row>
        <table:table-row table:style-name="ro2">
          <table:table-cell table:style-name="ce29"/>
          <table:table-cell table:style-name="ce40" table:number-columns-repeated="5"/>
          <table:table-cell table:style-name="ce154"/>
          <table:table-cell table:style-name="ce40" table:number-columns-repeated="33"/>
          <table:table-cell table:style-name="ce56" table:number-columns-repeated="2"/>
          <table:table-cell table:style-name="ce29"/>
          <table:table-cell table:number-columns-repeated="981"/>
        </table:table-row>
        <table:table-row table:style-name="ro16">
          <table:table-cell table:style-name="ce29"/>
          <table:table-cell table:style-name="ce37" office:value-type="string">
            <text:p>Your Character Details<text:span text:style-name="T19"> </text:span><text:span text:style-name="T21"><text:s text:c="6"/></text:span><text:span text:style-name="T4">(Note you </text:span><text:span text:style-name="T20">must</text:span><text:span text:style-name="T4"> choose 8 characters)</text:span></text:p>
          </table:table-cell>
          <table:table-cell table:style-name="ce31" table:number-columns-repeated="19"/>
          <table:table-cell table:style-name="ce318"/>
          <table:table-cell table:style-name="ce31" table:number-columns-repeated="20"/>
          <table:table-cell table:style-name="ce29"/>
          <table:table-cell/>
          <table:table-cell office:value-type="string">
            <text:p>SKILLS</text:p>
          </table:table-cell>
          <table:table-cell table:number-columns-repeated="10"/>
          <table:table-cell office:value-type="string">
            <text:p>COST</text:p>
          </table:table-cell>
          <table:table-cell table:number-columns-repeated="5"/>
          <table:table-cell office:value-type="string">
            <text:p>IF(AND($B$115=$B102,$P$115&lt;&gt;"",OR($AF$22="Neutral",$W$23="Men"))</text:p>
          </table:table-cell>
          <table:table-cell table:number-columns-repeated="962"/>
        </table:table-row>
        <table:table-row table:style-name="ro18">
          <table:table-cell table:style-name="ce32"/>
          <table:table-cell table:style-name="ce65" table:number-columns-repeated="41"/>
          <table:table-cell table:style-name="ce32"/>
          <table:table-cell table:style-name="ce480"/>
          <table:table-cell table:style-name="ce487" office:value-type="string">
            <text:p>comm</text:p>
          </table:table-cell>
          <table:table-cell table:style-name="ce487" office:value-type="string">
            <text:p>agen</text:p>
          </table:table-cell>
          <table:table-cell table:style-name="ce487" office:value-type="string">
            <text:p>emis</text:p>
          </table:table-cell>
          <table:table-cell table:style-name="ce487" office:value-type="string">
            <text:p>mage</text:p>
          </table:table-cell>
          <table:table-cell table:style-name="ce487" office:value-type="string">
            <text:p>stlth</text:p>
          </table:table-cell>
          <table:table-cell table:style-name="ce480"/>
          <table:table-cell table:style-name="ce504" office:value-type="string">
            <text:p>Bonus</text:p>
            <text:p>Skill</text:p>
          </table:table-cell>
          <table:table-cell table:style-name="ce507" office:value-type="string">
            <text:p>Column</text:p>
          </table:table-cell>
          <table:table-cell table:style-name="ce480" table:number-columns-repeated="2"/>
          <table:table-cell table:style-name="ce509" office:value-type="string">
            <text:p>Race</text:p>
            <text:p>Mage?</text:p>
          </table:table-cell>
          <table:table-cell table:style-name="ce487" office:value-type="string">
            <text:p>Comm</text:p>
          </table:table-cell>
          <table:table-cell table:style-name="ce487" office:value-type="string">
            <text:p>Agen</text:p>
          </table:table-cell>
          <table:table-cell table:style-name="ce487" office:value-type="string">
            <text:p>Emis</text:p>
          </table:table-cell>
          <table:table-cell table:style-name="ce487" office:value-type="string">
            <text:p>Mage</text:p>
          </table:table-cell>
          <table:table-cell table:style-name="ce487" office:value-type="string">
            <text:p>stlth</text:p>
          </table:table-cell>
          <table:table-cell table:style-name="ce480"/>
          <table:table-cell table:style-name="ce487" office:value-type="string">
            <text:p>Comm</text:p>
          </table:table-cell>
          <table:table-cell table:style-name="ce487" office:value-type="string">
            <text:p>Agen</text:p>
          </table:table-cell>
          <table:table-cell table:style-name="ce487" office:value-type="string">
            <text:p>Emis</text:p>
          </table:table-cell>
          <table:table-cell table:style-name="ce487" office:value-type="string">
            <text:p>Mage</text:p>
          </table:table-cell>
          <table:table-cell table:style-name="ce487" office:value-type="string">
            <text:p>stlth</text:p>
          </table:table-cell>
          <table:table-cell table:style-name="ce480" table:number-columns-repeated="958"/>
        </table:table-row>
        <table:table-row table:style-name="ro15">
          <table:table-cell table:style-name="ce32"/>
          <table:table-cell table:style-name="ce66" office:value-type="string">
            <text:p>#</text:p>
          </table:table-cell>
          <table:table-cell table:style-name="ce96" office:value-type="string" table:number-columns-spanned="10" table:number-rows-spanned="1">
            <text:p><text:s/>NAME (5-17 Characters)</text:p>
          </table:table-cell>
          <table:covered-table-cell table:number-columns-repeated="8" table:style-name="ce119"/>
          <table:covered-table-cell table:style-name="ce201"/>
          <table:table-cell table:style-name="ce210" office:value-type="string" table:number-columns-spanned="3" table:number-rows-spanned="1">
            <text:p>GENDER</text:p>
            <text:p>(M/F)</text:p>
          </table:table-cell>
          <table:covered-table-cell table:style-name="ce229"/>
          <table:covered-table-cell table:style-name="ce241"/>
          <table:table-cell table:style-name="ce210" office:value-type="string" table:number-columns-spanned="3" table:number-rows-spanned="1">
            <text:p>COMM RANK</text:p>
          </table:table-cell>
          <table:covered-table-cell table:style-name="ce229"/>
          <table:covered-table-cell table:style-name="ce241"/>
          <table:table-cell table:style-name="ce210" office:value-type="string" table:number-columns-spanned="3" table:number-rows-spanned="1">
            <text:p>AGEN RANK</text:p>
          </table:table-cell>
          <table:covered-table-cell table:style-name="ce229"/>
          <table:covered-table-cell table:style-name="ce241"/>
          <table:table-cell table:style-name="ce210" office:value-type="string" table:number-columns-spanned="3" table:number-rows-spanned="1">
            <text:p>EMIS RANK</text:p>
          </table:table-cell>
          <table:covered-table-cell table:style-name="ce229"/>
          <table:covered-table-cell table:style-name="ce241"/>
          <table:table-cell table:style-name="ce210" office:value-type="string" table:number-columns-spanned="3" table:number-rows-spanned="1">
            <text:p>MAGE</text:p>
            <text:p>RANK</text:p>
          </table:table-cell>
          <table:covered-table-cell table:style-name="ce229"/>
          <table:covered-table-cell table:style-name="ce241"/>
          <table:table-cell table:style-name="ce359" office:value-type="string" table:number-columns-spanned="9" table:number-rows-spanned="1">
            <text:p>LIST OF SPELLS BY SPELL</text:p>
            <text:p>NUMBER <text:span text:style-name="T9">(IF Mage Rank </text:span><text:span text:style-name="T10">&gt;</text:span><text:span text:style-name="T9">10)</text:span></text:p>
          </table:table-cell>
          <table:covered-table-cell table:number-columns-repeated="7" table:style-name="ce370"/>
          <table:covered-table-cell table:style-name="ce416"/>
          <table:table-cell table:style-name="ce210" office:value-type="string" table:number-columns-spanned="3" table:number-rows-spanned="1">
            <text:p>Stealth</text:p>
          </table:table-cell>
          <table:covered-table-cell table:style-name="ce428"/>
          <table:covered-table-cell table:style-name="ce438"/>
          <table:table-cell table:style-name="ce210" office:value-type="string" table:number-columns-spanned="3" table:number-rows-spanned="1">
            <text:p>GOLD</text:p>
            <text:p>COST</text:p>
          </table:table-cell>
          <table:covered-table-cell table:style-name="ce229"/>
          <table:covered-table-cell table:style-name="ce241"/>
          <table:table-cell table:style-name="ce32"/>
          <table:table-cell table:style-name="ce480"/>
          <table:table-cell table:style-name="ce487" table:formula="of:=VALUE([.P102])" office:value-type="float" office:value="0">
            <text:p>0</text:p>
          </table:table-cell>
          <table:table-cell table:style-name="ce487" table:formula="of:=VALUE([.S102])" office:value-type="float" office:value="0">
            <text:p>0</text:p>
          </table:table-cell>
          <table:table-cell table:style-name="ce487" table:formula="of:=VALUE([.V102])" office:value-type="float" office:value="0">
            <text:p>0</text:p>
          </table:table-cell>
          <table:table-cell table:style-name="ce487" table:formula="of:=VALUE([.Y102])" office:value-type="float" office:value="30">
            <text:p>30</text:p>
          </table:table-cell>
          <table:table-cell table:style-name="ce487" table:formula="of:=VALUE([.AK102])" office:value-type="float" office:value="0">
            <text:p>0</text:p>
          </table:table-cell>
          <table:table-cell table:style-name="ce480"/>
          <table:table-cell table:style-name="ce505" table:formula="of:=IF([.$F$23]=&quot;Dwarves&quot;;&quot;Comm&quot;;IF([.$F$23]=&quot;Elves&quot;;&quot;Mage&quot;;IF(OR([.$F$23]=&quot;Men&quot;;[.$W$23]=&quot;Men&quot;;[.$AF$22]=&quot;Neutral&quot;);&quot;Emis&quot;;IF([.$W$23]=&quot;Non-human&quot;;&quot;Agen&quot;;&quot;&quot;))))" office:value-type="string" office:string-value="Comm">
            <text:p>Comm</text:p>
          </table:table-cell>
          <table:table-cell table:style-name="ce505" table:formula="of:=IF([.$AY$101]=&quot;Comm&quot;;1;IF([.$AY$101]=&quot;Agen&quot;;2;IF([.$AY$101]=&quot;Emis&quot;;3;IF([.$AY$101]=&quot;Mage&quot;;4;0))))" office:value-type="float" office:value="1">
            <text:p>1</text:p>
          </table:table-cell>
          <table:table-cell table:style-name="ce505" table:formula="of:=IF(OFFSET([.AR101];0;[.$AZ$101])=[.$AY$102];1;0)" office:value-type="float" office:value="0">
            <text:p>0</text:p>
          </table:table-cell>
          <table:table-cell table:style-name="ce505" table:formula="of:=IF([.BA101]=0;0;CHOOSE([.BA101];600;0;0;0;0;0;0;0))" office:value-type="float" office:value="0">
            <text:p>0</text:p>
          </table:table-cell>
          <table:table-cell table:style-name="ce505" table:formula="of:=IF(AND([.$Y$115]&lt;&gt;&quot;&quot;;[.$B$115]=1);1;0)" office:value-type="float" office:value="0">
            <text:p>0</text:p>
          </table:table-cell>
          <table:table-cell table:style-name="ce505" table:formula="of:=IF([.AS101]=60;1700;IF([.AS101]=50;1100;IF([.AS101]=40;600;IF([.AS101]=30;400;IF([.AS101]=20;300;IF([.AS101]=10;200;0))))))-IF(AND([.$AY$101]=[.BD$100];[.$BA101]&gt;0);[.$BB101];0)" office:value-type="float" office:value="0">
            <text:p>0</text:p>
          </table:table-cell>
          <table:table-cell table:style-name="ce505" table:formula="of:=IF([.AT101]&gt;50;0;IF([.AT101]=50;1400;IF([.AT101]=40;800;IF([.AT101]=30;600;IF([.AT101]=20;500;IF([.AT101]=10;400;0))))))-IF(AND([.$AY$101]=[.BE$100];[.$BA101]&gt;0);[.$BB101];0)" office:value-type="float" office:value="0">
            <text:p>0</text:p>
          </table:table-cell>
          <table:table-cell table:style-name="ce505" table:formula="of:=IF([.AU101]=60;1900;IF([.AU101]=50;1300;IF([.AU101]=40;700;IF([.AU101]=30;500;IF([.AU101]=20;400;IF([.AU101]=10;300;0))))))-IF(AND([.$AY$101]=[.BF$100];[.$BA101]&gt;0);[.$BB101];0)" office:value-type="float" office:value="0">
            <text:p>0</text:p>
          </table:table-cell>
          <table:table-cell table:style-name="ce505" table:formula="of:=IF([.AV101]=60;1600;IF([.AV101]=50;1000;IF([.AV101]=40;500;IF([.AV101]=30;300;IF([.AV101]=20;200;IF([.AV101]=10;100;0))))))-IF(AND([.$AY$101]=[.BG$100];[.$BA101]&gt;0);[.$BB101];0)" office:value-type="float" office:value="300">
            <text:p>300</text:p>
          </table:table-cell>
          <table:table-cell table:style-name="ce505" table:formula="of:=IF([.AW101]=10;600;0)" office:value-type="float" office:value="0">
            <text:p>0</text:p>
          </table:table-cell>
          <table:table-cell table:style-name="ce505" table:formula="of:=IF(UPPER([.M102])=&quot;F&quot;;&quot;q&quot;;&quot;k&quot;)" office:value-type="string" office:string-value="k">
            <text:p>k</text:p>
          </table:table-cell>
          <table:table-cell table:style-name="ce505" table:formula="of:=IF([.BJ102]&lt;&gt;&quot;&quot;;[.BJ102];IF(AND([.$B$115]=[.$B102];[.$P$115]&lt;&gt;&quot;&quot;);CONCATENATE(&quot;C&quot;;[.$P$115]+IF(OR([.$AF$22]=&quot;Neutral&quot;;[.$W$23]=&quot;Men&quot;);[.P102];0);&quot;(r)&quot;);IF([.$P103]&lt;&gt;&quot;&quot;;CONCATENATE(&quot;C&quot;;[.$P103];&quot;(&quot;;[.$BI$101];&quot;)&quot;);IF([.$P102]=&quot;&quot;;&quot;&quot;;CONCATENATE(&quot;C&quot;;[.$P102])))))">
            <text:p/>
          </table:table-cell>
          <table:table-cell table:style-name="ce505" table:formula="of:=IF(AND([.$B$115]=[.$B$102];[.$S$115]&lt;&gt;&quot;&quot;);CONCATENATE(&quot;A&quot;;[.$S$115];&quot;(r)&quot;);IF([.$S$103]&lt;&gt;&quot;&quot;;CONCATENATE(&quot;A&quot;;[.$S$103];&quot;(&quot;;[.$BI$101];&quot;)&quot;);IF([.$S$102]=&quot;&quot;;&quot;&quot;;CONCATENATE(&quot;A&quot;;[.$S$102]))))">
            <text:p/>
          </table:table-cell>
          <table:table-cell table:style-name="ce505" table:formula="of:=IF(AND([.$B$115]=[.$B$102];[.$V$115]&lt;&gt;&quot;&quot;);CONCATENATE(&quot;E&quot;;[.$V$115];&quot;(r)&quot;);IF([.$V$103]&lt;&gt;&quot;&quot;;CONCATENATE(&quot;E&quot;;[.$V$103];&quot;(&quot;;[.$BI$101];&quot;)&quot;);IF([.$V$102]=&quot;&quot;;&quot;&quot;;CONCATENATE(&quot;E&quot;;[.$V$102]))))" office:value-type="string" office:string-value="E50(k)">
            <text:p>E50(k)</text:p>
          </table:table-cell>
          <table:table-cell table:style-name="ce505" table:formula="of:=IF(AND([.$B$115]=[.$B$102];[.$Y$115]&lt;&gt;&quot;&quot;);CONCATENATE(&quot;M&quot;;[.$Y$115];&quot;(r)&quot;);IF([.$Y$103]&lt;&gt;&quot;&quot;;CONCATENATE(&quot;M&quot;;[.$Y$103];&quot;(&quot;;[.$BI$101];&quot;)&quot;);IF([.$Y$102]=&quot;&quot;;&quot;&quot;;CONCATENATE(&quot;M&quot;;[.$Y$102]))))" office:value-type="string" office:string-value="M30">
            <text:p>M30</text:p>
          </table:table-cell>
          <table:table-cell table:style-name="ce505" table:formula="of:=IF(AND([.$B$115]=[.$B$102];[.$AK$115]&lt;&gt;&quot;&quot;);CONCATENATE(&quot;St&quot;;[.$AK$115];&quot;(r)&quot;);IF([.$AK$103]&lt;&gt;&quot;&quot;;CONCATENATE(&quot;St&quot;;[.$AK$103];&quot;(&quot;;[.$BI$101];&quot;)&quot;);IF([.$AK$102]=&quot;&quot;;&quot;&quot;;CONCATENATE(&quot;St&quot;;[.$AK$102]))))">
            <text:p/>
          </table:table-cell>
          <table:table-cell table:style-name="ce480" table:number-columns-repeated="958"/>
        </table:table-row>
        <table:table-row table:style-name="ro14">
          <table:table-cell table:style-name="ce32"/>
          <table:table-cell table:style-name="ce67" office:value-type="float" office:value="1">
            <text:p>1</text:p>
          </table:table-cell>
          <table:table-cell table:style-name="ce97" table:content-validation-name="val2" table:number-columns-spanned="10" table:number-rows-spanned="1"/>
          <table:covered-table-cell table:number-columns-repeated="8" table:style-name="ce120" table:content-validation-name="val2"/>
          <table:covered-table-cell table:style-name="ce202" table:content-validation-name="val2"/>
          <table:table-cell table:style-name="ce211" table:number-columns-spanned="3" table:number-rows-spanned="1"/>
          <table:covered-table-cell table:style-name="ce230"/>
          <table:covered-table-cell table:style-name="ce242"/>
          <table:table-cell table:style-name="ce260" table:content-validation-name="val11" table:number-columns-spanned="3" table:number-rows-spanned="1"/>
          <table:covered-table-cell table:style-name="ce272" table:content-validation-name="val11"/>
          <table:covered-table-cell table:style-name="ce285" table:content-validation-name="val11"/>
          <table:table-cell table:style-name="ce289" table:content-validation-name="val17" table:number-columns-spanned="3" table:number-rows-spanned="1"/>
          <table:covered-table-cell table:style-name="ce298" table:content-validation-name="val17"/>
          <table:covered-table-cell table:style-name="ce310" table:content-validation-name="val17"/>
          <table:table-cell table:style-name="ce260" table:content-validation-name="val11" table:number-columns-spanned="3" table:number-rows-spanned="1"/>
          <table:covered-table-cell table:style-name="ce272" table:content-validation-name="val11"/>
          <table:covered-table-cell table:style-name="ce285" table:content-validation-name="val11"/>
          <table:table-cell table:style-name="ce260" table:content-validation-name="val11" office:value-type="float" office:value="30" table:number-columns-spanned="3" table:number-rows-spanned="1">
            <text:p>30</text:p>
          </table:table-cell>
          <table:covered-table-cell table:style-name="ce272" table:content-validation-name="val11"/>
          <table:covered-table-cell table:style-name="ce285" table:content-validation-name="val11"/>
          <table:table-cell table:style-name="ce360" table:number-columns-spanned="9" table:number-rows-spanned="1"/>
          <table:covered-table-cell table:number-columns-repeated="7" table:style-name="ce371"/>
          <table:covered-table-cell table:style-name="ce417"/>
          <table:table-cell table:style-name="ce211" table:content-validation-name="val34" table:number-columns-spanned="3" table:number-rows-spanned="1"/>
          <table:covered-table-cell table:style-name="ce230" table:content-validation-name="val34"/>
          <table:covered-table-cell table:style-name="ce242" table:content-validation-name="val34"/>
          <table:table-cell table:style-name="ce451" table:formula="of:=SUM([.BD101:.BH101])" office:value-type="float" office:value="300" table:number-columns-spanned="3" table:number-rows-spanned="1">
            <text:p>300</text:p>
          </table:table-cell>
          <table:covered-table-cell table:style-name="ce462"/>
          <table:covered-table-cell table:style-name="ce472"/>
          <table:table-cell table:style-name="ce32"/>
          <table:table-cell table:style-name="ce480"/>
          <table:table-cell table:style-name="ce487" table:formula="of:=VALUE([.P103])" office:value-type="float" office:value="0">
            <text:p>0</text:p>
          </table:table-cell>
          <table:table-cell table:style-name="ce487" table:formula="of:=VALUE([.S103])" office:value-type="float" office:value="0">
            <text:p>0</text:p>
          </table:table-cell>
          <table:table-cell table:style-name="ce487" table:formula="of:=VALUE([.V103])" office:value-type="float" office:value="50">
            <text:p>50</text:p>
          </table:table-cell>
          <table:table-cell table:style-name="ce487" table:formula="of:=VALUE([.Y103])" office:value-type="float" office:value="0">
            <text:p>0</text:p>
          </table:table-cell>
          <table:table-cell table:style-name="ce487" table:formula="of:=VALUE([.AK103])" office:value-type="float" office:value="0">
            <text:p>0</text:p>
          </table:table-cell>
          <table:table-cell table:style-name="ce480"/>
          <table:table-cell table:style-name="ce485" table:formula="of:=IF([.AY101]=&quot;Agen&quot;;50;60)" office:value-type="float" office:value="60">
            <text:p>60</text:p>
          </table:table-cell>
          <table:table-cell/>
          <table:table-cell table:style-name="ce505" table:formula="of:=IF(OFFSET([.AR102];0;[.$AZ$101])=[.$AY$102];MAX([.$BA$101:.BA101])+1;0)" office:value-type="float" office:value="0">
            <text:p>0</text:p>
          </table:table-cell>
          <table:table-cell table:style-name="ce505" table:formula="of:=IF([.BA102]=0;0;CHOOSE([.BA102];600;0;0;0;0;0;0;0))" office:value-type="float" office:value="0">
            <text:p>0</text:p>
          </table:table-cell>
          <table:table-cell table:style-name="ce510"/>
          <table:table-cell table:style-name="ce505" table:formula="of:=IF([.AS102]=60;1700;IF([.AS102]=50;1100;IF([.AS102]=40;600;IF([.AS102]=30;400;IF([.AS102]=20;300;IF([.AS102]=10;200;0))))))-IF(AND([.$AY$101]=[.BD$100];[.$BA102]&gt;0);[.$BB102];0)" office:value-type="float" office:value="0">
            <text:p>0</text:p>
          </table:table-cell>
          <table:table-cell table:style-name="ce505" table:formula="of:=IF([.AT102]&gt;50;0;IF([.AT102]=50;1400;IF([.AT102]=40;800;IF([.AT102]=30;600;IF([.AT102]=20;500;IF([.AT102]=10;400;0))))))-IF(AND([.$AY$101]=[.BE$100];[.$BA102]&gt;0);[.$BB102];0)" office:value-type="float" office:value="0">
            <text:p>0</text:p>
          </table:table-cell>
          <table:table-cell table:style-name="ce505" table:formula="of:=IF([.AU102]=60;1900;IF([.AU102]=50;1300;IF([.AU102]=40;700;IF([.AU102]=30;500;IF([.AU102]=20;400;IF([.AU102]=10;300;0))))))-IF(AND([.$AY$101]=[.BF$100];[.$BA102]&gt;0);[.$BB102];0)" office:value-type="float" office:value="1300">
            <text:p>1300</text:p>
          </table:table-cell>
          <table:table-cell table:style-name="ce505" table:formula="of:=IF([.AV102]=60;1600;IF([.AV102]=50;1000;IF([.AV102]=40;500;IF([.AV102]=30;300;IF([.AV102]=20;200;IF([.AV102]=10;100;0))))))-IF(AND([.$AY$101]=[.BG$100];[.$BA102]&gt;0);[.$BB102];0)" office:value-type="float" office:value="0">
            <text:p>0</text:p>
          </table:table-cell>
          <table:table-cell table:style-name="ce505" table:formula="of:=IF([.AW102]=10;600;0)" office:value-type="float" office:value="0">
            <text:p>0</text:p>
          </table:table-cell>
          <table:table-cell table:style-name="ce480"/>
          <table:table-cell table:style-name="ce510" table:formula="of:=IF([.$P103]&lt;&gt;&quot;&quot;;CONCATENATE(&quot;C&quot;;[.$P103]+IF(AND([.$B$115]=[.$B102];[.$P$115]&lt;&gt;&quot;&quot;;OR([.$AF$22]=&quot;Neutral&quot;;[.$W$23]=&quot;Men&quot;));[.$P$115];0);&quot;(&quot;;[.$BI$101];&quot;)&quot;;IF(AND([.$B$115]=[.$B102];[.$P$115]&lt;&gt;&quot;&quot;;OR([.$AF$22]=&quot;Neutral&quot;;[.$W$23]=&quot;Men&quot;));&quot;(r)&quot;;&quot;&quot;));&quot;&quot;)">
            <text:p/>
          </table:table-cell>
          <table:table-cell table:style-name="ce510" table:number-columns-repeated="4"/>
          <table:table-cell table:style-name="ce480" table:number-columns-repeated="958"/>
        </table:table-row>
        <table:table-row table:style-name="ro14">
          <table:table-cell table:style-name="ce32"/>
          <table:table-cell table:style-name="ce68"/>
          <table:table-cell table:style-name="ce98" table:formula="of:=IF([.M102]=&quot;F&quot;;&quot;Queen Points (1300) =&gt;&quot;;&quot;King Points (1300) =&gt;&quot;)" office:value-type="string" office:string-value="King Points (1300) =&gt;" table:number-columns-spanned="10" table:number-rows-spanned="1">
            <text:p>King Points (1300) =&gt;</text:p>
          </table:table-cell>
          <table:covered-table-cell table:number-columns-repeated="8" table:style-name="ce121"/>
          <table:covered-table-cell table:style-name="ce203"/>
          <table:table-cell table:style-name="ce212" table:number-columns-spanned="3" table:number-rows-spanned="1"/>
          <table:covered-table-cell table:style-name="ce231"/>
          <table:covered-table-cell table:style-name="ce243"/>
          <table:table-cell table:style-name="ce261" table:content-validation-name="val12" table:number-columns-spanned="3" table:number-rows-spanned="1"/>
          <table:covered-table-cell table:style-name="ce273" table:content-validation-name="val12"/>
          <table:covered-table-cell table:style-name="ce286" table:content-validation-name="val12"/>
          <table:table-cell table:style-name="ce290" table:content-validation-name="val17" table:number-columns-spanned="3" table:number-rows-spanned="1"/>
          <table:covered-table-cell table:style-name="ce299" table:content-validation-name="val17"/>
          <table:covered-table-cell table:style-name="ce311" table:content-validation-name="val17"/>
          <table:table-cell table:style-name="ce261" table:content-validation-name="val12" office:value-type="float" office:value="50" table:number-columns-spanned="3" table:number-rows-spanned="1">
            <text:p>50</text:p>
          </table:table-cell>
          <table:covered-table-cell table:style-name="ce273" table:content-validation-name="val12"/>
          <table:covered-table-cell table:style-name="ce286" table:content-validation-name="val12"/>
          <table:table-cell table:style-name="ce261" table:content-validation-name="val12" table:number-columns-spanned="3" table:number-rows-spanned="1"/>
          <table:covered-table-cell table:style-name="ce273" table:content-validation-name="val12"/>
          <table:covered-table-cell table:style-name="ce286" table:content-validation-name="val12"/>
          <table:table-cell table:style-name="ce361" table:number-columns-spanned="9" table:number-rows-spanned="1"/>
          <table:covered-table-cell table:number-columns-repeated="7" table:style-name="ce372"/>
          <table:covered-table-cell table:style-name="ce418"/>
          <table:table-cell table:style-name="ce425" table:content-validation-name="val12" table:number-columns-spanned="3" table:number-rows-spanned="1"/>
          <table:covered-table-cell table:style-name="ce429" table:content-validation-name="val12"/>
          <table:covered-table-cell table:style-name="ce439" table:content-validation-name="val12"/>
          <table:table-cell table:style-name="ce452" table:formula="of:=SUM([.BD102:.BH102])" office:value-type="float" office:value="1300" table:number-columns-spanned="3" table:number-rows-spanned="1">
            <text:p>1,300</text:p>
          </table:table-cell>
          <table:covered-table-cell table:style-name="ce463"/>
          <table:covered-table-cell table:style-name="ce473"/>
          <table:table-cell table:style-name="ce32"/>
          <table:table-cell table:style-name="ce480"/>
          <table:table-cell table:style-name="ce487" table:formula="of:=VALUE([.P104])" office:value-type="float" office:value="0">
            <text:p>0</text:p>
          </table:table-cell>
          <table:table-cell table:style-name="ce487" table:formula="of:=VALUE([.S104])" office:value-type="float" office:value="0">
            <text:p>0</text:p>
          </table:table-cell>
          <table:table-cell table:style-name="ce487" table:formula="of:=VALUE([.V104])" office:value-type="float" office:value="0">
            <text:p>0</text:p>
          </table:table-cell>
          <table:table-cell table:style-name="ce487" table:formula="of:=VALUE([.Y104])" office:value-type="float" office:value="30">
            <text:p>30</text:p>
          </table:table-cell>
          <table:table-cell table:style-name="ce487" table:formula="of:=VALUE([.AK104])" office:value-type="float" office:value="0">
            <text:p>0</text:p>
          </table:table-cell>
          <table:table-cell table:style-name="ce480"/>
          <table:table-cell table:number-columns-repeated="2"/>
          <table:table-cell table:style-name="ce505" table:formula="of:=IF(OFFSET([.AR103];0;[.$AZ$101])=[.$AY$102];MAX([.$BA$101:.BA102])+1;0)" office:value-type="float" office:value="0">
            <text:p>0</text:p>
          </table:table-cell>
          <table:table-cell table:style-name="ce505" table:formula="of:=IF([.BA103]=0;0;CHOOSE([.BA103];600;0;0;0;0;0;0;0))" office:value-type="float" office:value="0">
            <text:p>0</text:p>
          </table:table-cell>
          <table:table-cell table:style-name="ce505" table:formula="of:=IF(AND([.$Y$115]&lt;&gt;&quot;&quot;;[.$B$115]=2);1;0)" office:value-type="float" office:value="0">
            <text:p>0</text:p>
          </table:table-cell>
          <table:table-cell table:style-name="ce505" table:formula="of:=IF([.AS103]=60;1700;IF([.AS103]=50;1100;IF([.AS103]=40;600;IF([.AS103]=30;400;IF([.AS103]=20;300;IF([.AS103]=10;200;0))))))-IF(AND([.$AY$101]=[.BD$100];[.$BA103]&gt;0);[.$BB103];0)" office:value-type="float" office:value="0">
            <text:p>0</text:p>
          </table:table-cell>
          <table:table-cell table:style-name="ce505" table:formula="of:=IF([.AT103]&gt;50;0;IF([.AT103]=50;1400;IF([.AT103]=40;800;IF([.AT103]=30;600;IF([.AT103]=20;500;IF([.AT103]=10;400;0))))))-IF(AND([.$AY$101]=[.BE$100];[.$BA103]&gt;0);[.$BB103];0)" office:value-type="float" office:value="0">
            <text:p>0</text:p>
          </table:table-cell>
          <table:table-cell table:style-name="ce505" table:formula="of:=IF([.AU103]=60;1900;IF([.AU103]=50;1300;IF([.AU103]=40;700;IF([.AU103]=30;500;IF([.AU103]=20;400;IF([.AU103]=10;300;0))))))-IF(AND([.$AY$101]=[.BF$100];[.$BA103]&gt;0);[.$BB103];0)" office:value-type="float" office:value="0">
            <text:p>0</text:p>
          </table:table-cell>
          <table:table-cell table:style-name="ce505" table:formula="of:=IF([.AV103]=60;1600;IF([.AV103]=50;1000;IF([.AV103]=40;500;IF([.AV103]=30;300;IF([.AV103]=20;200;IF([.AV103]=10;100;0))))))-IF(AND([.$AY$101]=[.BG$100];[.$BA103]&gt;0);[.$BB103];0)" office:value-type="float" office:value="300">
            <text:p>300</text:p>
          </table:table-cell>
          <table:table-cell table:style-name="ce505" table:formula="of:=IF([.AW103]=10;600;0)" office:value-type="float" office:value="0">
            <text:p>0</text:p>
          </table:table-cell>
          <table:table-cell table:style-name="ce480"/>
          <table:table-cell table:style-name="ce505" table:formula="of:=IF([.BJ104]&lt;&gt;&quot;&quot;;[.BJ104];IF(AND([.$B$115]=[.$B104];[.$P$115]&lt;&gt;&quot;&quot;);CONCATENATE(&quot;C&quot;;[.$P$115]+IF(OR([.$AF$22]=&quot;Neutral&quot;;[.$W$23]=&quot;Men&quot;);[.P104];0);&quot;(r)&quot;);IF([.$P105]&lt;&gt;&quot;&quot;;CONCATENATE(&quot;C&quot;;[.$P105];&quot;(&quot;;[.$BI$101];&quot;)&quot;);IF([.$P104]=&quot;&quot;;&quot;&quot;;CONCATENATE(&quot;C&quot;;[.$P104])))))">
            <text:p/>
          </table:table-cell>
          <table:table-cell table:style-name="ce505" table:formula="of:=IF(AND([.$B$115]=[.$B$104];[.$S$115]&lt;&gt;&quot;&quot;);CONCATENATE(&quot;A&quot;;[.$S$115];&quot;(r)&quot;);IF([.$S$105]&lt;&gt;&quot;&quot;;CONCATENATE(&quot;A&quot;;[.$S$105];&quot;(p)&quot;);IF([.$S$104]=&quot;&quot;;&quot;&quot;;CONCATENATE(&quot;A&quot;;[.$S$104]))))" office:value-type="string" office:string-value="A40(p)">
            <text:p>A40(p)</text:p>
          </table:table-cell>
          <table:table-cell table:style-name="ce505" table:formula="of:=IF(AND([.$B$115]=[.$B$104];[.$V$115]&lt;&gt;&quot;&quot;);CONCATENATE(&quot;E&quot;;[.$V$115];&quot;(r)&quot;);IF([.$V$105]&lt;&gt;&quot;&quot;;CONCATENATE(&quot;E&quot;;[.$V$105];&quot;(p)&quot;);IF([.$V$104]=&quot;&quot;;&quot;&quot;;CONCATENATE(&quot;E&quot;;[.$V$104]))))">
            <text:p/>
          </table:table-cell>
          <table:table-cell table:style-name="ce505" table:formula="of:=IF(AND([.$B$115]=[.$B$104];[.$Y$115]&lt;&gt;&quot;&quot;);CONCATENATE(&quot;M&quot;;[.$Y$115];&quot;(r)&quot;);IF([.$Y$105]&lt;&gt;&quot;&quot;;CONCATENATE(&quot;M&quot;;[.$Y$105];&quot;(p)&quot;);IF([.$Y$104]=&quot;&quot;;&quot;&quot;;CONCATENATE(&quot;M&quot;;[.$Y$104]))))" office:value-type="string" office:string-value="M30">
            <text:p>M30</text:p>
          </table:table-cell>
          <table:table-cell table:style-name="ce505" table:formula="of:=IF(AND([.$B$115]=[.$B$104];[.$AK$115]&lt;&gt;&quot;&quot;);CONCATENATE(&quot;St&quot;;[.$AK$115];&quot;(r)&quot;);IF([.$AK$105]&lt;&gt;&quot;&quot;;CONCATENATE(&quot;St&quot;;[.$AK$105];&quot;(p)&quot;);IF([.$AK$104]=&quot;&quot;;&quot;&quot;;CONCATENATE(&quot;St&quot;;[.$AK$104]))))">
            <text:p/>
          </table:table-cell>
          <table:table-cell table:style-name="ce480" table:number-columns-repeated="958"/>
        </table:table-row>
        <table:table-row table:style-name="ro14">
          <table:table-cell table:style-name="ce32"/>
          <table:table-cell table:style-name="ce69" office:value-type="float" office:value="2">
            <text:p>2</text:p>
          </table:table-cell>
          <table:table-cell table:style-name="ce99" table:content-validation-name="val2" table:number-columns-spanned="10" table:number-rows-spanned="1"/>
          <table:covered-table-cell table:number-columns-repeated="8" table:style-name="ce97" table:content-validation-name="val2"/>
          <table:covered-table-cell table:style-name="ce204" table:content-validation-name="val2"/>
          <table:table-cell table:style-name="ce211" table:number-columns-spanned="3" table:number-rows-spanned="1"/>
          <table:covered-table-cell table:style-name="ce230"/>
          <table:covered-table-cell table:style-name="ce242"/>
          <table:table-cell table:style-name="ce260" table:content-validation-name="val11" table:number-columns-spanned="3" table:number-rows-spanned="1"/>
          <table:covered-table-cell table:style-name="ce272" table:content-validation-name="val11"/>
          <table:covered-table-cell table:style-name="ce285" table:content-validation-name="val11"/>
          <table:table-cell table:style-name="ce289" table:content-validation-name="val17" table:number-columns-spanned="3" table:number-rows-spanned="1"/>
          <table:covered-table-cell table:style-name="ce298" table:content-validation-name="val17"/>
          <table:covered-table-cell table:style-name="ce310" table:content-validation-name="val17"/>
          <table:table-cell table:style-name="ce260" table:content-validation-name="val11" table:number-columns-spanned="3" table:number-rows-spanned="1"/>
          <table:covered-table-cell table:style-name="ce272" table:content-validation-name="val11"/>
          <table:covered-table-cell table:style-name="ce285" table:content-validation-name="val11"/>
          <table:table-cell table:style-name="ce260" table:content-validation-name="val11" office:value-type="float" office:value="30" table:number-columns-spanned="3" table:number-rows-spanned="1">
            <text:p>30</text:p>
          </table:table-cell>
          <table:covered-table-cell table:style-name="ce272" table:content-validation-name="val11"/>
          <table:covered-table-cell table:style-name="ce285" table:content-validation-name="val11"/>
          <table:table-cell table:style-name="ce360" table:number-columns-spanned="9" table:number-rows-spanned="1"/>
          <table:covered-table-cell table:number-columns-repeated="7" table:style-name="ce371"/>
          <table:covered-table-cell table:style-name="ce417"/>
          <table:table-cell table:style-name="ce211" table:content-validation-name="val34" table:number-columns-spanned="3" table:number-rows-spanned="1"/>
          <table:covered-table-cell table:style-name="ce230" table:content-validation-name="val34"/>
          <table:covered-table-cell table:style-name="ce242" table:content-validation-name="val34"/>
          <table:table-cell table:style-name="ce451" table:formula="of:=SUM([.BD103:.BH103])" office:value-type="float" office:value="300" table:number-columns-spanned="3" table:number-rows-spanned="1">
            <text:p>300</text:p>
          </table:table-cell>
          <table:covered-table-cell table:style-name="ce462"/>
          <table:covered-table-cell table:style-name="ce472"/>
          <table:table-cell table:style-name="ce32"/>
          <table:table-cell table:style-name="ce480"/>
          <table:table-cell table:style-name="ce487" table:formula="of:=VALUE([.P105])" office:value-type="float" office:value="0">
            <text:p>0</text:p>
          </table:table-cell>
          <table:table-cell table:style-name="ce487" table:formula="of:=VALUE([.S105])" office:value-type="float" office:value="40">
            <text:p>40</text:p>
          </table:table-cell>
          <table:table-cell table:style-name="ce487" table:formula="of:=VALUE([.V105])" office:value-type="float" office:value="0">
            <text:p>0</text:p>
          </table:table-cell>
          <table:table-cell table:style-name="ce487" table:formula="of:=VALUE([.Y105])" office:value-type="float" office:value="0">
            <text:p>0</text:p>
          </table:table-cell>
          <table:table-cell table:style-name="ce487" table:formula="of:=VALUE([.AK105])" office:value-type="float" office:value="0">
            <text:p>0</text:p>
          </table:table-cell>
          <table:table-cell table:style-name="ce480"/>
          <table:table-cell table:number-columns-repeated="2"/>
          <table:table-cell table:style-name="ce505" table:formula="of:=IF(OFFSET([.AR104];0;[.$AZ$101])=[.$AY$102];MAX([.$BA$101:.BA103])+1;0)" office:value-type="float" office:value="0">
            <text:p>0</text:p>
          </table:table-cell>
          <table:table-cell table:style-name="ce505" table:formula="of:=IF([.BA104]=0;0;CHOOSE([.BA104];600;0;0;0;0;0;0;0))" office:value-type="float" office:value="0">
            <text:p>0</text:p>
          </table:table-cell>
          <table:table-cell table:style-name="ce510"/>
          <table:table-cell table:style-name="ce505" table:formula="of:=IF([.AS104]=60;1700;IF([.AS104]=50;1100;IF([.AS104]=40;600;IF([.AS104]=30;400;IF([.AS104]=20;300;IF([.AS104]=10;200;0))))))-IF(AND([.$AY$101]=[.BD$100];[.$BA104]&gt;0);[.$BB104];0)" office:value-type="float" office:value="0">
            <text:p>0</text:p>
          </table:table-cell>
          <table:table-cell table:style-name="ce505" table:formula="of:=IF([.AT104]&gt;50;0;IF([.AT104]=50;1400;IF([.AT104]=40;800;IF([.AT104]=30;600;IF([.AT104]=20;500;IF([.AT104]=10;400;0))))))-IF(AND([.$AY$101]=[.BE$100];[.$BA104]&gt;0);[.$BB104];0)" office:value-type="float" office:value="800">
            <text:p>800</text:p>
          </table:table-cell>
          <table:table-cell table:style-name="ce505" table:formula="of:=IF([.AU104]=60;1900;IF([.AU104]=50;1300;IF([.AU104]=40;700;IF([.AU104]=30;500;IF([.AU104]=20;400;IF([.AU104]=10;300;0))))))-IF(AND([.$AY$101]=[.BF$100];[.$BA104]&gt;0);[.$BB104];0)" office:value-type="float" office:value="0">
            <text:p>0</text:p>
          </table:table-cell>
          <table:table-cell table:style-name="ce505" table:formula="of:=IF([.AV104]=60;1600;IF([.AV104]=50;1000;IF([.AV104]=40;500;IF([.AV104]=30;300;IF([.AV104]=20;200;IF([.AV104]=10;100;0))))))-IF(AND([.$AY$101]=[.BG$100];[.$BA104]&gt;0);[.$BB104];0)" office:value-type="float" office:value="0">
            <text:p>0</text:p>
          </table:table-cell>
          <table:table-cell table:style-name="ce505" table:formula="of:=IF([.AW104]=10;600;0)" office:value-type="float" office:value="0">
            <text:p>0</text:p>
          </table:table-cell>
          <table:table-cell table:style-name="ce480"/>
          <table:table-cell table:style-name="ce510" table:formula="of:=IF([.$P105]&lt;&gt;&quot;&quot;;CONCATENATE(&quot;C&quot;;[.$P105]+IF(AND([.$B$115]=[.$B104];[.$P$115]&lt;&gt;&quot;&quot;;OR([.$AF$22]=&quot;Neutral&quot;;[.$W$23]=&quot;Men&quot;));[.$P$115];0);&quot;(p)&quot;;IF(AND([.$B$115]=[.$B104];[.$P$115]&lt;&gt;&quot;&quot;;OR([.$AF$22]=&quot;Neutral&quot;;[.$W$23]=&quot;Men&quot;));&quot;(r)&quot;;&quot;&quot;));&quot;&quot;)">
            <text:p/>
          </table:table-cell>
          <table:table-cell table:style-name="ce510" table:number-columns-repeated="4"/>
          <table:table-cell table:style-name="ce480" table:number-columns-repeated="958"/>
        </table:table-row>
        <table:table-row table:style-name="ro14">
          <table:table-cell table:style-name="ce32"/>
          <table:table-cell table:style-name="ce68"/>
          <table:table-cell table:style-name="ce98" table:formula="of:=IF([.M104]=&quot;F&quot;;&quot;Princess Points (800) =&gt;&quot;;&quot;Prince Points (800) =&gt;&quot;)" office:value-type="string" office:string-value="Prince Points (800) =&gt;" table:number-columns-spanned="10" table:number-rows-spanned="1">
            <text:p>Prince Points (800) =&gt;</text:p>
          </table:table-cell>
          <table:covered-table-cell table:number-columns-repeated="8" table:style-name="ce121"/>
          <table:covered-table-cell table:style-name="ce203"/>
          <table:table-cell table:style-name="ce212" table:number-columns-spanned="3" table:number-rows-spanned="1"/>
          <table:covered-table-cell table:style-name="ce231"/>
          <table:covered-table-cell table:style-name="ce243"/>
          <table:table-cell table:style-name="ce261" table:content-validation-name="val12" table:number-columns-spanned="3" table:number-rows-spanned="1"/>
          <table:covered-table-cell table:style-name="ce273" table:content-validation-name="val12"/>
          <table:covered-table-cell table:style-name="ce286" table:content-validation-name="val12"/>
          <table:table-cell table:style-name="ce290" table:content-validation-name="val17" office:value-type="float" office:value="40" table:number-columns-spanned="3" table:number-rows-spanned="1">
            <text:p>40</text:p>
          </table:table-cell>
          <table:covered-table-cell table:style-name="ce299" table:content-validation-name="val17"/>
          <table:covered-table-cell table:style-name="ce311" table:content-validation-name="val17"/>
          <table:table-cell table:style-name="ce261" table:content-validation-name="val12" table:number-columns-spanned="3" table:number-rows-spanned="1"/>
          <table:covered-table-cell table:style-name="ce273" table:content-validation-name="val12"/>
          <table:covered-table-cell table:style-name="ce286" table:content-validation-name="val12"/>
          <table:table-cell table:style-name="ce261" table:content-validation-name="val12" table:number-columns-spanned="3" table:number-rows-spanned="1"/>
          <table:covered-table-cell table:style-name="ce273" table:content-validation-name="val12"/>
          <table:covered-table-cell table:style-name="ce286" table:content-validation-name="val12"/>
          <table:table-cell table:style-name="ce361" table:number-columns-spanned="9" table:number-rows-spanned="1"/>
          <table:covered-table-cell table:number-columns-repeated="7" table:style-name="ce372"/>
          <table:covered-table-cell table:style-name="ce418"/>
          <table:table-cell table:style-name="ce425" table:content-validation-name="val12" table:number-columns-spanned="3" table:number-rows-spanned="1"/>
          <table:covered-table-cell table:style-name="ce429" table:content-validation-name="val12"/>
          <table:covered-table-cell table:style-name="ce439" table:content-validation-name="val12"/>
          <table:table-cell table:style-name="ce453" table:formula="of:=SUM([.BD104:.BH104])" office:value-type="float" office:value="800" table:number-columns-spanned="3" table:number-rows-spanned="1">
            <text:p>800</text:p>
          </table:table-cell>
          <table:covered-table-cell table:style-name="ce464"/>
          <table:covered-table-cell table:style-name="ce474"/>
          <table:table-cell table:style-name="ce32"/>
          <table:table-cell table:style-name="ce480"/>
          <table:table-cell table:style-name="ce487" table:formula="of:=VALUE([.P106])" office:value-type="float" office:value="0">
            <text:p>0</text:p>
          </table:table-cell>
          <table:table-cell table:style-name="ce487" table:formula="of:=VALUE([.S106])" office:value-type="float" office:value="0">
            <text:p>0</text:p>
          </table:table-cell>
          <table:table-cell table:style-name="ce487" table:formula="of:=VALUE([.V106])" office:value-type="float" office:value="50">
            <text:p>50</text:p>
          </table:table-cell>
          <table:table-cell table:style-name="ce487" table:formula="of:=VALUE([.Y106])" office:value-type="float" office:value="10">
            <text:p>10</text:p>
          </table:table-cell>
          <table:table-cell table:style-name="ce487" table:formula="of:=VALUE([.AK106])" office:value-type="float" office:value="0">
            <text:p>0</text:p>
          </table:table-cell>
          <table:table-cell table:style-name="ce480"/>
          <table:table-cell table:number-columns-repeated="2"/>
          <table:table-cell table:style-name="ce505" table:formula="of:=IF(OFFSET([.AR105];0;[.$AZ$101])=[.$AY$102];MAX([.$BA$101:.BA104])+1;0)" office:value-type="float" office:value="0">
            <text:p>0</text:p>
          </table:table-cell>
          <table:table-cell table:style-name="ce505" table:formula="of:=IF([.BA105]=0;0;CHOOSE([.BA105];600;0;0;0;0;0;0;0))" office:value-type="float" office:value="0">
            <text:p>0</text:p>
          </table:table-cell>
          <table:table-cell table:style-name="ce505" table:formula="of:=IF(AND([.$Y$115]&lt;&gt;&quot;&quot;;[.$B$115]=3);1;0)" office:value-type="float" office:value="0">
            <text:p>0</text:p>
          </table:table-cell>
          <table:table-cell table:style-name="ce505" table:formula="of:=IF([.AS105]=60;1700;IF([.AS105]=50;1100;IF([.AS105]=40;600;IF([.AS105]=30;400;IF([.AS105]=20;300;IF([.AS105]=10;200;0))))))-IF(AND([.$AY$101]=[.BD$100];[.$BA105]&gt;0);[.$BB105];0)" office:value-type="float" office:value="0">
            <text:p>0</text:p>
          </table:table-cell>
          <table:table-cell table:style-name="ce505" table:formula="of:=IF([.AT105]&gt;50;0;IF([.AT105]=50;1400;IF([.AT105]=40;800;IF([.AT105]=30;600;IF([.AT105]=20;500;IF([.AT105]=10;400;0))))))-IF(AND([.$AY$101]=[.BE$100];[.$BA105]&gt;0);[.$BB105];0)" office:value-type="float" office:value="0">
            <text:p>0</text:p>
          </table:table-cell>
          <table:table-cell table:style-name="ce505" table:formula="of:=IF([.AU105]=60;1900;IF([.AU105]=50;1300;IF([.AU105]=40;700;IF([.AU105]=30;500;IF([.AU105]=20;400;IF([.AU105]=10;300;0))))))-IF(AND([.$AY$101]=[.BF$100];[.$BA105]&gt;0);[.$BB105];0)" office:value-type="float" office:value="1300">
            <text:p>1300</text:p>
          </table:table-cell>
          <table:table-cell table:style-name="ce505" table:formula="of:=IF([.AV105]=60;1600;IF([.AV105]=50;1000;IF([.AV105]=40;500;IF([.AV105]=30;300;IF([.AV105]=20;200;IF([.AV105]=10;100;0))))))-IF(AND([.$AY$101]=[.BG$100];[.$BA105]&gt;0);[.$BB105];0)" office:value-type="float" office:value="100">
            <text:p>100</text:p>
          </table:table-cell>
          <table:table-cell table:style-name="ce505" table:formula="of:=IF([.AW105]=10;600;0)" office:value-type="float" office:value="0">
            <text:p>0</text:p>
          </table:table-cell>
          <table:table-cell table:style-name="ce480"/>
          <table:table-cell table:style-name="ce505" table:formula="of:=IF(AND([.$B$115]=[.$B106];[.$P$115]&lt;&gt;&quot;&quot;);CONCATENATE(&quot;C&quot;;[.$P$115]+IF(OR([.$AF$22]=&quot;Neutral&quot;;[.$W$23]=&quot;Men&quot;);[.P106];0);&quot;(r)&quot;);IF([.$P106]=&quot;&quot;;&quot;&quot;;CONCATENATE(&quot;C&quot;;[.$P106])))">
            <text:p/>
          </table:table-cell>
          <table:table-cell table:style-name="ce505" table:formula="of:=IF(AND([.$B$115]=[.$B106];[.$S$115]&lt;&gt;&quot;&quot;);CONCATENATE(&quot;A&quot;;[.$S$115];&quot;(r)&quot;);IF([.$S106]=&quot;&quot;;&quot;&quot;;CONCATENATE(&quot;A&quot;;[.$S106])))">
            <text:p/>
          </table:table-cell>
          <table:table-cell table:style-name="ce505" table:formula="of:=IF(AND([.$B$115]=[.$B106];[.$V$115]&lt;&gt;&quot;&quot;);CONCATENATE(&quot;E&quot;;[.$V$115];&quot;(r)&quot;);IF([.$V106]=&quot;&quot;;&quot;&quot;;CONCATENATE(&quot;E&quot;;[.$V106])))" office:value-type="string" office:string-value="E50">
            <text:p>E50</text:p>
          </table:table-cell>
          <table:table-cell table:style-name="ce505" table:formula="of:=IF(AND([.$B$115]=[.$B106];[.$Y$115]&lt;&gt;&quot;&quot;);CONCATENATE(&quot;M&quot;;[.$Y$115];&quot;(r)&quot;);IF([.$Y106]=&quot;&quot;;&quot;&quot;;CONCATENATE(&quot;M&quot;;[.$Y106])))" office:value-type="string" office:string-value="M10">
            <text:p>M10</text:p>
          </table:table-cell>
          <table:table-cell table:style-name="ce505" table:formula="of:=IF([.$AK106]=&quot;&quot;;&quot;&quot;;CONCATENATE(&quot;St&quot;;[.$AK106]))">
            <text:p/>
          </table:table-cell>
          <table:table-cell table:style-name="ce480" table:number-columns-repeated="958"/>
        </table:table-row>
        <table:table-row table:style-name="ro14">
          <table:table-cell table:style-name="ce32"/>
          <table:table-cell table:style-name="ce69" office:value-type="float" office:value="3">
            <text:p>3</text:p>
          </table:table-cell>
          <table:table-cell table:style-name="ce99" table:content-validation-name="val2" table:number-columns-spanned="10" table:number-rows-spanned="1"/>
          <table:covered-table-cell table:number-columns-repeated="8" table:style-name="ce97" table:content-validation-name="val2"/>
          <table:covered-table-cell table:style-name="ce204" table:content-validation-name="val2"/>
          <table:table-cell table:style-name="ce213" table:number-columns-spanned="3" table:number-rows-spanned="1"/>
          <table:covered-table-cell table:style-name="ce232"/>
          <table:covered-table-cell table:style-name="ce140"/>
          <table:table-cell table:style-name="ce260" table:content-validation-name="val11" table:number-columns-spanned="3" table:number-rows-spanned="1"/>
          <table:covered-table-cell table:style-name="ce272" table:content-validation-name="val11"/>
          <table:covered-table-cell table:style-name="ce285" table:content-validation-name="val11"/>
          <table:table-cell table:style-name="ce289" table:content-validation-name="val17" table:number-columns-spanned="3" table:number-rows-spanned="1"/>
          <table:covered-table-cell table:style-name="ce298" table:content-validation-name="val17"/>
          <table:covered-table-cell table:style-name="ce310" table:content-validation-name="val17"/>
          <table:table-cell table:style-name="ce260" table:content-validation-name="val11" office:value-type="float" office:value="50" table:number-columns-spanned="3" table:number-rows-spanned="1">
            <text:p>50</text:p>
          </table:table-cell>
          <table:covered-table-cell table:style-name="ce272" table:content-validation-name="val11"/>
          <table:covered-table-cell table:style-name="ce285" table:content-validation-name="val11"/>
          <table:table-cell table:style-name="ce260" table:content-validation-name="val11" office:value-type="float" office:value="10" table:number-columns-spanned="3" table:number-rows-spanned="1">
            <text:p>10</text:p>
          </table:table-cell>
          <table:covered-table-cell table:style-name="ce272" table:content-validation-name="val11"/>
          <table:covered-table-cell table:style-name="ce285" table:content-validation-name="val11"/>
          <table:table-cell table:style-name="ce362" table:number-columns-spanned="9" table:number-rows-spanned="1"/>
          <table:covered-table-cell table:number-columns-repeated="7" table:style-name="ce373"/>
          <table:covered-table-cell table:style-name="ce419"/>
          <table:table-cell table:style-name="ce213" table:content-validation-name="val34" table:number-columns-spanned="3" table:number-rows-spanned="1"/>
          <table:covered-table-cell table:style-name="ce430" table:content-validation-name="val34"/>
          <table:covered-table-cell table:style-name="ce440" table:content-validation-name="val34"/>
          <table:table-cell table:style-name="ce451" table:formula="of:=SUM([.BD105:.BH105])" office:value-type="float" office:value="1400" table:number-columns-spanned="3" table:number-rows-spanned="1">
            <text:p>1,400</text:p>
          </table:table-cell>
          <table:covered-table-cell table:style-name="ce462"/>
          <table:covered-table-cell table:style-name="ce472"/>
          <table:table-cell table:style-name="ce32"/>
          <table:table-cell table:style-name="ce480"/>
          <table:table-cell table:style-name="ce487" table:formula="of:=VALUE([.P107])" office:value-type="float" office:value="0">
            <text:p>0</text:p>
          </table:table-cell>
          <table:table-cell table:style-name="ce487" table:formula="of:=VALUE([.S107])" office:value-type="float" office:value="0">
            <text:p>0</text:p>
          </table:table-cell>
          <table:table-cell table:style-name="ce487" table:formula="of:=VALUE([.V107])" office:value-type="float" office:value="50">
            <text:p>50</text:p>
          </table:table-cell>
          <table:table-cell table:style-name="ce487" table:formula="of:=VALUE([.Y107])" office:value-type="float" office:value="10">
            <text:p>10</text:p>
          </table:table-cell>
          <table:table-cell table:style-name="ce487" table:formula="of:=VALUE([.AK107])" office:value-type="float" office:value="0">
            <text:p>0</text:p>
          </table:table-cell>
          <table:table-cell table:style-name="ce480"/>
          <table:table-cell table:number-columns-repeated="2"/>
          <table:table-cell table:style-name="ce505" table:formula="of:=IF(OFFSET([.AR106];0;[.$AZ$101])=[.$AY$102];MAX([.$BA$101:.BA105])+1;0)" office:value-type="float" office:value="0">
            <text:p>0</text:p>
          </table:table-cell>
          <table:table-cell table:style-name="ce505" table:formula="of:=IF([.BA106]=0;0;CHOOSE([.BA106];600;0;0;0;0;0;0;0))" office:value-type="float" office:value="0">
            <text:p>0</text:p>
          </table:table-cell>
          <table:table-cell table:style-name="ce505" table:formula="of:=IF(AND([.$Y$115]&lt;&gt;&quot;&quot;;[.$B$115]=4);1;0)" office:value-type="float" office:value="0">
            <text:p>0</text:p>
          </table:table-cell>
          <table:table-cell table:style-name="ce505" table:formula="of:=IF([.AS106]=60;1700;IF([.AS106]=50;1100;IF([.AS106]=40;600;IF([.AS106]=30;400;IF([.AS106]=20;300;IF([.AS106]=10;200;0))))))-IF(AND([.$AY$101]=[.BD$100];[.$BA106]&gt;0);[.$BB106];0)" office:value-type="float" office:value="0">
            <text:p>0</text:p>
          </table:table-cell>
          <table:table-cell table:style-name="ce505" table:formula="of:=IF([.AT106]&gt;50;0;IF([.AT106]=50;1400;IF([.AT106]=40;800;IF([.AT106]=30;600;IF([.AT106]=20;500;IF([.AT106]=10;400;0))))))-IF(AND([.$AY$101]=[.BE$100];[.$BA106]&gt;0);[.$BB106];0)" office:value-type="float" office:value="0">
            <text:p>0</text:p>
          </table:table-cell>
          <table:table-cell table:style-name="ce505" table:formula="of:=IF([.AU106]=60;1900;IF([.AU106]=50;1300;IF([.AU106]=40;700;IF([.AU106]=30;500;IF([.AU106]=20;400;IF([.AU106]=10;300;0))))))-IF(AND([.$AY$101]=[.BF$100];[.$BA106]&gt;0);[.$BB106];0)" office:value-type="float" office:value="1300">
            <text:p>1300</text:p>
          </table:table-cell>
          <table:table-cell table:style-name="ce505" table:formula="of:=IF([.AV106]=60;1600;IF([.AV106]=50;1000;IF([.AV106]=40;500;IF([.AV106]=30;300;IF([.AV106]=20;200;IF([.AV106]=10;100;0))))))-IF(AND([.$AY$101]=[.BG$100];[.$BA106]&gt;0);[.$BB106];0)" office:value-type="float" office:value="100">
            <text:p>100</text:p>
          </table:table-cell>
          <table:table-cell table:style-name="ce505" table:formula="of:=IF([.AW106]=10;600;0)" office:value-type="float" office:value="0">
            <text:p>0</text:p>
          </table:table-cell>
          <table:table-cell table:style-name="ce480"/>
          <table:table-cell table:style-name="ce505" table:formula="of:=IF(AND([.$B$115]=[.$B107];[.$P$115]&lt;&gt;&quot;&quot;);CONCATENATE(&quot;C&quot;;[.$P$115]+IF(OR([.$AF$22]=&quot;Neutral&quot;;[.$W$23]=&quot;Men&quot;);[.P107];0);&quot;(r)&quot;);IF([.$P107]=&quot;&quot;;&quot;&quot;;CONCATENATE(&quot;C&quot;;[.$P107])))">
            <text:p/>
          </table:table-cell>
          <table:table-cell table:style-name="ce505" table:formula="of:=IF(AND([.$B$115]=[.$B107];[.$S$115]&lt;&gt;&quot;&quot;);CONCATENATE(&quot;A&quot;;[.$S$115];&quot;(r)&quot;);IF([.$S107]=&quot;&quot;;&quot;&quot;;CONCATENATE(&quot;A&quot;;[.$S107])))">
            <text:p/>
          </table:table-cell>
          <table:table-cell table:style-name="ce505" table:formula="of:=IF(AND([.$B$115]=[.$B107];[.$V$115]&lt;&gt;&quot;&quot;);CONCATENATE(&quot;E&quot;;[.$V$115];&quot;(r)&quot;);IF([.$V107]=&quot;&quot;;&quot;&quot;;CONCATENATE(&quot;E&quot;;[.$V107])))" office:value-type="string" office:string-value="E50">
            <text:p>E50</text:p>
          </table:table-cell>
          <table:table-cell table:style-name="ce505" table:formula="of:=IF(AND([.$B$115]=[.$B107];[.$Y$115]&lt;&gt;&quot;&quot;);CONCATENATE(&quot;M&quot;;[.$Y$115];&quot;(r)&quot;);IF([.$Y107]=&quot;&quot;;&quot;&quot;;CONCATENATE(&quot;M&quot;;[.$Y107])))" office:value-type="string" office:string-value="M10">
            <text:p>M10</text:p>
          </table:table-cell>
          <table:table-cell table:style-name="ce505" table:formula="of:=IF([.$AK107]=&quot;&quot;;&quot;&quot;;CONCATENATE(&quot;St&quot;;[.$AK107]))">
            <text:p/>
          </table:table-cell>
          <table:table-cell table:style-name="ce480" table:number-columns-repeated="958"/>
        </table:table-row>
        <table:table-row table:style-name="ro14">
          <table:table-cell table:style-name="ce32"/>
          <table:table-cell table:style-name="ce70" office:value-type="float" office:value="4">
            <text:p>4</text:p>
          </table:table-cell>
          <table:table-cell table:style-name="ce100" table:content-validation-name="val2" table:number-columns-spanned="10" table:number-rows-spanned="1"/>
          <table:covered-table-cell table:number-columns-repeated="8" table:style-name="ce122" table:content-validation-name="val2"/>
          <table:covered-table-cell table:style-name="ce205" table:content-validation-name="val2"/>
          <table:table-cell table:style-name="ce214" table:number-columns-spanned="3" table:number-rows-spanned="1"/>
          <table:covered-table-cell table:style-name="ce233"/>
          <table:covered-table-cell table:style-name="ce244"/>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291" table:content-validation-name="val17" table:number-columns-spanned="3" table:number-rows-spanned="1"/>
          <table:covered-table-cell table:style-name="ce300" table:content-validation-name="val17"/>
          <table:covered-table-cell table:style-name="ce312" table:content-validation-name="val17"/>
          <table:table-cell table:style-name="ce262" table:content-validation-name="val11" office:value-type="float" office:value="50" table:number-columns-spanned="3" table:number-rows-spanned="1">
            <text:p>50</text:p>
          </table:table-cell>
          <table:covered-table-cell table:style-name="ce274" table:content-validation-name="val11"/>
          <table:covered-table-cell table:style-name="ce287" table:content-validation-name="val11"/>
          <table:table-cell table:style-name="ce262" table:content-validation-name="val11" office:value-type="float" office:value="10" table:number-columns-spanned="3" table:number-rows-spanned="1">
            <text:p>10</text:p>
          </table:table-cell>
          <table:covered-table-cell table:style-name="ce274" table:content-validation-name="val11"/>
          <table:covered-table-cell table:style-name="ce287" table:content-validation-name="val11"/>
          <table:table-cell table:style-name="ce363" table:number-columns-spanned="9" table:number-rows-spanned="1"/>
          <table:covered-table-cell table:number-columns-repeated="7" table:style-name="ce374"/>
          <table:covered-table-cell table:style-name="ce420"/>
          <table:table-cell table:style-name="ce214" table:content-validation-name="val34" table:number-columns-spanned="3" table:number-rows-spanned="1"/>
          <table:covered-table-cell table:style-name="ce431" table:content-validation-name="val34"/>
          <table:covered-table-cell table:style-name="ce441" table:content-validation-name="val34"/>
          <table:table-cell table:style-name="ce454" table:formula="of:=SUM([.BD106:.BH106])" office:value-type="float" office:value="1400" table:number-columns-spanned="3" table:number-rows-spanned="1">
            <text:p>1,400</text:p>
          </table:table-cell>
          <table:covered-table-cell table:style-name="ce465"/>
          <table:covered-table-cell table:style-name="ce475"/>
          <table:table-cell table:style-name="ce32"/>
          <table:table-cell table:style-name="ce480"/>
          <table:table-cell table:style-name="ce487" table:formula="of:=VALUE([.P108])" office:value-type="float" office:value="0">
            <text:p>0</text:p>
          </table:table-cell>
          <table:table-cell table:style-name="ce487" table:formula="of:=VALUE([.S108])" office:value-type="float" office:value="0">
            <text:p>0</text:p>
          </table:table-cell>
          <table:table-cell table:style-name="ce487" table:formula="of:=VALUE([.V108])" office:value-type="float" office:value="40">
            <text:p>40</text:p>
          </table:table-cell>
          <table:table-cell table:style-name="ce487" table:formula="of:=VALUE([.Y108])" office:value-type="float" office:value="0">
            <text:p>0</text:p>
          </table:table-cell>
          <table:table-cell table:style-name="ce487" table:formula="of:=VALUE([.AK108])" office:value-type="float" office:value="0">
            <text:p>0</text:p>
          </table:table-cell>
          <table:table-cell table:style-name="ce480"/>
          <table:table-cell table:number-columns-repeated="2"/>
          <table:table-cell table:style-name="ce505" table:formula="of:=IF(OFFSET([.AR107];0;[.$AZ$101])=[.$AY$102];MAX([.$BA$101:.BA106])+1;0)" office:value-type="float" office:value="0">
            <text:p>0</text:p>
          </table:table-cell>
          <table:table-cell table:style-name="ce505" table:formula="of:=IF([.BA107]=0;0;CHOOSE([.BA107];600;0;0;0;0;0;0;0))" office:value-type="float" office:value="0">
            <text:p>0</text:p>
          </table:table-cell>
          <table:table-cell table:style-name="ce505" table:formula="of:=IF(AND([.$Y$115]&lt;&gt;&quot;&quot;;[.$B$115]=5);1;0)" office:value-type="float" office:value="0">
            <text:p>0</text:p>
          </table:table-cell>
          <table:table-cell table:style-name="ce505" table:formula="of:=IF([.AS107]=60;1700;IF([.AS107]=50;1100;IF([.AS107]=40;600;IF([.AS107]=30;400;IF([.AS107]=20;300;IF([.AS107]=10;200;0))))))-IF(AND([.$AY$101]=[.BD$100];[.$BA107]&gt;0);[.$BB107];0)" office:value-type="float" office:value="0">
            <text:p>0</text:p>
          </table:table-cell>
          <table:table-cell table:style-name="ce505" table:formula="of:=IF([.AT107]&gt;50;0;IF([.AT107]=50;1400;IF([.AT107]=40;800;IF([.AT107]=30;600;IF([.AT107]=20;500;IF([.AT107]=10;400;0))))))-IF(AND([.$AY$101]=[.BE$100];[.$BA107]&gt;0);[.$BB107];0)" office:value-type="float" office:value="0">
            <text:p>0</text:p>
          </table:table-cell>
          <table:table-cell table:style-name="ce505" table:formula="of:=IF([.AU107]=60;1900;IF([.AU107]=50;1300;IF([.AU107]=40;700;IF([.AU107]=30;500;IF([.AU107]=20;400;IF([.AU107]=10;300;0))))))-IF(AND([.$AY$101]=[.BF$100];[.$BA107]&gt;0);[.$BB107];0)" office:value-type="float" office:value="700">
            <text:p>700</text:p>
          </table:table-cell>
          <table:table-cell table:style-name="ce505" table:formula="of:=IF([.AV107]=60;1600;IF([.AV107]=50;1000;IF([.AV107]=40;500;IF([.AV107]=30;300;IF([.AV107]=20;200;IF([.AV107]=10;100;0))))))-IF(AND([.$AY$101]=[.BG$100];[.$BA107]&gt;0);[.$BB107];0)" office:value-type="float" office:value="0">
            <text:p>0</text:p>
          </table:table-cell>
          <table:table-cell table:style-name="ce505" table:formula="of:=IF([.AW107]=10;600;0)" office:value-type="float" office:value="0">
            <text:p>0</text:p>
          </table:table-cell>
          <table:table-cell table:style-name="ce480"/>
          <table:table-cell table:style-name="ce505" table:formula="of:=IF(AND([.$B$115]=[.$B108];[.$P$115]&lt;&gt;&quot;&quot;);CONCATENATE(&quot;C&quot;;[.$P$115]+IF(OR([.$AF$22]=&quot;Neutral&quot;;[.$W$23]=&quot;Men&quot;);[.P108];0);&quot;(r)&quot;);IF([.$P108]=&quot;&quot;;&quot;&quot;;CONCATENATE(&quot;C&quot;;[.$P108])))">
            <text:p/>
          </table:table-cell>
          <table:table-cell table:style-name="ce505" table:formula="of:=IF(AND([.$B$115]=[.$B108];[.$S$115]&lt;&gt;&quot;&quot;);CONCATENATE(&quot;A&quot;;[.$S$115];&quot;(r)&quot;);IF([.$S108]=&quot;&quot;;&quot;&quot;;CONCATENATE(&quot;A&quot;;[.$S108])))">
            <text:p/>
          </table:table-cell>
          <table:table-cell table:style-name="ce505" table:formula="of:=IF(AND([.$B$115]=[.$B108];[.$V$115]&lt;&gt;&quot;&quot;);CONCATENATE(&quot;E&quot;;[.$V$115];&quot;(r)&quot;);IF([.$V108]=&quot;&quot;;&quot;&quot;;CONCATENATE(&quot;E&quot;;[.$V108])))" office:value-type="string" office:string-value="E40">
            <text:p>E40</text:p>
          </table:table-cell>
          <table:table-cell table:style-name="ce505" table:formula="of:=IF(AND([.$B$115]=[.$B108];[.$Y$115]&lt;&gt;&quot;&quot;);CONCATENATE(&quot;M&quot;;[.$Y$115];&quot;(r)&quot;);IF([.$Y108]=&quot;&quot;;&quot;&quot;;CONCATENATE(&quot;M&quot;;[.$Y108])))">
            <text:p/>
          </table:table-cell>
          <table:table-cell table:style-name="ce505" table:formula="of:=IF([.$AK108]=&quot;&quot;;&quot;&quot;;CONCATENATE(&quot;St&quot;;[.$AK108]))">
            <text:p/>
          </table:table-cell>
          <table:table-cell table:style-name="ce480" table:number-columns-repeated="958"/>
        </table:table-row>
        <table:table-row table:style-name="ro14">
          <table:table-cell table:style-name="ce29"/>
          <table:table-cell table:style-name="ce70" office:value-type="float" office:value="5">
            <text:p>5</text:p>
          </table:table-cell>
          <table:table-cell table:style-name="ce100" table:content-validation-name="val2" table:number-columns-spanned="10" table:number-rows-spanned="1"/>
          <table:covered-table-cell table:number-columns-repeated="8" table:style-name="ce122" table:content-validation-name="val2"/>
          <table:covered-table-cell table:style-name="ce205" table:content-validation-name="val2"/>
          <table:table-cell table:style-name="ce214" table:number-columns-spanned="3" table:number-rows-spanned="1"/>
          <table:covered-table-cell table:style-name="ce233"/>
          <table:covered-table-cell table:style-name="ce244"/>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291" table:content-validation-name="val17" table:number-columns-spanned="3" table:number-rows-spanned="1"/>
          <table:covered-table-cell table:style-name="ce300" table:content-validation-name="val17"/>
          <table:covered-table-cell table:style-name="ce312" table:content-validation-name="val17"/>
          <table:table-cell table:style-name="ce262" table:content-validation-name="val11" office:value-type="float" office:value="40" table:number-columns-spanned="3" table:number-rows-spanned="1">
            <text:p>40</text:p>
          </table:table-cell>
          <table:covered-table-cell table:style-name="ce274" table:content-validation-name="val11"/>
          <table:covered-table-cell table:style-name="ce287" table:content-validation-name="val11"/>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363" table:number-columns-spanned="9" table:number-rows-spanned="1"/>
          <table:covered-table-cell table:number-columns-repeated="7" table:style-name="ce374"/>
          <table:covered-table-cell table:style-name="ce420"/>
          <table:table-cell table:style-name="ce214" table:content-validation-name="val34" table:number-columns-spanned="3" table:number-rows-spanned="1"/>
          <table:covered-table-cell table:style-name="ce431" table:content-validation-name="val34"/>
          <table:covered-table-cell table:style-name="ce441" table:content-validation-name="val34"/>
          <table:table-cell table:style-name="ce454" table:formula="of:=SUM([.BD107:.BH107])" office:value-type="float" office:value="700" table:number-columns-spanned="3" table:number-rows-spanned="1">
            <text:p>700</text:p>
          </table:table-cell>
          <table:covered-table-cell table:style-name="ce465"/>
          <table:covered-table-cell table:style-name="ce475"/>
          <table:table-cell table:style-name="ce29"/>
          <table:table-cell/>
          <table:table-cell table:style-name="ce487" table:formula="of:=VALUE([.P109])" office:value-type="float" office:value="60">
            <text:p>60</text:p>
          </table:table-cell>
          <table:table-cell table:style-name="ce487" table:formula="of:=VALUE([.S109])" office:value-type="float" office:value="0">
            <text:p>0</text:p>
          </table:table-cell>
          <table:table-cell table:style-name="ce487" table:formula="of:=VALUE([.V109])" office:value-type="float" office:value="0">
            <text:p>0</text:p>
          </table:table-cell>
          <table:table-cell table:style-name="ce487" table:formula="of:=VALUE([.Y109])" office:value-type="float" office:value="50">
            <text:p>50</text:p>
          </table:table-cell>
          <table:table-cell table:style-name="ce487" table:formula="of:=VALUE([.AK109])" office:value-type="float" office:value="0">
            <text:p>0</text:p>
          </table:table-cell>
          <table:table-cell table:number-columns-repeated="3"/>
          <table:table-cell table:style-name="ce505" table:formula="of:=IF(OFFSET([.AR108];0;[.$AZ$101])=[.$AY$102];MAX([.$BA$101:.BA107])+1;0)" office:value-type="float" office:value="1">
            <text:p>1</text:p>
          </table:table-cell>
          <table:table-cell table:style-name="ce505" table:formula="of:=IF([.BA108]=0;0;CHOOSE([.BA108];600;0;0;0;0;0;0;0))" office:value-type="float" office:value="600">
            <text:p>600</text:p>
          </table:table-cell>
          <table:table-cell table:style-name="ce505" table:formula="of:=IF(AND([.$Y$115]&lt;&gt;&quot;&quot;;[.$B$115]=6);1;0)" office:value-type="float" office:value="0">
            <text:p>0</text:p>
          </table:table-cell>
          <table:table-cell table:style-name="ce505" table:formula="of:=IF([.AS108]=60;1700;IF([.AS108]=50;1100;IF([.AS108]=40;600;IF([.AS108]=30;400;IF([.AS108]=20;300;IF([.AS108]=10;200;0))))))-IF(AND([.$AY$101]=[.BD$100];[.$BA108]&gt;0);[.$BB108];0)" office:value-type="float" office:value="1100">
            <text:p>1100</text:p>
          </table:table-cell>
          <table:table-cell table:style-name="ce505" table:formula="of:=IF([.AT108]&gt;50;0;IF([.AT108]=50;1400;IF([.AT108]=40;800;IF([.AT108]=30;600;IF([.AT108]=20;500;IF([.AT108]=10;400;0))))))-IF(AND([.$AY$101]=[.BE$100];[.$BA108]&gt;0);[.$BB108];0)" office:value-type="float" office:value="0">
            <text:p>0</text:p>
          </table:table-cell>
          <table:table-cell table:style-name="ce505" table:formula="of:=IF([.AU108]=60;1900;IF([.AU108]=50;1300;IF([.AU108]=40;700;IF([.AU108]=30;500;IF([.AU108]=20;400;IF([.AU108]=10;300;0))))))-IF(AND([.$AY$101]=[.BF$100];[.$BA108]&gt;0);[.$BB108];0)" office:value-type="float" office:value="0">
            <text:p>0</text:p>
          </table:table-cell>
          <table:table-cell table:style-name="ce505" table:formula="of:=IF([.AV108]=60;1600;IF([.AV108]=50;1000;IF([.AV108]=40;500;IF([.AV108]=30;300;IF([.AV108]=20;200;IF([.AV108]=10;100;0))))))-IF(AND([.$AY$101]=[.BG$100];[.$BA108]&gt;0);[.$BB108];0)" office:value-type="float" office:value="1000">
            <text:p>1000</text:p>
          </table:table-cell>
          <table:table-cell table:style-name="ce505" table:formula="of:=IF([.AW108]=10;600;0)" office:value-type="float" office:value="0">
            <text:p>0</text:p>
          </table:table-cell>
          <table:table-cell/>
          <table:table-cell table:style-name="ce505" table:formula="of:=IF(AND([.$B$115]=[.$B109];[.$P$115]&lt;&gt;&quot;&quot;);CONCATENATE(&quot;C&quot;;[.$P$115]+IF(OR([.$AF$22]=&quot;Neutral&quot;;[.$W$23]=&quot;Men&quot;);[.P109];0);&quot;(r)&quot;);IF([.$P109]=&quot;&quot;;&quot;&quot;;CONCATENATE(&quot;C&quot;;[.$P109])))" office:value-type="string" office:string-value="C60">
            <text:p>C60</text:p>
          </table:table-cell>
          <table:table-cell table:style-name="ce505" table:formula="of:=IF(AND([.$B$115]=[.$B109];[.$S$115]&lt;&gt;&quot;&quot;);CONCATENATE(&quot;A&quot;;[.$S$115];&quot;(r)&quot;);IF([.$S109]=&quot;&quot;;&quot;&quot;;CONCATENATE(&quot;A&quot;;[.$S109])))" office:value-type="string" office:string-value="A20(r)">
            <text:p>A20(r)</text:p>
          </table:table-cell>
          <table:table-cell table:style-name="ce505" table:formula="of:=IF(AND([.$B$115]=[.$B109];[.$V$115]&lt;&gt;&quot;&quot;);CONCATENATE(&quot;E&quot;;[.$V$115];&quot;(r)&quot;);IF([.$V109]=&quot;&quot;;&quot;&quot;;CONCATENATE(&quot;E&quot;;[.$V109])))">
            <text:p/>
          </table:table-cell>
          <table:table-cell table:style-name="ce505" table:formula="of:=IF(AND([.$B$115]=[.$B109];[.$Y$115]&lt;&gt;&quot;&quot;);CONCATENATE(&quot;M&quot;;[.$Y$115];&quot;(r)&quot;);IF([.$Y109]=&quot;&quot;;&quot;&quot;;CONCATENATE(&quot;M&quot;;[.$Y109])))" office:value-type="string" office:string-value="M50">
            <text:p>M50</text:p>
          </table:table-cell>
          <table:table-cell table:style-name="ce505" table:formula="of:=IF([.$AK109]=&quot;&quot;;&quot;&quot;;CONCATENATE(&quot;St&quot;;[.$AK109]))">
            <text:p/>
          </table:table-cell>
          <table:table-cell table:number-columns-repeated="958"/>
        </table:table-row>
        <table:table-row table:style-name="ro14">
          <table:table-cell table:style-name="ce29"/>
          <table:table-cell table:style-name="ce70" office:value-type="float" office:value="6">
            <text:p>6</text:p>
          </table:table-cell>
          <table:table-cell table:style-name="ce100" table:content-validation-name="val2" table:number-columns-spanned="10" table:number-rows-spanned="1"/>
          <table:covered-table-cell table:number-columns-repeated="8" table:style-name="ce122" table:content-validation-name="val2"/>
          <table:covered-table-cell table:style-name="ce205" table:content-validation-name="val2"/>
          <table:table-cell table:style-name="ce214" table:number-columns-spanned="3" table:number-rows-spanned="1"/>
          <table:covered-table-cell table:style-name="ce233"/>
          <table:covered-table-cell table:style-name="ce244"/>
          <table:table-cell table:style-name="ce262" table:content-validation-name="val11" office:value-type="float" office:value="60" table:number-columns-spanned="3" table:number-rows-spanned="1">
            <text:p>60</text:p>
          </table:table-cell>
          <table:covered-table-cell table:style-name="ce274" table:content-validation-name="val11"/>
          <table:covered-table-cell table:style-name="ce287" table:content-validation-name="val11"/>
          <table:table-cell table:style-name="ce291" table:content-validation-name="val17" table:number-columns-spanned="3" table:number-rows-spanned="1"/>
          <table:covered-table-cell table:style-name="ce300" table:content-validation-name="val17"/>
          <table:covered-table-cell table:style-name="ce312" table:content-validation-name="val17"/>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262" table:content-validation-name="val11" office:value-type="float" office:value="50" table:number-columns-spanned="3" table:number-rows-spanned="1">
            <text:p>50</text:p>
          </table:table-cell>
          <table:covered-table-cell table:style-name="ce274" table:content-validation-name="val11"/>
          <table:covered-table-cell table:style-name="ce287" table:content-validation-name="val11"/>
          <table:table-cell table:style-name="ce363" table:number-columns-spanned="9" table:number-rows-spanned="1"/>
          <table:covered-table-cell table:number-columns-repeated="7" table:style-name="ce374"/>
          <table:covered-table-cell table:style-name="ce420"/>
          <table:table-cell table:style-name="ce214" table:content-validation-name="val34" table:number-columns-spanned="3" table:number-rows-spanned="1"/>
          <table:covered-table-cell table:style-name="ce431" table:content-validation-name="val34"/>
          <table:covered-table-cell table:style-name="ce441" table:content-validation-name="val34"/>
          <table:table-cell table:style-name="ce454" table:formula="of:=SUM([.BD108:.BH108])" office:value-type="float" office:value="2100" table:number-columns-spanned="3" table:number-rows-spanned="1">
            <text:p>2,100</text:p>
          </table:table-cell>
          <table:covered-table-cell table:style-name="ce465"/>
          <table:covered-table-cell table:style-name="ce475"/>
          <table:table-cell table:style-name="ce29"/>
          <table:table-cell/>
          <table:table-cell table:style-name="ce487" table:formula="of:=VALUE([.P110])" office:value-type="float" office:value="10">
            <text:p>10</text:p>
          </table:table-cell>
          <table:table-cell table:style-name="ce487" table:formula="of:=VALUE([.S110])" office:value-type="float" office:value="0">
            <text:p>0</text:p>
          </table:table-cell>
          <table:table-cell table:style-name="ce487" table:formula="of:=VALUE([.V110])" office:value-type="float" office:value="0">
            <text:p>0</text:p>
          </table:table-cell>
          <table:table-cell table:style-name="ce487" table:formula="of:=VALUE([.Y110])" office:value-type="float" office:value="40">
            <text:p>40</text:p>
          </table:table-cell>
          <table:table-cell table:style-name="ce487" table:formula="of:=VALUE([.AK110])" office:value-type="float" office:value="0">
            <text:p>0</text:p>
          </table:table-cell>
          <table:table-cell table:number-columns-repeated="3"/>
          <table:table-cell table:style-name="ce505" table:formula="of:=IF(OFFSET([.AR109];0;[.$AZ$101])=[.$AY$102];MAX([.$BA$101:.BA108])+1;0)" office:value-type="float" office:value="0">
            <text:p>0</text:p>
          </table:table-cell>
          <table:table-cell table:style-name="ce505" table:formula="of:=IF([.BA109]=0;0;CHOOSE([.BA109];600;0;0;0;0;0;0;0))" office:value-type="float" office:value="0">
            <text:p>0</text:p>
          </table:table-cell>
          <table:table-cell table:style-name="ce505" table:formula="of:=IF(AND([.$Y$115]&lt;&gt;&quot;&quot;;[.$B$115]=7);1;0)" office:value-type="float" office:value="0">
            <text:p>0</text:p>
          </table:table-cell>
          <table:table-cell table:style-name="ce505" table:formula="of:=IF([.AS109]=60;1700;IF([.AS109]=50;1100;IF([.AS109]=40;600;IF([.AS109]=30;400;IF([.AS109]=20;300;IF([.AS109]=10;200;0))))))-IF(AND([.$AY$101]=[.BD$100];[.$BA109]&gt;0);[.$BB109];0)" office:value-type="float" office:value="200">
            <text:p>200</text:p>
          </table:table-cell>
          <table:table-cell table:style-name="ce505" table:formula="of:=IF([.AT109]&gt;50;0;IF([.AT109]=50;1400;IF([.AT109]=40;800;IF([.AT109]=30;600;IF([.AT109]=20;500;IF([.AT109]=10;400;0))))))-IF(AND([.$AY$101]=[.BE$100];[.$BA109]&gt;0);[.$BB109];0)" office:value-type="float" office:value="0">
            <text:p>0</text:p>
          </table:table-cell>
          <table:table-cell table:style-name="ce505" table:formula="of:=IF([.AU109]=60;1900;IF([.AU109]=50;1300;IF([.AU109]=40;700;IF([.AU109]=30;500;IF([.AU109]=20;400;IF([.AU109]=10;300;0))))))-IF(AND([.$AY$101]=[.BF$100];[.$BA109]&gt;0);[.$BB109];0)" office:value-type="float" office:value="0">
            <text:p>0</text:p>
          </table:table-cell>
          <table:table-cell table:style-name="ce505" table:formula="of:=IF([.AV109]=60;1600;IF([.AV109]=50;1000;IF([.AV109]=40;500;IF([.AV109]=30;300;IF([.AV109]=20;200;IF([.AV109]=10;100;0))))))-IF(AND([.$AY$101]=[.BG$100];[.$BA109]&gt;0);[.$BB109];0)" office:value-type="float" office:value="500">
            <text:p>500</text:p>
          </table:table-cell>
          <table:table-cell table:style-name="ce505" table:formula="of:=IF([.AW109]=10;600;0)" office:value-type="float" office:value="0">
            <text:p>0</text:p>
          </table:table-cell>
          <table:table-cell/>
          <table:table-cell table:style-name="ce505" table:formula="of:=IF(AND([.$B$115]=[.$B110];[.$P$115]&lt;&gt;&quot;&quot;);CONCATENATE(&quot;C&quot;;[.$P$115]+IF(OR([.$AF$22]=&quot;Neutral&quot;;[.$W$23]=&quot;Men&quot;);[.P110];0);&quot;(r)&quot;);IF([.$P110]=&quot;&quot;;&quot;&quot;;CONCATENATE(&quot;C&quot;;[.$P110])))" office:value-type="string" office:string-value="C10">
            <text:p>C10</text:p>
          </table:table-cell>
          <table:table-cell table:style-name="ce505" table:formula="of:=IF(AND([.$B$115]=[.$B110];[.$S$115]&lt;&gt;&quot;&quot;);CONCATENATE(&quot;A&quot;;[.$S$115];&quot;(r)&quot;);IF([.$S110]=&quot;&quot;;&quot;&quot;;CONCATENATE(&quot;A&quot;;[.$S110])))">
            <text:p/>
          </table:table-cell>
          <table:table-cell table:style-name="ce505" table:formula="of:=IF(AND([.$B$115]=[.$B110];[.$V$115]&lt;&gt;&quot;&quot;);CONCATENATE(&quot;E&quot;;[.$V$115];&quot;(r)&quot;);IF([.$V110]=&quot;&quot;;&quot;&quot;;CONCATENATE(&quot;E&quot;;[.$V110])))">
            <text:p/>
          </table:table-cell>
          <table:table-cell table:style-name="ce505" table:formula="of:=IF(AND([.$B$115]=[.$B110];[.$Y$115]&lt;&gt;&quot;&quot;);CONCATENATE(&quot;M&quot;;[.$Y$115];&quot;(r)&quot;);IF([.$Y110]=&quot;&quot;;&quot;&quot;;CONCATENATE(&quot;M&quot;;[.$Y110])))" office:value-type="string" office:string-value="M40">
            <text:p>M40</text:p>
          </table:table-cell>
          <table:table-cell table:style-name="ce505" table:formula="of:=IF([.$AK110]=&quot;&quot;;&quot;&quot;;CONCATENATE(&quot;St&quot;;[.$AK110]))">
            <text:p/>
          </table:table-cell>
          <table:table-cell table:number-columns-repeated="958"/>
        </table:table-row>
        <table:table-row table:style-name="ro14">
          <table:table-cell table:style-name="ce29"/>
          <table:table-cell table:style-name="ce70" office:value-type="float" office:value="7">
            <text:p>7</text:p>
          </table:table-cell>
          <table:table-cell table:style-name="ce100" table:content-validation-name="val2" table:number-columns-spanned="10" table:number-rows-spanned="1"/>
          <table:covered-table-cell table:number-columns-repeated="8" table:style-name="ce122" table:content-validation-name="val2"/>
          <table:covered-table-cell table:style-name="ce205" table:content-validation-name="val2"/>
          <table:table-cell table:style-name="ce214" table:number-columns-spanned="3" table:number-rows-spanned="1"/>
          <table:covered-table-cell table:style-name="ce233"/>
          <table:covered-table-cell table:style-name="ce244"/>
          <table:table-cell table:style-name="ce262" table:content-validation-name="val11" office:value-type="float" office:value="10" table:number-columns-spanned="3" table:number-rows-spanned="1">
            <text:p>10</text:p>
          </table:table-cell>
          <table:covered-table-cell table:style-name="ce274" table:content-validation-name="val11"/>
          <table:covered-table-cell table:style-name="ce287" table:content-validation-name="val11"/>
          <table:table-cell table:style-name="ce291" table:content-validation-name="val17" table:number-columns-spanned="3" table:number-rows-spanned="1"/>
          <table:covered-table-cell table:style-name="ce300" table:content-validation-name="val17"/>
          <table:covered-table-cell table:style-name="ce312" table:content-validation-name="val17"/>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262" table:content-validation-name="val11" office:value-type="float" office:value="40" table:number-columns-spanned="3" table:number-rows-spanned="1">
            <text:p>40</text:p>
          </table:table-cell>
          <table:covered-table-cell table:style-name="ce274" table:content-validation-name="val11"/>
          <table:covered-table-cell table:style-name="ce287" table:content-validation-name="val11"/>
          <table:table-cell table:style-name="ce363" table:number-columns-spanned="9" table:number-rows-spanned="1"/>
          <table:covered-table-cell table:number-columns-repeated="7" table:style-name="ce374"/>
          <table:covered-table-cell table:style-name="ce420"/>
          <table:table-cell table:style-name="ce214" table:content-validation-name="val34" table:number-columns-spanned="3" table:number-rows-spanned="1"/>
          <table:covered-table-cell table:style-name="ce431" table:content-validation-name="val34"/>
          <table:covered-table-cell table:style-name="ce441" table:content-validation-name="val34"/>
          <table:table-cell table:style-name="ce454" table:formula="of:=SUM([.BD109:.BH109])" office:value-type="float" office:value="700" table:number-columns-spanned="3" table:number-rows-spanned="1">
            <text:p>700</text:p>
          </table:table-cell>
          <table:covered-table-cell table:style-name="ce465"/>
          <table:covered-table-cell table:style-name="ce475"/>
          <table:table-cell table:style-name="ce29"/>
          <table:table-cell/>
          <table:table-cell table:style-name="ce487" table:formula="of:=VALUE([.P111])" office:value-type="float" office:value="10">
            <text:p>10</text:p>
          </table:table-cell>
          <table:table-cell table:style-name="ce487" table:formula="of:=VALUE([.S111])" office:value-type="float" office:value="0">
            <text:p>0</text:p>
          </table:table-cell>
          <table:table-cell table:style-name="ce487" table:formula="of:=VALUE([.V111])" office:value-type="float" office:value="0">
            <text:p>0</text:p>
          </table:table-cell>
          <table:table-cell table:style-name="ce487" table:formula="of:=VALUE([.Y111])" office:value-type="float" office:value="20">
            <text:p>20</text:p>
          </table:table-cell>
          <table:table-cell table:style-name="ce487" table:formula="of:=VALUE([.AK111])" office:value-type="float" office:value="0">
            <text:p>0</text:p>
          </table:table-cell>
          <table:table-cell table:number-columns-repeated="3"/>
          <table:table-cell table:style-name="ce505" table:formula="of:=IF(OFFSET([.AR110];0;[.$AZ$101])=[.$AY$102];MAX([.$BA$101:.BA109])+1;0)" office:value-type="float" office:value="0">
            <text:p>0</text:p>
          </table:table-cell>
          <table:table-cell table:style-name="ce505" table:formula="of:=IF([.BA110]=0;0;CHOOSE([.BA110];600;0;0;0;0;0;0;0))" office:value-type="float" office:value="0">
            <text:p>0</text:p>
          </table:table-cell>
          <table:table-cell table:style-name="ce505" table:formula="of:=IF(AND([.$Y$115]&lt;&gt;&quot;&quot;;[.$B$115]=8);1;0)" office:value-type="float" office:value="0">
            <text:p>0</text:p>
          </table:table-cell>
          <table:table-cell table:style-name="ce505" table:formula="of:=IF([.AS110]=60;1700;IF([.AS110]=50;1100;IF([.AS110]=40;600;IF([.AS110]=30;400;IF([.AS110]=20;300;IF([.AS110]=10;200;0))))))-IF(AND([.$AY$101]=[.BD$100];[.$BA110]&gt;0);[.$BB110];0)" office:value-type="float" office:value="200">
            <text:p>200</text:p>
          </table:table-cell>
          <table:table-cell table:style-name="ce505" table:formula="of:=IF([.AT110]&gt;50;0;IF([.AT110]=50;1400;IF([.AT110]=40;800;IF([.AT110]=30;600;IF([.AT110]=20;500;IF([.AT110]=10;400;0))))))-IF(AND([.$AY$101]=[.BE$100];[.$BA110]&gt;0);[.$BB110];0)" office:value-type="float" office:value="0">
            <text:p>0</text:p>
          </table:table-cell>
          <table:table-cell table:style-name="ce505" table:formula="of:=IF([.AU110]=60;1900;IF([.AU110]=50;1300;IF([.AU110]=40;700;IF([.AU110]=30;500;IF([.AU110]=20;400;IF([.AU110]=10;300;0))))))-IF(AND([.$AY$101]=[.BF$100];[.$BA110]&gt;0);[.$BB110];0)" office:value-type="float" office:value="0">
            <text:p>0</text:p>
          </table:table-cell>
          <table:table-cell table:style-name="ce505" table:formula="of:=IF([.AV110]=60;1600;IF([.AV110]=50;1000;IF([.AV110]=40;500;IF([.AV110]=30;300;IF([.AV110]=20;200;IF([.AV110]=10;100;0))))))-IF(AND([.$AY$101]=[.BG$100];[.$BA110]&gt;0);[.$BB110];0)" office:value-type="float" office:value="200">
            <text:p>200</text:p>
          </table:table-cell>
          <table:table-cell table:style-name="ce505" table:formula="of:=IF([.AW110]=10;600;0)" office:value-type="float" office:value="0">
            <text:p>0</text:p>
          </table:table-cell>
          <table:table-cell/>
          <table:table-cell table:style-name="ce505" table:formula="of:=IF(AND([.$B$115]=[.$B111];[.$P$115]&lt;&gt;&quot;&quot;);CONCATENATE(&quot;C&quot;;[.$P$115]+IF(OR([.$AF$22]=&quot;Neutral&quot;;[.$W$23]=&quot;Men&quot;);[.P111];0);&quot;(r)&quot;);IF([.$P111]=&quot;&quot;;&quot;&quot;;CONCATENATE(&quot;C&quot;;[.$P111])))" office:value-type="string" office:string-value="C10">
            <text:p>C10</text:p>
          </table:table-cell>
          <table:table-cell table:style-name="ce505" table:formula="of:=IF(AND([.$B$115]=[.$B111];[.$S$115]&lt;&gt;&quot;&quot;);CONCATENATE(&quot;A&quot;;[.$S$115];&quot;(r)&quot;);IF([.$S111]=&quot;&quot;;&quot;&quot;;CONCATENATE(&quot;A&quot;;[.$S111])))">
            <text:p/>
          </table:table-cell>
          <table:table-cell table:style-name="ce505" table:formula="of:=IF(AND([.$B$115]=[.$B111];[.$V$115]&lt;&gt;&quot;&quot;);CONCATENATE(&quot;E&quot;;[.$V$115];&quot;(r)&quot;);IF([.$V111]=&quot;&quot;;&quot;&quot;;CONCATENATE(&quot;E&quot;;[.$V111])))">
            <text:p/>
          </table:table-cell>
          <table:table-cell table:style-name="ce505" table:formula="of:=IF(AND([.$B$115]=[.$B111];[.$Y$115]&lt;&gt;&quot;&quot;);CONCATENATE(&quot;M&quot;;[.$Y$115];&quot;(r)&quot;);IF([.$Y111]=&quot;&quot;;&quot;&quot;;CONCATENATE(&quot;M&quot;;[.$Y111])))" office:value-type="string" office:string-value="M20">
            <text:p>M20</text:p>
          </table:table-cell>
          <table:table-cell table:style-name="ce505" table:formula="of:=IF([.$AK111]=&quot;&quot;;&quot;&quot;;CONCATENATE(&quot;St&quot;;[.$AK111]))">
            <text:p/>
          </table:table-cell>
          <table:table-cell table:number-columns-repeated="958"/>
        </table:table-row>
        <table:table-row table:style-name="ro14">
          <table:table-cell table:style-name="ce29"/>
          <table:table-cell table:style-name="ce71" office:value-type="float" office:value="8">
            <text:p>8</text:p>
          </table:table-cell>
          <table:table-cell table:style-name="ce101" table:content-validation-name="val2" table:number-columns-spanned="10" table:number-rows-spanned="1"/>
          <table:covered-table-cell table:number-columns-repeated="8" table:style-name="ce123" table:content-validation-name="val2"/>
          <table:covered-table-cell table:style-name="ce206" table:content-validation-name="val2"/>
          <table:table-cell table:style-name="ce215" table:number-columns-spanned="3" table:number-rows-spanned="1"/>
          <table:covered-table-cell table:style-name="ce234"/>
          <table:covered-table-cell table:style-name="ce245"/>
          <table:table-cell table:style-name="ce262" table:content-validation-name="val11" office:value-type="float" office:value="10" table:number-columns-spanned="3" table:number-rows-spanned="1">
            <text:p>10</text:p>
          </table:table-cell>
          <table:covered-table-cell table:style-name="ce274" table:content-validation-name="val11"/>
          <table:covered-table-cell table:style-name="ce287" table:content-validation-name="val11"/>
          <table:table-cell table:style-name="ce291" table:content-validation-name="val17" table:number-columns-spanned="3" table:number-rows-spanned="1"/>
          <table:covered-table-cell table:style-name="ce300" table:content-validation-name="val17"/>
          <table:covered-table-cell table:style-name="ce312" table:content-validation-name="val17"/>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262" table:content-validation-name="val11" office:value-type="float" office:value="20" table:number-columns-spanned="3" table:number-rows-spanned="1">
            <text:p>20</text:p>
          </table:table-cell>
          <table:covered-table-cell table:style-name="ce274" table:content-validation-name="val11"/>
          <table:covered-table-cell table:style-name="ce287" table:content-validation-name="val11"/>
          <table:table-cell table:style-name="ce364" table:number-columns-spanned="9" table:number-rows-spanned="1"/>
          <table:covered-table-cell table:number-columns-repeated="7" table:style-name="ce375"/>
          <table:covered-table-cell table:style-name="ce421"/>
          <table:table-cell table:style-name="ce215" table:content-validation-name="val34" table:number-columns-spanned="3" table:number-rows-spanned="1"/>
          <table:covered-table-cell table:style-name="ce432" table:content-validation-name="val34"/>
          <table:covered-table-cell table:style-name="ce442" table:content-validation-name="val34"/>
          <table:table-cell table:style-name="ce454" table:formula="of:=SUM([.BD110:.BH110])" office:value-type="float" office:value="400" table:number-columns-spanned="3" table:number-rows-spanned="1">
            <text:p>400</text:p>
          </table:table-cell>
          <table:covered-table-cell table:style-name="ce465"/>
          <table:covered-table-cell table:style-name="ce475"/>
          <table:table-cell table:style-name="ce29"/>
          <table:table-cell table:number-columns-repeated="981"/>
        </table:table-row>
        <table:table-row table:style-name="ro14">
          <table:table-cell table:style-name="ce29"/>
          <table:table-cell table:style-name="ce72"/>
          <table:table-cell table:style-name="ce102" office:value-type="string">
            <text:p>TOTAL COST:</text:p>
          </table:table-cell>
          <table:table-cell table:style-name="ce124" table:number-columns-repeated="5"/>
          <table:table-cell table:style-name="ce171" table:number-columns-repeated="25"/>
          <table:table-cell table:style-name="ce402" office:value-type="string" table:number-columns-spanned="5" table:number-rows-spanned="1">
            <text:p>(6,000 Limit)</text:p>
          </table:table-cell>
          <table:covered-table-cell table:number-columns-repeated="3" table:style-name="ce412"/>
          <table:covered-table-cell table:style-name="ce412">
            <draw:custom-shape table:end-cell-address="'Nation Worksheet'.AM112" table:end-x="0.1429in" table:end-y="0.1343in" draw:z-index="4" draw:name="AutoShape 14" draw:style-name="gr3" draw:text-style-name="P5" svg:width="0.1642in" svg:height="0.0925in" svg:x="0.165in" svg:y="0.041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covered-table-cell>
          <table:table-cell table:style-name="ce414"/>
          <table:table-cell table:style-name="ce455" table:formula="of:=SUM([.AN102];[.AN104];[.AN106:.AP111])" office:value-type="float" office:value="7300" table:number-columns-spanned="3" table:number-rows-spanned="1">
            <text:p>7,300</text:p>
          </table:table-cell>
          <table:covered-table-cell table:style-name="ce466"/>
          <table:covered-table-cell table:style-name="ce476"/>
          <table:table-cell table:style-name="ce29"/>
          <table:table-cell table:number-columns-repeated="981"/>
        </table:table-row>
        <table:table-row table:style-name="ro19">
          <table:table-cell table:style-name="ce29"/>
          <table:table-cell table:style-name="ce73" table:formula="of:=CONCATENATE(&quot;* NOTE: The &quot;;IF([.M102]=&quot;F&quot;;&quot;Queen&quot;;&quot;King&quot;);&quot; and &quot;;IF([.M104]=&quot;F&quot;;&quot;Princess&quot;;&quot;Prince&quot;);&quot; MUST have a minimum of 30 skill points NOT COUNTING their bonus points.&quot;)" office:value-type="string" office:string-value="* NOTE: The King and Prince MUST have a minimum of 30 skill points NOT COUNTING their bonus points.">
            <text:p>* NOTE: The King and Prince MUST have a minimum of 30 skill points NOT COUNTING their bonus points.</text:p>
          </table:table-cell>
          <table:table-cell table:style-name="ce65" table:number-columns-repeated="40"/>
          <table:table-cell table:style-name="ce29"/>
          <table:table-cell table:number-columns-repeated="981"/>
        </table:table-row>
        <table:table-row table:style-name="ro14">
          <table:table-cell table:style-name="ce29"/>
          <table:table-cell table:style-name="ce74" office:value-type="string" table:number-columns-spanned="41" table:number-rows-spanned="1">
            <text:p>BONUS RACIAL CHARACTER SKILLS:<text:span text:style-name="T3"> </text:span><text:span text:style-name="T13">Choose the character NUMBER, and the skill points allowed by your race.</text:span></text:p>
          </table:table-cell>
          <table:covered-table-cell table:number-columns-repeated="40" table:style-name="ce103"/>
          <table:table-cell table:style-name="ce29"/>
          <table:table-cell/>
          <table:table-cell table:style-name="ce485" table:formula="of:=IF(OR([.$AF$22]=&quot;Neutral&quot;;[.$W$23]=&quot;Men&quot;);0;IF(AND([.$B$115]=1;[.$P$115]&lt;&gt;&quot;&quot;;[.$P$103]&lt;&gt;&quot;&quot;);1;IF(AND([.$B$115]=2;[.$P$115]&lt;&gt;&quot;&quot;;[.$P$105]&lt;&gt;&quot;&quot;);1;IF(AND([.$P$115]&lt;&gt;&quot;&quot;;VLOOKUP([.$B$115];[.$B$102:.$AA$111];15)&lt;&gt;&quot;&quot;);1;0))))" office:value-type="float" office:value="0">
            <text:p>0</text:p>
          </table:table-cell>
          <table:table-cell table:style-name="ce485" table:formula="of:=IF(AND([.$B$115]=1;[.$S$115]&lt;&gt;&quot;&quot;;[.$S$103]&lt;&gt;&quot;&quot;);1;IF(AND([.$B$115]=2;[.$S$115]&lt;&gt;&quot;&quot;;[.$S$105]&lt;&gt;&quot;&quot;);1;IF(AND([.$S$115]&lt;&gt;&quot;&quot;;VLOOKUP([.$B$115];[.$B$102:.$AA$111];18)&lt;&gt;&quot;&quot;);1;0)))" office:value-type="float" office:value="0">
            <text:p>0</text:p>
          </table:table-cell>
          <table:table-cell table:style-name="ce485" table:formula="of:=IF(AND([.$B$115]=1;[.$V$115]&lt;&gt;&quot;&quot;;[.$V$103]&lt;&gt;&quot;&quot;);1;IF(AND([.$B$115]=2;[.$V$115]&lt;&gt;&quot;&quot;;[.$V$105]&lt;&gt;&quot;&quot;);1;IF(AND([.$V$115]&lt;&gt;&quot;&quot;;VLOOKUP([.$B$115];[.$B$102:.$AA$111];21)&lt;&gt;&quot;&quot;);1;0)))" office:value-type="float" office:value="0">
            <text:p>0</text:p>
          </table:table-cell>
          <table:table-cell table:style-name="ce485" table:formula="of:=IF(AND([.$B$115]=1;[.$Y$115]&lt;&gt;&quot;&quot;;[.$Y$103]&lt;&gt;&quot;&quot;);1;IF(AND([.$B$115]=2;[.$Y$115]&lt;&gt;&quot;&quot;;[.$Y$105]&lt;&gt;&quot;&quot;);1;IF(AND([.$Y$115]&lt;&gt;&quot;&quot;;VLOOKUP([.$B$115];[.$B$102:.$AA$111];24)&lt;&gt;&quot;&quot;);1;0)))" office:value-type="float" office:value="0">
            <text:p>0</text:p>
          </table:table-cell>
          <table:table-cell table:number-columns-repeated="7"/>
          <table:table-cell table:style-name="ce487" table:formula="of:=IF(AND([.$F$23]=&quot;Dwarves&quot;;[.AA117]=60);1000;IF(AND([.$F$23]&lt;&gt;&quot;Dwarves&quot;;[.AA117]=60);1500;IF([.AA117]=50;1000;IF([.AA117]=40;600;IF([.AA117]=30;400;IF([.AA117]=20;300;IF([.AA117]=10;300;0)))))))" office:value-type="float" office:value="0">
            <text:p>0</text:p>
          </table:table-cell>
          <table:table-cell table:style-name="ce487" table:formula="of:=IF(AND([.$W$23]=&quot;Non-Human&quot;;[.AD117]=60);1000;IF(AND([.$W$23]&lt;&gt;&quot;Non-Human&quot;;[.AD117]=60);1500;IF([.AD117]=50;1000;IF([.AD117]=40;600;IF([.AD117]=30;400;IF([.AD117]=20;300;IF([.AD117]=10;300;0)))))))" office:value-type="float" office:value="0">
            <text:p>0</text:p>
          </table:table-cell>
          <table:table-cell table:style-name="ce487" table:formula="of:=IF(AND([.AG117]=60;OR([.$F$23]=&quot;Men&quot;;[.$W$23]=&quot;Men&quot;;[.$AF$22]=&quot;Neutral&quot;));1000;IF([.AG117]=60;1500;IF([.AG117]=50;1000;IF([.AG117]=40;600;IF([.AG117]=30;400;IF([.AG117]=20;300;IF([.AG117]=10;300;0)))))))" office:value-type="float" office:value="0">
            <text:p>0</text:p>
          </table:table-cell>
          <table:table-cell table:style-name="ce487" table:formula="of:=IF(AND([.$F$23]=&quot;Elves&quot;;[.AJ117]=60);1000;IF(AND([.$F$23]&lt;&gt;&quot;Elves&quot;;[.AJ117]=60);1500;IF([.AJ117]=50;1000;IF([.AJ117]=40;600;IF([.AJ117]=30;400;IF([.AJ117]=20;300;IF([.AJ117]=10;300;0)))))))" office:value-type="float" office:value="0">
            <text:p>0</text:p>
          </table:table-cell>
          <table:table-cell table:style-name="ce487" table:formula="of:=IF([.AV116]=10;300;0)" office:value-type="float" office:value="0">
            <text:p>0</text:p>
          </table:table-cell>
          <table:table-cell table:number-columns-repeated="964"/>
        </table:table-row>
        <table:table-row table:style-name="ro14">
          <table:table-cell table:style-name="ce29"/>
          <table:table-cell table:style-name="ce75" table:content-validation-name="val1" office:value-type="float" office:value="6">
            <text:p>6</text:p>
          </table:table-cell>
          <table:table-cell table:style-name="ce104" table:formula="of:=IF([.B115]=0;&quot;&lt;=Character Number&quot;;IF(VLOOKUP([.B115];[.B102:.L111];2;0)=0;CONCATENATE(&quot;Character #&quot;;[.B115]);VLOOKUP([.B115];[.B102:.L111];2;0)))" office:value-type="string" office:string-value="Character #6" table:number-columns-spanned="10" table:number-rows-spanned="1">
            <text:p>Character #6</text:p>
          </table:table-cell>
          <table:covered-table-cell table:number-columns-repeated="8" table:style-name="ce125"/>
          <table:covered-table-cell table:style-name="ce207"/>
          <table:table-cell table:style-name="ce216" table:number-columns-spanned="3" table:number-rows-spanned="1"/>
          <table:covered-table-cell table:style-name="ce235"/>
          <table:covered-table-cell table:style-name="ce246"/>
          <table:table-cell table:style-name="ce263" table:content-validation-name="val13" table:number-columns-spanned="3" table:number-rows-spanned="1"/>
          <table:covered-table-cell table:style-name="ce275" table:content-validation-name="val13"/>
          <table:covered-table-cell table:style-name="ce288" table:content-validation-name="val13"/>
          <table:table-cell table:style-name="ce292" table:content-validation-name="val13" office:value-type="float" office:value="20" table:number-columns-spanned="3" table:number-rows-spanned="1">
            <text:p>20</text:p>
          </table:table-cell>
          <table:covered-table-cell table:style-name="ce301" table:content-validation-name="val13"/>
          <table:covered-table-cell table:style-name="ce313" table:content-validation-name="val13"/>
          <table:table-cell table:style-name="ce327" table:content-validation-name="val13" table:number-columns-spanned="3" table:number-rows-spanned="1"/>
          <table:covered-table-cell table:style-name="ce334" table:content-validation-name="val13"/>
          <table:covered-table-cell table:style-name="ce340" table:content-validation-name="val13"/>
          <table:table-cell table:style-name="ce346" table:content-validation-name="val13" table:number-columns-spanned="3" table:number-rows-spanned="1"/>
          <table:covered-table-cell table:style-name="ce352" table:content-validation-name="val13"/>
          <table:covered-table-cell table:style-name="ce355" table:content-validation-name="val13"/>
          <table:table-cell table:style-name="ce365" table:number-columns-spanned="9" table:number-rows-spanned="1"/>
          <table:covered-table-cell table:number-columns-repeated="7" table:style-name="ce376"/>
          <table:covered-table-cell table:style-name="ce422"/>
          <table:table-cell table:style-name="ce426" table:number-columns-spanned="3" table:number-rows-spanned="1"/>
          <table:covered-table-cell table:style-name="ce433"/>
          <table:covered-table-cell table:style-name="ce443"/>
          <table:table-cell table:style-name="ce456" table:number-columns-spanned="3" table:number-rows-spanned="1"/>
          <table:covered-table-cell table:style-name="ce467"/>
          <table:covered-table-cell table:style-name="ce477"/>
          <table:table-cell table:style-name="ce29"/>
          <table:table-cell/>
          <table:table-cell table:style-name="ce485" table:formula="of:=IF(OR([.$AF$22]=&quot;Neutral&quot;;[.$F$23]=&quot;Men&quot;;[.$F$23]=&quot;Dwarves&quot;;[.$W$23]=&quot;Men&quot;);10;0)" office:value-type="float" office:value="10">
            <text:p>10</text:p>
          </table:table-cell>
          <table:table-cell table:style-name="ce485" table:formula="of:=IF(OR([.$F$23]=&quot;Dwarves&quot;;[.$W$23]=&quot;Non-human&quot;);20;0)" office:value-type="float" office:value="20">
            <text:p>20</text:p>
          </table:table-cell>
          <table:table-cell table:style-name="ce485" table:formula="of:=IF(OR([.$AF$22]=&quot;Neutral&quot;;[.$W$23]=&quot;Men&quot;);30;0)" office:value-type="float" office:value="0">
            <text:p>0</text:p>
          </table:table-cell>
          <table:table-cell table:style-name="ce485" table:formula="of:=IF([.$F$23]=&quot;Elves&quot;;30;0)" office:value-type="float" office:value="0">
            <text:p>0</text:p>
          </table:table-cell>
          <table:table-cell table:number-columns-repeated="976"/>
        </table:table-row>
        <table:table-row table:style-name="ro18">
          <table:table-cell table:style-name="ce29"/>
          <table:table-cell table:style-name="ce65"/>
          <table:table-cell table:style-name="ce105" office:value-type="string">
            <text:p>COST FOR EACH SKILL RANK LISTED ABOVE:</text:p>
          </table:table-cell>
          <table:table-cell table:style-name="ce105" table:number-columns-repeated="16"/>
          <table:table-cell table:style-name="ce302" table:formula="of:=IF([.$F$23]=&quot;Dwarves&quot;;&quot;*RACIAL: ONE character gains 10 Command or 20 Agent.&quot;;IF([.$F$23]=&quot;Elves&quot;;&quot;*RACIAL: ONE character gains 30 Mage.&quot;;IF([.$F$23]=&quot;Men&quot;;&quot;*RACIAL: ONE character gains 10 Command.&quot;;IF([.$W$23]=&quot;Non-human&quot;;&quot;*RACIAL: ONE character gains 20 Agent.&quot;;IF(OR([.$W$23]=&quot;Men&quot;;[.$AF$22]=&quot;Neutral&quot;);&quot;*RACIAL: ONE character gains 10 Command or 30 Emissary.&quot;;&quot;&quot;)))))" office:value-type="string" office:string-value="*RACIAL: ONE character gains 10 Command or 20 Agent.">
            <text:p>*RACIAL: ONE character gains 10 Command or 20 Agent.</text:p>
          </table:table-cell>
          <table:table-cell table:style-name="ce65">
            <draw:custom-shape table:end-cell-address="'Nation Worksheet'.AO118" table:end-x="0.1756in" table:end-y="0.0839in" draw:z-index="7" draw:name="Text 19" draw:style-name="gr2" draw:text-style-name="P4" svg:width="3.8425in" svg:height="0.3724in" svg:x="0.0555in" svg:y="0.2504in">
              <text:p text:style-name="P3"><text:span text:style-name="T13">When listing Spells known for Mages, list the spells one after the other, with commas in between (and </text:span><text:span text:style-name="T14">NO</text:span><text:span text:style-name="T13"> spaces between).</text:span></text:p>
              <draw:enhanced-geometry svg:viewBox="0 0 21600 21600" draw:type="mso-spt202" draw:enhanced-path="M 0 0 L 21600 0 21600 21600 0 21600 0 0 Z N"/>
            </draw:custom-shape>
          </table:table-cell>
          <table:table-cell table:style-name="ce65" table:number-columns-repeated="21"/>
          <table:table-cell table:style-name="ce29"/>
          <table:table-cell/>
          <table:table-cell table:style-name="ce485" table:formula="of:=IF(OR([.P115]=0;AND([.P115]=[.AS115];COUNTBLANK([.$P$115:.$AA$115])&gt;10));0;1)" office:value-type="float" office:value="0">
            <text:p>0</text:p>
          </table:table-cell>
          <table:table-cell table:style-name="ce485" table:formula="of:=IF(OR([.S115]=0;AND([.S115]=[.AT115];COUNTBLANK([.$P$115:.$AA$115])&gt;10));0;1)" office:value-type="float" office:value="0">
            <text:p>0</text:p>
          </table:table-cell>
          <table:table-cell table:style-name="ce485" table:formula="of:=IF(OR([.V115]=0;AND([.V115]=[.AU115];COUNTBLANK([.$P$115:.$AA$115])&gt;10));0;1)" office:value-type="float" office:value="0">
            <text:p>0</text:p>
          </table:table-cell>
          <table:table-cell table:style-name="ce485" table:formula="of:=IF(OR([.Y115]=0;AND([.Y115]=[.AV115];COUNTBLANK([.$P$115:.$AA$115])&gt;10));0;1)" office:value-type="float" office:value="0">
            <text:p>0</text:p>
          </table:table-cell>
          <table:table-cell table:number-columns-repeated="976"/>
        </table:table-row>
        <table:table-row table:style-name="ro2">
          <table:table-cell table:style-name="ce29"/>
          <table:table-cell table:style-name="ce65"/>
          <table:table-cell table:style-name="ce35" table:number-columns-repeated="2"/>
          <table:table-cell table:style-name="ce35" office:value-type="string">
            <text:p>Comm</text:p>
          </table:table-cell>
          <table:table-cell table:style-name="ce35" table:number-columns-repeated="2"/>
          <table:table-cell table:style-name="ce35" office:value-type="string">
            <text:p>Agen</text:p>
          </table:table-cell>
          <table:table-cell table:style-name="ce35" table:number-columns-repeated="2"/>
          <table:table-cell table:style-name="ce35" office:value-type="string">
            <text:p>Emis</text:p>
          </table:table-cell>
          <table:table-cell table:style-name="ce35" table:number-columns-repeated="2"/>
          <table:table-cell table:style-name="ce35" office:value-type="string">
            <text:p>Mage</text:p>
          </table:table-cell>
          <table:table-cell table:style-name="ce35" table:number-columns-repeated="2"/>
          <table:table-cell table:style-name="ce35" office:value-type="string">
            <text:p>Stealth</text:p>
          </table:table-cell>
          <table:table-cell table:style-name="ce35" table:number-columns-repeated="2"/>
          <table:table-cell table:style-name="ce65" table:number-columns-repeated="7"/>
          <table:table-cell table:style-name="ce65"/>
          <table:table-cell table:style-name="ce65" table:number-columns-repeated="2"/>
          <table:table-cell table:style-name="ce65"/>
          <table:table-cell table:style-name="ce65" table:number-columns-repeated="2"/>
          <table:table-cell table:style-name="ce65"/>
          <table:table-cell table:style-name="ce65" table:number-columns-repeated="2"/>
          <table:table-cell table:style-name="ce65"/>
          <table:table-cell table:style-name="ce65" table:number-columns-repeated="6"/>
          <table:table-cell table:style-name="ce29"/>
          <table:table-cell table:number-columns-repeated="981"/>
        </table:table-row>
        <table:table-row table:style-name="ro2">
          <table:table-cell table:style-name="ce29"/>
          <table:table-cell table:style-name="ce56"/>
          <table:table-cell table:style-name="ce106" office:value-type="string">
            <text:p>10</text:p>
          </table:table-cell>
          <table:table-cell table:style-name="ce40"/>
          <table:table-cell table:style-name="ce40" office:value-type="float" office:value="200" table:number-columns-spanned="2" table:number-rows-spanned="1">
            <text:p>200</text:p>
          </table:table-cell>
          <table:covered-table-cell table:style-name="ce40"/>
          <table:table-cell table:style-name="ce40"/>
          <table:table-cell table:style-name="ce167" office:value-type="float" office:value="400" table:number-columns-spanned="2" table:number-rows-spanned="1">
            <text:p>400</text:p>
          </table:table-cell>
          <table:covered-table-cell table:style-name="ce167"/>
          <table:table-cell table:style-name="ce40"/>
          <table:table-cell table:style-name="ce40" office:value-type="float" office:value="300" table:number-columns-spanned="2" table:number-rows-spanned="1">
            <text:p>300</text:p>
          </table:table-cell>
          <table:covered-table-cell table:style-name="ce40"/>
          <table:table-cell table:style-name="ce40"/>
          <table:table-cell table:style-name="ce40" office:value-type="float" office:value="100" table:number-columns-spanned="2" table:number-rows-spanned="1">
            <text:p>100</text:p>
          </table:table-cell>
          <table:covered-table-cell table:style-name="ce40"/>
          <table:table-cell table:style-name="ce40"/>
          <table:table-cell table:style-name="ce45" office:value-type="float" office:value="600" table:number-columns-spanned="2" table:number-rows-spanned="1">
            <text:p>600</text:p>
          </table:table-cell>
          <table:covered-table-cell table:style-name="ce45"/>
          <table:table-cell table:style-name="ce40"/>
          <table:table-cell table:style-name="ce56" table:number-columns-repeated="23"/>
          <table:table-cell table:style-name="ce29"/>
          <table:table-cell table:number-columns-repeated="981"/>
        </table:table-row>
        <table:table-row table:style-name="ro2">
          <table:table-cell table:style-name="ce29"/>
          <table:table-cell table:style-name="ce56"/>
          <table:table-cell table:style-name="ce107" office:value-type="string">
            <text:p>20</text:p>
          </table:table-cell>
          <table:table-cell table:style-name="ce56"/>
          <table:table-cell table:style-name="ce127" office:value-type="float" office:value="300" table:number-columns-spanned="2" table:number-rows-spanned="1">
            <text:p>300</text:p>
          </table:table-cell>
          <table:covered-table-cell table:style-name="ce56"/>
          <table:table-cell table:style-name="ce56"/>
          <table:table-cell table:style-name="ce168" office:value-type="float" office:value="500" table:number-columns-spanned="2" table:number-rows-spanned="1">
            <text:p>500</text:p>
          </table:table-cell>
          <table:covered-table-cell table:style-name="ce172"/>
          <table:table-cell table:style-name="ce56"/>
          <table:table-cell table:style-name="ce127" office:value-type="float" office:value="400" table:number-columns-spanned="2" table:number-rows-spanned="1">
            <text:p>400</text:p>
          </table:table-cell>
          <table:covered-table-cell table:style-name="ce56"/>
          <table:table-cell table:style-name="ce56"/>
          <table:table-cell table:style-name="ce127" office:value-type="float" office:value="200" table:number-columns-spanned="2" table:number-rows-spanned="1">
            <text:p>2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56" table:number-columns-repeated="2"/>
          <table:table-cell/>
          <table:table-cell table:style-name="ce56" office:value-type="string">
            <text:p>Dwarvish races pay 600 less for first 60 rank Commander.</text:p>
          </table:table-cell>
          <table:table-cell table:style-name="ce56" table:number-columns-repeated="20"/>
          <table:table-cell table:style-name="ce29"/>
          <table:table-cell table:number-columns-repeated="981"/>
        </table:table-row>
        <table:table-row table:style-name="ro2">
          <table:table-cell table:style-name="ce29"/>
          <table:table-cell table:style-name="ce56"/>
          <table:table-cell table:style-name="ce107" office:value-type="string">
            <text:p>30</text:p>
          </table:table-cell>
          <table:table-cell table:style-name="ce56"/>
          <table:table-cell table:style-name="ce127" office:value-type="float" office:value="400" table:number-columns-spanned="2" table:number-rows-spanned="1">
            <text:p>400</text:p>
          </table:table-cell>
          <table:covered-table-cell table:style-name="ce56"/>
          <table:table-cell table:style-name="ce56"/>
          <table:table-cell table:style-name="ce168" office:value-type="float" office:value="600" table:number-columns-spanned="2" table:number-rows-spanned="1">
            <text:p>600</text:p>
          </table:table-cell>
          <table:covered-table-cell table:style-name="ce172"/>
          <table:table-cell table:style-name="ce56"/>
          <table:table-cell table:style-name="ce127" office:value-type="float" office:value="500" table:number-columns-spanned="2" table:number-rows-spanned="1">
            <text:p>500</text:p>
          </table:table-cell>
          <table:covered-table-cell table:style-name="ce56"/>
          <table:table-cell table:style-name="ce56"/>
          <table:table-cell table:style-name="ce127" office:value-type="float" office:value="300" table:number-columns-spanned="2" table:number-rows-spanned="1">
            <text:p>3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56" table:number-columns-repeated="2"/>
          <table:table-cell/>
          <table:table-cell table:style-name="ce56" office:value-type="string">
            <text:p>Non-human races pay 600 less for first 50 rank Agent.</text:p>
          </table:table-cell>
          <table:table-cell table:style-name="ce56" table:number-columns-repeated="20"/>
          <table:table-cell table:style-name="ce29"/>
          <table:table-cell table:number-columns-repeated="981"/>
        </table:table-row>
        <table:table-row table:style-name="ro2">
          <table:table-cell table:style-name="ce29"/>
          <table:table-cell table:style-name="ce56"/>
          <table:table-cell table:style-name="ce107" office:value-type="string">
            <text:p>40</text:p>
          </table:table-cell>
          <table:table-cell table:style-name="ce56"/>
          <table:table-cell table:style-name="ce127" office:value-type="float" office:value="600" table:number-columns-spanned="2" table:number-rows-spanned="1">
            <text:p>600</text:p>
          </table:table-cell>
          <table:covered-table-cell table:style-name="ce56"/>
          <table:table-cell table:style-name="ce56"/>
          <table:table-cell table:style-name="ce168" office:value-type="float" office:value="800" table:number-columns-spanned="2" table:number-rows-spanned="1">
            <text:p>800</text:p>
          </table:table-cell>
          <table:covered-table-cell table:style-name="ce172"/>
          <table:table-cell table:style-name="ce56"/>
          <table:table-cell table:style-name="ce127" office:value-type="float" office:value="700" table:number-columns-spanned="2" table:number-rows-spanned="1">
            <text:p>700</text:p>
          </table:table-cell>
          <table:covered-table-cell table:style-name="ce56"/>
          <table:table-cell table:style-name="ce56"/>
          <table:table-cell table:style-name="ce127" office:value-type="float" office:value="500" table:number-columns-spanned="2" table:number-rows-spanned="1">
            <text:p>5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56" table:number-columns-repeated="2"/>
          <table:table-cell/>
          <table:table-cell table:style-name="ce56" office:value-type="string">
            <text:p>Mannish races pay 600 less for first 60 rank Emissary.</text:p>
          </table:table-cell>
          <table:table-cell table:style-name="ce56" table:number-columns-repeated="20"/>
          <table:table-cell table:style-name="ce29"/>
          <table:table-cell table:number-columns-repeated="981"/>
        </table:table-row>
        <table:table-row table:style-name="ro2">
          <table:table-cell table:style-name="ce29"/>
          <table:table-cell table:style-name="ce56"/>
          <table:table-cell table:style-name="ce107" office:value-type="string">
            <text:p>50</text:p>
          </table:table-cell>
          <table:table-cell table:style-name="ce56"/>
          <table:table-cell table:style-name="ce127" office:value-type="float" office:value="1100" table:number-columns-spanned="2" table:number-rows-spanned="1">
            <text:p>1100</text:p>
          </table:table-cell>
          <table:covered-table-cell table:style-name="ce56"/>
          <table:table-cell table:style-name="ce56"/>
          <table:table-cell table:style-name="ce168" office:value-type="float" office:value="1400" table:number-columns-spanned="2" table:number-rows-spanned="1">
            <text:p>1400</text:p>
          </table:table-cell>
          <table:covered-table-cell table:style-name="ce172"/>
          <table:table-cell table:style-name="ce56"/>
          <table:table-cell table:style-name="ce127" office:value-type="float" office:value="1300" table:number-columns-spanned="2" table:number-rows-spanned="1">
            <text:p>1300</text:p>
          </table:table-cell>
          <table:covered-table-cell table:style-name="ce56"/>
          <table:table-cell table:style-name="ce56"/>
          <table:table-cell table:style-name="ce127" office:value-type="float" office:value="1000" table:number-columns-spanned="2" table:number-rows-spanned="1">
            <text:p>10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56" table:number-columns-repeated="2"/>
          <table:table-cell/>
          <table:table-cell table:style-name="ce56" office:value-type="string">
            <text:p>Elvish races pay 600 less for first 60 rank Mage.</text:p>
          </table:table-cell>
          <table:table-cell table:style-name="ce56" table:number-columns-repeated="20"/>
          <table:table-cell table:style-name="ce29"/>
          <table:table-cell table:number-columns-repeated="981"/>
        </table:table-row>
        <table:table-row table:style-name="ro2">
          <table:table-cell table:style-name="ce29"/>
          <table:table-cell table:style-name="ce39"/>
          <table:table-cell table:style-name="ce107" office:value-type="string">
            <text:p>60</text:p>
          </table:table-cell>
          <table:table-cell table:style-name="ce56"/>
          <table:table-cell table:style-name="ce127" office:value-type="float" office:value="1700" table:number-columns-spanned="2" table:number-rows-spanned="1">
            <text:p>17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56"/>
          <table:table-cell table:style-name="ce127" office:value-type="float" office:value="1900" table:number-columns-spanned="2" table:number-rows-spanned="1">
            <text:p>1900</text:p>
          </table:table-cell>
          <table:covered-table-cell table:style-name="ce56"/>
          <table:table-cell table:style-name="ce56"/>
          <table:table-cell table:style-name="ce127" office:value-type="float" office:value="1600" table:number-columns-spanned="2" table:number-rows-spanned="1">
            <text:p>16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39"/>
          <table:table-cell table:style-name="ce303" table:number-columns-repeated="3"/>
          <table:table-cell table:style-name="ce39" table:number-columns-repeated="20"/>
          <table:table-cell table:style-name="ce29"/>
          <table:table-cell table:number-columns-repeated="981"/>
        </table:table-row>
        <table:table-row table:style-name="ro9">
          <table:table-cell table:style-name="ce29"/>
          <table:table-cell table:style-name="ce65" table:number-columns-repeated="7"/>
          <table:table-cell table:style-name="ce173" office:value-type="string">
            <text:p>Full Customer Name:</text:p>
          </table:table-cell>
          <table:table-cell table:style-name="ce183" table:formula="of:=IF([.F7]=&quot;&quot;;&quot;&quot;;[.F7])" table:number-columns-spanned="11" table:number-rows-spanned="1">
            <text:p/>
          </table:table-cell>
          <table:covered-table-cell table:number-columns-repeated="10" table:style-name="ce183"/>
          <table:table-cell table:style-name="ce65" table:number-columns-repeated="4"/>
          <table:table-cell table:style-name="ce173" office:value-type="string">
            <text:p>Account #:</text:p>
          </table:table-cell>
          <table:table-cell table:style-name="ce183" table:formula="of:=IF([.AI7]=&quot;&quot;;&quot;&quot;;[.AI7])" table:number-columns-spanned="5" table:number-rows-spanned="1">
            <text:p/>
          </table:table-cell>
          <table:covered-table-cell table:number-columns-repeated="4" table:style-name="ce183"/>
          <table:table-cell table:style-name="ce65" table:number-columns-repeated="11"/>
          <table:table-cell table:style-name="ce173" office:value-type="string">
            <text:p>Page 2</text:p>
          </table:table-cell>
          <table:table-cell table:style-name="ce29"/>
          <table:table-cell table:number-columns-repeated="981"/>
        </table:table-row>
        <table:table-row table:style-name="ro9">
          <table:table-cell table:style-name="ce29"/>
          <table:table-cell table:style-name="ce29">
            <draw:custom-shape table:end-cell-address="'Nation Worksheet'.AP132" table:end-x="0.1756in" table:end-y="0.0209in" draw:z-index="9" draw:name="Text 60" draw:style-name="gr2" draw:text-style-name="P2" svg:width="7.6197in" svg:height="1.2531in" svg:x="0in" svg:y="0.0831in">
              <text:p text:style-name="P1"><text:span text:style-name="T6">RACIAL BONUS: </text:span><text:span text:style-name="T7">For characters that gain a Racial cost reduction; the first top-rank character (60 for Commanders, Agents, and Emissaries, 50 for Agents) costs 600 gold less than subsequent top-rank characters.</text:span></text:p>
              <text:p text:style-name="P1"><text:span text:style-name="T6">SEQUENCE:</text:span><text:span text:style-name="T7"> </text:span><text:span text:style-name="T13">The below sequence MUST be followed to correctly build your nation's characters.</text:span></text:p>
              <text:p text:style-name="P1"><text:span text:style-name="T6">Step 1: </text:span><text:span text:style-name="T7">Use your 6000 gold to build EIGHT (8) characters, each with a MINIMUM of 30 total skill points, (not counting stealth).</text:span></text:p>
              <text:p text:style-name="P1"><text:span text:style-name="T6">Step 2: </text:span><text:span text:style-name="T7">Purchase your Royalty bonus skill points, (using 1300 gold for character #1 and 800 gold for character #2). These</text:span></text:p>
              <text:p text:style-name="P1"><text:span text:style-name="T7"><text:s text:c="14"/></text:span><text:span text:style-name="T7">cannot be assigned to any skills that those characters already possess, (following Step 1).</text:span></text:p>
              <text:p text:style-name="P1"><text:span text:style-name="T6">Setp 3:</text:span><text:span text:style-name="T7"> Choose ONE character to recieve a Bonus Racial Character Skill. That character cannot already possess that skill.</text:span></text:p>
              <draw:enhanced-geometry svg:viewBox="0 0 21600 21600" draw:type="mso-spt202" draw:enhanced-path="M 0 0 L 21600 0 21600 21600 0 21600 0 0 Z N"/>
            </draw:custom-shape>
          </table:table-cell>
          <table:table-cell table:style-name="ce29" table:number-columns-repeated="41"/>
          <table:table-cell table:number-columns-repeated="981"/>
        </table:table-row>
        <table:table-row table:style-name="ro20" table:number-rows-repeated="5">
          <table:table-cell table:style-name="ce32"/>
          <table:table-cell table:style-name="ce29" table:number-columns-repeated="41"/>
          <table:table-cell table:style-name="ce32"/>
          <table:table-cell table:style-name="ce480" table:number-columns-repeated="981"/>
        </table:table-row>
        <table:table-row table:style-name="ro20">
          <table:table-cell table:style-name="ce30"/>
          <table:table-cell table:style-name="ce29" table:number-columns-repeated="41"/>
          <table:table-cell table:style-name="ce30"/>
          <table:table-cell table:style-name="ce481" table:number-columns-repeated="981"/>
        </table:table-row>
        <table:table-row table:style-name="ro9">
          <table:table-cell table:style-name="ce29" table:number-columns-repeated="43"/>
          <table:table-cell table:number-columns-repeated="981"/>
        </table:table-row>
        <table:table-row table:style-name="ro9" table:visibility="collapse">
          <table:table-cell table:number-columns-repeated="42"/>
          <table:table-cell table:style-name="ce33"/>
          <table:table-cell table:number-columns-repeated="981"/>
        </table:table-row>
        <table:table-row table:style-name="ro2" table:visibility="collapse" table:number-rows-repeated="541">
          <table:table-cell table:number-columns-repeated="42"/>
          <table:table-cell table:style-name="ce33"/>
          <table:table-cell table:number-columns-repeated="981"/>
        </table:table-row>
        <table:table-row table:style-name="ro2" table:visibility="collapse" table:number-rows-repeated="1047901">
          <table:table-cell table:number-columns-repeated="1024"/>
        </table:table-row>
        <table:table-row table:style-name="ro2" table:visibility="collapse">
          <table:table-cell table:number-columns-repeated="1024"/>
        </table:table-row>
      </table:table>
      <table:table table:name="Nation Setup" table:style-name="ta3" table:protected="true">
        <table:table-column table:style-name="co13" table:default-cell-style-name="ce515"/>
        <table:table-column table:style-name="co12" table:visibility="collapse" table:number-columns-repeated="255" table:default-cell-style-name="ce520"/>
        <table:table-column table:style-name="co8" table:visibility="collapse" table:number-columns-repeated="768" table:default-cell-style-name="Default"/>
        <table:table-row table:style-name="ro21">
          <table:table-cell table:style-name="ce511" table:formula="of:=CONCATENATE(&quot;TO: Middle-earth Games           NAME:    &quot;;[$'Nation Worksheet'.F7])" office:value-type="string" office:string-value="TO: Middle-earth Games           NAME:    ">
            <text:p>TO: Middle-earth Games <text:s text:c="10"/>NAME: <text:s text:c="3"/></text:p>
          </table:table-cell>
          <table:table-cell table:style-name="ce516" table:number-columns-repeated="10"/>
          <table:table-cell table:number-columns-repeated="1013"/>
        </table:table-row>
        <table:table-row table:style-name="ro21">
          <table:table-cell table:style-name="ce511" office:value-type="string">
            <text:p><text:s text:c="4"/>Office A, 340 North Road</text:p>
          </table:table-cell>
          <table:table-cell table:style-name="ce516" table:number-columns-repeated="10"/>
          <table:table-cell table:number-columns-repeated="1013"/>
        </table:table-row>
        <table:table-row table:style-name="ro21">
          <table:table-cell table:style-name="ce511" table:formula="of:=CONCATENATE(&quot;    Cardiff, CF14 3BP,  UK       ACCOUNT: &quot;;[$'Nation Worksheet'.AI7])" office:value-type="string" office:string-value="    Cardiff, CF14 3BP,  UK       ACCOUNT: ">
            <text:p><text:s text:c="4"/>Cardiff, CF14 3BP, <text:s/>UK <text:s text:c="6"/>ACCOUNT: </text:p>
          </table:table-cell>
          <table:table-cell table:style-name="ce516" table:number-columns-repeated="10"/>
          <table:table-cell table:number-columns-repeated="1013"/>
        </table:table-row>
        <table:table-row table:style-name="ro21">
          <table:table-cell table:style-name="ce511"/>
          <table:table-cell table:style-name="ce516" table:number-columns-repeated="10"/>
          <table:table-cell table:number-columns-repeated="1013"/>
        </table:table-row>
        <table:table-row table:style-name="ro21">
          <table:table-cell table:style-name="ce511" office:value-type="string">
            <text:p>Middle-earth 4th Age</text:p>
          </table:table-cell>
          <table:table-cell table:style-name="ce516" table:number-columns-repeated="10"/>
          <table:table-cell table:number-columns-repeated="1013"/>
        </table:table-row>
        <table:table-row table:style-name="ro21">
          <table:table-cell table:style-name="ce511" office:value-type="string">
            <text:p>New Game Setup</text:p>
          </table:table-cell>
          <table:table-cell table:style-name="ce516" table:number-columns-repeated="10"/>
          <table:table-cell table:number-columns-repeated="1013"/>
        </table:table-row>
        <table:table-row table:style-name="ro21">
          <table:table-cell table:style-name="ce511"/>
          <table:table-cell table:style-name="ce516" table:number-columns-repeated="10"/>
          <table:table-cell table:number-columns-repeated="1013"/>
        </table:table-row>
        <table:table-row table:style-name="ro21">
          <table:table-cell table:style-name="ce511" office:value-type="string">
            <text:p>- - GAME INFO- - - - - - - - - - - - - - - - - - -</text:p>
          </table:table-cell>
          <table:table-cell table:style-name="ce516" table:number-columns-repeated="10"/>
          <table:table-cell table:number-columns-repeated="1013"/>
        </table:table-row>
        <table:table-row table:style-name="ro21">
          <table:table-cell table:style-name="ce511" table:formula="of:=CONCATENATE(&quot;Game Number: &quot;;IF([$'Nation Worksheet'.M17]=0;&quot;Unknown&quot;;[$'Nation Worksheet'.M17]))" office:value-type="string" office:string-value="Game Number: Unknown">
            <text:p>Game Number: Unknown</text:p>
          </table:table-cell>
          <table:table-cell table:style-name="ce516" table:number-columns-repeated="10"/>
          <table:table-cell table:number-columns-repeated="1013"/>
        </table:table-row>
        <table:table-row table:style-name="ro21">
          <table:table-cell table:style-name="ce512" office:value-type="string">
            <text:p>TEAMMATES: (Joining with)</text:p>
          </table:table-cell>
          <table:table-cell table:style-name="ce516" table:number-columns-repeated="10"/>
          <table:table-cell table:number-columns-repeated="1013"/>
        </table:table-row>
        <table:table-row table:style-name="ro21">
          <table:table-cell table:style-name="ce512" table:formula="of:=IF([$'Nation Worksheet'.$C$19]=&quot;&quot;;&quot;None&quot;;[$'Nation Worksheet'.$C$19])" office:value-type="string" office:string-value="None">
            <text:p>None</text:p>
          </table:table-cell>
          <table:table-cell table:style-name="ce516" table:number-columns-repeated="10"/>
          <table:table-cell table:number-columns-repeated="1013"/>
        </table:table-row>
        <table:table-row table:style-name="ro21">
          <table:table-cell table:style-name="ce511" office:value-type="string">
            <text:p>= = NATION = = = = = = = = = = = = = = = = = = = =</text:p>
          </table:table-cell>
          <table:table-cell table:style-name="ce516" table:number-columns-repeated="10"/>
          <table:table-cell table:number-columns-repeated="1013"/>
        </table:table-row>
        <table:table-row table:style-name="ro21">
          <table:table-cell table:style-name="ce511" table:formula="of:=CONCATENATE(&quot;NATION/REALM NAME: The &quot;;[$'Nation Worksheet'.L22])" office:value-type="string" office:string-value="NATION/REALM NAME: The ">
            <text:p>NATION/REALM NAME: The </text:p>
          </table:table-cell>
          <table:table-cell table:style-name="ce516" table:number-columns-repeated="10"/>
          <table:table-cell table:number-columns-repeated="1013"/>
        </table:table-row>
        <table:table-row table:style-name="ro21">
          <table:table-cell table:style-name="ce511" table:formula="of:=CONCATENATE(&quot;ALLEGIANCE: &quot;;[$'Nation Worksheet'.AF22];&quot;  |  RACE: &quot;;IF([$'Nation Worksheet'.F23]&lt;&gt;&quot;&quot;;[$'Nation Worksheet'.F23];IF([$'Nation Worksheet'.W23]&lt;&gt;&quot;&quot;;[$'Nation Worksheet'.W23];&quot;&quot;)))" office:value-type="string" office:string-value="ALLEGIANCE: Good  |  RACE: Dwarves">
            <text:p>ALLEGIANCE: Good <text:s/>| <text:s/>RACE: Dwarves</text:p>
          </table:table-cell>
          <table:table-cell table:style-name="ce516" table:number-columns-repeated="10"/>
          <table:table-cell table:number-columns-repeated="1013"/>
        </table:table-row>
        <table:table-row table:style-name="ro21">
          <table:table-cell table:style-name="ce511"/>
          <table:table-cell table:style-name="ce516" table:number-columns-repeated="2"/>
          <table:table-cell table:style-name="ce521" office:value-type="string">
            <text:p>NAVAL</text:p>
          </table:table-cell>
          <table:table-cell table:style-name="ce521" office:value-type="string">
            <text:p>REGION</text:p>
          </table:table-cell>
          <table:table-cell table:style-name="ce516" office:value-type="string">
            <text:p>Number</text:p>
          </table:table-cell>
          <table:table-cell table:style-name="ce516" table:number-columns-repeated="5"/>
          <table:table-cell table:number-columns-repeated="1013"/>
        </table:table-row>
        <table:table-row table:style-name="ro21">
          <table:table-cell table:style-name="ce511" office:value-type="string">
            <text:p>SPECIAL NATION ABILITIES:</text:p>
          </table:table-cell>
          <table:table-cell table:style-name="ce516" table:number-columns-repeated="2"/>
          <table:table-cell table:style-name="ce525" table:formula="of:=TEXT([$'Nation Worksheet'.AS37];&quot;0,000&quot;)" office:value-type="string" office:string-value="0,000">
            <text:p>0,000</text:p>
          </table:table-cell>
          <table:table-cell table:style-name="ce525" table:formula="of:=TEXT([$'Nation Worksheet'.AT38];&quot;0,000&quot;)" office:value-type="string" office:string-value="0,000">
            <text:p>0,000</text:p>
          </table:table-cell>
          <table:table-cell table:style-name="ce525" table:formula="of:=IF([$'Nation Worksheet'.AS37]&gt;0;1;0)+IF([$'Nation Worksheet'.AT38]&gt;0;1;0)" office:value-type="float" office:value="0">
            <text:p>0</text:p>
          </table:table-cell>
          <table:table-cell table:style-name="ce516" table:number-columns-repeated="5"/>
          <table:table-cell table:number-columns-repeated="1013"/>
        </table:table-row>
        <table:table-row table:style-name="ro21">
          <table:table-cell table:style-name="ce511" table:formula="of:=CONCATENATE(IF([.D16]=&quot;0,000&quot;;&quot;&quot;;CONCATENATE(&quot;    +&quot;;[.D16];&quot; Naval Bonus&quot;));IF([.F16]&gt;1;&quot;, &quot;;&quot;&quot;);IF([.E16]=&quot;0,000&quot;;&quot;&quot;;CONCATENATE(&quot;    +&quot;;[.E16];&quot; Region Bonus&quot;)))">
            <text:p/>
          </table:table-cell>
          <table:table-cell table:style-name="ce516" table:number-columns-repeated="2"/>
          <table:table-cell table:style-name="ce526" table:number-columns-repeated="3"/>
          <table:table-cell table:style-name="ce516" table:number-columns-repeated="5"/>
          <table:table-cell table:number-columns-repeated="1013"/>
        </table:table-row>
        <table:table-row table:style-name="ro21">
          <table:table-cell table:style-name="ce511" office:value-type="string">
            <text:p><text:s text:c="13"/>NO. SNA DESCRIPTION <text:s text:c="17"/>COST</text:p>
          </table:table-cell>
          <table:table-cell table:style-name="ce517" table:number-columns-repeated="2"/>
          <table:table-cell table:style-name="ce527" office:value-type="string">
            <text:p>NO.</text:p>
          </table:table-cell>
          <table:table-cell table:style-name="ce527" office:value-type="string">
            <text:p>SNA</text:p>
          </table:table-cell>
          <table:table-cell table:style-name="ce527" office:value-type="string">
            <text:p>COST</text:p>
          </table:table-cell>
          <table:table-cell table:style-name="ce517"/>
          <table:table-cell table:style-name="ce517" office:value-type="string">
            <text:p>SPACERS</text:p>
          </table:table-cell>
          <table:table-cell table:style-name="ce517"/>
          <table:table-cell table:style-name="ce516" office:value-type="string">
            <text:p># space</text:p>
          </table:table-cell>
          <table:table-cell table:style-name="ce516"/>
          <table:table-cell table:number-columns-repeated="1013"/>
        </table:table-row>
        <table:table-row table:style-name="ro21">
          <table:table-cell table:style-name="ce511" table:formula="of:=CONCATENATE(&quot;             &quot;;[.C19];[.D19];&quot;  &quot;;[.E19];[.G19];[.J19];[.F19])" office:value-type="string" office:string-value="              8  Buy/sell gets +20% bonus        8,000">
            <text:p><text:s text:c="14"/>8 <text:s/>Buy/sell gets +20% bonus <text:s text:c="7"/>8,000</text:p>
          </table:table-cell>
          <table:table-cell table:style-name="ce517"/>
          <table:table-cell table:style-name="ce517" table:formula="of:=IF(LEN([.D19])=1;&quot; &quot;;&quot;&quot;)" office:value-type="string" office:string-value=" ">
            <text:p><text:s/></text:p>
          </table:table-cell>
          <table:table-cell table:style-name="ce528" table:formula="of:=IF([$'Nation Worksheet'.K28]=0;&quot;&quot;;[$'Nation Worksheet'.K28])" office:value-type="float" office:value="8">
            <text:p>8</text:p>
          </table:table-cell>
          <table:table-cell table:style-name="ce533" table:formula="of:=[$'Nation Worksheet'.O28]" office:value-type="string" office:string-value="Buy/sell gets +20% bonus">
            <text:p>Buy/sell gets +20% bonus</text:p>
          </table:table-cell>
          <table:table-cell table:style-name="ce530" table:formula="of:=TEXT([$'Nation Worksheet'.AN28];&quot;#,###&quot;)" office:value-type="string" office:string-value="8,000">
            <text:p>8,000</text:p>
          </table:table-cell>
          <table:table-cell table:style-name="ce518" table:formula="of:=IF(LEN([.E19])=15;&quot;                &quot;;IF(LEN([.E19])=16;&quot;               &quot;;IF(LEN([.E19])=17;&quot;              &quot;;IF(LEN([.E19])=18;&quot;             &quot;;IF(LEN([.E19])=19;&quot;            &quot;;IF(LEN([.E19])=20;&quot;           &quot;;IF(LEN([.E19])=21;&quot;          &quot;;[.H19])))))))" office:value-type="string" office:string-value="       ">
            <text:p><text:s text:c="7"/></text:p>
          </table:table-cell>
          <table:table-cell table:style-name="ce518" table:formula="of:=IF(LEN([.E19])=22;&quot;         &quot;;IF(LEN([.E19])=23;&quot;        &quot;;IF(LEN([.E19])=24;&quot;       &quot;;IF(LEN([.E19])=25;&quot;      &quot;;IF(LEN([.E19])=26;&quot;     &quot;;IF(LEN([.E19])=27;&quot;    &quot;;IF(LEN([.E19])=28;&quot;   &quot;;[.I19])))))))" office:value-type="string" office:string-value="       ">
            <text:p><text:s text:c="7"/></text:p>
          </table:table-cell>
          <table:table-cell table:style-name="ce518" table:formula="of:=IF(LEN([.E19])=29;&quot;  &quot;;IF(LEN([.E19])=30;&quot; &quot;;&quot;&quot;))">
            <text:p/>
          </table:table-cell>
          <table:table-cell table:style-name="ce537" table:formula="of:=IF([.F19]=&quot;&quot;;&quot;&quot;;CHOOSE(7-LEN([.F19]);&quot;&quot;;&quot; &quot;;&quot;  &quot;;&quot;   &quot;;&quot;    &quot;))" office:value-type="string" office:string-value=" ">
            <text:p><text:s/></text:p>
          </table:table-cell>
          <table:table-cell table:style-name="ce516"/>
          <table:table-cell table:number-columns-repeated="1013"/>
        </table:table-row>
        <table:table-row table:style-name="ro21">
          <table:table-cell table:style-name="ce511" table:formula="of:=CONCATENATE(&quot;             &quot;;[.C20];[.D20];&quot;  &quot;;[.E20];[.G20];[.J20];[.F20])" office:value-type="string" office:string-value="             10  New mages at 40                 3,000">
            <text:p><text:s text:c="13"/>10 <text:s/>New mages at 40 <text:s text:c="16"/>3,000</text:p>
          </table:table-cell>
          <table:table-cell table:style-name="ce517"/>
          <table:table-cell table:style-name="ce517" table:formula="of:=IF(LEN([.D20])=1;&quot; &quot;;&quot;&quot;)">
            <text:p/>
          </table:table-cell>
          <table:table-cell table:style-name="ce528" table:formula="of:=IF([$'Nation Worksheet'.K29]=0;&quot;&quot;;[$'Nation Worksheet'.K29])" office:value-type="float" office:value="10">
            <text:p>10</text:p>
          </table:table-cell>
          <table:table-cell table:style-name="ce533" table:formula="of:=[$'Nation Worksheet'.O29]" office:value-type="string" office:string-value="New mages at 40">
            <text:p>New mages at 40</text:p>
          </table:table-cell>
          <table:table-cell table:style-name="ce530" table:formula="of:=TEXT([$'Nation Worksheet'.AN29];&quot;#,###&quot;)" office:value-type="string" office:string-value="3,000">
            <text:p>3,000</text:p>
          </table:table-cell>
          <table:table-cell table:style-name="ce518" table:formula="of:=IF(LEN([.E20])=15;&quot;                &quot;;IF(LEN([.E20])=16;&quot;               &quot;;IF(LEN([.E20])=17;&quot;              &quot;;IF(LEN([.E20])=18;&quot;             &quot;;IF(LEN([.E20])=19;&quot;            &quot;;IF(LEN([.E20])=20;&quot;           &quot;;IF(LEN([.E20])=21;&quot;          &quot;;[.H20])))))))" office:value-type="string" office:string-value="                ">
            <text:p><text:s text:c="16"/></text:p>
          </table:table-cell>
          <table:table-cell table:style-name="ce518" table:formula="of:=IF(LEN([.E20])=22;&quot;         &quot;;IF(LEN([.E20])=23;&quot;        &quot;;IF(LEN([.E20])=24;&quot;       &quot;;IF(LEN([.E20])=25;&quot;      &quot;;IF(LEN([.E20])=26;&quot;     &quot;;IF(LEN([.E20])=27;&quot;    &quot;;IF(LEN([.E20])=28;&quot;   &quot;;[.I20])))))))">
            <text:p/>
          </table:table-cell>
          <table:table-cell table:style-name="ce518" table:formula="of:=IF(LEN([.E20])=29;&quot;  &quot;;IF(LEN([.E20])=30;&quot; &quot;;&quot;&quot;))">
            <text:p/>
          </table:table-cell>
          <table:table-cell table:style-name="ce537" table:formula="of:=IF([.F20]=&quot;&quot;;&quot;&quot;;CHOOSE(7-LEN([.F20]);&quot;&quot;;&quot; &quot;;&quot;  &quot;;&quot;   &quot;;&quot;    &quot;))" office:value-type="string" office:string-value=" ">
            <text:p><text:s/></text:p>
          </table:table-cell>
          <table:table-cell table:style-name="ce516"/>
          <table:table-cell table:number-columns-repeated="1013"/>
        </table:table-row>
        <table:table-row table:style-name="ro21">
          <table:table-cell table:style-name="ce511" table:formula="of:=CONCATENATE(&quot;             &quot;;[.C21];[.D21];&quot;  &quot;;[.E21];[.G21];[.J21];[.F21])" office:value-type="string" office:string-value="             23  Can learn &quot;weakness&quot;            4,000">
            <text:p><text:s text:c="13"/>23 <text:s/>Can learn "weakness" <text:s text:c="11"/>4,000</text:p>
          </table:table-cell>
          <table:table-cell table:style-name="ce517"/>
          <table:table-cell table:style-name="ce517" table:formula="of:=IF(LEN([.D21])=1;&quot; &quot;;&quot;&quot;)">
            <text:p/>
          </table:table-cell>
          <table:table-cell table:style-name="ce528" table:formula="of:=IF([$'Nation Worksheet'.K30]=0;&quot;&quot;;[$'Nation Worksheet'.K30])" office:value-type="float" office:value="23">
            <text:p>23</text:p>
          </table:table-cell>
          <table:table-cell table:style-name="ce533" table:formula="of:=[$'Nation Worksheet'.O30]" office:value-type="string" office:string-value="Can learn &quot;weakness&quot;">
            <text:p>Can learn "weakness"</text:p>
          </table:table-cell>
          <table:table-cell table:style-name="ce530" table:formula="of:=TEXT([$'Nation Worksheet'.AN30];&quot;#,###&quot;)" office:value-type="string" office:string-value="4,000">
            <text:p>4,000</text:p>
          </table:table-cell>
          <table:table-cell table:style-name="ce518" table:formula="of:=IF(LEN([.E21])=15;&quot;                &quot;;IF(LEN([.E21])=16;&quot;               &quot;;IF(LEN([.E21])=17;&quot;              &quot;;IF(LEN([.E21])=18;&quot;             &quot;;IF(LEN([.E21])=19;&quot;            &quot;;IF(LEN([.E21])=20;&quot;           &quot;;IF(LEN([.E21])=21;&quot;          &quot;;[.H21])))))))" office:value-type="string" office:string-value="           ">
            <text:p><text:s text:c="11"/></text:p>
          </table:table-cell>
          <table:table-cell table:style-name="ce518" table:formula="of:=IF(LEN([.E21])=22;&quot;         &quot;;IF(LEN([.E21])=23;&quot;        &quot;;IF(LEN([.E21])=24;&quot;       &quot;;IF(LEN([.E21])=25;&quot;      &quot;;IF(LEN([.E21])=26;&quot;     &quot;;IF(LEN([.E21])=27;&quot;    &quot;;IF(LEN([.E21])=28;&quot;   &quot;;[.I21])))))))">
            <text:p/>
          </table:table-cell>
          <table:table-cell table:style-name="ce518" table:formula="of:=IF(LEN([.E21])=29;&quot;  &quot;;IF(LEN([.E21])=30;&quot; &quot;;&quot;&quot;))">
            <text:p/>
          </table:table-cell>
          <table:table-cell table:style-name="ce537" table:formula="of:=IF([.F21]=&quot;&quot;;&quot;&quot;;CHOOSE(7-LEN([.F21]);&quot;&quot;;&quot; &quot;;&quot;  &quot;;&quot;   &quot;;&quot;    &quot;))" office:value-type="string" office:string-value=" ">
            <text:p><text:s/></text:p>
          </table:table-cell>
          <table:table-cell table:style-name="ce516"/>
          <table:table-cell table:number-columns-repeated="1013"/>
        </table:table-row>
        <table:table-row table:style-name="ro21">
          <table:table-cell table:style-name="ce511" table:formula="of:=CONCATENATE(&quot;             &quot;;[.C22];[.D22];&quot;  &quot;;[.E22];[.G22];[.J22];[.F22])" office:value-type="string" office:string-value="             30  Can learn &quot;teleport&quot;            4,000">
            <text:p><text:s text:c="13"/>30 <text:s/>Can learn "teleport" <text:s text:c="11"/>4,000</text:p>
          </table:table-cell>
          <table:table-cell table:style-name="ce517"/>
          <table:table-cell table:style-name="ce517" table:formula="of:=IF(LEN([.D22])=1;&quot; &quot;;&quot;&quot;)">
            <text:p/>
          </table:table-cell>
          <table:table-cell table:style-name="ce528" table:formula="of:=IF([$'Nation Worksheet'.K31]=0;&quot;&quot;;[$'Nation Worksheet'.K31])" office:value-type="float" office:value="30">
            <text:p>30</text:p>
          </table:table-cell>
          <table:table-cell table:style-name="ce533" table:formula="of:=[$'Nation Worksheet'.O31]" office:value-type="string" office:string-value="Can learn &quot;teleport&quot;">
            <text:p>Can learn "teleport"</text:p>
          </table:table-cell>
          <table:table-cell table:style-name="ce530" table:formula="of:=TEXT([$'Nation Worksheet'.AN31];&quot;#,###&quot;)" office:value-type="string" office:string-value="4,000">
            <text:p>4,000</text:p>
          </table:table-cell>
          <table:table-cell table:style-name="ce518" table:formula="of:=IF(LEN([.E22])=15;&quot;                &quot;;IF(LEN([.E22])=16;&quot;               &quot;;IF(LEN([.E22])=17;&quot;              &quot;;IF(LEN([.E22])=18;&quot;             &quot;;IF(LEN([.E22])=19;&quot;            &quot;;IF(LEN([.E22])=20;&quot;           &quot;;IF(LEN([.E22])=21;&quot;          &quot;;[.H22])))))))" office:value-type="string" office:string-value="           ">
            <text:p><text:s text:c="11"/></text:p>
          </table:table-cell>
          <table:table-cell table:style-name="ce518" table:formula="of:=IF(LEN([.E22])=22;&quot;         &quot;;IF(LEN([.E22])=23;&quot;        &quot;;IF(LEN([.E22])=24;&quot;       &quot;;IF(LEN([.E22])=25;&quot;      &quot;;IF(LEN([.E22])=26;&quot;     &quot;;IF(LEN([.E22])=27;&quot;    &quot;;IF(LEN([.E22])=28;&quot;   &quot;;[.I22])))))))">
            <text:p/>
          </table:table-cell>
          <table:table-cell table:style-name="ce518" table:formula="of:=IF(LEN([.E22])=29;&quot;  &quot;;IF(LEN([.E22])=30;&quot; &quot;;&quot;&quot;))">
            <text:p/>
          </table:table-cell>
          <table:table-cell table:style-name="ce537" table:formula="of:=IF([.F22]=&quot;&quot;;&quot;&quot;;CHOOSE(7-LEN([.F22]);&quot;&quot;;&quot; &quot;;&quot;  &quot;;&quot;   &quot;;&quot;    &quot;))" office:value-type="string" office:string-value=" ">
            <text:p><text:s/></text:p>
          </table:table-cell>
          <table:table-cell table:style-name="ce516"/>
          <table:table-cell table:number-columns-repeated="1013"/>
        </table:table-row>
        <table:table-row table:style-name="ro21">
          <table:table-cell table:style-name="ce511" table:formula="of:=CONCATENATE([.C23];[.B23];&quot; &quot;;[.D23];&quot;  (3000 each, 1st is free)       &quot;;[.G23];[.J23];[.F23])" office:value-type="string" office:string-value="Artifacts     0  (3000 each, 1st is free)       ">
            <text:p>Artifacts <text:s text:c="4"/>0 <text:s/>(3000 each, 1st is free) <text:s text:c="6"/></text:p>
          </table:table-cell>
          <table:table-cell table:style-name="ce518" office:value-type="string">
            <text:p><text:s text:c="4"/></text:p>
          </table:table-cell>
          <table:table-cell table:style-name="ce518" office:value-type="string">
            <text:p>Artifacts</text:p>
          </table:table-cell>
          <table:table-cell table:style-name="ce529" table:formula="of:=[$'Nation Worksheet'.K32]" office:value-type="float" office:value="0">
            <text:p>0</text:p>
          </table:table-cell>
          <table:table-cell table:style-name="ce527"/>
          <table:table-cell table:style-name="ce530" table:formula="of:=TEXT([$'Nation Worksheet'.AN32];&quot;#,###&quot;)">
            <text:p/>
          </table:table-cell>
          <table:table-cell table:style-name="ce517" table:formula="of:=IF(LEN([.F23])=4;&quot; &quot;;&quot;&quot;)">
            <text:p/>
          </table:table-cell>
          <table:table-cell table:style-name="ce517" table:number-columns-repeated="2"/>
          <table:table-cell table:style-name="ce537" table:formula="of:=IF([.F23]=&quot;&quot;;&quot;&quot;;CHOOSE(7-LEN([.F23]);&quot;&quot;;&quot; &quot;;&quot;  &quot;;&quot;   &quot;;&quot;    &quot;))">
            <text:p/>
          </table:table-cell>
          <table:table-cell table:style-name="ce516"/>
          <table:table-cell table:number-columns-repeated="1013"/>
        </table:table-row>
        <table:table-row table:style-name="ro21">
          <table:table-cell table:style-name="ce511" table:formula="of:=CONCATENATE([.C24];[.B24];[.E24];[.D24];&quot;  (250 each)                    &quot;;[.G24];[.J24];[.F24])" office:value-type="string" office:string-value="Transports    0  (250 each)                    ">
            <text:p>Transports <text:s text:c="3"/>0 <text:s/>(250 each) <text:s text:c="19"/></text:p>
          </table:table-cell>
          <table:table-cell table:style-name="ce518" office:value-type="string">
            <text:p><text:s text:c="3"/></text:p>
          </table:table-cell>
          <table:table-cell table:style-name="ce518" office:value-type="string">
            <text:p>Transports</text:p>
          </table:table-cell>
          <table:table-cell table:style-name="ce528" table:formula="of:=[$'Nation Worksheet'.K33]" office:value-type="float" office:value="0">
            <text:p>0</text:p>
          </table:table-cell>
          <table:table-cell table:style-name="ce528" table:formula="of:=IF([.D24]&lt;10;&quot; &quot;;&quot;&quot;)" office:value-type="string" office:string-value=" ">
            <text:p><text:s/></text:p>
          </table:table-cell>
          <table:table-cell table:style-name="ce530" table:formula="of:=TEXT([$'Nation Worksheet'.AN33];&quot;#,###&quot;)">
            <text:p/>
          </table:table-cell>
          <table:table-cell table:style-name="ce517" table:formula="of:=IF(LEN([.F24])=3;&quot; &quot;;&quot;&quot;)">
            <text:p/>
          </table:table-cell>
          <table:table-cell table:style-name="ce517" table:number-columns-repeated="2"/>
          <table:table-cell table:style-name="ce537" table:formula="of:=IF([.F24]=&quot;&quot;;&quot;&quot;;CHOOSE(7-LEN([.F24]);&quot;&quot;;&quot; &quot;;&quot;  &quot;;&quot;   &quot;;&quot;    &quot;))">
            <text:p/>
          </table:table-cell>
          <table:table-cell table:style-name="ce516"/>
          <table:table-cell table:number-columns-repeated="1013"/>
        </table:table-row>
        <table:table-row table:style-name="ro21">
          <table:table-cell table:style-name="ce511" table:formula="of:=CONCATENATE([.C25];[.B25];[.E25];[.D25];&quot;  (250 each)                     &quot;;[.G25];[.J25];[.F25])" office:value-type="string" office:string-value="Warships      0  (250 each)                     ">
            <text:p>Warships <text:s text:c="5"/>0 <text:s/>(250 each) <text:s text:c="20"/></text:p>
          </table:table-cell>
          <table:table-cell table:style-name="ce518" office:value-type="string">
            <text:p><text:s text:c="5"/></text:p>
          </table:table-cell>
          <table:table-cell table:style-name="ce518" office:value-type="string">
            <text:p>Warships</text:p>
          </table:table-cell>
          <table:table-cell table:style-name="ce528" table:formula="of:=[$'Nation Worksheet'.K34]" office:value-type="float" office:value="0">
            <text:p>0</text:p>
          </table:table-cell>
          <table:table-cell table:style-name="ce528" table:formula="of:=IF([.D25]&lt;10;&quot; &quot;;&quot;&quot;)" office:value-type="string" office:string-value=" ">
            <text:p><text:s/></text:p>
          </table:table-cell>
          <table:table-cell table:style-name="ce530" table:formula="of:=TEXT([$'Nation Worksheet'.AN34];&quot;#,###&quot;)">
            <text:p/>
          </table:table-cell>
          <table:table-cell table:style-name="ce517" table:formula="of:=IF(LEN([.F25])=3;&quot; &quot;;&quot;&quot;)">
            <text:p/>
          </table:table-cell>
          <table:table-cell table:style-name="ce517" table:number-columns-repeated="2"/>
          <table:table-cell table:style-name="ce537" table:formula="of:=IF([.F25]=&quot;&quot;;&quot;&quot;;CHOOSE(7-LEN([.F25]);&quot;&quot;;&quot; &quot;;&quot;  &quot;;&quot;   &quot;;&quot;    &quot;))">
            <text:p/>
          </table:table-cell>
          <table:table-cell table:style-name="ce516"/>
          <table:table-cell table:number-columns-repeated="1013"/>
        </table:table-row>
        <table:table-row table:style-name="ro21">
          <table:table-cell table:style-name="ce511" table:formula="of:=CONCATENATE([.C26];[.B26];[.E26];[.D26];&quot;  (200 each)                     &quot;;[.G26];[.J26];[.F26])" office:value-type="string" office:string-value="War Machines  5  (200 each)                      1,000">
            <text:p>War Machines <text:s/>5 <text:s/>(200 each) <text:s text:c="21"/>1,000</text:p>
          </table:table-cell>
          <table:table-cell table:style-name="ce518" office:value-type="string">
            <text:p><text:s/></text:p>
          </table:table-cell>
          <table:table-cell table:style-name="ce518" office:value-type="string">
            <text:p>War Machines</text:p>
          </table:table-cell>
          <table:table-cell table:style-name="ce528" table:formula="of:=[$'Nation Worksheet'.K35]" office:value-type="float" office:value="5">
            <text:p>5</text:p>
          </table:table-cell>
          <table:table-cell table:style-name="ce528" table:formula="of:=IF([.D26]&lt;10;&quot; &quot;;&quot;&quot;)" office:value-type="string" office:string-value=" ">
            <text:p><text:s/></text:p>
          </table:table-cell>
          <table:table-cell table:style-name="ce530" table:formula="of:=TEXT([$'Nation Worksheet'.AN35];&quot;#,###&quot;)" office:value-type="string" office:string-value="1,000">
            <text:p>1,000</text:p>
          </table:table-cell>
          <table:table-cell table:style-name="ce517" table:formula="of:=IF(LEN([.F26])=3;&quot; &quot;;&quot;&quot;)">
            <text:p/>
          </table:table-cell>
          <table:table-cell table:style-name="ce517" table:number-columns-repeated="2"/>
          <table:table-cell table:style-name="ce537" table:formula="of:=IF([.F26]=&quot;&quot;;&quot;&quot;;CHOOSE(7-LEN([.F26]);&quot;&quot;;&quot; &quot;;&quot;  &quot;;&quot;   &quot;;&quot;    &quot;))" office:value-type="string" office:string-value=" ">
            <text:p><text:s/></text:p>
          </table:table-cell>
          <table:table-cell table:style-name="ce516"/>
          <table:table-cell table:number-columns-repeated="1013"/>
        </table:table-row>
        <table:table-row table:style-name="ro21">
          <table:table-cell table:style-name="ce511" table:formula="of:=CONCATENATE([.C27];[.B27];&quot; &quot;;[.D27];&quot;  (PC #1-4)                      &quot;;[.J27];[.F27])" office:value-type="string" office:string-value="Hidden PC     0  (PC #1-4)                      ">
            <text:p>Hidden PC <text:s text:c="4"/>0 <text:s/>(PC #1-4) <text:s text:c="21"/></text:p>
          </table:table-cell>
          <table:table-cell table:style-name="ce518" office:value-type="string">
            <text:p><text:s text:c="4"/></text:p>
          </table:table-cell>
          <table:table-cell table:style-name="ce518" office:value-type="string">
            <text:p>Hidden PC</text:p>
          </table:table-cell>
          <table:table-cell table:style-name="ce528" table:formula="of:=[$'Nation Worksheet'.K36]" office:value-type="float" office:value="0">
            <text:p>0</text:p>
          </table:table-cell>
          <table:table-cell table:style-name="ce527"/>
          <table:table-cell table:style-name="ce530" table:formula="of:=TEXT([$'Nation Worksheet'.AN36];&quot;#,###&quot;)">
            <text:p/>
          </table:table-cell>
          <table:table-cell table:style-name="ce517" table:number-columns-repeated="3"/>
          <table:table-cell table:style-name="ce537" table:formula="of:=IF([.F27]=&quot;&quot;;&quot;&quot;;CHOOSE(7-LEN([.F27]);&quot;&quot;;&quot; &quot;;&quot;  &quot;;&quot;   &quot;;&quot;    &quot;))">
            <text:p/>
          </table:table-cell>
          <table:table-cell table:style-name="ce516"/>
          <table:table-cell table:number-columns-repeated="1013"/>
        </table:table-row>
        <table:table-row table:style-name="ro21">
          <table:table-cell table:style-name="ce511" table:formula="of:=CONCATENATE([.C28];[.B28];&quot; &quot;;[.D28];&quot;  (VC #1-7)                           0&quot;)" office:value-type="string" office:string-value="Victory Cond. 0  (VC #1-7)                           0">
            <text:p>Victory Cond. 0 <text:s/>(VC #1-7) <text:s text:c="26"/>0</text:p>
          </table:table-cell>
          <table:table-cell table:style-name="ce518"/>
          <table:table-cell table:style-name="ce518" office:value-type="string">
            <text:p>Victory Cond.</text:p>
          </table:table-cell>
          <table:table-cell table:style-name="ce528" table:formula="of:=[$'Nation Worksheet'.K37]" office:value-type="float" office:value="0">
            <text:p>0</text:p>
          </table:table-cell>
          <table:table-cell table:style-name="ce527"/>
          <table:table-cell table:style-name="ce530" table:formula="of:=[$'Nation Worksheet'.AN37]" office:value-type="float" office:value="0">
            <text:p>0</text:p>
          </table:table-cell>
          <table:table-cell table:style-name="ce517" table:number-columns-repeated="3"/>
          <table:table-cell table:style-name="ce516" table:number-columns-repeated="2"/>
          <table:table-cell table:number-columns-repeated="1013"/>
        </table:table-row>
        <table:table-row table:style-name="ro21">
          <table:table-cell table:style-name="ce511" table:formula="of:=CONCATENATE(&quot;           TOTAL COST:      (&quot;;[.E29];&quot; LIMIT)   =&gt; &quot;;[.C29];[.D29])" office:value-type="string" office:string-value="           TOTAL COST:      (20,000 LIMIT)   =&gt; 20,000">
            <text:p><text:s text:c="11"/>TOTAL COST: <text:s text:c="5"/>(20,000 LIMIT) <text:s text:c="2"/>=&gt; 20,000</text:p>
          </table:table-cell>
          <table:table-cell table:style-name="ce517"/>
          <table:table-cell table:style-name="ce518" table:formula="of:=IF(LEN([.D29])=6;&quot;&quot;;IF(LEN([.D29])=5;&quot; &quot;;&quot;    &quot;))">
            <text:p/>
          </table:table-cell>
          <table:table-cell table:style-name="ce530" table:formula="of:=TEXT([$'Nation Worksheet'.AN39];&quot;#,###&quot;)" office:value-type="string" office:string-value="20,000">
            <text:p>20,000</text:p>
          </table:table-cell>
          <table:table-cell table:style-name="ce518" table:formula="of:=TEXT([$'Nation Worksheet'.AT35];&quot;0,000&quot;)" office:value-type="string" office:string-value="20,000">
            <text:p>20,000</text:p>
          </table:table-cell>
          <table:table-cell table:style-name="ce517" table:number-columns-repeated="4"/>
          <table:table-cell table:style-name="ce516" table:number-columns-repeated="2"/>
          <table:table-cell table:number-columns-repeated="1013"/>
        </table:table-row>
        <table:table-row table:style-name="ro21">
          <table:table-cell table:style-name="ce511"/>
          <table:table-cell table:style-name="ce517" table:number-columns-repeated="8"/>
          <table:table-cell table:style-name="ce516" table:number-columns-repeated="2"/>
          <table:table-cell table:number-columns-repeated="1013"/>
        </table:table-row>
        <table:table-row table:style-name="ro21">
          <table:table-cell table:style-name="ce511" office:value-type="string">
            <text:p>- - ARMY - - - - - - - - - - - - - - - - - - - - - -</text:p>
          </table:table-cell>
          <table:table-cell table:style-name="ce517" table:number-columns-repeated="8"/>
          <table:table-cell table:style-name="ce516" table:number-columns-repeated="2"/>
          <table:table-cell table:number-columns-repeated="1013"/>
        </table:table-row>
        <table:table-row table:style-name="ro21">
          <table:table-cell table:style-name="ce511" table:formula="of:=CONCATENATE(&quot;Army commanded by character # &quot;;IF([.C32]=0;&quot;&quot;;[.C32]))" office:value-type="string" office:string-value="Army commanded by character # (CHOOSE ARMY COMMANDER)">
            <text:p>Army commanded by character # (CHOOSE ARMY COMMANDER)</text:p>
          </table:table-cell>
          <table:table-cell table:style-name="ce517"/>
          <table:table-cell table:style-name="ce518" table:formula="of:=IF(AND([$'Nation Worksheet'.V43]=&quot;&quot;;[$'Nation Worksheet'.AK48]&gt;0);&quot;(CHOOSE ARMY COMMANDER)&quot;;[$'Nation Worksheet'.V43])" office:value-type="string" office:string-value="(CHOOSE ARMY COMMANDER)">
            <text:p>(CHOOSE ARMY COMMANDER)</text:p>
          </table:table-cell>
          <table:table-cell table:style-name="ce517" table:number-columns-repeated="6"/>
          <table:table-cell table:style-name="ce516" table:number-columns-repeated="2"/>
          <table:table-cell table:number-columns-repeated="1013"/>
        </table:table-row>
        <table:table-row table:style-name="ro21">
          <table:table-cell table:style-name="ce511" office:value-type="string">
            <text:p><text:s/>TROOP TYPE (Cost/100) <text:s/>NUMBER <text:s/>COST</text:p>
          </table:table-cell>
          <table:table-cell table:style-name="ce517" table:number-columns-repeated="8"/>
          <table:table-cell table:style-name="ce516" table:number-columns-repeated="2"/>
          <table:table-cell table:number-columns-repeated="1013"/>
        </table:table-row>
        <table:table-row table:style-name="ro21">
          <table:table-cell table:style-name="ce511" table:formula="of:=CONCATENATE(&quot; Heavy Cavalry  (3000):  &quot;;[.E34];[.D34];&quot;  &quot;;[.B34];TEXT([.C34];&quot;#,###&quot;))" office:value-type="string" office:string-value=" Heavy Cavalry  (3000):    0  ">
            <text:p><text:s/>Heavy Cavalry <text:s/>(3000): <text:s text:c="3"/>0 <text:s/></text:p>
          </table:table-cell>
          <table:table-cell table:style-name="ce519" table:formula="of:=IF(LEN([.C34])=3;&quot;   &quot;;IF(LEN([.C34])=4;&quot; &quot;;&quot;&quot;))">
            <text:p/>
          </table:table-cell>
          <table:table-cell table:style-name="ce518" table:formula="of:=IF([$'Nation Worksheet'.K46]=0;&quot;&quot;;[$'Nation Worksheet'.K46]*30)">
            <text:p/>
          </table:table-cell>
          <table:table-cell table:style-name="ce518" table:formula="of:=IF([$'Nation Worksheet'.K46]=0;&quot;  0&quot;;[$'Nation Worksheet'.K46])" office:value-type="string" office:string-value="  0">
            <text:p><text:s text:c="2"/>0</text:p>
          </table:table-cell>
          <table:table-cell table:style-name="ce517"/>
          <table:table-cell table:style-name="ce517" table:number-columns-repeated="4"/>
          <table:table-cell table:style-name="ce516" table:number-columns-repeated="2"/>
          <table:table-cell table:number-columns-repeated="1013"/>
        </table:table-row>
        <table:table-row table:style-name="ro21">
          <table:table-cell table:style-name="ce511" table:formula="of:=CONCATENATE(&quot; Light Cavalry  (1500):  &quot;;[.E35];[.D35];&quot;  &quot;;[.B35];TEXT([.C35];&quot;#,###&quot;))" office:value-type="string" office:string-value=" Light Cavalry  (1500):  700  10,500">
            <text:p><text:s/>Light Cavalry <text:s/>(1500): <text:s/>700 <text:s/>10,500</text:p>
          </table:table-cell>
          <table:table-cell table:style-name="ce519" table:formula="of:=IF(LEN([.C35])=3;&quot;   &quot;;IF(LEN([.C35])=4;&quot; &quot;;&quot;&quot;))">
            <text:p/>
          </table:table-cell>
          <table:table-cell table:style-name="ce518" table:formula="of:=IF([$'Nation Worksheet'.K47]=0;&quot;&quot;;[$'Nation Worksheet'.K47]*15)" office:value-type="float" office:value="10500">
            <text:p>10500</text:p>
          </table:table-cell>
          <table:table-cell table:style-name="ce518" table:formula="of:=IF([$'Nation Worksheet'.K47]=0;&quot;  0&quot;;[$'Nation Worksheet'.K47])" office:value-type="float" office:value="700">
            <text:p>700</text:p>
          </table:table-cell>
          <table:table-cell table:style-name="ce517"/>
          <table:table-cell table:style-name="ce517" table:number-columns-repeated="4"/>
          <table:table-cell table:style-name="ce516" table:number-columns-repeated="2"/>
          <table:table-cell table:number-columns-repeated="1013"/>
        </table:table-row>
        <table:table-row table:style-name="ro21">
          <table:table-cell table:style-name="ce511" table:formula="of:=CONCATENATE(&quot; Heavy Infantry (2000):  &quot;;[.E36];[.D36];&quot;  &quot;;[.B36];TEXT([.C36];&quot;#,###&quot;))" office:value-type="string" office:string-value=" Heavy Infantry (2000):    0  ">
            <text:p><text:s/>Heavy Infantry (2000): <text:s text:c="3"/>0 <text:s/></text:p>
          </table:table-cell>
          <table:table-cell table:style-name="ce519" table:formula="of:=IF(LEN([.C36])=3;&quot;   &quot;;IF(LEN([.C36])=4;&quot; &quot;;&quot;&quot;))">
            <text:p/>
          </table:table-cell>
          <table:table-cell table:style-name="ce518" table:formula="of:=IF([$'Nation Worksheet'.X46]=0;&quot;&quot;;[$'Nation Worksheet'.X46]*20)">
            <text:p/>
          </table:table-cell>
          <table:table-cell table:style-name="ce518" table:formula="of:=IF([$'Nation Worksheet'.X46]=0;&quot;  0&quot;;[$'Nation Worksheet'.X46])" office:value-type="string" office:string-value="  0">
            <text:p><text:s text:c="2"/>0</text:p>
          </table:table-cell>
          <table:table-cell table:style-name="ce517"/>
          <table:table-cell table:style-name="ce517" table:number-columns-repeated="4"/>
          <table:table-cell table:style-name="ce516" table:number-columns-repeated="2"/>
          <table:table-cell table:number-columns-repeated="1013"/>
        </table:table-row>
        <table:table-row table:style-name="ro21">
          <table:table-cell table:style-name="ce511" table:formula="of:=CONCATENATE(&quot; Light Infantry (1000): &quot;;[.E37];[.D37];&quot;  &quot;;[.B37];TEXT([.C37];&quot;#,###&quot;))" office:value-type="string" office:string-value=" Light Infantry (1000):  100   1,000">
            <text:p><text:s/>Light Infantry (1000): <text:s/>100 <text:s text:c="2"/>1,000</text:p>
          </table:table-cell>
          <table:table-cell table:style-name="ce519" table:formula="of:=IF(LEN([.C37])=3;&quot;   &quot;;IF(LEN([.C37])=4;&quot; &quot;;&quot;&quot;))" office:value-type="string" office:string-value=" ">
            <text:p><text:s/></text:p>
          </table:table-cell>
          <table:table-cell table:style-name="ce519" table:formula="of:=IF([$'Nation Worksheet'.X47]=0;&quot;&quot;;[$'Nation Worksheet'.X47]*10)" office:value-type="float" office:value="1000">
            <text:p>1000</text:p>
          </table:table-cell>
          <table:table-cell table:style-name="ce518" table:formula="of:=IF([$'Nation Worksheet'.X47]=0;&quot;  0&quot;;[$'Nation Worksheet'.X47])" office:value-type="float" office:value="100">
            <text:p>100</text:p>
          </table:table-cell>
          <table:table-cell table:style-name="ce518" table:formula="of:=IF(LEN([.D37])=3;&quot; &quot;;&quot;&quot;)" office:value-type="string" office:string-value=" ">
            <text:p><text:s/></text:p>
          </table:table-cell>
          <table:table-cell table:style-name="ce517" table:number-columns-repeated="4"/>
          <table:table-cell table:style-name="ce516" table:number-columns-repeated="2"/>
          <table:table-cell table:number-columns-repeated="1013"/>
        </table:table-row>
        <table:table-row table:style-name="ro21">
          <table:table-cell table:style-name="ce511" table:formula="of:=CONCATENATE(&quot; Archers        (1000): &quot;;[.E38];[.D38];&quot;  &quot;;[.B38];TEXT([.C38];&quot;#,###&quot;))" office:value-type="string" office:string-value=" Archers        (1000):    0  ">
            <text:p><text:s/>Archers <text:s text:c="7"/>(1000): <text:s text:c="3"/>0 <text:s/></text:p>
          </table:table-cell>
          <table:table-cell table:style-name="ce519" table:formula="of:=IF(LEN([.C38])=3;&quot;   &quot;;IF(LEN([.C38])=4;&quot; &quot;;&quot;&quot;))">
            <text:p/>
          </table:table-cell>
          <table:table-cell table:style-name="ce519" table:formula="of:=IF([$'Nation Worksheet'.AK46]=0;&quot;&quot;;[$'Nation Worksheet'.AK46]*10)">
            <text:p/>
          </table:table-cell>
          <table:table-cell table:style-name="ce518" table:formula="of:=IF([$'Nation Worksheet'.AK46]=0;&quot;  0&quot;;[$'Nation Worksheet'.AK46])" office:value-type="string" office:string-value="  0">
            <text:p><text:s text:c="2"/>0</text:p>
          </table:table-cell>
          <table:table-cell table:style-name="ce518" table:formula="of:=IF(LEN([.D38])=3;&quot; &quot;;&quot;&quot;)" office:value-type="string" office:string-value=" ">
            <text:p><text:s/></text:p>
          </table:table-cell>
          <table:table-cell table:style-name="ce517" table:number-columns-repeated="4"/>
          <table:table-cell table:style-name="ce516" table:number-columns-repeated="2"/>
          <table:table-cell table:number-columns-repeated="1013"/>
        </table:table-row>
        <table:table-row table:style-name="ro21">
          <table:table-cell table:style-name="ce511" table:formula="of:=CONCATENATE(&quot; Men-At-Arms     (500): &quot;;[.E39];[.D39];&quot;  &quot;;[.B39];TEXT([.C39];&quot;#,###&quot;))" office:value-type="string" office:string-value=" Men-At-Arms     (500):  100     500">
            <text:p><text:s/>Men-At-Arms <text:s text:c="4"/>(500): <text:s/>100 <text:s text:c="4"/>500</text:p>
          </table:table-cell>
          <table:table-cell table:style-name="ce519" table:formula="of:=IF(LEN([.C39])=3;&quot;   &quot;;IF(LEN([.C39])=4;&quot; &quot;;&quot;&quot;))" office:value-type="string" office:string-value="   ">
            <text:p><text:s text:c="3"/></text:p>
          </table:table-cell>
          <table:table-cell table:style-name="ce519" table:formula="of:=IF([$'Nation Worksheet'.AK47]=0;&quot;&quot;;[$'Nation Worksheet'.AK47]*5)" office:value-type="float" office:value="500">
            <text:p>500</text:p>
          </table:table-cell>
          <table:table-cell table:style-name="ce518" table:formula="of:=IF([$'Nation Worksheet'.AK47]=0;&quot;  0&quot;;[$'Nation Worksheet'.AK47])" office:value-type="float" office:value="100">
            <text:p>100</text:p>
          </table:table-cell>
          <table:table-cell table:style-name="ce518" table:formula="of:=IF(LEN([.D39])=3;&quot; &quot;;&quot;&quot;)" office:value-type="string" office:string-value=" ">
            <text:p><text:s/></text:p>
          </table:table-cell>
          <table:table-cell table:style-name="ce517" table:number-columns-repeated="4"/>
          <table:table-cell table:style-name="ce516" table:number-columns-repeated="2"/>
          <table:table-cell table:number-columns-repeated="1013"/>
        </table:table-row>
        <table:table-row table:style-name="ro21">
          <table:table-cell table:style-name="ce511" table:formula="of:=CONCATENATE(&quot; TOTAL COST: (12,000 LIMIT)=&gt; &quot;;[.C40];TEXT([.D40];&quot;#,###&quot;))" office:value-type="string" office:string-value=" TOTAL COST: (12,000 LIMIT)=&gt; 12,000">
            <text:p><text:s/>TOTAL COST: (12,000 LIMIT)=&gt; 12,000</text:p>
          </table:table-cell>
          <table:table-cell table:style-name="ce517"/>
          <table:table-cell table:style-name="ce519" table:formula="of:=IF(LEN([.D40])=3;&quot;   &quot;;IF(LEN([.D40])=4;&quot; &quot;;&quot;&quot;))">
            <text:p/>
          </table:table-cell>
          <table:table-cell table:style-name="ce530" table:formula="of:=IF(SUM([.C34:.C39])=0;&quot;   0&quot;;SUM([.C34:.C39]))" office:value-type="float" office:value="12000">
            <text:p>12,000</text:p>
          </table:table-cell>
          <table:table-cell table:style-name="ce517" table:number-columns-repeated="5"/>
          <table:table-cell table:style-name="ce516" table:number-columns-repeated="2"/>
          <table:table-cell table:number-columns-repeated="1013"/>
        </table:table-row>
        <table:table-row table:style-name="ro21">
          <table:table-cell table:style-name="ce511"/>
          <table:table-cell table:style-name="ce516" table:number-columns-repeated="10"/>
          <table:table-cell table:number-columns-repeated="1013"/>
        </table:table-row>
        <table:table-row table:style-name="ro21">
          <table:table-cell table:style-name="ce511" office:value-type="string">
            <text:p>= = POPULATION CENTERS = = = = = = = = = = = = = = =</text:p>
          </table:table-cell>
          <table:table-cell table:style-name="ce516" table:number-columns-repeated="10"/>
          <table:table-cell table:number-columns-repeated="1013"/>
        </table:table-row>
        <table:table-row table:style-name="ro21">
          <table:table-cell table:style-name="ce511" table:formula="of:=CONCATENATE(&quot;FIRST choice: ** &quot;;[.E46];&quot; **&quot;)" office:value-type="string" office:string-value="FIRST choice: **  **">
            <text:p>FIRST choice: ** <text:s/>**</text:p>
          </table:table-cell>
          <table:table-cell table:style-name="ce516" table:number-columns-repeated="10"/>
          <table:table-cell table:number-columns-repeated="1013"/>
        </table:table-row>
        <table:table-row table:style-name="ro21">
          <table:table-cell table:style-name="ce511" office:value-type="string">
            <text:p>#)Typ: NAME =&gt; Hex, Improvements, Cost</text:p>
          </table:table-cell>
          <table:table-cell table:style-name="ce516"/>
          <table:table-cell table:number-columns-repeated="10"/>
          <table:table-cell table:style-name="ce535"/>
          <table:table-cell table:number-columns-repeated="1011"/>
        </table:table-row>
        <table:table-row table:style-name="ro21">
          <table:table-cell table:style-name="ce511" office:value-type="string">
            <text:p>---------------------------------------------------</text:p>
          </table:table-cell>
          <table:table-cell table:style-name="ce516"/>
          <table:table-cell table:style-name="ce521" office:value-type="string">
            <text:p>NAME</text:p>
          </table:table-cell>
          <table:table-cell table:style-name="ce521"/>
          <table:table-cell table:style-name="ce521" office:value-type="string">
            <text:p>1st LOC</text:p>
          </table:table-cell>
          <table:table-cell table:style-name="ce521" office:value-type="string">
            <text:p>IMPROV</text:p>
          </table:table-cell>
          <table:table-cell table:style-name="ce521" office:value-type="string">
            <text:p>FORT</text:p>
          </table:table-cell>
          <table:table-cell table:style-name="ce521" office:value-type="string">
            <text:p>PORT</text:p>
          </table:table-cell>
          <table:table-cell table:style-name="ce535" office:value-type="string">
            <text:p>COST</text:p>
          </table:table-cell>
          <table:table-cell table:number-columns-repeated="3"/>
          <table:table-cell table:style-name="ce535"/>
          <table:table-cell table:number-columns-repeated="1011"/>
        </table:table-row>
        <table:table-row table:style-name="ro21">
          <table:table-cell table:style-name="ce512" table:formula="of:=IF([.C46]=&quot;&quot;;&quot;&quot;;CONCATENATE([.D46];&quot;)&quot;;[.J46];&quot;: &quot;;[.C46];&quot; =&gt; Hex-&quot;;[.E46];IF([.F46]=&quot;&quot;;&quot;&quot;;&quot;, Improve-&gt;&quot;);[.F46];IF([.G46]=&quot;&quot;;&quot;&quot;;&quot;, Fortify-&gt;&quot;);[.G46];IF([.H46]=&quot;&quot;;&quot;&quot;;&quot;, Add-&gt;&quot;);[.H46];IF([.I46]=&quot;&quot;;&quot;&quot;;&quot;, Cost=&quot;);[.I46]))">
            <text:p/>
          </table:table-cell>
          <table:table-cell table:style-name="ce516"/>
          <table:table-cell table:style-name="ce522" table:formula="of:=IF([$'Nation Worksheet'.$AY$58]=0;&quot;&quot;;[$'Nation Worksheet'.$AY$58])">
            <text:p/>
          </table:table-cell>
          <table:table-cell table:style-name="ce531" table:formula="of:=IF([.C46]=&quot;&quot;;&quot;&quot;;1)">
            <text:p/>
          </table:table-cell>
          <table:table-cell table:style-name="ce534" table:formula="of:=IF([$'Nation Worksheet'.$AZ$58]=0;&quot;&quot;;[$'Nation Worksheet'.$AZ$58])">
            <text:p/>
          </table:table-cell>
          <table:table-cell table:style-name="ce534" table:formula="of:=IF([$'Nation Worksheet'.$BA$58]=0;&quot;&quot;;[$'Nation Worksheet'.$BA$58])">
            <text:p/>
          </table:table-cell>
          <table:table-cell table:style-name="ce534" table:formula="of:=IF([$'Nation Worksheet'.$BB$58]=0;&quot;&quot;;[$'Nation Worksheet'.$BB$58])">
            <text:p/>
          </table:table-cell>
          <table:table-cell table:style-name="ce522" table:formula="of:=IF([$'Nation Worksheet'.$BC$58]=0;&quot;&quot;;TRIM([$'Nation Worksheet'.$BC$58]))">
            <text:p/>
          </table:table-cell>
          <table:table-cell table:style-name="ce518" table:formula="of:=IF([$'Nation Worksheet'.$BD$58]=0;&quot;&quot;;[$'Nation Worksheet'.$BD$58])">
            <text:p/>
          </table:table-cell>
          <table:table-cell table:style-name="ce525" office:value-type="string">
            <text:p>Cap</text:p>
          </table:table-cell>
          <table:table-cell table:number-columns-repeated="2"/>
          <table:table-cell table:style-name="ce535"/>
          <table:table-cell table:number-columns-repeated="1011"/>
        </table:table-row>
        <table:table-row table:style-name="ro21">
          <table:table-cell table:style-name="ce512" table:formula="of:=IF([.C47]=&quot;&quot;;&quot;&quot;;CONCATENATE([.D47];&quot;)&quot;;[.J47];&quot;: &quot;;[.C47];&quot; =&gt; Hex-&quot;;[.E47];IF([.F47]=&quot;&quot;;&quot;&quot;;&quot;, Improve-&gt;&quot;);[.F47];IF([.G47]=&quot;&quot;;&quot;&quot;;&quot;, Fortify-&gt;&quot;);[.G47];IF([.H47]=&quot;&quot;;&quot;&quot;;&quot;, Add-&gt;&quot;);[.H47];IF([.I47]=&quot;&quot;;&quot;&quot;;&quot;, Cost=&quot;);[.I47]))">
            <text:p/>
          </table:table-cell>
          <table:table-cell table:style-name="ce516"/>
          <table:table-cell table:style-name="ce522" table:formula="of:=IF([$'Nation Worksheet'.$AY$59]=0;&quot;&quot;;[$'Nation Worksheet'.$AY$59])">
            <text:p/>
          </table:table-cell>
          <table:table-cell table:style-name="ce531" table:formula="of:=IF([.C47]=&quot;&quot;;&quot;&quot;;2)">
            <text:p/>
          </table:table-cell>
          <table:table-cell table:style-name="ce534" table:formula="of:=IF([$'Nation Worksheet'.$AZ$59]=0;&quot;&quot;;[$'Nation Worksheet'.$AZ$59])">
            <text:p/>
          </table:table-cell>
          <table:table-cell table:style-name="ce534" table:formula="of:=IF([$'Nation Worksheet'.$BA$59]=0;&quot;&quot;;[$'Nation Worksheet'.$BA$59])">
            <text:p/>
          </table:table-cell>
          <table:table-cell table:style-name="ce534" table:formula="of:=IF([$'Nation Worksheet'.$BB$59]=0;&quot;&quot;;[$'Nation Worksheet'.$BB$59])">
            <text:p/>
          </table:table-cell>
          <table:table-cell table:style-name="ce522" table:formula="of:=IF([$'Nation Worksheet'.$BC$59]=0;&quot;&quot;;TRIM([$'Nation Worksheet'.$BC$59]))">
            <text:p/>
          </table:table-cell>
          <table:table-cell table:style-name="ce518" table:formula="of:=IF([$'Nation Worksheet'.$BD$59]=0;&quot;&quot;;[$'Nation Worksheet'.$BD$59])">
            <text:p/>
          </table:table-cell>
          <table:table-cell table:style-name="ce525" office:value-type="string">
            <text:p>MTn</text:p>
          </table:table-cell>
          <table:table-cell table:number-columns-repeated="2"/>
          <table:table-cell table:style-name="ce535"/>
          <table:table-cell table:number-columns-repeated="1011"/>
        </table:table-row>
        <table:table-row table:style-name="ro21">
          <table:table-cell table:style-name="ce512" table:formula="of:=IF([.C48]=&quot;&quot;;&quot;&quot;;CONCATENATE([.D48];&quot;)&quot;;[.J48];&quot;: &quot;;[.C48];&quot; =&gt; Hex-&quot;;[.E48];IF([.F48]=&quot;&quot;;&quot;&quot;;&quot;, Improve-&gt;&quot;);[.F48];IF([.G48]=&quot;&quot;;&quot;&quot;;&quot;, Fortify-&gt;&quot;);[.G48];IF([.H48]=&quot;&quot;;&quot;&quot;;&quot;, Add-&gt;&quot;);[.H48];IF([.I48]=&quot;&quot;;&quot;&quot;;&quot;, Cost=&quot;);[.I48]))">
            <text:p/>
          </table:table-cell>
          <table:table-cell table:style-name="ce516"/>
          <table:table-cell table:style-name="ce522" table:formula="of:=IF([$'Nation Worksheet'.$AY$60]=0;&quot;&quot;;[$'Nation Worksheet'.$AY$60])">
            <text:p/>
          </table:table-cell>
          <table:table-cell table:style-name="ce531" table:formula="of:=IF([.C48]=&quot;&quot;;&quot;&quot;;3)">
            <text:p/>
          </table:table-cell>
          <table:table-cell table:style-name="ce534" table:formula="of:=IF([$'Nation Worksheet'.$AZ$60]=0;&quot;&quot;;[$'Nation Worksheet'.$AZ$60])">
            <text:p/>
          </table:table-cell>
          <table:table-cell table:style-name="ce534" table:formula="of:=IF([$'Nation Worksheet'.$BA$60]=0;&quot;&quot;;[$'Nation Worksheet'.$BA$60])">
            <text:p/>
          </table:table-cell>
          <table:table-cell table:style-name="ce534" table:formula="of:=IF([$'Nation Worksheet'.$BB$60]=0;&quot;&quot;;[$'Nation Worksheet'.$BB$60])">
            <text:p/>
          </table:table-cell>
          <table:table-cell table:style-name="ce522" table:formula="of:=IF([$'Nation Worksheet'.$BC$60]=0;&quot;&quot;;TRIM([$'Nation Worksheet'.$BC$60]))">
            <text:p/>
          </table:table-cell>
          <table:table-cell table:style-name="ce518" table:formula="of:=IF([$'Nation Worksheet'.$BD$60]=0;&quot;&quot;;[$'Nation Worksheet'.$BD$60])">
            <text:p/>
          </table:table-cell>
          <table:table-cell table:style-name="ce525" office:value-type="string">
            <text:p>Twn</text:p>
          </table:table-cell>
          <table:table-cell table:number-columns-repeated="2"/>
          <table:table-cell table:style-name="ce535"/>
          <table:table-cell table:number-columns-repeated="1011"/>
        </table:table-row>
        <table:table-row table:style-name="ro21">
          <table:table-cell table:style-name="ce512" table:formula="of:=IF([.C49]=&quot;&quot;;&quot;&quot;;CONCATENATE([.D49];&quot;)&quot;;[.J49];&quot;: &quot;;[.C49];&quot; =&gt; Hex-&quot;;[.E49];IF([.F49]=&quot;&quot;;&quot;&quot;;&quot;, Improve-&gt;&quot;);[.F49];IF([.G49]=&quot;&quot;;&quot;&quot;;&quot;, Fortify-&gt;&quot;);[.G49];IF([.H49]=&quot;&quot;;&quot;&quot;;&quot;, Add-&gt;&quot;);[.H49];IF([.I49]=&quot;&quot;;&quot;&quot;;&quot;, Cost=&quot;);[.I49]))">
            <text:p/>
          </table:table-cell>
          <table:table-cell table:style-name="ce516"/>
          <table:table-cell table:style-name="ce522" table:formula="of:=IF([$'Nation Worksheet'.$AY$61]=0;&quot;&quot;;[$'Nation Worksheet'.$AY$61])">
            <text:p/>
          </table:table-cell>
          <table:table-cell table:style-name="ce531" table:formula="of:=IF([.C49]=&quot;&quot;;&quot;&quot;;4)">
            <text:p/>
          </table:table-cell>
          <table:table-cell table:style-name="ce534" table:formula="of:=IF([$'Nation Worksheet'.$AZ$61]=0;&quot;&quot;;[$'Nation Worksheet'.$AZ$61])">
            <text:p/>
          </table:table-cell>
          <table:table-cell table:style-name="ce534" table:formula="of:=IF([$'Nation Worksheet'.$BA$61]=0;&quot;&quot;;[$'Nation Worksheet'.$BA$61])">
            <text:p/>
          </table:table-cell>
          <table:table-cell table:style-name="ce534" table:formula="of:=IF([$'Nation Worksheet'.$BB$61]=0;&quot;&quot;;[$'Nation Worksheet'.$BB$61])">
            <text:p/>
          </table:table-cell>
          <table:table-cell table:style-name="ce522" table:formula="of:=IF([$'Nation Worksheet'.$BC$61]=0;&quot;&quot;;TRIM([$'Nation Worksheet'.$BC$61]))">
            <text:p/>
          </table:table-cell>
          <table:table-cell table:style-name="ce518" table:formula="of:=IF([$'Nation Worksheet'.$BD$61]=0;&quot;&quot;;[$'Nation Worksheet'.$BD$61])">
            <text:p/>
          </table:table-cell>
          <table:table-cell table:style-name="ce525" office:value-type="string">
            <text:p>Vil</text:p>
          </table:table-cell>
          <table:table-cell table:number-columns-repeated="2"/>
          <table:table-cell table:style-name="ce535"/>
          <table:table-cell table:number-columns-repeated="1011"/>
        </table:table-row>
        <table:table-row table:style-name="ro21">
          <table:table-cell table:style-name="ce512" table:formula="of:=IF([.C50]=&quot;&quot;;&quot;&quot;;CONCATENATE([.D50];&quot;)&quot;;[.J50];&quot;: &quot;;[.C50];&quot; =&gt; Hex-&quot;;[.E50];IF([.F50]=&quot;&quot;;&quot;&quot;;&quot;, Improve-&gt;&quot;);[.F50];IF([.G50]=&quot;&quot;;&quot;&quot;;&quot;, Fortify-&gt;&quot;);[.G50];IF([.H50]=&quot;&quot;;&quot;&quot;;&quot;, Add-&gt;&quot;);[.H50];IF([.I50]=&quot;&quot;;&quot;&quot;;&quot;, Cost=&quot;);[.I50]))">
            <text:p/>
          </table:table-cell>
          <table:table-cell table:style-name="ce516"/>
          <table:table-cell table:style-name="ce522" table:formula="of:=IF([$'Nation Worksheet'.$AY$62]=0;&quot;&quot;;[$'Nation Worksheet'.$AY$62])">
            <text:p/>
          </table:table-cell>
          <table:table-cell table:style-name="ce531" table:formula="of:=IF([.C50]=&quot;&quot;;&quot;&quot;;5)">
            <text:p/>
          </table:table-cell>
          <table:table-cell table:style-name="ce534" table:formula="of:=IF([$'Nation Worksheet'.$AZ$62]=0;&quot;&quot;;[$'Nation Worksheet'.$AZ$62])">
            <text:p/>
          </table:table-cell>
          <table:table-cell table:style-name="ce534" table:formula="of:=IF([$'Nation Worksheet'.$BA$62]=0;&quot;&quot;;[$'Nation Worksheet'.$BA$62])">
            <text:p/>
          </table:table-cell>
          <table:table-cell table:style-name="ce534" table:formula="of:=IF([$'Nation Worksheet'.$BB$62]=0;&quot;&quot;;[$'Nation Worksheet'.$BB$62])">
            <text:p/>
          </table:table-cell>
          <table:table-cell table:style-name="ce522" table:formula="of:=IF([$'Nation Worksheet'.$BC$62]=0;&quot;&quot;;TRIM([$'Nation Worksheet'.$BC$62]))">
            <text:p/>
          </table:table-cell>
          <table:table-cell table:style-name="ce518" table:formula="of:=IF([$'Nation Worksheet'.$BD$62]=0;&quot;&quot;;[$'Nation Worksheet'.$BD$62])">
            <text:p/>
          </table:table-cell>
          <table:table-cell table:style-name="ce525" office:value-type="string">
            <text:p>Cmp</text:p>
          </table:table-cell>
          <table:table-cell table:number-columns-repeated="2"/>
          <table:table-cell table:style-name="ce535"/>
          <table:table-cell table:number-columns-repeated="1011"/>
        </table:table-row>
        <table:table-row table:style-name="ro21">
          <table:table-cell table:style-name="ce512" table:formula="of:=IF([.C51]=&quot;&quot;;&quot;&quot;;CONCATENATE([.D51];&quot;)&quot;;[.J51];&quot;: &quot;;[.C51];&quot; =&gt; Hex-&quot;;[.E51];IF([.F51]=&quot;&quot;;&quot;&quot;;&quot;, Improve-&gt;&quot;);[.F51];IF([.G51]=&quot;&quot;;&quot;&quot;;&quot;, Fortify-&gt;&quot;);[.G51];IF([.H51]=&quot;&quot;;&quot;&quot;;&quot;, Add-&gt;&quot;);[.H51];IF([.I51]=&quot;&quot;;&quot;&quot;;&quot;, Cost=&quot;);[.I51]))">
            <text:p/>
          </table:table-cell>
          <table:table-cell table:style-name="ce516"/>
          <table:table-cell table:style-name="ce522" table:formula="of:=IF([$'Nation Worksheet'.$AY$63]=0;&quot;&quot;;[$'Nation Worksheet'.$AY$63])">
            <text:p/>
          </table:table-cell>
          <table:table-cell table:style-name="ce531" table:formula="of:=IF([.C51]=&quot;&quot;;&quot;&quot;;6)">
            <text:p/>
          </table:table-cell>
          <table:table-cell table:style-name="ce534" table:formula="of:=IF([$'Nation Worksheet'.$AZ$63]=0;&quot;&quot;;[$'Nation Worksheet'.$AZ$63])">
            <text:p/>
          </table:table-cell>
          <table:table-cell table:style-name="ce534" table:formula="of:=IF([$'Nation Worksheet'.$BA$63]=0;&quot;&quot;;[$'Nation Worksheet'.$BA$63])">
            <text:p/>
          </table:table-cell>
          <table:table-cell table:style-name="ce534" table:formula="of:=IF([$'Nation Worksheet'.$BB$63]=0;&quot;&quot;;[$'Nation Worksheet'.$BB$63])">
            <text:p/>
          </table:table-cell>
          <table:table-cell table:style-name="ce522" table:formula="of:=IF([$'Nation Worksheet'.$BC$63]=0;&quot;&quot;;TRIM([$'Nation Worksheet'.$BC$63]))">
            <text:p/>
          </table:table-cell>
          <table:table-cell table:style-name="ce518" table:formula="of:=IF([$'Nation Worksheet'.$BD$63]=0;&quot;&quot;;[$'Nation Worksheet'.$BD$63])">
            <text:p/>
          </table:table-cell>
          <table:table-cell table:style-name="ce525" table:formula="of:=[$'Nation Worksheet'.$BG$63]">
            <text:p/>
          </table:table-cell>
          <table:table-cell table:number-columns-repeated="2"/>
          <table:table-cell table:style-name="ce535"/>
          <table:table-cell table:number-columns-repeated="1011"/>
        </table:table-row>
        <table:table-row table:style-name="ro21">
          <table:table-cell table:style-name="ce512" table:formula="of:=IF([.C52]=&quot;&quot;;&quot;&quot;;CONCATENATE([.D52];&quot;)&quot;;[.J52];&quot;: &quot;;[.C52];&quot; =&gt; Hex-&quot;;[.E52];IF([.F52]=&quot;&quot;;&quot;&quot;;&quot;, Improve-&gt;&quot;);[.F52];IF([.G52]=&quot;&quot;;&quot;&quot;;&quot;, Fortify-&gt;&quot;);[.G52];IF([.H52]=&quot;&quot;;&quot;&quot;;&quot;, Add-&gt;&quot;);[.H52];IF([.I52]=&quot;&quot;;&quot;&quot;;&quot;, Cost=&quot;);[.I52]))">
            <text:p/>
          </table:table-cell>
          <table:table-cell table:style-name="ce516"/>
          <table:table-cell table:style-name="ce522" table:formula="of:=IF([$'Nation Worksheet'.$AY$64]=0;&quot;&quot;;[$'Nation Worksheet'.$AY$64])">
            <text:p/>
          </table:table-cell>
          <table:table-cell table:style-name="ce531" table:formula="of:=IF([.C52]=&quot;&quot;;&quot;&quot;;7)">
            <text:p/>
          </table:table-cell>
          <table:table-cell table:style-name="ce534" table:formula="of:=IF([$'Nation Worksheet'.$AZ$64]=0;&quot;&quot;;[$'Nation Worksheet'.$AZ$64])">
            <text:p/>
          </table:table-cell>
          <table:table-cell table:style-name="ce534" table:formula="of:=IF([$'Nation Worksheet'.$BA$64]=0;&quot;&quot;;[$'Nation Worksheet'.$BA$64])">
            <text:p/>
          </table:table-cell>
          <table:table-cell table:style-name="ce534" table:formula="of:=IF([$'Nation Worksheet'.$BB$64]=0;&quot;&quot;;[$'Nation Worksheet'.$BB$64])">
            <text:p/>
          </table:table-cell>
          <table:table-cell table:style-name="ce522" table:formula="of:=IF([$'Nation Worksheet'.$BC$64]=0;&quot;&quot;;TRIM([$'Nation Worksheet'.$BC$64]))">
            <text:p/>
          </table:table-cell>
          <table:table-cell table:style-name="ce518" table:formula="of:=IF([$'Nation Worksheet'.$BD$64]=0;&quot;&quot;;[$'Nation Worksheet'.$BD$64])">
            <text:p/>
          </table:table-cell>
          <table:table-cell table:style-name="ce525" table:formula="of:=[$'Nation Worksheet'.$BG$64]">
            <text:p/>
          </table:table-cell>
          <table:table-cell table:number-columns-repeated="2"/>
          <table:table-cell table:style-name="ce535"/>
          <table:table-cell table:number-columns-repeated="1011"/>
        </table:table-row>
        <table:table-row table:style-name="ro21">
          <table:table-cell table:style-name="ce512" table:formula="of:=IF([.C53]=&quot;&quot;;&quot;&quot;;CONCATENATE([.D53];&quot;)&quot;;[.J53];&quot;: &quot;;[.C53];&quot; =&gt; Hex-&quot;;[.E53];IF([.F53]=&quot;&quot;;&quot;&quot;;&quot;, Improve-&gt;&quot;);[.F53];IF([.G53]=&quot;&quot;;&quot;&quot;;&quot;, Fortify-&gt;&quot;);[.G53];IF([.H53]=&quot;&quot;;&quot;&quot;;&quot;, Add-&gt;&quot;);[.H53];IF([.I53]=&quot;&quot;;&quot;&quot;;&quot;, Cost=&quot;);[.I53]))">
            <text:p/>
          </table:table-cell>
          <table:table-cell table:style-name="ce516"/>
          <table:table-cell table:style-name="ce522" table:formula="of:=IF([$'Nation Worksheet'.$AY$65]=0;&quot;&quot;;[$'Nation Worksheet'.$AY$65])">
            <text:p/>
          </table:table-cell>
          <table:table-cell table:style-name="ce531" table:formula="of:=IF([.C53]=&quot;&quot;;&quot;&quot;;8)">
            <text:p/>
          </table:table-cell>
          <table:table-cell table:style-name="ce534" table:formula="of:=IF([$'Nation Worksheet'.$AZ$65]=0;&quot;&quot;;[$'Nation Worksheet'.$AZ$65])">
            <text:p/>
          </table:table-cell>
          <table:table-cell table:style-name="ce534" table:formula="of:=IF([$'Nation Worksheet'.$BA$65]=0;&quot;&quot;;[$'Nation Worksheet'.$BA$65])">
            <text:p/>
          </table:table-cell>
          <table:table-cell table:style-name="ce534" table:formula="of:=IF([$'Nation Worksheet'.$BB$65]=0;&quot;&quot;;[$'Nation Worksheet'.$BB$65])">
            <text:p/>
          </table:table-cell>
          <table:table-cell table:style-name="ce522" table:formula="of:=IF([$'Nation Worksheet'.$BC$65]=0;&quot;&quot;;TRIM([$'Nation Worksheet'.$BC$65]))">
            <text:p/>
          </table:table-cell>
          <table:table-cell table:style-name="ce518" table:formula="of:=IF([$'Nation Worksheet'.$BD$65]=0;&quot;&quot;;[$'Nation Worksheet'.$BD$65])">
            <text:p/>
          </table:table-cell>
          <table:table-cell table:style-name="ce525" table:formula="of:=[$'Nation Worksheet'.$BG$65]">
            <text:p/>
          </table:table-cell>
          <table:table-cell table:number-columns-repeated="2"/>
          <table:table-cell table:style-name="ce535"/>
          <table:table-cell table:number-columns-repeated="1011"/>
        </table:table-row>
        <table:table-row table:style-name="ro21">
          <table:table-cell table:style-name="ce512" table:formula="of:=IF(SUM([.E56:.F56])=0;&quot;&quot;;CONCATENATE(&quot;(&quot;;IF([.E56]=0;&quot;&quot;;CONCATENATE(&quot;Road Bonus&quot;));IF(SUM([.E56:.F56])&gt;1;&quot; and &quot;;&quot;&quot;);IF([.F56]=0;&quot;&quot;;&quot;Non-mountain Bonus&quot;);&quot; PC and Tower upgrade&quot;;IF(SUM([.E56:.F56])&gt;1;&quot;s&quot;;&quot;&quot;);&quot;.)&quot;))" office:value-type="string" office:string-value="(Road Bonus and Non-mountain Bonus PC and Tower upgrades.)">
            <text:p>(Road Bonus and Non-mountain Bonus PC and Tower upgrades.)</text:p>
          </table:table-cell>
          <table:table-cell table:style-name="ce516" table:number-columns-repeated="9"/>
          <table:table-cell table:number-columns-repeated="2"/>
          <table:table-cell table:style-name="ce535"/>
          <table:table-cell table:number-columns-repeated="1011"/>
        </table:table-row>
        <table:table-row table:style-name="ro21">
          <table:table-cell table:style-name="ce511" office:value-type="string">
            <text:p>-----------------------------------------------------</text:p>
          </table:table-cell>
          <table:table-cell table:style-name="ce516"/>
          <table:table-cell table:style-name="ce521" office:value-type="string">
            <text:p>limit</text:p>
          </table:table-cell>
          <table:table-cell table:style-name="ce521" office:value-type="string">
            <text:p>total</text:p>
          </table:table-cell>
          <table:table-cell table:style-name="ce521" office:value-type="string">
            <text:p>Road</text:p>
          </table:table-cell>
          <table:table-cell table:style-name="ce521" office:value-type="string">
            <text:p>Mtn</text:p>
          </table:table-cell>
          <table:table-cell table:style-name="ce516" table:number-columns-repeated="10"/>
          <table:table-cell table:number-columns-repeated="1008"/>
        </table:table-row>
        <table:table-row table:style-name="ro21">
          <table:table-cell table:style-name="ce511" table:formula="of:=CONCATENATE(&quot;         TOTAL COST:         (&quot;;[.C56];&quot; LIMIT)   =&gt; &quot;;[.D56])" office:value-type="string" office:string-value="         TOTAL COST:         (8,000 LIMIT)   =&gt; ">
            <text:p><text:s text:c="9"/>TOTAL COST: <text:s text:c="8"/>(8,000 LIMIT) <text:s text:c="2"/>=&gt; </text:p>
          </table:table-cell>
          <table:table-cell table:style-name="ce516"/>
          <table:table-cell table:style-name="ce518" table:formula="of:=TEXT([$'Nation Worksheet'.AU56];&quot;0,000&quot;)" office:value-type="string" office:string-value="8,000">
            <text:p>8,000</text:p>
          </table:table-cell>
          <table:table-cell table:style-name="ce530" table:formula="of:=IF([$'Nation Worksheet'.$AG$69]=0;&quot;&quot;;[$'Nation Worksheet'.$AG$69])">
            <text:p/>
          </table:table-cell>
          <table:table-cell table:style-name="ce534" table:formula="of:=1-[$'Nation Worksheet'.AW64]" office:value-type="float" office:value="1">
            <text:p>1</text:p>
          </table:table-cell>
          <table:table-cell table:style-name="ce534" table:formula="of:=1-[$'Nation Worksheet'.AX64]" office:value-type="float" office:value="1">
            <text:p>1</text:p>
          </table:table-cell>
          <table:table-cell table:style-name="ce516" table:number-columns-repeated="6"/>
          <table:table-cell/>
          <table:table-cell table:style-name="ce516" table:number-columns-repeated="2"/>
          <table:table-cell office:value-type="string">
            <text:p><text:s/></text:p>
          </table:table-cell>
          <table:table-cell table:number-columns-repeated="1008"/>
        </table:table-row>
        <table:table-row table:style-name="ro21">
          <table:table-cell table:style-name="ce511" office:value-type="string">
            <text:p>-----------------------------------------------------</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office:value-type="string">
            <text:p>*NOTE* exC: Extra Camp, <text:s/>rg: Regional,</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office:value-type="string">
            <text:p><text:s text:c="7"/>M: Mjr Town, <text:s/>T: Town, <text:s/>V: Village, <text:s/>C: Camp</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office:value-type="string">
            <text:p>================================================</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table:formula="of:=CONCATENATE(&quot;SECOND choice: ** &quot;;[.E65];&quot; **&quot;)" office:value-type="string" office:string-value="SECOND choice: **  **">
            <text:p>SECOND choice: ** <text:s/>**</text:p>
          </table:table-cell>
          <table:table-cell table:style-name="ce516" table:number-columns-repeated="11"/>
          <table:table-cell table:number-columns-repeated="1012"/>
        </table:table-row>
        <table:table-row table:style-name="ro21">
          <table:table-cell table:style-name="ce511" office:value-type="string">
            <text:p>#)Typ: NAME =&gt; Hex, Improvements, Cost</text:p>
          </table:table-cell>
          <table:table-cell table:style-name="ce516"/>
          <table:table-cell table:number-columns-repeated="8"/>
          <table:table-cell table:style-name="ce516" table:number-columns-repeated="2"/>
          <table:table-cell table:number-columns-repeated="1012"/>
        </table:table-row>
        <table:table-row table:style-name="ro21">
          <table:table-cell table:style-name="ce511" office:value-type="string">
            <text:p>---------------------------------------------------</text:p>
          </table:table-cell>
          <table:table-cell table:style-name="ce516"/>
          <table:table-cell table:style-name="ce521" office:value-type="string">
            <text:p>NAME</text:p>
          </table:table-cell>
          <table:table-cell table:style-name="ce521"/>
          <table:table-cell table:style-name="ce521" office:value-type="string">
            <text:p>1st LOC</text:p>
          </table:table-cell>
          <table:table-cell table:style-name="ce521" office:value-type="string">
            <text:p>IMPROV</text:p>
          </table:table-cell>
          <table:table-cell table:style-name="ce521" office:value-type="string">
            <text:p>FORT</text:p>
          </table:table-cell>
          <table:table-cell table:style-name="ce521" office:value-type="string">
            <text:p>PORT</text:p>
          </table:table-cell>
          <table:table-cell table:style-name="ce535" office:value-type="string">
            <text:p>COST</text:p>
          </table:table-cell>
          <table:table-cell/>
          <table:table-cell table:style-name="ce516" table:number-columns-repeated="2"/>
          <table:table-cell table:number-columns-repeated="1012"/>
        </table:table-row>
        <table:table-row table:style-name="ro21">
          <table:table-cell table:style-name="ce512" table:formula="of:=IF([.C65]=&quot;&quot;;&quot;&quot;;CONCATENATE([.D65];&quot;)&quot;;[.J65];&quot;: &quot;;[.C65];&quot; =&gt; Hex-&quot;;[.E65];IF([.F65]=&quot;&quot;;&quot;&quot;;&quot;, Improve-&gt;&quot;);[.F65];IF([.G65]=&quot;&quot;;&quot;&quot;;&quot;, Fortify-&gt;&quot;);[.G65];IF([.H65]=&quot;&quot;;&quot;&quot;;&quot;, Add-&gt;&quot;);[.H65];IF([.I65]=&quot;&quot;;&quot;&quot;;&quot;, Cost=&quot;);[.I65]))">
            <text:p/>
          </table:table-cell>
          <table:table-cell table:style-name="ce516"/>
          <table:table-cell table:style-name="ce522" table:formula="of:=IF([$'Nation Worksheet'.$AY$72]=0;&quot;&quot;;[$'Nation Worksheet'.$AY$72])">
            <text:p/>
          </table:table-cell>
          <table:table-cell table:style-name="ce531" table:formula="of:=IF([.C65]=&quot;&quot;;&quot;&quot;;1)">
            <text:p/>
          </table:table-cell>
          <table:table-cell table:style-name="ce534" table:formula="of:=IF([$'Nation Worksheet'.$AZ$72]=0;&quot;&quot;;[$'Nation Worksheet'.$AZ$72])">
            <text:p/>
          </table:table-cell>
          <table:table-cell table:style-name="ce534" table:formula="of:=IF([$'Nation Worksheet'.$BA$72]=0;&quot;&quot;;[$'Nation Worksheet'.$BA$72])">
            <text:p/>
          </table:table-cell>
          <table:table-cell table:style-name="ce534" table:formula="of:=IF([$'Nation Worksheet'.$BB$72]=0;&quot;&quot;;[$'Nation Worksheet'.$BB$72])">
            <text:p/>
          </table:table-cell>
          <table:table-cell table:style-name="ce522" table:formula="of:=IF([$'Nation Worksheet'.$BC$72]=0;&quot;&quot;;TRIM([$'Nation Worksheet'.$BC$72]))">
            <text:p/>
          </table:table-cell>
          <table:table-cell table:style-name="ce518" table:formula="of:=IF([$'Nation Worksheet'.$BD$72]=0;&quot;&quot;;[$'Nation Worksheet'.$BD$72])">
            <text:p/>
          </table:table-cell>
          <table:table-cell table:style-name="ce525" office:value-type="string">
            <text:p>Cap</text:p>
          </table:table-cell>
          <table:table-cell table:style-name="ce516" table:number-columns-repeated="2"/>
          <table:table-cell table:number-columns-repeated="1012"/>
        </table:table-row>
        <table:table-row table:style-name="ro21">
          <table:table-cell table:style-name="ce512" table:formula="of:=IF([.C66]=&quot;&quot;;&quot;&quot;;CONCATENATE([.D66];&quot;)&quot;;[.J66];&quot;: &quot;;[.C66];&quot; =&gt; Hex-&quot;;[.E66];IF([.F66]=&quot;&quot;;&quot;&quot;;&quot;, Improve-&gt;&quot;);[.F66];IF([.G66]=&quot;&quot;;&quot;&quot;;&quot;, Fortify-&gt;&quot;);[.G66];IF([.H66]=&quot;&quot;;&quot;&quot;;&quot;, Add-&gt;&quot;);[.H66];IF([.I66]=&quot;&quot;;&quot;&quot;;&quot;, Cost=&quot;);[.I66]))">
            <text:p/>
          </table:table-cell>
          <table:table-cell table:style-name="ce516"/>
          <table:table-cell table:style-name="ce522" table:formula="of:=IF([$'Nation Worksheet'.$AY$73]=0;&quot;&quot;;[$'Nation Worksheet'.$AY$73])">
            <text:p/>
          </table:table-cell>
          <table:table-cell table:style-name="ce531" table:formula="of:=IF([.C66]=&quot;&quot;;&quot;&quot;;2)">
            <text:p/>
          </table:table-cell>
          <table:table-cell table:style-name="ce534" table:formula="of:=IF([$'Nation Worksheet'.$AZ$73]=0;&quot;&quot;;[$'Nation Worksheet'.$AZ$73])">
            <text:p/>
          </table:table-cell>
          <table:table-cell table:style-name="ce534" table:formula="of:=IF([$'Nation Worksheet'.$BA$73]=0;&quot;&quot;;[$'Nation Worksheet'.$BA$73])">
            <text:p/>
          </table:table-cell>
          <table:table-cell table:style-name="ce534" table:formula="of:=IF([$'Nation Worksheet'.$BB$73]=0;&quot;&quot;;[$'Nation Worksheet'.$BB$73])">
            <text:p/>
          </table:table-cell>
          <table:table-cell table:style-name="ce522" table:formula="of:=IF([$'Nation Worksheet'.$BC$73]=0;&quot;&quot;;TRIM([$'Nation Worksheet'.$BC$73]))">
            <text:p/>
          </table:table-cell>
          <table:table-cell table:style-name="ce518" table:formula="of:=IF([$'Nation Worksheet'.$BD$73]=0;&quot;&quot;;[$'Nation Worksheet'.$BD$73])">
            <text:p/>
          </table:table-cell>
          <table:table-cell table:style-name="ce525" office:value-type="string">
            <text:p>MTn</text:p>
          </table:table-cell>
          <table:table-cell table:style-name="ce516" table:number-columns-repeated="2"/>
          <table:table-cell table:number-columns-repeated="1012"/>
        </table:table-row>
        <table:table-row table:style-name="ro21">
          <table:table-cell table:style-name="ce512" table:formula="of:=IF([.C67]=&quot;&quot;;&quot;&quot;;CONCATENATE([.D67];&quot;)&quot;;[.J67];&quot;: &quot;;[.C67];&quot; =&gt; Hex-&quot;;[.E67];IF([.F67]=&quot;&quot;;&quot;&quot;;&quot;, Improve-&gt;&quot;);[.F67];IF([.G67]=&quot;&quot;;&quot;&quot;;&quot;, Fortify-&gt;&quot;);[.G67];IF([.H67]=&quot;&quot;;&quot;&quot;;&quot;, Add-&gt;&quot;);[.H67];IF([.I67]=&quot;&quot;;&quot;&quot;;&quot;, Cost=&quot;);[.I67]))">
            <text:p/>
          </table:table-cell>
          <table:table-cell table:style-name="ce516"/>
          <table:table-cell table:style-name="ce522" table:formula="of:=IF([$'Nation Worksheet'.$AY$74]=0;&quot;&quot;;[$'Nation Worksheet'.$AY$74])">
            <text:p/>
          </table:table-cell>
          <table:table-cell table:style-name="ce531" table:formula="of:=IF([.C67]=&quot;&quot;;&quot;&quot;;3)">
            <text:p/>
          </table:table-cell>
          <table:table-cell table:style-name="ce534" table:formula="of:=IF([$'Nation Worksheet'.$AZ$74]=0;&quot;&quot;;[$'Nation Worksheet'.$AZ$74])">
            <text:p/>
          </table:table-cell>
          <table:table-cell table:style-name="ce534" table:formula="of:=IF([$'Nation Worksheet'.$BA$74]=0;&quot;&quot;;[$'Nation Worksheet'.$BA$74])">
            <text:p/>
          </table:table-cell>
          <table:table-cell table:style-name="ce534" table:formula="of:=IF([$'Nation Worksheet'.$BB$74]=0;&quot;&quot;;[$'Nation Worksheet'.$BB$74])">
            <text:p/>
          </table:table-cell>
          <table:table-cell table:style-name="ce522" table:formula="of:=IF([$'Nation Worksheet'.$BC$74]=0;&quot;&quot;;TRIM([$'Nation Worksheet'.$BC$74]))">
            <text:p/>
          </table:table-cell>
          <table:table-cell table:style-name="ce518" table:formula="of:=IF([$'Nation Worksheet'.$BD$74]=0;&quot;&quot;;[$'Nation Worksheet'.$BD$74])">
            <text:p/>
          </table:table-cell>
          <table:table-cell table:style-name="ce525" office:value-type="string">
            <text:p>Twn</text:p>
          </table:table-cell>
          <table:table-cell table:style-name="ce516" table:number-columns-repeated="2"/>
          <table:table-cell table:number-columns-repeated="1012"/>
        </table:table-row>
        <table:table-row table:style-name="ro21">
          <table:table-cell table:style-name="ce512" table:formula="of:=IF([.C68]=&quot;&quot;;&quot;&quot;;CONCATENATE([.D68];&quot;)&quot;;[.J68];&quot;: &quot;;[.C68];&quot; =&gt; Hex-&quot;;[.E68];IF([.F68]=&quot;&quot;;&quot;&quot;;&quot;, Improve-&gt;&quot;);[.F68];IF([.G68]=&quot;&quot;;&quot;&quot;;&quot;, Fortify-&gt;&quot;);[.G68];IF([.H68]=&quot;&quot;;&quot;&quot;;&quot;, Add-&gt;&quot;);[.H68];IF([.I68]=&quot;&quot;;&quot;&quot;;&quot;, Cost=&quot;);[.I68]))">
            <text:p/>
          </table:table-cell>
          <table:table-cell table:style-name="ce516"/>
          <table:table-cell table:style-name="ce522" table:formula="of:=IF([$'Nation Worksheet'.$AY$75]=0;&quot;&quot;;[$'Nation Worksheet'.$AY$75])">
            <text:p/>
          </table:table-cell>
          <table:table-cell table:style-name="ce531" table:formula="of:=IF([.C68]=&quot;&quot;;&quot;&quot;;4)">
            <text:p/>
          </table:table-cell>
          <table:table-cell table:style-name="ce534" table:formula="of:=IF([$'Nation Worksheet'.$AZ$75]=0;&quot;&quot;;[$'Nation Worksheet'.$AZ$75])">
            <text:p/>
          </table:table-cell>
          <table:table-cell table:style-name="ce534" table:formula="of:=IF([$'Nation Worksheet'.$BA$75]=0;&quot;&quot;;[$'Nation Worksheet'.$BA$75])">
            <text:p/>
          </table:table-cell>
          <table:table-cell table:style-name="ce534" table:formula="of:=IF([$'Nation Worksheet'.$BB$75]=0;&quot;&quot;;[$'Nation Worksheet'.$BB$75])">
            <text:p/>
          </table:table-cell>
          <table:table-cell table:style-name="ce522" table:formula="of:=IF([$'Nation Worksheet'.$BC$75]=0;&quot;&quot;;TRIM([$'Nation Worksheet'.$BC$75]))">
            <text:p/>
          </table:table-cell>
          <table:table-cell table:style-name="ce518" table:formula="of:=IF([$'Nation Worksheet'.$BD$75]=0;&quot;&quot;;[$'Nation Worksheet'.$BD$75])">
            <text:p/>
          </table:table-cell>
          <table:table-cell table:style-name="ce525" office:value-type="string">
            <text:p>Vil</text:p>
          </table:table-cell>
          <table:table-cell table:style-name="ce516" table:number-columns-repeated="2"/>
          <table:table-cell table:number-columns-repeated="1012"/>
        </table:table-row>
        <table:table-row table:style-name="ro21">
          <table:table-cell table:style-name="ce512" table:formula="of:=IF([.C69]=&quot;&quot;;&quot;&quot;;CONCATENATE([.D69];&quot;)&quot;;[.J69];&quot;: &quot;;[.C69];&quot; =&gt; Hex-&quot;;[.E69];IF([.F69]=&quot;&quot;;&quot;&quot;;&quot;, Improve-&gt;&quot;);[.F69];IF([.G69]=&quot;&quot;;&quot;&quot;;&quot;, Fortify-&gt;&quot;);[.G69];IF([.H69]=&quot;&quot;;&quot;&quot;;&quot;, Add-&gt;&quot;);[.H69];IF([.I69]=&quot;&quot;;&quot;&quot;;&quot;, Cost=&quot;);[.I69]))">
            <text:p/>
          </table:table-cell>
          <table:table-cell table:style-name="ce516"/>
          <table:table-cell table:style-name="ce522" table:formula="of:=IF([$'Nation Worksheet'.$AY$76]=0;&quot;&quot;;[$'Nation Worksheet'.$AY$76])">
            <text:p/>
          </table:table-cell>
          <table:table-cell table:style-name="ce531" table:formula="of:=IF([.C69]=&quot;&quot;;&quot;&quot;;5)">
            <text:p/>
          </table:table-cell>
          <table:table-cell table:style-name="ce534" table:formula="of:=IF([$'Nation Worksheet'.$AZ$76]=0;&quot;&quot;;[$'Nation Worksheet'.$AZ$76])">
            <text:p/>
          </table:table-cell>
          <table:table-cell table:style-name="ce534" table:formula="of:=IF([$'Nation Worksheet'.$BA$76]=0;&quot;&quot;;[$'Nation Worksheet'.$BA$76])">
            <text:p/>
          </table:table-cell>
          <table:table-cell table:style-name="ce534" table:formula="of:=IF([$'Nation Worksheet'.$BB$76]=0;&quot;&quot;;[$'Nation Worksheet'.$BB$76])">
            <text:p/>
          </table:table-cell>
          <table:table-cell table:style-name="ce522" table:formula="of:=IF([$'Nation Worksheet'.$BC$76]=0;&quot;&quot;;TRIM([$'Nation Worksheet'.$BC$76]))">
            <text:p/>
          </table:table-cell>
          <table:table-cell table:style-name="ce518" table:formula="of:=IF([$'Nation Worksheet'.$BD$76]=0;&quot;&quot;;[$'Nation Worksheet'.$BD$76])">
            <text:p/>
          </table:table-cell>
          <table:table-cell table:style-name="ce525" office:value-type="string">
            <text:p>Cmp</text:p>
          </table:table-cell>
          <table:table-cell table:style-name="ce516" table:number-columns-repeated="2"/>
          <table:table-cell table:number-columns-repeated="1012"/>
        </table:table-row>
        <table:table-row table:style-name="ro21">
          <table:table-cell table:style-name="ce512" table:formula="of:=IF([.C70]=&quot;&quot;;&quot;&quot;;CONCATENATE([.D70];&quot;)&quot;;[.J70];&quot;: &quot;;[.C70];&quot; =&gt; Hex-&quot;;[.E70];IF([.F70]=&quot;&quot;;&quot;&quot;;&quot;, Improve-&gt;&quot;);[.F70];IF([.G70]=&quot;&quot;;&quot;&quot;;&quot;, Fortify-&gt;&quot;);[.G70];IF([.H70]=&quot;&quot;;&quot;&quot;;&quot;, Add-&gt;&quot;);[.H70];IF([.I70]=&quot;&quot;;&quot;&quot;;&quot;, Cost=&quot;);[.I70]))">
            <text:p/>
          </table:table-cell>
          <table:table-cell table:style-name="ce516"/>
          <table:table-cell table:style-name="ce522" table:formula="of:=IF([$'Nation Worksheet'.$AY$77]=0;&quot;&quot;;[$'Nation Worksheet'.$AY$77])">
            <text:p/>
          </table:table-cell>
          <table:table-cell table:style-name="ce531" table:formula="of:=IF([.C70]=&quot;&quot;;&quot;&quot;;6)">
            <text:p/>
          </table:table-cell>
          <table:table-cell table:style-name="ce534" table:formula="of:=IF([$'Nation Worksheet'.$AZ$77]=0;&quot;&quot;;[$'Nation Worksheet'.$AZ$77])">
            <text:p/>
          </table:table-cell>
          <table:table-cell table:style-name="ce534" table:formula="of:=IF([$'Nation Worksheet'.$BA$77]=0;&quot;&quot;;[$'Nation Worksheet'.$BA$77])">
            <text:p/>
          </table:table-cell>
          <table:table-cell table:style-name="ce534" table:formula="of:=IF([$'Nation Worksheet'.$BB$77]=0;&quot;&quot;;[$'Nation Worksheet'.$BB$77])">
            <text:p/>
          </table:table-cell>
          <table:table-cell table:style-name="ce522" table:formula="of:=IF([$'Nation Worksheet'.$BC$77]=0;&quot;&quot;;TRIM([$'Nation Worksheet'.$BC$77]))">
            <text:p/>
          </table:table-cell>
          <table:table-cell table:style-name="ce518" table:formula="of:=IF([$'Nation Worksheet'.$BD$77]=0;&quot;&quot;;[$'Nation Worksheet'.$BD$77])">
            <text:p/>
          </table:table-cell>
          <table:table-cell table:style-name="ce525" table:formula="of:=[$'Nation Worksheet'.$BG$77]">
            <text:p/>
          </table:table-cell>
          <table:table-cell table:style-name="ce516" table:number-columns-repeated="2"/>
          <table:table-cell table:number-columns-repeated="1012"/>
        </table:table-row>
        <table:table-row table:style-name="ro21">
          <table:table-cell table:style-name="ce512" table:formula="of:=IF([.C71]=&quot;&quot;;&quot;&quot;;CONCATENATE([.D71];&quot;)&quot;;[.J71];&quot;: &quot;;[.C71];&quot; =&gt; Hex-&quot;;[.E71];IF([.F71]=&quot;&quot;;&quot;&quot;;&quot;, Improve-&gt;&quot;);[.F71];IF([.G71]=&quot;&quot;;&quot;&quot;;&quot;, Fortify-&gt;&quot;);[.G71];IF([.H71]=&quot;&quot;;&quot;&quot;;&quot;, Add-&gt;&quot;);[.H71];IF([.I71]=&quot;&quot;;&quot;&quot;;&quot;, Cost=&quot;);[.I71]))">
            <text:p/>
          </table:table-cell>
          <table:table-cell table:style-name="ce516"/>
          <table:table-cell table:style-name="ce522" table:formula="of:=IF([$'Nation Worksheet'.$AY$78]=0;&quot;&quot;;[$'Nation Worksheet'.$AY$78])">
            <text:p/>
          </table:table-cell>
          <table:table-cell table:style-name="ce531" table:formula="of:=IF([.C71]=&quot;&quot;;&quot;&quot;;7)">
            <text:p/>
          </table:table-cell>
          <table:table-cell table:style-name="ce534" table:formula="of:=IF([$'Nation Worksheet'.$AZ$78]=0;&quot;&quot;;[$'Nation Worksheet'.$AZ$78])">
            <text:p/>
          </table:table-cell>
          <table:table-cell table:style-name="ce534" table:formula="of:=IF([$'Nation Worksheet'.$BA$78]=0;&quot;&quot;;[$'Nation Worksheet'.$BA$78])">
            <text:p/>
          </table:table-cell>
          <table:table-cell table:style-name="ce534" table:formula="of:=IF([$'Nation Worksheet'.$BB$78]=0;&quot;&quot;;[$'Nation Worksheet'.$BB$78])">
            <text:p/>
          </table:table-cell>
          <table:table-cell table:style-name="ce522" table:formula="of:=IF([$'Nation Worksheet'.$BC$78]=0;&quot;&quot;;TRIM([$'Nation Worksheet'.$BC$78]))">
            <text:p/>
          </table:table-cell>
          <table:table-cell table:style-name="ce518" table:formula="of:=IF([$'Nation Worksheet'.$BD$78]=0;&quot;&quot;;[$'Nation Worksheet'.$BD$78])">
            <text:p/>
          </table:table-cell>
          <table:table-cell table:style-name="ce525" table:formula="of:=[$'Nation Worksheet'.$BG$78]">
            <text:p/>
          </table:table-cell>
          <table:table-cell table:style-name="ce516" table:number-columns-repeated="2"/>
          <table:table-cell table:number-columns-repeated="1012"/>
        </table:table-row>
        <table:table-row table:style-name="ro21">
          <table:table-cell table:style-name="ce512" table:formula="of:=IF([.C72]=&quot;&quot;;&quot;&quot;;CONCATENATE([.D72];&quot;)&quot;;[.J72];&quot;: &quot;;[.C72];&quot; =&gt; Hex-&quot;;[.E72];IF([.F72]=&quot;&quot;;&quot;&quot;;&quot;, Improve-&gt;&quot;);[.F72];IF([.G72]=&quot;&quot;;&quot;&quot;;&quot;, Fortify-&gt;&quot;);[.G72];IF([.H72]=&quot;&quot;;&quot;&quot;;&quot;, Add-&gt;&quot;);[.H72];IF([.I72]=&quot;&quot;;&quot;&quot;;&quot;, Cost=&quot;);[.I72]))">
            <text:p/>
          </table:table-cell>
          <table:table-cell table:style-name="ce516"/>
          <table:table-cell table:style-name="ce522" table:formula="of:=IF([$'Nation Worksheet'.$AY$79]=0;&quot;&quot;;[$'Nation Worksheet'.$AY$79])">
            <text:p/>
          </table:table-cell>
          <table:table-cell table:style-name="ce531" table:formula="of:=IF([.C72]=&quot;&quot;;&quot;&quot;;8)">
            <text:p/>
          </table:table-cell>
          <table:table-cell table:style-name="ce534" table:formula="of:=IF([$'Nation Worksheet'.$AZ$79]=0;&quot;&quot;;[$'Nation Worksheet'.$AZ$79])">
            <text:p/>
          </table:table-cell>
          <table:table-cell table:style-name="ce534" table:formula="of:=IF([$'Nation Worksheet'.$BA$79]=0;&quot;&quot;;[$'Nation Worksheet'.$BA$79])">
            <text:p/>
          </table:table-cell>
          <table:table-cell table:style-name="ce534" table:formula="of:=IF([$'Nation Worksheet'.$BB$79]=0;&quot;&quot;;[$'Nation Worksheet'.$BB$79])">
            <text:p/>
          </table:table-cell>
          <table:table-cell table:style-name="ce522" table:formula="of:=IF([$'Nation Worksheet'.$BC$79]=0;&quot;&quot;;TRIM([$'Nation Worksheet'.$BC$79]))">
            <text:p/>
          </table:table-cell>
          <table:table-cell table:style-name="ce518" table:formula="of:=IF([$'Nation Worksheet'.$BD$79]=0;&quot;&quot;;[$'Nation Worksheet'.$BD$79])">
            <text:p/>
          </table:table-cell>
          <table:table-cell table:style-name="ce525" table:formula="of:=[$'Nation Worksheet'.$BG$79]">
            <text:p/>
          </table:table-cell>
          <table:table-cell table:style-name="ce516" table:number-columns-repeated="2"/>
          <table:table-cell table:number-columns-repeated="1012"/>
        </table:table-row>
        <table:table-row table:style-name="ro21">
          <table:table-cell table:style-name="ce512" table:formula="of:=IF(SUM([.E75:.F75])=0;&quot;&quot;;CONCATENATE(&quot;(&quot;;IF([.E75]=0;&quot;&quot;;CONCATENATE(&quot;Road Bonus&quot;));IF(SUM([.E75:.F75])&gt;1;&quot; and &quot;;&quot;&quot;);IF([.F75]=0;&quot;&quot;;&quot;Non-mountain Bonus&quot;);&quot; PC and Tower upgrade&quot;;IF(SUM([.E75:.F75])&gt;1;&quot;s&quot;;&quot;&quot;);&quot;.)&quot;))" office:value-type="string" office:string-value="(Road Bonus and Non-mountain Bonus PC and Tower upgrades.)">
            <text:p>(Road Bonus and Non-mountain Bonus PC and Tower upgrades.)</text:p>
          </table:table-cell>
          <table:table-cell table:style-name="ce516" table:number-columns-repeated="11"/>
          <table:table-cell table:number-columns-repeated="1012"/>
        </table:table-row>
        <table:table-row table:style-name="ro21">
          <table:table-cell table:style-name="ce511" office:value-type="string">
            <text:p>-----------------------------------------------------</text:p>
          </table:table-cell>
          <table:table-cell table:style-name="ce516"/>
          <table:table-cell table:style-name="ce521" office:value-type="string">
            <text:p>limit</text:p>
          </table:table-cell>
          <table:table-cell table:style-name="ce521" office:value-type="string">
            <text:p>total</text:p>
          </table:table-cell>
          <table:table-cell table:style-name="ce521" office:value-type="string">
            <text:p>Road</text:p>
          </table:table-cell>
          <table:table-cell table:style-name="ce521" office:value-type="string">
            <text:p>Mtn</text:p>
          </table:table-cell>
          <table:table-cell table:style-name="ce516" table:number-columns-repeated="6"/>
          <table:table-cell table:number-columns-repeated="1012"/>
        </table:table-row>
        <table:table-row table:style-name="ro21">
          <table:table-cell table:style-name="ce511" table:formula="of:=CONCATENATE(&quot;         TOTAL COST:         (&quot;;[.C75];&quot; LIMIT)   =&gt; &quot;;[.D75])" office:value-type="string" office:string-value="         TOTAL COST:         (8,000 LIMIT)   =&gt; ">
            <text:p><text:s text:c="9"/>TOTAL COST: <text:s text:c="8"/>(8,000 LIMIT) <text:s text:c="2"/>=&gt; </text:p>
          </table:table-cell>
          <table:table-cell table:style-name="ce516"/>
          <table:table-cell table:style-name="ce518" table:formula="of:=TEXT([$'Nation Worksheet'.AU70];&quot;0,000&quot;)" office:value-type="string" office:string-value="8,000">
            <text:p>8,000</text:p>
          </table:table-cell>
          <table:table-cell table:style-name="ce530" table:formula="of:=IF([$'Nation Worksheet'.$AG$83]=0;&quot;&quot;;[$'Nation Worksheet'.$AG$83])">
            <text:p/>
          </table:table-cell>
          <table:table-cell table:style-name="ce534" table:formula="of:=1-[$'Nation Worksheet'.AW78]" office:value-type="float" office:value="1">
            <text:p>1</text:p>
          </table:table-cell>
          <table:table-cell table:style-name="ce534" table:formula="of:=1-[$'Nation Worksheet'.AX78]" office:value-type="float" office:value="1">
            <text:p>1</text:p>
          </table:table-cell>
          <table:table-cell table:style-name="ce516" table:number-columns-repeated="6"/>
          <table:table-cell table:number-columns-repeated="1012"/>
        </table:table-row>
        <table:table-row table:style-name="ro21">
          <table:table-cell table:style-name="ce511" office:value-type="string">
            <text:p>-----------------------------------------------------</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office:value-type="string">
            <text:p>*NOTE* exC: Extra Camp, <text:s/>rg: Regional, <text:s/>mt: Non-Mountain</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office:value-type="string">
            <text:p><text:s text:c="7"/>rd: Road, <text:s/>M: Major Town, <text:s/>T: Town, <text:s/>V: Village</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office:value-type="string">
            <text:p>================================================</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table:formula="of:=CONCATENATE(&quot;THIRD choice: ** &quot;;[.E84];&quot; **&quot;)" office:value-type="string" office:string-value="THIRD choice: **  **">
            <text:p>THIRD choice: ** <text:s/>**</text:p>
          </table:table-cell>
          <table:table-cell table:style-name="ce516" table:number-columns-repeated="11"/>
          <table:table-cell table:number-columns-repeated="1012"/>
        </table:table-row>
        <table:table-row table:style-name="ro21">
          <table:table-cell table:style-name="ce511" office:value-type="string">
            <text:p>#)Typ: NAME =&gt; Hex, Improvements, Cost</text:p>
          </table:table-cell>
          <table:table-cell table:style-name="ce516"/>
          <table:table-cell table:number-columns-repeated="8"/>
          <table:table-cell table:style-name="ce516" table:number-columns-repeated="2"/>
          <table:table-cell table:number-columns-repeated="1012"/>
        </table:table-row>
        <table:table-row table:style-name="ro21">
          <table:table-cell table:style-name="ce511" office:value-type="string">
            <text:p>---------------------------------------------------</text:p>
          </table:table-cell>
          <table:table-cell table:style-name="ce516"/>
          <table:table-cell table:style-name="ce521" office:value-type="string">
            <text:p>NAME</text:p>
          </table:table-cell>
          <table:table-cell table:style-name="ce521"/>
          <table:table-cell table:style-name="ce521" office:value-type="string">
            <text:p>1st LOC</text:p>
          </table:table-cell>
          <table:table-cell table:style-name="ce521" office:value-type="string">
            <text:p>IMPROV</text:p>
          </table:table-cell>
          <table:table-cell table:style-name="ce521" office:value-type="string">
            <text:p>FORT</text:p>
          </table:table-cell>
          <table:table-cell table:style-name="ce521" office:value-type="string">
            <text:p>PORT</text:p>
          </table:table-cell>
          <table:table-cell table:style-name="ce535" office:value-type="string">
            <text:p>COST</text:p>
          </table:table-cell>
          <table:table-cell/>
          <table:table-cell table:style-name="ce516" table:number-columns-repeated="2"/>
          <table:table-cell table:number-columns-repeated="1012"/>
        </table:table-row>
        <table:table-row table:style-name="ro21">
          <table:table-cell table:style-name="ce512" table:formula="of:=IF([.C84]=&quot;&quot;;&quot;&quot;;CONCATENATE([.D84];&quot;)&quot;;[.J84];&quot;: &quot;;[.C84];&quot; =&gt; Hex-&quot;;[.E84];IF([.F84]=&quot;&quot;;&quot;&quot;;&quot;, Improve-&gt;&quot;);[.F84];IF([.G84]=&quot;&quot;;&quot;&quot;;&quot;, Fortify-&gt;&quot;);[.G84];IF([.H84]=&quot;&quot;;&quot;&quot;;&quot;, Add-&gt;&quot;);[.H84];IF([.I84]=&quot;&quot;;&quot;&quot;;&quot;, Cost=&quot;);[.I84]))">
            <text:p/>
          </table:table-cell>
          <table:table-cell table:style-name="ce516"/>
          <table:table-cell table:style-name="ce522" table:formula="of:=IF([$'Nation Worksheet'.$AY$86]=0;&quot;&quot;;[$'Nation Worksheet'.$AY$86])">
            <text:p/>
          </table:table-cell>
          <table:table-cell table:style-name="ce531" table:formula="of:=IF([.C84]=&quot;&quot;;&quot;&quot;;1)">
            <text:p/>
          </table:table-cell>
          <table:table-cell table:style-name="ce534" table:formula="of:=IF([$'Nation Worksheet'.$AZ$86]=0;&quot;&quot;;[$'Nation Worksheet'.$AZ$86])">
            <text:p/>
          </table:table-cell>
          <table:table-cell table:style-name="ce534" table:formula="of:=IF([$'Nation Worksheet'.$BA$86]=0;&quot;&quot;;[$'Nation Worksheet'.$BA$86])">
            <text:p/>
          </table:table-cell>
          <table:table-cell table:style-name="ce534" table:formula="of:=IF([$'Nation Worksheet'.$BB$86]=0;&quot;&quot;;[$'Nation Worksheet'.$BB$86])">
            <text:p/>
          </table:table-cell>
          <table:table-cell table:style-name="ce522" table:formula="of:=IF([$'Nation Worksheet'.$BC$86]=0;&quot;&quot;;TRIM([$'Nation Worksheet'.$BC$86]))">
            <text:p/>
          </table:table-cell>
          <table:table-cell table:style-name="ce518" table:formula="of:=IF([$'Nation Worksheet'.$BD$86]=0;&quot;&quot;;[$'Nation Worksheet'.$BD$86])">
            <text:p/>
          </table:table-cell>
          <table:table-cell table:style-name="ce525" office:value-type="string">
            <text:p>Cap</text:p>
          </table:table-cell>
          <table:table-cell table:style-name="ce516" table:number-columns-repeated="2"/>
          <table:table-cell table:number-columns-repeated="1012"/>
        </table:table-row>
        <table:table-row table:style-name="ro21">
          <table:table-cell table:style-name="ce512" table:formula="of:=IF([.C85]=&quot;&quot;;&quot;&quot;;CONCATENATE([.D85];&quot;)&quot;;[.J85];&quot;: &quot;;[.C85];&quot; =&gt; Hex-&quot;;[.E85];IF([.F85]=&quot;&quot;;&quot;&quot;;&quot;, Improve-&gt;&quot;);[.F85];IF([.G85]=&quot;&quot;;&quot;&quot;;&quot;, Fortify-&gt;&quot;);[.G85];IF([.H85]=&quot;&quot;;&quot;&quot;;&quot;, Add-&gt;&quot;);[.H85];IF([.I85]=&quot;&quot;;&quot;&quot;;&quot;, Cost=&quot;);[.I85]))">
            <text:p/>
          </table:table-cell>
          <table:table-cell table:style-name="ce516"/>
          <table:table-cell table:style-name="ce522" table:formula="of:=IF([$'Nation Worksheet'.$AY$87]=0;&quot;&quot;;[$'Nation Worksheet'.$AY$87])">
            <text:p/>
          </table:table-cell>
          <table:table-cell table:style-name="ce531" table:formula="of:=IF([.C85]=&quot;&quot;;&quot;&quot;;2)">
            <text:p/>
          </table:table-cell>
          <table:table-cell table:style-name="ce534" table:formula="of:=IF([$'Nation Worksheet'.$AZ$87]=0;&quot;&quot;;[$'Nation Worksheet'.$AZ$87])">
            <text:p/>
          </table:table-cell>
          <table:table-cell table:style-name="ce534" table:formula="of:=IF([$'Nation Worksheet'.$BA$87]=0;&quot;&quot;;[$'Nation Worksheet'.$BA$87])">
            <text:p/>
          </table:table-cell>
          <table:table-cell table:style-name="ce534" table:formula="of:=IF([$'Nation Worksheet'.$BB$87]=0;&quot;&quot;;[$'Nation Worksheet'.$BB$87])">
            <text:p/>
          </table:table-cell>
          <table:table-cell table:style-name="ce522" table:formula="of:=IF([$'Nation Worksheet'.$BC$87]=0;&quot;&quot;;TRIM([$'Nation Worksheet'.$BC$87]))">
            <text:p/>
          </table:table-cell>
          <table:table-cell table:style-name="ce518" table:formula="of:=IF([$'Nation Worksheet'.$BD$87]=0;&quot;&quot;;[$'Nation Worksheet'.$BD$87])">
            <text:p/>
          </table:table-cell>
          <table:table-cell table:style-name="ce525" office:value-type="string">
            <text:p>MTn</text:p>
          </table:table-cell>
          <table:table-cell table:style-name="ce516" table:number-columns-repeated="2"/>
          <table:table-cell table:number-columns-repeated="1012"/>
        </table:table-row>
        <table:table-row table:style-name="ro21">
          <table:table-cell table:style-name="ce512" table:formula="of:=IF([.C86]=&quot;&quot;;&quot;&quot;;CONCATENATE([.D86];&quot;)&quot;;[.J86];&quot;: &quot;;[.C86];&quot; =&gt; Hex-&quot;;[.E86];IF([.F86]=&quot;&quot;;&quot;&quot;;&quot;, Improve-&gt;&quot;);[.F86];IF([.G86]=&quot;&quot;;&quot;&quot;;&quot;, Fortify-&gt;&quot;);[.G86];IF([.H86]=&quot;&quot;;&quot;&quot;;&quot;, Add-&gt;&quot;);[.H86];IF([.I86]=&quot;&quot;;&quot;&quot;;&quot;, Cost=&quot;);[.I86]))">
            <text:p/>
          </table:table-cell>
          <table:table-cell table:style-name="ce516"/>
          <table:table-cell table:style-name="ce522" table:formula="of:=IF([$'Nation Worksheet'.$AY$88]=0;&quot;&quot;;[$'Nation Worksheet'.$AY$88])">
            <text:p/>
          </table:table-cell>
          <table:table-cell table:style-name="ce531" table:formula="of:=IF([.C86]=&quot;&quot;;&quot;&quot;;3)">
            <text:p/>
          </table:table-cell>
          <table:table-cell table:style-name="ce534" table:formula="of:=IF([$'Nation Worksheet'.$AZ$88]=0;&quot;&quot;;[$'Nation Worksheet'.$AZ$88])">
            <text:p/>
          </table:table-cell>
          <table:table-cell table:style-name="ce534" table:formula="of:=IF([$'Nation Worksheet'.$BA$88]=0;&quot;&quot;;[$'Nation Worksheet'.$BA$88])">
            <text:p/>
          </table:table-cell>
          <table:table-cell table:style-name="ce534" table:formula="of:=IF([$'Nation Worksheet'.$BB$88]=0;&quot;&quot;;[$'Nation Worksheet'.$BB$88])">
            <text:p/>
          </table:table-cell>
          <table:table-cell table:style-name="ce522" table:formula="of:=IF([$'Nation Worksheet'.$BC$88]=0;&quot;&quot;;TRIM([$'Nation Worksheet'.$BC$88]))">
            <text:p/>
          </table:table-cell>
          <table:table-cell table:style-name="ce518" table:formula="of:=IF([$'Nation Worksheet'.$BD$88]=0;&quot;&quot;;[$'Nation Worksheet'.$BD$88])">
            <text:p/>
          </table:table-cell>
          <table:table-cell table:style-name="ce525" office:value-type="string">
            <text:p>Twn</text:p>
          </table:table-cell>
          <table:table-cell table:style-name="ce516" table:number-columns-repeated="2"/>
          <table:table-cell table:number-columns-repeated="1012"/>
        </table:table-row>
        <table:table-row table:style-name="ro21">
          <table:table-cell table:style-name="ce512" table:formula="of:=IF([.C87]=&quot;&quot;;&quot;&quot;;CONCATENATE([.D87];&quot;)&quot;;[.J87];&quot;: &quot;;[.C87];&quot; =&gt; Hex-&quot;;[.E87];IF([.F87]=&quot;&quot;;&quot;&quot;;&quot;, Improve-&gt;&quot;);[.F87];IF([.G87]=&quot;&quot;;&quot;&quot;;&quot;, Fortify-&gt;&quot;);[.G87];IF([.H87]=&quot;&quot;;&quot;&quot;;&quot;, Add-&gt;&quot;);[.H87];IF([.I87]=&quot;&quot;;&quot;&quot;;&quot;, Cost=&quot;);[.I87]))">
            <text:p/>
          </table:table-cell>
          <table:table-cell table:style-name="ce516"/>
          <table:table-cell table:style-name="ce522" table:formula="of:=IF([$'Nation Worksheet'.$AY$89]=0;&quot;&quot;;[$'Nation Worksheet'.$AY$89])">
            <text:p/>
          </table:table-cell>
          <table:table-cell table:style-name="ce531" table:formula="of:=IF([.C87]=&quot;&quot;;&quot;&quot;;4)">
            <text:p/>
          </table:table-cell>
          <table:table-cell table:style-name="ce534" table:formula="of:=IF([$'Nation Worksheet'.$AZ$89]=0;&quot;&quot;;[$'Nation Worksheet'.$AZ$89])">
            <text:p/>
          </table:table-cell>
          <table:table-cell table:style-name="ce534" table:formula="of:=IF([$'Nation Worksheet'.$BA$89]=0;&quot;&quot;;[$'Nation Worksheet'.$BA$89])">
            <text:p/>
          </table:table-cell>
          <table:table-cell table:style-name="ce534" table:formula="of:=IF([$'Nation Worksheet'.$BB$89]=0;&quot;&quot;;[$'Nation Worksheet'.$BB$89])">
            <text:p/>
          </table:table-cell>
          <table:table-cell table:style-name="ce522" table:formula="of:=IF([$'Nation Worksheet'.$BC$89]=0;&quot;&quot;;TRIM([$'Nation Worksheet'.$BC$89]))">
            <text:p/>
          </table:table-cell>
          <table:table-cell table:style-name="ce518" table:formula="of:=IF([$'Nation Worksheet'.$BD$89]=0;&quot;&quot;;[$'Nation Worksheet'.$BD$89])">
            <text:p/>
          </table:table-cell>
          <table:table-cell table:style-name="ce525" office:value-type="string">
            <text:p>Vil</text:p>
          </table:table-cell>
          <table:table-cell table:style-name="ce516" table:number-columns-repeated="2"/>
          <table:table-cell table:number-columns-repeated="1012"/>
        </table:table-row>
        <table:table-row table:style-name="ro21">
          <table:table-cell table:style-name="ce512" table:formula="of:=IF([.C88]=&quot;&quot;;&quot;&quot;;CONCATENATE([.D88];&quot;)&quot;;[.J88];&quot;: &quot;;[.C88];&quot; =&gt; Hex-&quot;;[.E88];IF([.F88]=&quot;&quot;;&quot;&quot;;&quot;, Improve-&gt;&quot;);[.F88];IF([.G88]=&quot;&quot;;&quot;&quot;;&quot;, Fortify-&gt;&quot;);[.G88];IF([.H88]=&quot;&quot;;&quot;&quot;;&quot;, Add-&gt;&quot;);[.H88];IF([.I88]=&quot;&quot;;&quot;&quot;;&quot;, Cost=&quot;);[.I88]))">
            <text:p/>
          </table:table-cell>
          <table:table-cell table:style-name="ce516"/>
          <table:table-cell table:style-name="ce522" table:formula="of:=IF([$'Nation Worksheet'.$AY$90]=0;&quot;&quot;;[$'Nation Worksheet'.$AY$90])">
            <text:p/>
          </table:table-cell>
          <table:table-cell table:style-name="ce531" table:formula="of:=IF([.C88]=&quot;&quot;;&quot;&quot;;5)">
            <text:p/>
          </table:table-cell>
          <table:table-cell table:style-name="ce534" table:formula="of:=IF([$'Nation Worksheet'.$AZ$90]=0;&quot;&quot;;[$'Nation Worksheet'.$AZ$90])">
            <text:p/>
          </table:table-cell>
          <table:table-cell table:style-name="ce534" table:formula="of:=IF([$'Nation Worksheet'.$BA$90]=0;&quot;&quot;;[$'Nation Worksheet'.$BA$90])">
            <text:p/>
          </table:table-cell>
          <table:table-cell table:style-name="ce534" table:formula="of:=IF([$'Nation Worksheet'.$BB$90]=0;&quot;&quot;;[$'Nation Worksheet'.$BB$90])">
            <text:p/>
          </table:table-cell>
          <table:table-cell table:style-name="ce522" table:formula="of:=IF([$'Nation Worksheet'.$BC$90]=0;&quot;&quot;;TRIM([$'Nation Worksheet'.$BC$90]))">
            <text:p/>
          </table:table-cell>
          <table:table-cell table:style-name="ce518" table:formula="of:=IF([$'Nation Worksheet'.$BD$90]=0;&quot;&quot;;[$'Nation Worksheet'.$BD$90])">
            <text:p/>
          </table:table-cell>
          <table:table-cell table:style-name="ce525" office:value-type="string">
            <text:p>Cmp</text:p>
          </table:table-cell>
          <table:table-cell table:style-name="ce516" table:number-columns-repeated="2"/>
          <table:table-cell table:number-columns-repeated="1012"/>
        </table:table-row>
        <table:table-row table:style-name="ro21">
          <table:table-cell table:style-name="ce512" table:formula="of:=IF([.C89]=&quot;&quot;;&quot;&quot;;CONCATENATE([.D89];&quot;)&quot;;[.J89];&quot;: &quot;;[.C89];&quot; =&gt; Hex-&quot;;[.E89];IF([.F89]=&quot;&quot;;&quot;&quot;;&quot;, Improve-&gt;&quot;);[.F89];IF([.G89]=&quot;&quot;;&quot;&quot;;&quot;, Fortify-&gt;&quot;);[.G89];IF([.H89]=&quot;&quot;;&quot;&quot;;&quot;, Add-&gt;&quot;);[.H89];IF([.I89]=&quot;&quot;;&quot;&quot;;&quot;, Cost=&quot;);[.I89]))">
            <text:p/>
          </table:table-cell>
          <table:table-cell table:style-name="ce516"/>
          <table:table-cell table:style-name="ce522" table:formula="of:=IF([$'Nation Worksheet'.$AY$91]=0;&quot;&quot;;[$'Nation Worksheet'.$AY$91])">
            <text:p/>
          </table:table-cell>
          <table:table-cell table:style-name="ce531" table:formula="of:=IF([.C89]=&quot;&quot;;&quot;&quot;;6)">
            <text:p/>
          </table:table-cell>
          <table:table-cell table:style-name="ce534" table:formula="of:=IF([$'Nation Worksheet'.$AZ$91]=0;&quot;&quot;;[$'Nation Worksheet'.$AZ$91])">
            <text:p/>
          </table:table-cell>
          <table:table-cell table:style-name="ce534" table:formula="of:=IF([$'Nation Worksheet'.$BA$91]=0;&quot;&quot;;[$'Nation Worksheet'.$BA$91])">
            <text:p/>
          </table:table-cell>
          <table:table-cell table:style-name="ce534" table:formula="of:=IF([$'Nation Worksheet'.$BB$91]=0;&quot;&quot;;[$'Nation Worksheet'.$BB$91])">
            <text:p/>
          </table:table-cell>
          <table:table-cell table:style-name="ce522" table:formula="of:=IF([$'Nation Worksheet'.$BC$91]=0;&quot;&quot;;TRIM([$'Nation Worksheet'.$BC$91]))">
            <text:p/>
          </table:table-cell>
          <table:table-cell table:style-name="ce518" table:formula="of:=IF([$'Nation Worksheet'.$BD$91]=0;&quot;&quot;;[$'Nation Worksheet'.$BD$91])">
            <text:p/>
          </table:table-cell>
          <table:table-cell table:style-name="ce525" table:formula="of:=[$'Nation Worksheet'.$BG$91]">
            <text:p/>
          </table:table-cell>
          <table:table-cell table:style-name="ce516" table:number-columns-repeated="2"/>
          <table:table-cell table:number-columns-repeated="1012"/>
        </table:table-row>
        <table:table-row table:style-name="ro21">
          <table:table-cell table:style-name="ce512" table:formula="of:=IF([.C90]=&quot;&quot;;&quot;&quot;;CONCATENATE([.D90];&quot;)&quot;;[.J90];&quot;: &quot;;[.C90];&quot; =&gt; Hex-&quot;;[.E90];IF([.F90]=&quot;&quot;;&quot;&quot;;&quot;, Improve-&gt;&quot;);[.F90];IF([.G90]=&quot;&quot;;&quot;&quot;;&quot;, Fortify-&gt;&quot;);[.G90];IF([.H90]=&quot;&quot;;&quot;&quot;;&quot;, Add-&gt;&quot;);[.H90];IF([.I90]=&quot;&quot;;&quot;&quot;;&quot;, Cost=&quot;);[.I90]))">
            <text:p/>
          </table:table-cell>
          <table:table-cell table:style-name="ce516"/>
          <table:table-cell table:style-name="ce522" table:formula="of:=IF([$'Nation Worksheet'.$AY$92]=0;&quot;&quot;;[$'Nation Worksheet'.$AY$92])">
            <text:p/>
          </table:table-cell>
          <table:table-cell table:style-name="ce531" table:formula="of:=IF([.C90]=&quot;&quot;;&quot;&quot;;7)">
            <text:p/>
          </table:table-cell>
          <table:table-cell table:style-name="ce534" table:formula="of:=IF([$'Nation Worksheet'.$AZ$92]=0;&quot;&quot;;[$'Nation Worksheet'.$AZ$92])">
            <text:p/>
          </table:table-cell>
          <table:table-cell table:style-name="ce534" table:formula="of:=IF([$'Nation Worksheet'.$BA$92]=0;&quot;&quot;;[$'Nation Worksheet'.$BA$92])">
            <text:p/>
          </table:table-cell>
          <table:table-cell table:style-name="ce534" table:formula="of:=IF([$'Nation Worksheet'.$BB$92]=0;&quot;&quot;;[$'Nation Worksheet'.$BB$92])">
            <text:p/>
          </table:table-cell>
          <table:table-cell table:style-name="ce522" table:formula="of:=IF([$'Nation Worksheet'.$BC$92]=0;&quot;&quot;;TRIM([$'Nation Worksheet'.$BC$92]))">
            <text:p/>
          </table:table-cell>
          <table:table-cell table:style-name="ce518" table:formula="of:=IF([$'Nation Worksheet'.$BD$92]=0;&quot;&quot;;[$'Nation Worksheet'.$BD$92])">
            <text:p/>
          </table:table-cell>
          <table:table-cell table:style-name="ce525" table:formula="of:=[$'Nation Worksheet'.$BG$92]">
            <text:p/>
          </table:table-cell>
          <table:table-cell table:style-name="ce516" table:number-columns-repeated="2"/>
          <table:table-cell table:number-columns-repeated="1012"/>
        </table:table-row>
        <table:table-row table:style-name="ro21">
          <table:table-cell table:style-name="ce512" table:formula="of:=IF([.C91]=&quot;&quot;;&quot;&quot;;CONCATENATE([.D91];&quot;)&quot;;[.J91];&quot;: &quot;;[.C91];&quot; =&gt; Hex-&quot;;[.E91];IF([.F91]=&quot;&quot;;&quot;&quot;;&quot;, Improve-&gt;&quot;);[.F91];IF([.G91]=&quot;&quot;;&quot;&quot;;&quot;, Fortify-&gt;&quot;);[.G91];IF([.H91]=&quot;&quot;;&quot;&quot;;&quot;, Add-&gt;&quot;);[.H91];IF([.I91]=&quot;&quot;;&quot;&quot;;&quot;, Cost=&quot;);[.I91]))">
            <text:p/>
          </table:table-cell>
          <table:table-cell table:style-name="ce516"/>
          <table:table-cell table:style-name="ce522" table:formula="of:=IF([$'Nation Worksheet'.$AY$93]=0;&quot;&quot;;[$'Nation Worksheet'.$AY$93])">
            <text:p/>
          </table:table-cell>
          <table:table-cell table:style-name="ce531" table:formula="of:=IF([.C91]=&quot;&quot;;&quot;&quot;;8)">
            <text:p/>
          </table:table-cell>
          <table:table-cell table:style-name="ce534" table:formula="of:=IF([$'Nation Worksheet'.$AZ$93]=0;&quot;&quot;;[$'Nation Worksheet'.$AZ$93])">
            <text:p/>
          </table:table-cell>
          <table:table-cell table:style-name="ce534" table:formula="of:=IF([$'Nation Worksheet'.$BA$93]=0;&quot;&quot;;[$'Nation Worksheet'.$BA$93])">
            <text:p/>
          </table:table-cell>
          <table:table-cell table:style-name="ce534" table:formula="of:=IF([$'Nation Worksheet'.$BB$93]=0;&quot;&quot;;[$'Nation Worksheet'.$BB$93])">
            <text:p/>
          </table:table-cell>
          <table:table-cell table:style-name="ce522" table:formula="of:=IF([$'Nation Worksheet'.$BC$93]=0;&quot;&quot;;TRIM([$'Nation Worksheet'.$BC$93]))">
            <text:p/>
          </table:table-cell>
          <table:table-cell table:style-name="ce518" table:formula="of:=IF([$'Nation Worksheet'.$BD$93]=0;&quot;&quot;;[$'Nation Worksheet'.$BD$93])">
            <text:p/>
          </table:table-cell>
          <table:table-cell table:style-name="ce525" table:formula="of:=[$'Nation Worksheet'.$BG$93]">
            <text:p/>
          </table:table-cell>
          <table:table-cell table:style-name="ce516" table:number-columns-repeated="2"/>
          <table:table-cell table:number-columns-repeated="1012"/>
        </table:table-row>
        <table:table-row table:style-name="ro21">
          <table:table-cell table:style-name="ce512" table:formula="of:=IF(SUM([.E94:.F94])=0;&quot;&quot;;CONCATENATE(&quot;(&quot;;IF([.E94]=0;&quot;&quot;;CONCATENATE(&quot;Road Bonus&quot;));IF(SUM([.E94:.F94])&gt;1;&quot; and &quot;;&quot;&quot;);IF([.F94]=0;&quot;&quot;;&quot;Non-mountain Bonus&quot;);&quot; PC and Tower upgrade&quot;;IF(SUM([.E94:.F94])&gt;1;&quot;s&quot;;&quot;&quot;);&quot;.)&quot;))" office:value-type="string" office:string-value="(Road Bonus and Non-mountain Bonus PC and Tower upgrades.)">
            <text:p>(Road Bonus and Non-mountain Bonus PC and Tower upgrades.)</text:p>
          </table:table-cell>
          <table:table-cell table:style-name="ce516" table:number-columns-repeated="11"/>
          <table:table-cell table:number-columns-repeated="1012"/>
        </table:table-row>
        <table:table-row table:style-name="ro21">
          <table:table-cell table:style-name="ce511" office:value-type="string">
            <text:p>-----------------------------------------------------</text:p>
          </table:table-cell>
          <table:table-cell table:style-name="ce516"/>
          <table:table-cell table:style-name="ce521" office:value-type="string">
            <text:p>limit</text:p>
          </table:table-cell>
          <table:table-cell table:style-name="ce521" office:value-type="string">
            <text:p>total</text:p>
          </table:table-cell>
          <table:table-cell table:style-name="ce521" office:value-type="string">
            <text:p>Road</text:p>
          </table:table-cell>
          <table:table-cell table:style-name="ce521" office:value-type="string">
            <text:p>Mtn</text:p>
          </table:table-cell>
          <table:table-cell table:style-name="ce516" table:number-columns-repeated="6"/>
          <table:table-cell table:number-columns-repeated="1012"/>
        </table:table-row>
        <table:table-row table:style-name="ro21">
          <table:table-cell table:style-name="ce511" table:formula="of:=CONCATENATE(&quot;         TOTAL COST:         (&quot;;[.C94];&quot; LIMIT)   =&gt; &quot;;[.D94])" office:value-type="string" office:string-value="         TOTAL COST:         (8,000 LIMIT)   =&gt; ">
            <text:p><text:s text:c="9"/>TOTAL COST: <text:s text:c="8"/>(8,000 LIMIT) <text:s text:c="2"/>=&gt; </text:p>
          </table:table-cell>
          <table:table-cell table:style-name="ce516"/>
          <table:table-cell table:style-name="ce518" table:formula="of:=TEXT([$'Nation Worksheet'.AU84];&quot;0,000&quot;)" office:value-type="string" office:string-value="8,000">
            <text:p>8,000</text:p>
          </table:table-cell>
          <table:table-cell table:style-name="ce530" table:formula="of:=IF([$'Nation Worksheet'.$AG$97]=0;&quot;&quot;;[$'Nation Worksheet'.$AG$97])">
            <text:p/>
          </table:table-cell>
          <table:table-cell table:style-name="ce534" table:formula="of:=1-[$'Nation Worksheet'.AW92]" office:value-type="float" office:value="1">
            <text:p>1</text:p>
          </table:table-cell>
          <table:table-cell table:style-name="ce534" table:formula="of:=1-[$'Nation Worksheet'.AX92]" office:value-type="float" office:value="1">
            <text:p>1</text:p>
          </table:table-cell>
          <table:table-cell table:style-name="ce516" table:number-columns-repeated="6"/>
          <table:table-cell table:number-columns-repeated="1012"/>
        </table:table-row>
        <table:table-row table:style-name="ro21">
          <table:table-cell table:style-name="ce511" office:value-type="string">
            <text:p>-----------------------------------------------------</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office:value-type="string">
            <text:p>*NOTE* exC: Extra Camp, <text:s/>rg: Regional, <text:s/>mt: Non-Mountain</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office:value-type="string">
            <text:p><text:s text:c="7"/>rd: Road, <text:s/>M: Major Town, <text:s/>T: Town, <text:s/>V: Village</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table:table-cell table:style-name="ce516" table:number-columns-repeated="11"/>
          <table:table-cell table:number-columns-repeated="1012"/>
        </table:table-row>
        <table:table-row table:style-name="ro21">
          <table:table-cell table:style-name="ce511" office:value-type="string">
            <text:p>= = CHARACTERS = = = = = = = = = = = = = = = = = = =</text:p>
          </table:table-cell>
          <table:table-cell table:style-name="ce516" table:number-columns-repeated="11"/>
          <table:table-cell table:number-columns-repeated="1012"/>
        </table:table-row>
        <table:table-row table:style-name="ro21">
          <table:table-cell table:style-name="ce511" office:value-type="string">
            <text:p>#) NAME (gender) - Skill Ranks - (Cost)</text:p>
          </table:table-cell>
          <table:table-cell table:style-name="ce516" table:number-columns-repeated="10"/>
          <table:table-cell table:number-columns-repeated="1013"/>
        </table:table-row>
        <table:table-row table:style-name="ro21">
          <table:table-cell table:style-name="ce511" office:value-type="string">
            <text:p>----------------------------------------------------</text:p>
          </table:table-cell>
          <table:table-cell table:style-name="ce516"/>
          <table:table-cell table:style-name="ce516" office:value-type="string">
            <text:p>NAME</text:p>
          </table:table-cell>
          <table:table-cell table:style-name="ce521" office:value-type="string">
            <text:p>---</text:p>
          </table:table-cell>
          <table:table-cell table:style-name="ce521" office:value-type="string">
            <text:p>M/F</text:p>
          </table:table-cell>
          <table:table-cell table:style-name="ce521" office:value-type="string">
            <text:p>COMM</text:p>
          </table:table-cell>
          <table:table-cell table:style-name="ce521" office:value-type="string">
            <text:p>AGEN</text:p>
          </table:table-cell>
          <table:table-cell table:style-name="ce521" office:value-type="string">
            <text:p>EMIS</text:p>
          </table:table-cell>
          <table:table-cell table:style-name="ce521" office:value-type="string">
            <text:p>MAGE</text:p>
          </table:table-cell>
          <table:table-cell table:style-name="ce516"/>
          <table:table-cell table:style-name="ce521" office:value-type="string">
            <text:p>STLH</text:p>
          </table:table-cell>
          <table:table-cell table:style-name="ce521" office:value-type="string">
            <text:p>---</text:p>
          </table:table-cell>
          <table:table-cell table:style-name="ce535" office:value-type="string">
            <text:p>COST</text:p>
          </table:table-cell>
          <table:table-cell table:number-columns-repeated="1011"/>
        </table:table-row>
        <table:table-row table:style-name="ro21">
          <table:table-cell table:style-name="ce511" table:formula="of:=CONCATENATE([.N102];&quot;) &quot;;[.C102];&quot; (&quot;;[.E102];&quot;) - &quot;;[.F102];[.G102];[.H102];[.I102];[.K102];&quot; - (cost=&quot;;[.M102];&quot;)&quot;)" office:value-type="string" office:string-value="1)  () - , E50(k), M30 - (cost=300)">
            <text:p>1) <text:s/>() - , E50(k), M30 - (cost=300)</text:p>
          </table:table-cell>
          <table:table-cell table:style-name="ce516"/>
          <table:table-cell table:style-name="ce518" table:formula="of:=IF([$'Nation Worksheet'.C102]=0;&quot;&quot;;[$'Nation Worksheet'.C102])">
            <text:p/>
          </table:table-cell>
          <table:table-cell table:style-name="ce528"/>
          <table:table-cell table:style-name="ce528" table:formula="of:=IF([.C102]=&quot;&quot;;&quot;&quot;;IF([$'Nation Worksheet'.M102]=0;&quot;M&quot;;UPPER([$'Nation Worksheet'.M102])))">
            <text:p/>
          </table:table-cell>
          <table:table-cell table:style-name="ce528" table:formula="of:=[$'Nation Worksheet'.BJ101]">
            <text:p/>
          </table:table-cell>
          <table:table-cell table:style-name="ce528" table:formula="of:=IF([$'Nation Worksheet'.BK101]=&quot;&quot;;&quot;&quot;;IF([.F102]=&quot;&quot;;[$'Nation Worksheet'.BK101];CONCATENATE(&quot;, &quot;;[$'Nation Worksheet'.BK101])))">
            <text:p/>
          </table:table-cell>
          <table:table-cell table:style-name="ce528" table:formula="of:=IF([$'Nation Worksheet'.BL101]=&quot;&quot;;&quot;&quot;;IF(COUNTBLANK([.$F102:.G102])=2;[$'Nation Worksheet'.BL101];CONCATENATE(&quot;, &quot;;[$'Nation Worksheet'.BL101])))" office:value-type="string" office:string-value=", E50(k)">
            <text:p>, E50(k)</text:p>
          </table:table-cell>
          <table:table-cell table:style-name="ce528" table:formula="of:=IF([$'Nation Worksheet'.BM101]=&quot;&quot;;&quot;&quot;;IF(COUNTBLANK([.$F102:.H102])=3;[$'Nation Worksheet'.BM101];CONCATENATE(&quot;, &quot;;[$'Nation Worksheet'.BM101])))" office:value-type="string" office:string-value=", M30">
            <text:p>, M30</text:p>
          </table:table-cell>
          <table:table-cell table:style-name="ce516"/>
          <table:table-cell table:style-name="ce528" table:formula="of:=IF([$'Nation Worksheet'.BN101]=&quot;&quot;;&quot;&quot;;IF(COUNTBLANK([.$F102:.J102])=3;[$'Nation Worksheet'.BN101];CONCATENATE(&quot;, &quot;;[$'Nation Worksheet'.BN101])))">
            <text:p/>
          </table:table-cell>
          <table:table-cell table:style-name="ce528" table:formula="of:=IF(LEN([.M102])=5;&quot;&quot;;IF(LEN([.M102])=4;&quot; &quot;;IF(LEN([.M102])=3;&quot;  &quot;;&quot;    &quot;)))" office:value-type="string" office:string-value="  ">
            <text:p><text:s text:c="2"/></text:p>
          </table:table-cell>
          <table:table-cell table:style-name="ce539" table:formula="of:=IF([$'Nation Worksheet'.AN102]=0;&quot;&quot;;[$'Nation Worksheet'.AN102])" office:value-type="float" office:value="300">
            <text:p>300</text:p>
          </table:table-cell>
          <table:table-cell office:value-type="float" office:value="1">
            <text:p>1</text:p>
          </table:table-cell>
          <table:table-cell office:value-type="string">
            <text:p>chr's</text:p>
          </table:table-cell>
          <table:table-cell office:value-type="string">
            <text:p>spaces</text:p>
          </table:table-cell>
          <table:table-cell table:number-columns-repeated="1008"/>
        </table:table-row>
        <table:table-row table:style-name="ro21">
          <table:table-cell table:style-name="ce511" table:formula="of:=CONCATENATE([.N103];&quot;) &quot;;[.C103];&quot; (&quot;;[.E103];&quot;) - &quot;;[.F103];[.G103];[.H103];[.I103];[.K103];&quot; - (cost=&quot;;[.M103];&quot;)&quot;)" office:value-type="string" office:string-value="2)  () - A40(p), M30 - (cost=300)">
            <text:p>2) <text:s/>() - A40(p), M30 - (cost=300)</text:p>
          </table:table-cell>
          <table:table-cell table:style-name="ce516"/>
          <table:table-cell table:style-name="ce518" table:formula="of:=IF([$'Nation Worksheet'.C104]=0;&quot;&quot;;[$'Nation Worksheet'.C104])">
            <text:p/>
          </table:table-cell>
          <table:table-cell table:style-name="ce528"/>
          <table:table-cell table:style-name="ce528" table:formula="of:=IF([.C103]=&quot;&quot;;&quot;&quot;;IF([$'Nation Worksheet'.M104]=0;&quot;M&quot;;UPPER([$'Nation Worksheet'.M104])))">
            <text:p/>
          </table:table-cell>
          <table:table-cell table:style-name="ce528" table:formula="of:=[$'Nation Worksheet'.BJ103]">
            <text:p/>
          </table:table-cell>
          <table:table-cell table:style-name="ce528" table:formula="of:=IF([$'Nation Worksheet'.BK103]=&quot;&quot;;&quot;&quot;;IF([.F103]=&quot;&quot;;[$'Nation Worksheet'.BK103];CONCATENATE(&quot;, &quot;;[$'Nation Worksheet'.BK103])))" office:value-type="string" office:string-value="A40(p)">
            <text:p>A40(p)</text:p>
          </table:table-cell>
          <table:table-cell table:style-name="ce528" table:formula="of:=IF([$'Nation Worksheet'.BL103]=&quot;&quot;;&quot;&quot;;IF(COUNTBLANK([.$F103:.G103])=2;[$'Nation Worksheet'.BL103];CONCATENATE(&quot;, &quot;;[$'Nation Worksheet'.BL103])))">
            <text:p/>
          </table:table-cell>
          <table:table-cell table:style-name="ce528" table:formula="of:=IF([$'Nation Worksheet'.BM103]=&quot;&quot;;&quot;&quot;;IF(COUNTBLANK([.$F103:.H103])=3;[$'Nation Worksheet'.BM103];CONCATENATE(&quot;, &quot;;[$'Nation Worksheet'.BM103])))" office:value-type="string" office:string-value=", M30">
            <text:p>, M30</text:p>
          </table:table-cell>
          <table:table-cell table:style-name="ce516"/>
          <table:table-cell table:style-name="ce528" table:formula="of:=IF([$'Nation Worksheet'.BN103]=&quot;&quot;;&quot;&quot;;IF(COUNTBLANK([.$F103:.J103])=3;[$'Nation Worksheet'.BN103];CONCATENATE(&quot;, &quot;;[$'Nation Worksheet'.BN103])))">
            <text:p/>
          </table:table-cell>
          <table:table-cell table:style-name="ce528" table:formula="of:=IF(LEN([.M103])=5;&quot;&quot;;IF(LEN([.M103])=4;&quot; &quot;;IF(LEN([.M103])=3;&quot;  &quot;;&quot;    &quot;)))" office:value-type="string" office:string-value="  ">
            <text:p><text:s text:c="2"/></text:p>
          </table:table-cell>
          <table:table-cell table:style-name="ce539" table:formula="of:=IF([$'Nation Worksheet'.AN104]=0;&quot;&quot;;[$'Nation Worksheet'.AN104])" office:value-type="float" office:value="300">
            <text:p>300</text:p>
          </table:table-cell>
          <table:table-cell office:value-type="float" office:value="2">
            <text:p>2</text:p>
          </table:table-cell>
          <table:table-cell table:style-name="ce541" office:value-type="float" office:value="17">
            <text:p>17</text:p>
          </table:table-cell>
          <table:table-cell table:style-name="ce541" office:value-type="string">
            <text:p><text:s text:c="2"/></text:p>
          </table:table-cell>
          <table:table-cell table:number-columns-repeated="1008"/>
        </table:table-row>
        <table:table-row table:style-name="ro21">
          <table:table-cell table:style-name="ce511" table:formula="of:=CONCATENATE([.N104];&quot;) &quot;;[.C104];&quot; (&quot;;[.E104];&quot;) - &quot;;[.F104];[.G104];[.H104];[.I104];[.K104];&quot; - (cost=&quot;;[.M104];&quot;)&quot;)" office:value-type="string" office:string-value="3)  () - , E50, M10 - (cost=1400)">
            <text:p>3) <text:s/>() - , E50, M10 - (cost=1400)</text:p>
          </table:table-cell>
          <table:table-cell table:style-name="ce516"/>
          <table:table-cell table:style-name="ce518" table:formula="of:=IF([$'Nation Worksheet'.C106]=0;&quot;&quot;;[$'Nation Worksheet'.C106])">
            <text:p/>
          </table:table-cell>
          <table:table-cell table:style-name="ce528"/>
          <table:table-cell table:style-name="ce528" table:formula="of:=IF([.C104]=&quot;&quot;;&quot;&quot;;IF([$'Nation Worksheet'.M106]=0;&quot;M&quot;;UPPER([$'Nation Worksheet'.M106])))">
            <text:p/>
          </table:table-cell>
          <table:table-cell table:style-name="ce528" table:formula="of:=[$'Nation Worksheet'.BJ105]">
            <text:p/>
          </table:table-cell>
          <table:table-cell table:style-name="ce528" table:formula="of:=IF([$'Nation Worksheet'.BK105]=&quot;&quot;;&quot;&quot;;IF([.F104]=&quot;&quot;;[$'Nation Worksheet'.BK105];CONCATENATE(&quot;, &quot;;[$'Nation Worksheet'.BK105])))">
            <text:p/>
          </table:table-cell>
          <table:table-cell table:style-name="ce528" table:formula="of:=IF([$'Nation Worksheet'.BL105]=&quot;&quot;;&quot;&quot;;IF(COUNTBLANK([.$F104:.G104])=2;[$'Nation Worksheet'.BL105];CONCATENATE(&quot;, &quot;;[$'Nation Worksheet'.BL105])))" office:value-type="string" office:string-value=", E50">
            <text:p>, E50</text:p>
          </table:table-cell>
          <table:table-cell table:style-name="ce528" table:formula="of:=IF([$'Nation Worksheet'.BM105]=&quot;&quot;;&quot;&quot;;IF(COUNTBLANK([.$F104:.H104])=3;[$'Nation Worksheet'.BM105];CONCATENATE(&quot;, &quot;;[$'Nation Worksheet'.BM105])))" office:value-type="string" office:string-value=", M10">
            <text:p>, M10</text:p>
          </table:table-cell>
          <table:table-cell table:style-name="ce516"/>
          <table:table-cell table:style-name="ce528" table:formula="of:=IF([$'Nation Worksheet'.BN105]=&quot;&quot;;&quot;&quot;;IF(COUNTBLANK([.$F104:.J104])=3;[$'Nation Worksheet'.BN105];CONCATENATE(&quot;, &quot;;[$'Nation Worksheet'.BN105])))">
            <text:p/>
          </table:table-cell>
          <table:table-cell table:style-name="ce528" table:formula="of:=IF(LEN([.M104])=5;&quot;&quot;;IF(LEN([.M104])=4;&quot; &quot;;IF(LEN([.M104])=3;&quot;  &quot;;&quot;    &quot;)))" office:value-type="string" office:string-value=" ">
            <text:p><text:s/></text:p>
          </table:table-cell>
          <table:table-cell table:style-name="ce539" table:formula="of:=IF([$'Nation Worksheet'.AN106]=0;&quot;&quot;;[$'Nation Worksheet'.AN106])" office:value-type="float" office:value="1400">
            <text:p>1,400</text:p>
          </table:table-cell>
          <table:table-cell office:value-type="float" office:value="3">
            <text:p>3</text:p>
          </table:table-cell>
          <table:table-cell table:style-name="ce541" office:value-type="float" office:value="16">
            <text:p>16</text:p>
          </table:table-cell>
          <table:table-cell table:style-name="ce541" office:value-type="string">
            <text:p><text:s text:c="3"/></text:p>
          </table:table-cell>
          <table:table-cell table:number-columns-repeated="1008"/>
        </table:table-row>
        <table:table-row table:style-name="ro21">
          <table:table-cell table:style-name="ce511" table:formula="of:=CONCATENATE([.N105];&quot;) &quot;;[.C105];&quot; (&quot;;[.E105];&quot;) - &quot;;[.F105];[.G105];[.H105];[.I105];[.K105];&quot; - (cost=&quot;;[.M105];&quot;)&quot;)" office:value-type="string" office:string-value="4)  () - , E50, M10 - (cost=1400)">
            <text:p>4) <text:s/>() - , E50, M10 - (cost=1400)</text:p>
          </table:table-cell>
          <table:table-cell table:style-name="ce516"/>
          <table:table-cell table:style-name="ce518" table:formula="of:=IF([$'Nation Worksheet'.C107]=0;&quot;&quot;;[$'Nation Worksheet'.C107])">
            <text:p/>
          </table:table-cell>
          <table:table-cell table:style-name="ce528"/>
          <table:table-cell table:style-name="ce528" table:formula="of:=IF([.C105]=&quot;&quot;;&quot;&quot;;IF([$'Nation Worksheet'.M107]=0;&quot;M&quot;;UPPER([$'Nation Worksheet'.M107])))">
            <text:p/>
          </table:table-cell>
          <table:table-cell table:style-name="ce528" table:formula="of:=[$'Nation Worksheet'.BJ106]">
            <text:p/>
          </table:table-cell>
          <table:table-cell table:style-name="ce528" table:formula="of:=IF([$'Nation Worksheet'.BK106]=&quot;&quot;;&quot;&quot;;IF([.F105]=&quot;&quot;;[$'Nation Worksheet'.BK106];CONCATENATE(&quot;, &quot;;[$'Nation Worksheet'.BK106])))">
            <text:p/>
          </table:table-cell>
          <table:table-cell table:style-name="ce528" table:formula="of:=IF([$'Nation Worksheet'.BL106]=&quot;&quot;;&quot;&quot;;IF(COUNTBLANK([.$F105:.G105])=2;[$'Nation Worksheet'.BL106];CONCATENATE(&quot;, &quot;;[$'Nation Worksheet'.BL106])))" office:value-type="string" office:string-value=", E50">
            <text:p>, E50</text:p>
          </table:table-cell>
          <table:table-cell table:style-name="ce528" table:formula="of:=IF([$'Nation Worksheet'.BM106]=&quot;&quot;;&quot;&quot;;IF(COUNTBLANK([.$F105:.H105])=3;[$'Nation Worksheet'.BM106];CONCATENATE(&quot;, &quot;;[$'Nation Worksheet'.BM106])))" office:value-type="string" office:string-value=", M10">
            <text:p>, M10</text:p>
          </table:table-cell>
          <table:table-cell table:style-name="ce516"/>
          <table:table-cell table:style-name="ce528" table:formula="of:=IF([$'Nation Worksheet'.BN106]=&quot;&quot;;&quot;&quot;;IF(COUNTBLANK([.$F105:.J105])=3;[$'Nation Worksheet'.BN106];CONCATENATE(&quot;, &quot;;[$'Nation Worksheet'.BN106])))">
            <text:p/>
          </table:table-cell>
          <table:table-cell table:style-name="ce528" table:formula="of:=IF(LEN([.M105])=5;&quot;&quot;;IF(LEN([.M105])=4;&quot; &quot;;IF(LEN([.M105])=3;&quot;  &quot;;&quot;    &quot;)))" office:value-type="string" office:string-value=" ">
            <text:p><text:s/></text:p>
          </table:table-cell>
          <table:table-cell table:style-name="ce539" table:formula="of:=IF([$'Nation Worksheet'.AN107]=0;&quot;&quot;;[$'Nation Worksheet'.AN107])" office:value-type="float" office:value="1400">
            <text:p>1,400</text:p>
          </table:table-cell>
          <table:table-cell office:value-type="float" office:value="4">
            <text:p>4</text:p>
          </table:table-cell>
          <table:table-cell table:style-name="ce541" office:value-type="float" office:value="15">
            <text:p>15</text:p>
          </table:table-cell>
          <table:table-cell table:style-name="ce541" office:value-type="string">
            <text:p><text:s text:c="4"/></text:p>
          </table:table-cell>
          <table:table-cell table:number-columns-repeated="1008"/>
        </table:table-row>
        <table:table-row table:style-name="ro21">
          <table:table-cell table:style-name="ce511" table:formula="of:=CONCATENATE([.N106];&quot;) &quot;;[.C106];&quot; (&quot;;[.E106];&quot;) - &quot;;[.F106];[.G106];[.H106];[.I106];[.K106];&quot; - (cost=&quot;;[.M106];&quot;)&quot;)" office:value-type="string" office:string-value="5)  () - , E40 - (cost=700)">
            <text:p>5) <text:s/>() - , E40 - (cost=700)</text:p>
          </table:table-cell>
          <table:table-cell table:style-name="ce516"/>
          <table:table-cell table:style-name="ce518" table:formula="of:=IF([$'Nation Worksheet'.C108]=0;&quot;&quot;;[$'Nation Worksheet'.C108])">
            <text:p/>
          </table:table-cell>
          <table:table-cell table:style-name="ce528"/>
          <table:table-cell table:style-name="ce528" table:formula="of:=IF([.C106]=&quot;&quot;;&quot;&quot;;IF([$'Nation Worksheet'.M108]=0;&quot;M&quot;;UPPER([$'Nation Worksheet'.M108])))">
            <text:p/>
          </table:table-cell>
          <table:table-cell table:style-name="ce528" table:formula="of:=[$'Nation Worksheet'.BJ107]">
            <text:p/>
          </table:table-cell>
          <table:table-cell table:style-name="ce528" table:formula="of:=IF([$'Nation Worksheet'.BK107]=&quot;&quot;;&quot;&quot;;IF([.F106]=&quot;&quot;;[$'Nation Worksheet'.BK107];CONCATENATE(&quot;, &quot;;[$'Nation Worksheet'.BK107])))">
            <text:p/>
          </table:table-cell>
          <table:table-cell table:style-name="ce528" table:formula="of:=IF([$'Nation Worksheet'.BL107]=&quot;&quot;;&quot;&quot;;IF(COUNTBLANK([.$F106:.G106])=2;[$'Nation Worksheet'.BL107];CONCATENATE(&quot;, &quot;;[$'Nation Worksheet'.BL107])))" office:value-type="string" office:string-value=", E40">
            <text:p>, E40</text:p>
          </table:table-cell>
          <table:table-cell table:style-name="ce528" table:formula="of:=IF([$'Nation Worksheet'.BM107]=&quot;&quot;;&quot;&quot;;IF(COUNTBLANK([.$F106:.H106])=3;[$'Nation Worksheet'.BM107];CONCATENATE(&quot;, &quot;;[$'Nation Worksheet'.BM107])))">
            <text:p/>
          </table:table-cell>
          <table:table-cell table:style-name="ce516"/>
          <table:table-cell table:style-name="ce528" table:formula="of:=IF([$'Nation Worksheet'.BN107]=&quot;&quot;;&quot;&quot;;IF(COUNTBLANK([.$F106:.J106])=3;[$'Nation Worksheet'.BN107];CONCATENATE(&quot;, &quot;;[$'Nation Worksheet'.BN107])))">
            <text:p/>
          </table:table-cell>
          <table:table-cell table:style-name="ce528" table:formula="of:=IF(LEN([.M106])=5;&quot;&quot;;IF(LEN([.M106])=4;&quot; &quot;;IF(LEN([.M106])=3;&quot;  &quot;;&quot;    &quot;)))" office:value-type="string" office:string-value="  ">
            <text:p><text:s text:c="2"/></text:p>
          </table:table-cell>
          <table:table-cell table:style-name="ce539" table:formula="of:=IF([$'Nation Worksheet'.AN108]=0;&quot;&quot;;[$'Nation Worksheet'.AN108])" office:value-type="float" office:value="700">
            <text:p>700</text:p>
          </table:table-cell>
          <table:table-cell office:value-type="float" office:value="5">
            <text:p>5</text:p>
          </table:table-cell>
          <table:table-cell table:style-name="ce541" office:value-type="float" office:value="14">
            <text:p>14</text:p>
          </table:table-cell>
          <table:table-cell table:style-name="ce541" office:value-type="string">
            <text:p><text:s text:c="5"/></text:p>
          </table:table-cell>
          <table:table-cell table:number-columns-repeated="1008"/>
        </table:table-row>
        <table:table-row table:style-name="ro21">
          <table:table-cell table:style-name="ce511" table:formula="of:=CONCATENATE([.N107];&quot;) &quot;;[.C107];&quot; (&quot;;[.E107];&quot;) - &quot;;[.F107];[.G107];[.H107];[.I107];[.K107];&quot; - (cost=&quot;;[.M107];&quot;)&quot;)" office:value-type="string" office:string-value="6)  () - C60, A20(r), M50 - (cost=2100)">
            <text:p>6) <text:s/>() - C60, A20(r), M50 - (cost=2100)</text:p>
          </table:table-cell>
          <table:table-cell table:style-name="ce516"/>
          <table:table-cell table:style-name="ce518" table:formula="of:=IF([$'Nation Worksheet'.C109]=0;&quot;&quot;;[$'Nation Worksheet'.C109])">
            <text:p/>
          </table:table-cell>
          <table:table-cell table:style-name="ce528"/>
          <table:table-cell table:style-name="ce528" table:formula="of:=IF([.C107]=&quot;&quot;;&quot;&quot;;IF([$'Nation Worksheet'.M109]=0;&quot;M&quot;;UPPER([$'Nation Worksheet'.M109])))">
            <text:p/>
          </table:table-cell>
          <table:table-cell table:style-name="ce528" table:formula="of:=[$'Nation Worksheet'.BJ108]" office:value-type="string" office:string-value="C60">
            <text:p>C60</text:p>
          </table:table-cell>
          <table:table-cell table:style-name="ce528" table:formula="of:=IF([$'Nation Worksheet'.BK108]=&quot;&quot;;&quot;&quot;;IF([.F107]=&quot;&quot;;[$'Nation Worksheet'.BK108];CONCATENATE(&quot;, &quot;;[$'Nation Worksheet'.BK108])))" office:value-type="string" office:string-value=", A20(r)">
            <text:p>, A20(r)</text:p>
          </table:table-cell>
          <table:table-cell table:style-name="ce528" table:formula="of:=IF([$'Nation Worksheet'.BL108]=&quot;&quot;;&quot;&quot;;IF(COUNTBLANK([.$F107:.G107])=2;[$'Nation Worksheet'.BL108];CONCATENATE(&quot;, &quot;;[$'Nation Worksheet'.BL108])))">
            <text:p/>
          </table:table-cell>
          <table:table-cell table:style-name="ce528" table:formula="of:=IF([$'Nation Worksheet'.BM108]=&quot;&quot;;&quot;&quot;;IF(COUNTBLANK([.$F107:.H107])=3;[$'Nation Worksheet'.BM108];CONCATENATE(&quot;, &quot;;[$'Nation Worksheet'.BM108])))" office:value-type="string" office:string-value=", M50">
            <text:p>, M50</text:p>
          </table:table-cell>
          <table:table-cell table:style-name="ce516"/>
          <table:table-cell table:style-name="ce528" table:formula="of:=IF([$'Nation Worksheet'.BN108]=&quot;&quot;;&quot;&quot;;IF(COUNTBLANK([.$F107:.J107])=3;[$'Nation Worksheet'.BN108];CONCATENATE(&quot;, &quot;;[$'Nation Worksheet'.BN108])))">
            <text:p/>
          </table:table-cell>
          <table:table-cell table:style-name="ce528" table:formula="of:=IF(LEN([.M107])=5;&quot;&quot;;IF(LEN([.M107])=4;&quot; &quot;;IF(LEN([.M107])=3;&quot;  &quot;;&quot;    &quot;)))" office:value-type="string" office:string-value=" ">
            <text:p><text:s/></text:p>
          </table:table-cell>
          <table:table-cell table:style-name="ce539" table:formula="of:=IF([$'Nation Worksheet'.AN109]=0;&quot;&quot;;[$'Nation Worksheet'.AN109])" office:value-type="float" office:value="2100">
            <text:p>2,100</text:p>
          </table:table-cell>
          <table:table-cell office:value-type="float" office:value="6">
            <text:p>6</text:p>
          </table:table-cell>
          <table:table-cell table:style-name="ce541" office:value-type="float" office:value="13">
            <text:p>13</text:p>
          </table:table-cell>
          <table:table-cell table:style-name="ce541" office:value-type="string">
            <text:p><text:s text:c="6"/></text:p>
          </table:table-cell>
          <table:table-cell table:number-columns-repeated="1008"/>
        </table:table-row>
        <table:table-row table:style-name="ro21">
          <table:table-cell table:style-name="ce511" table:formula="of:=CONCATENATE([.N108];&quot;) &quot;;[.C108];&quot; (&quot;;[.E108];&quot;) - &quot;;[.F108];[.G108];[.H108];[.I108];[.K108];&quot; - (cost=&quot;;[.M108];&quot;)&quot;)" office:value-type="string" office:string-value="7)  () - C10, M40 - (cost=700)">
            <text:p>7) <text:s/>() - C10, M40 - (cost=700)</text:p>
          </table:table-cell>
          <table:table-cell table:style-name="ce516"/>
          <table:table-cell table:style-name="ce518" table:formula="of:=IF([$'Nation Worksheet'.C110]=0;&quot;&quot;;[$'Nation Worksheet'.C110])">
            <text:p/>
          </table:table-cell>
          <table:table-cell table:style-name="ce528"/>
          <table:table-cell table:style-name="ce528" table:formula="of:=IF([.C108]=&quot;&quot;;&quot;&quot;;IF([$'Nation Worksheet'.M110]=0;&quot;M&quot;;UPPER([$'Nation Worksheet'.M110])))">
            <text:p/>
          </table:table-cell>
          <table:table-cell table:style-name="ce528" table:formula="of:=[$'Nation Worksheet'.BJ109]" office:value-type="string" office:string-value="C10">
            <text:p>C10</text:p>
          </table:table-cell>
          <table:table-cell table:style-name="ce528" table:formula="of:=IF([$'Nation Worksheet'.BK109]=&quot;&quot;;&quot;&quot;;IF([.F108]=&quot;&quot;;[$'Nation Worksheet'.BK109];CONCATENATE(&quot;, &quot;;[$'Nation Worksheet'.BK109])))">
            <text:p/>
          </table:table-cell>
          <table:table-cell table:style-name="ce528" table:formula="of:=IF([$'Nation Worksheet'.BL109]=&quot;&quot;;&quot;&quot;;IF(COUNTBLANK([.$F108:.G108])=2;[$'Nation Worksheet'.BL109];CONCATENATE(&quot;, &quot;;[$'Nation Worksheet'.BL109])))">
            <text:p/>
          </table:table-cell>
          <table:table-cell table:style-name="ce528" table:formula="of:=IF([$'Nation Worksheet'.BM109]=&quot;&quot;;&quot;&quot;;IF(COUNTBLANK([.$F108:.H108])=3;[$'Nation Worksheet'.BM109];CONCATENATE(&quot;, &quot;;[$'Nation Worksheet'.BM109])))" office:value-type="string" office:string-value=", M40">
            <text:p>, M40</text:p>
          </table:table-cell>
          <table:table-cell table:style-name="ce516"/>
          <table:table-cell table:style-name="ce528" table:formula="of:=IF([$'Nation Worksheet'.BN109]=&quot;&quot;;&quot;&quot;;IF(COUNTBLANK([.$F108:.J108])=3;[$'Nation Worksheet'.BN109];CONCATENATE(&quot;, &quot;;[$'Nation Worksheet'.BN109])))">
            <text:p/>
          </table:table-cell>
          <table:table-cell table:style-name="ce528" table:formula="of:=IF(LEN([.M108])=5;&quot;&quot;;IF(LEN([.M108])=4;&quot; &quot;;IF(LEN([.M108])=3;&quot;  &quot;;&quot;    &quot;)))" office:value-type="string" office:string-value="  ">
            <text:p><text:s text:c="2"/></text:p>
          </table:table-cell>
          <table:table-cell table:style-name="ce539" table:formula="of:=IF([$'Nation Worksheet'.AN110]=0;&quot;&quot;;[$'Nation Worksheet'.AN110])" office:value-type="float" office:value="700">
            <text:p>700</text:p>
          </table:table-cell>
          <table:table-cell office:value-type="float" office:value="7">
            <text:p>7</text:p>
          </table:table-cell>
          <table:table-cell table:style-name="ce541" office:value-type="float" office:value="12">
            <text:p>12</text:p>
          </table:table-cell>
          <table:table-cell table:style-name="ce541" office:value-type="string">
            <text:p><text:s text:c="7"/></text:p>
          </table:table-cell>
          <table:table-cell table:number-columns-repeated="1008"/>
        </table:table-row>
        <table:table-row table:style-name="ro21">
          <table:table-cell table:style-name="ce511" table:formula="of:=CONCATENATE([.N109];&quot;) &quot;;[.C109];&quot; (&quot;;[.E109];&quot;) - &quot;;[.F109];[.G109];[.H109];[.I109];[.K109];&quot; - (cost=&quot;;[.M109];&quot;)&quot;)" office:value-type="string" office:string-value="8)  () - C10, M20 - (cost=400)">
            <text:p>8) <text:s/>() - C10, M20 - (cost=400)</text:p>
          </table:table-cell>
          <table:table-cell table:style-name="ce516"/>
          <table:table-cell table:style-name="ce518" table:formula="of:=IF([$'Nation Worksheet'.C111]=0;&quot;&quot;;[$'Nation Worksheet'.C111])">
            <text:p/>
          </table:table-cell>
          <table:table-cell table:style-name="ce528"/>
          <table:table-cell table:style-name="ce528" table:formula="of:=IF([.C109]=&quot;&quot;;&quot;&quot;;IF([$'Nation Worksheet'.M111]=0;&quot;M&quot;;UPPER([$'Nation Worksheet'.M111])))">
            <text:p/>
          </table:table-cell>
          <table:table-cell table:style-name="ce528" table:formula="of:=[$'Nation Worksheet'.BJ110]" office:value-type="string" office:string-value="C10">
            <text:p>C10</text:p>
          </table:table-cell>
          <table:table-cell table:style-name="ce528" table:formula="of:=IF([$'Nation Worksheet'.BK110]=&quot;&quot;;&quot;&quot;;IF([.F109]=&quot;&quot;;[$'Nation Worksheet'.BK110];CONCATENATE(&quot;, &quot;;[$'Nation Worksheet'.BK110])))">
            <text:p/>
          </table:table-cell>
          <table:table-cell table:style-name="ce528" table:formula="of:=IF([$'Nation Worksheet'.BL110]=&quot;&quot;;&quot;&quot;;IF(COUNTBLANK([.$F109:.G109])=2;[$'Nation Worksheet'.BL110];CONCATENATE(&quot;, &quot;;[$'Nation Worksheet'.BL110])))">
            <text:p/>
          </table:table-cell>
          <table:table-cell table:style-name="ce528" table:formula="of:=IF([$'Nation Worksheet'.BM110]=&quot;&quot;;&quot;&quot;;IF(COUNTBLANK([.$F109:.H109])=3;[$'Nation Worksheet'.BM110];CONCATENATE(&quot;, &quot;;[$'Nation Worksheet'.BM110])))" office:value-type="string" office:string-value=", M20">
            <text:p>, M20</text:p>
          </table:table-cell>
          <table:table-cell table:style-name="ce516"/>
          <table:table-cell table:style-name="ce528" table:formula="of:=IF([$'Nation Worksheet'.BN110]=&quot;&quot;;&quot;&quot;;IF(COUNTBLANK([.$F109:.J109])=3;[$'Nation Worksheet'.BN110];CONCATENATE(&quot;, &quot;;[$'Nation Worksheet'.BN110])))">
            <text:p/>
          </table:table-cell>
          <table:table-cell table:style-name="ce528" table:formula="of:=IF(LEN([.M109])=5;&quot;&quot;;IF(LEN([.M109])=4;&quot; &quot;;IF(LEN([.M109])=3;&quot;  &quot;;&quot;    &quot;)))" office:value-type="string" office:string-value="  ">
            <text:p><text:s text:c="2"/></text:p>
          </table:table-cell>
          <table:table-cell table:style-name="ce539" table:formula="of:=IF([$'Nation Worksheet'.AN111]=0;&quot;&quot;;[$'Nation Worksheet'.AN111])" office:value-type="float" office:value="400">
            <text:p>400</text:p>
          </table:table-cell>
          <table:table-cell office:value-type="float" office:value="8">
            <text:p>8</text:p>
          </table:table-cell>
          <table:table-cell table:style-name="ce541" office:value-type="float" office:value="11">
            <text:p>11</text:p>
          </table:table-cell>
          <table:table-cell table:style-name="ce541" office:value-type="string">
            <text:p><text:s text:c="8"/></text:p>
          </table:table-cell>
          <table:table-cell table:number-columns-repeated="1008"/>
        </table:table-row>
        <table:table-row table:style-name="ro21">
          <table:table-cell table:style-name="ce511" office:value-type="string">
            <text:p>----------------------------------------------------</text:p>
          </table:table-cell>
          <table:table-cell table:style-name="ce516"/>
          <table:table-cell table:style-name="ce524" table:number-columns-repeated="7"/>
          <table:table-cell table:style-name="ce516"/>
          <table:table-cell table:style-name="ce524" table:number-columns-repeated="2"/>
          <table:table-cell table:style-name="ce540"/>
          <table:table-cell/>
          <table:table-cell table:style-name="ce541" table:number-columns-repeated="2"/>
          <table:table-cell table:number-columns-repeated="1008"/>
        </table:table-row>
        <table:table-row table:style-name="ro21">
          <table:table-cell table:style-name="ce511" table:formula="of:=CONCATENATE(&quot;  TOTAL COST:      (6,000 LIMIT)  =&gt; &quot;;[.C111];[.D111])" office:value-type="string" office:string-value="  TOTAL COST:      (6,000 LIMIT)  =&gt;  7300">
            <text:p><text:s text:c="2"/>TOTAL COST: <text:s text:c="5"/>(6,000 LIMIT) <text:s/>=&gt; <text:s/>7300</text:p>
          </table:table-cell>
          <table:table-cell table:style-name="ce516"/>
          <table:table-cell table:style-name="ce518" table:formula="of:=IF(LEN([.D111])=5;&quot;&quot;;&quot; &quot;)" office:value-type="string" office:string-value=" ">
            <text:p><text:s/></text:p>
          </table:table-cell>
          <table:table-cell table:style-name="ce530" table:formula="of:=IF([$'Nation Worksheet'.AN112]=0;&quot;&quot;;[$'Nation Worksheet'.AN112])" office:value-type="float" office:value="7300">
            <text:p>7,300</text:p>
          </table:table-cell>
          <table:table-cell table:style-name="ce516" table:number-columns-repeated="4"/>
          <table:table-cell table:number-columns-repeated="6"/>
          <table:table-cell table:style-name="ce541" office:value-type="float" office:value="10">
            <text:p>10</text:p>
          </table:table-cell>
          <table:table-cell table:style-name="ce541" office:value-type="string">
            <text:p><text:s text:c="9"/></text:p>
          </table:table-cell>
          <table:table-cell table:number-columns-repeated="1008"/>
        </table:table-row>
        <table:table-row table:style-name="ro21">
          <table:table-cell table:style-name="ce511" office:value-type="string">
            <text:p>----------------------------------------------------</text:p>
          </table:table-cell>
          <table:table-cell table:style-name="ce516" table:number-columns-repeated="7"/>
          <table:table-cell table:number-columns-repeated="6"/>
          <table:table-cell table:style-name="ce541" office:value-type="float" office:value="9">
            <text:p>9</text:p>
          </table:table-cell>
          <table:table-cell table:style-name="ce541" office:value-type="string">
            <text:p><text:s text:c="10"/></text:p>
          </table:table-cell>
          <table:table-cell table:number-columns-repeated="1008"/>
        </table:table-row>
        <table:table-row table:style-name="ro21">
          <table:table-cell table:style-name="ce511" table:formula="of:=CONCATENATE(IF([.E102]=&quot;F&quot;;&quot;(q)=Queen&quot;;&quot;(k)=King&quot;);&quot; Skill,  (p)=Prince&quot;;IF([.E103]=&quot;F&quot;;&quot;ss&quot;;&quot;&quot;);&quot; Skill,  (r)=Racial Skill&quot;)" office:value-type="string" office:string-value="(k)=King Skill,  (p)=Prince Skill,  (r)=Racial Skill">
            <text:p>(k)=King Skill, <text:s/>(p)=Prince Skill, <text:s/>(r)=Racial Skill</text:p>
          </table:table-cell>
          <table:table-cell table:style-name="ce516" table:number-columns-repeated="7"/>
          <table:table-cell table:number-columns-repeated="6"/>
          <table:table-cell table:style-name="ce541" table:number-columns-repeated="2"/>
          <table:table-cell table:number-columns-repeated="1008"/>
        </table:table-row>
        <table:table-row table:style-name="ro21">
          <table:table-cell table:style-name="ce511"/>
          <table:table-cell table:style-name="ce516" table:number-columns-repeated="7"/>
          <table:table-cell table:number-columns-repeated="6"/>
          <table:table-cell table:style-name="ce541" table:number-columns-repeated="2"/>
          <table:table-cell table:number-columns-repeated="1008"/>
        </table:table-row>
        <table:table-row table:style-name="ro21">
          <table:table-cell table:style-name="ce511" table:formula="of:=IF(AND([.C116]=&quot;&quot;;[.C117]=&quot;&quot;;[.C118]=&quot;&quot;;[.C119]=&quot;&quot;;[.C120]=&quot;&quot;;[.C121]=&quot;&quot;;[.C122]=&quot;&quot;;[.C123]=&quot;&quot;);&quot;&quot;;&quot;* * * SPELLS KNOWN * * * * * * * * * * *&quot;)" office:value-type="string" office:string-value="* * * SPELLS KNOWN * * * * * * * * * * *">
            <text:p>* * * SPELLS KNOWN * * * * * * * * * * *</text:p>
          </table:table-cell>
          <table:table-cell table:style-name="ce516"/>
          <table:table-cell table:style-name="ce516" office:value-type="string">
            <text:p>ADDITIONAL SPELLS</text:p>
          </table:table-cell>
          <table:table-cell table:style-name="ce516" table:number-columns-repeated="5"/>
          <table:table-cell table:number-columns-repeated="6"/>
          <table:table-cell table:style-name="ce541" office:value-type="float" office:value="8">
            <text:p>8</text:p>
          </table:table-cell>
          <table:table-cell table:style-name="ce541" office:value-type="string">
            <text:p><text:s text:c="11"/></text:p>
          </table:table-cell>
          <table:table-cell table:number-columns-repeated="1008"/>
        </table:table-row>
        <table:table-row table:style-name="ro21">
          <table:table-cell table:style-name="ce511" table:formula="of:=IF(AND([.C116]=&quot;&quot;;[.C117]=&quot;&quot;;[.C118]=&quot;&quot;;[.C119]=&quot;&quot;;[.C120]=&quot;&quot;;[.C121]=&quot;&quot;;[.C122]=&quot;&quot;;[.C123]=&quot;&quot;);&quot;&quot;;&quot;Character #    Spells Known&quot;)" office:value-type="string" office:string-value="Character #    Spells Known">
            <text:p>Character # <text:s text:c="3"/>Spells Known</text:p>
          </table:table-cell>
          <table:table-cell table:style-name="ce516"/>
          <table:table-cell table:style-name="ce518" table:formula="of:=IF(ISERR(OFFSET([.K115];LEFT([.K116];1);1));&quot;&quot;;OFFSET([.K115];LEFT([.K116];1);1))" office:value-type="string" office:string-value="1)">
            <text:p>1)</text:p>
          </table:table-cell>
          <table:table-cell table:style-name="ce518" table:formula="of:=IF(ISERR(OFFSET([.K115];LEFT([.K116];1);2));&quot;&quot;;OFFSET([.K115];LEFT([.K116];1);2))" office:value-type="float" office:value="0">
            <text:p>0</text:p>
          </table:table-cell>
          <table:table-cell table:style-name="ce516" table:number-columns-repeated="4"/>
          <table:table-cell table:style-name="ce536" office:value-type="string">
            <text:p>SPELLS=&gt;</text:p>
          </table:table-cell>
          <table:table-cell table:style-name="ce518" table:formula="of:=IF([.I102]&lt;&gt;&quot;&quot;;1;&quot;&quot;)" office:value-type="float" office:value="1">
            <text:p>1</text:p>
          </table:table-cell>
          <table:table-cell table:style-name="ce518" table:formula="of:=CONCATENATE([.J116];[.J117];[.J118];[.J119];[.J120];[.J121];[.J122];[.J123])" office:value-type="string" office:string-value="1234678">
            <text:p>1234678</text:p>
          </table:table-cell>
          <table:table-cell table:style-name="ce538" office:value-type="string">
            <text:p>1)</text:p>
          </table:table-cell>
          <table:table-cell table:style-name="ce538" table:formula="of:=[$'Nation Worksheet'.AB102]" office:value-type="float" office:value="0">
            <text:p>0</text:p>
          </table:table-cell>
          <table:table-cell/>
          <table:table-cell table:style-name="ce541" office:value-type="float" office:value="7">
            <text:p>7</text:p>
          </table:table-cell>
          <table:table-cell table:style-name="ce541" office:value-type="string">
            <text:p><text:s text:c="12"/></text:p>
          </table:table-cell>
          <table:table-cell table:number-columns-repeated="1008"/>
        </table:table-row>
        <table:table-row table:style-name="ro21">
          <table:table-cell table:style-name="ce511" table:formula="of:=IF([.C116]=&quot;&quot;;&quot;&quot;;CONCATENATE(&quot;Character &quot;;[.C116];&quot;   &quot;;[.D116]))" office:value-type="string" office:string-value="Character 1)   0">
            <text:p>Character 1) <text:s text:c="2"/>0</text:p>
          </table:table-cell>
          <table:table-cell table:style-name="ce516"/>
          <table:table-cell table:style-name="ce518" table:formula="of:=IF(ISERR(OFFSET([.K115];MID([.K116];2;1);1));&quot;&quot;;OFFSET([.K115];MID([.K116];2;1);1))" office:value-type="string" office:string-value="2)">
            <text:p>2)</text:p>
          </table:table-cell>
          <table:table-cell table:style-name="ce518" table:formula="of:=IF(ISERR(OFFSET([.K115];MID([.K116];2;1);2));&quot;&quot;;OFFSET([.K115];MID([.K116];2;1);2))" office:value-type="float" office:value="0">
            <text:p>0</text:p>
          </table:table-cell>
          <table:table-cell table:style-name="ce516" table:number-columns-repeated="5"/>
          <table:table-cell table:style-name="ce518" table:formula="of:=IF([.I103]&lt;&gt;&quot;&quot;;2;&quot;&quot;)" office:value-type="float" office:value="2">
            <text:p>2</text:p>
          </table:table-cell>
          <table:table-cell table:style-name="ce516"/>
          <table:table-cell table:style-name="ce538" office:value-type="string">
            <text:p>2)</text:p>
          </table:table-cell>
          <table:table-cell table:style-name="ce538" table:formula="of:=[$'Nation Worksheet'.AB104]" office:value-type="float" office:value="0">
            <text:p>0</text:p>
          </table:table-cell>
          <table:table-cell/>
          <table:table-cell table:style-name="ce541" office:value-type="float" office:value="6">
            <text:p>6</text:p>
          </table:table-cell>
          <table:table-cell table:style-name="ce541" office:value-type="string">
            <text:p><text:s text:c="13"/></text:p>
          </table:table-cell>
          <table:table-cell table:number-columns-repeated="1008"/>
        </table:table-row>
        <table:table-row table:style-name="ro21">
          <table:table-cell table:style-name="ce511" table:formula="of:=IF([.C117]=&quot;&quot;;&quot;&quot;;CONCATENATE(&quot;Character &quot;;[.C117];&quot;   &quot;;[.D117]))" office:value-type="string" office:string-value="Character 2)   0">
            <text:p>Character 2) <text:s text:c="2"/>0</text:p>
          </table:table-cell>
          <table:table-cell table:style-name="ce516"/>
          <table:table-cell table:style-name="ce518" table:formula="of:=IF(ISERR(OFFSET([.K115];MID([.K116];3;1);1));&quot;&quot;;OFFSET([.K115];MID([.K116];3;1);1))" office:value-type="string" office:string-value="3)">
            <text:p>3)</text:p>
          </table:table-cell>
          <table:table-cell table:style-name="ce518" table:formula="of:=IF(ISERR(OFFSET([.K115];MID([.K116];3;1);2));&quot;&quot;;OFFSET([.K115];MID([.K116];3;1);2))" office:value-type="float" office:value="0">
            <text:p>0</text:p>
          </table:table-cell>
          <table:table-cell table:style-name="ce516" table:number-columns-repeated="5"/>
          <table:table-cell table:style-name="ce518" table:formula="of:=IF([.I104]&lt;&gt;&quot;&quot;;3;&quot;&quot;)" office:value-type="float" office:value="3">
            <text:p>3</text:p>
          </table:table-cell>
          <table:table-cell table:style-name="ce516"/>
          <table:table-cell table:style-name="ce538" office:value-type="string">
            <text:p>3)</text:p>
          </table:table-cell>
          <table:table-cell table:style-name="ce538" table:formula="of:=[$'Nation Worksheet'.AB106]" office:value-type="float" office:value="0">
            <text:p>0</text:p>
          </table:table-cell>
          <table:table-cell/>
          <table:table-cell table:style-name="ce541" office:value-type="float" office:value="5">
            <text:p>5</text:p>
          </table:table-cell>
          <table:table-cell table:style-name="ce541" office:value-type="string">
            <text:p><text:s text:c="14"/></text:p>
          </table:table-cell>
          <table:table-cell table:number-columns-repeated="1008"/>
        </table:table-row>
        <table:table-row table:style-name="ro21">
          <table:table-cell table:style-name="ce511" table:formula="of:=IF([.C118]=&quot;&quot;;&quot;&quot;;CONCATENATE(&quot;Character &quot;;[.C118];&quot;   &quot;;[.D118]))" office:value-type="string" office:string-value="Character 3)   0">
            <text:p>Character 3) <text:s text:c="2"/>0</text:p>
          </table:table-cell>
          <table:table-cell table:style-name="ce516"/>
          <table:table-cell table:style-name="ce518" table:formula="of:=IF(ISERR(OFFSET([.K115];MID([.K116];4;1);1));&quot;&quot;;OFFSET([.K115];MID([.K116];4;1);1))" office:value-type="string" office:string-value="4)">
            <text:p>4)</text:p>
          </table:table-cell>
          <table:table-cell table:style-name="ce518" table:formula="of:=IF(ISERR(OFFSET([.K115];MID([.K116];4;1);2));&quot;&quot;;OFFSET([.K115];MID([.K116];4;1);2))" office:value-type="float" office:value="0">
            <text:p>0</text:p>
          </table:table-cell>
          <table:table-cell table:style-name="ce516" table:number-columns-repeated="5"/>
          <table:table-cell table:style-name="ce518" table:formula="of:=IF([.I105]&lt;&gt;&quot;&quot;;4;&quot;&quot;)" office:value-type="float" office:value="4">
            <text:p>4</text:p>
          </table:table-cell>
          <table:table-cell table:style-name="ce516"/>
          <table:table-cell table:style-name="ce538" office:value-type="string">
            <text:p>4)</text:p>
          </table:table-cell>
          <table:table-cell table:style-name="ce538" table:formula="of:=[$'Nation Worksheet'.AB107]" office:value-type="float" office:value="0">
            <text:p>0</text:p>
          </table:table-cell>
          <table:table-cell/>
          <table:table-cell table:style-name="ce541" office:value-type="float" office:value="4">
            <text:p>4</text:p>
          </table:table-cell>
          <table:table-cell table:style-name="ce541" office:value-type="string">
            <text:p><text:s text:c="15"/></text:p>
          </table:table-cell>
          <table:table-cell table:number-columns-repeated="1008"/>
        </table:table-row>
        <table:table-row table:style-name="ro21">
          <table:table-cell table:style-name="ce511" table:formula="of:=IF([.C119]=&quot;&quot;;&quot;&quot;;CONCATENATE(&quot;Character &quot;;[.C119];&quot;   &quot;;[.D119]))" office:value-type="string" office:string-value="Character 4)   0">
            <text:p>Character 4) <text:s text:c="2"/>0</text:p>
          </table:table-cell>
          <table:table-cell table:style-name="ce516"/>
          <table:table-cell table:style-name="ce518" table:formula="of:=IF(ISERR(OFFSET([.K115];MID([.K116];5;1);1));&quot;&quot;;OFFSET([.K115];MID([.K116];5;1);1))" office:value-type="string" office:string-value="6)">
            <text:p>6)</text:p>
          </table:table-cell>
          <table:table-cell table:style-name="ce518" table:formula="of:=IF(ISERR(OFFSET([.K115];MID([.K116];5;1);2));&quot;&quot;;OFFSET([.K115];MID([.K116];5;1);2))" office:value-type="float" office:value="0">
            <text:p>0</text:p>
          </table:table-cell>
          <table:table-cell table:style-name="ce516" table:number-columns-repeated="5"/>
          <table:table-cell table:style-name="ce518" table:formula="of:=IF([.I106]&lt;&gt;&quot;&quot;;5;&quot;&quot;)">
            <text:p/>
          </table:table-cell>
          <table:table-cell table:style-name="ce516"/>
          <table:table-cell table:style-name="ce538" office:value-type="string">
            <text:p>5)</text:p>
          </table:table-cell>
          <table:table-cell table:style-name="ce538" table:formula="of:=[$'Nation Worksheet'.AB108]" office:value-type="float" office:value="0">
            <text:p>0</text:p>
          </table:table-cell>
          <table:table-cell/>
          <table:table-cell table:style-name="ce541" office:value-type="float" office:value="3">
            <text:p>3</text:p>
          </table:table-cell>
          <table:table-cell table:style-name="ce541" office:value-type="string">
            <text:p><text:s text:c="16"/></text:p>
          </table:table-cell>
          <table:table-cell table:number-columns-repeated="1008"/>
        </table:table-row>
        <table:table-row table:style-name="ro21">
          <table:table-cell table:style-name="ce511" table:formula="of:=IF([.C120]=&quot;&quot;;&quot;&quot;;CONCATENATE(&quot;Character &quot;;[.C120];&quot;   &quot;;[.D120]))" office:value-type="string" office:string-value="Character 6)   0">
            <text:p>Character 6) <text:s text:c="2"/>0</text:p>
          </table:table-cell>
          <table:table-cell table:style-name="ce516"/>
          <table:table-cell table:style-name="ce518" table:formula="of:=IF(ISERR(OFFSET([.K115];MID([.K116];6;1);1));&quot;&quot;;OFFSET([.K115];MID([.K116];6;1);1))" office:value-type="string" office:string-value="7)">
            <text:p>7)</text:p>
          </table:table-cell>
          <table:table-cell table:style-name="ce518" table:formula="of:=IF(ISERR(OFFSET([.K115];MID([.K116];6;1);2));&quot;&quot;;OFFSET([.K115];MID([.K116];6;1);2))" office:value-type="float" office:value="0">
            <text:p>0</text:p>
          </table:table-cell>
          <table:table-cell table:style-name="ce516" table:number-columns-repeated="5"/>
          <table:table-cell table:style-name="ce518" table:formula="of:=IF([.I107]&lt;&gt;&quot;&quot;;6;&quot;&quot;)" office:value-type="float" office:value="6">
            <text:p>6</text:p>
          </table:table-cell>
          <table:table-cell table:style-name="ce516"/>
          <table:table-cell table:style-name="ce538" office:value-type="string">
            <text:p>6)</text:p>
          </table:table-cell>
          <table:table-cell table:style-name="ce538" table:formula="of:=[$'Nation Worksheet'.AB109]" office:value-type="float" office:value="0">
            <text:p>0</text:p>
          </table:table-cell>
          <table:table-cell/>
          <table:table-cell table:style-name="ce541" office:value-type="float" office:value="2">
            <text:p>2</text:p>
          </table:table-cell>
          <table:table-cell table:style-name="ce541" office:value-type="string">
            <text:p><text:s text:c="17"/></text:p>
          </table:table-cell>
          <table:table-cell table:number-columns-repeated="1008"/>
        </table:table-row>
        <table:table-row table:style-name="ro21">
          <table:table-cell table:style-name="ce511" table:formula="of:=IF([.C121]=&quot;&quot;;&quot;&quot;;CONCATENATE(&quot;Character &quot;;[.C121];&quot;   &quot;;[.D121]))" office:value-type="string" office:string-value="Character 7)   0">
            <text:p>Character 7) <text:s text:c="2"/>0</text:p>
          </table:table-cell>
          <table:table-cell table:style-name="ce516"/>
          <table:table-cell table:style-name="ce518" table:formula="of:=IF(ISERR(OFFSET([.K115];MID([.K116];7;1);1));&quot;&quot;;OFFSET([.K115];MID([.K116];7;1);1))" office:value-type="string" office:string-value="8)">
            <text:p>8)</text:p>
          </table:table-cell>
          <table:table-cell table:style-name="ce518" table:formula="of:=IF(ISERR(OFFSET([.K115];MID([.K116];7;1);2));&quot;&quot;;OFFSET([.K115];MID([.K116];7;1);2))" office:value-type="float" office:value="0">
            <text:p>0</text:p>
          </table:table-cell>
          <table:table-cell table:style-name="ce516" table:number-columns-repeated="5"/>
          <table:table-cell table:style-name="ce518" table:formula="of:=IF([.I108]&lt;&gt;&quot;&quot;;7;&quot;&quot;)" office:value-type="float" office:value="7">
            <text:p>7</text:p>
          </table:table-cell>
          <table:table-cell table:style-name="ce516"/>
          <table:table-cell table:style-name="ce538" office:value-type="string">
            <text:p>7)</text:p>
          </table:table-cell>
          <table:table-cell table:style-name="ce538" table:formula="of:=[$'Nation Worksheet'.AB110]" office:value-type="float" office:value="0">
            <text:p>0</text:p>
          </table:table-cell>
          <table:table-cell/>
          <table:table-cell table:style-name="ce541" office:value-type="float" office:value="1">
            <text:p>1</text:p>
          </table:table-cell>
          <table:table-cell table:style-name="ce541" office:value-type="string">
            <text:p><text:s text:c="18"/></text:p>
          </table:table-cell>
          <table:table-cell table:number-columns-repeated="1008"/>
        </table:table-row>
        <table:table-row table:style-name="ro21">
          <table:table-cell table:style-name="ce511" table:formula="of:=IF([.C122]=&quot;&quot;;&quot;&quot;;CONCATENATE(&quot;Character &quot;;[.C122];&quot;   &quot;;[.D122]))" office:value-type="string" office:string-value="Character 8)   0">
            <text:p>Character 8) <text:s text:c="2"/>0</text:p>
          </table:table-cell>
          <table:table-cell table:style-name="ce516"/>
          <table:table-cell table:style-name="ce518" table:formula="of:=IF(ISERR(OFFSET([.K115];MID([.K116];8;1);1));&quot;&quot;;OFFSET([.K115];MID([.K116];8;1);1))" office:value-type="float" office:value="0">
            <text:p>0</text:p>
          </table:table-cell>
          <table:table-cell table:style-name="ce518" table:formula="of:=IF(ISERR(OFFSET([.K115];MID([.K116];8;1);2));&quot;&quot;;OFFSET([.K115];MID([.K116];8;1);2))" office:value-type="float" office:value="0">
            <text:p>0</text:p>
          </table:table-cell>
          <table:table-cell table:style-name="ce516" table:number-columns-repeated="5"/>
          <table:table-cell table:style-name="ce518" table:formula="of:=IF([.I109]&lt;&gt;&quot;&quot;;8;&quot;&quot;)" office:value-type="float" office:value="8">
            <text:p>8</text:p>
          </table:table-cell>
          <table:table-cell table:style-name="ce516"/>
          <table:table-cell table:style-name="ce538" office:value-type="string">
            <text:p>8)</text:p>
          </table:table-cell>
          <table:table-cell table:style-name="ce538" table:formula="of:=[$'Nation Worksheet'.AB111]" office:value-type="float" office:value="0">
            <text:p>0</text:p>
          </table:table-cell>
          <table:table-cell table:number-columns-repeated="1011"/>
        </table:table-row>
        <table:table-row table:style-name="ro21">
          <table:table-cell table:style-name="ce513" table:formula="of:=IF([.C123]=&quot;&quot;;&quot;&quot;;CONCATENATE(&quot;Character &quot;;[.C123];&quot;   &quot;;[.D123]))">
            <text:p/>
          </table:table-cell>
          <table:table-cell table:style-name="ce516" table:number-columns-repeated="10"/>
          <table:table-cell table:number-columns-repeated="1013"/>
        </table:table-row>
        <table:table-row table:style-name="ro2">
          <table:table-cell table:style-name="ce514" office:value-type="string">
            <text:p>DO NOT COPY BELOW THIS LINE</text:p>
            <draw:line table:end-cell-address="'Nation Setup'.A125" table:end-x="5.2945in" table:end-y="0.1701in" draw:z-index="0" draw:name="Line 1" draw:style-name="gr5" draw:text-style-name="P4" svg:x1="5.2882in" svg:y1="0.1701in" svg:x2="5.2945in" svg:y2="0.0311in">
              <text:p/>
            </draw:line>
            <draw:line table:end-cell-address="'Nation Setup'.A125" table:end-x="6.1366in" table:end-y="0.1701in" draw:z-index="1" draw:name="Line 2" draw:style-name="gr5" draw:text-style-name="P4" svg:x1="6.1303in" svg:y1="0.1701in" svg:x2="6.1366in" svg:y2="0.0311in">
              <text:p/>
            </draw:line>
            <draw:line table:end-cell-address="'Nation Setup'.A125" table:end-x="1.0898in" table:end-y="0.1701in" draw:z-index="2" draw:name="Line 3" draw:style-name="gr5" draw:text-style-name="P4" svg:x1="1.0835in" svg:y1="0.1701in" svg:x2="1.0898in" svg:y2="0.0311in">
              <text:p/>
            </draw:line>
            <draw:line table:end-cell-address="'Nation Setup'.A125" table:end-x="0.1921in" table:end-y="0.1701in" draw:z-index="3" draw:name="Line 4" draw:style-name="gr5" draw:text-style-name="P4" svg:x1="0.1858in" svg:y1="0.1701in" svg:x2="0.1921in" svg:y2="0.0311in">
              <text:p/>
            </draw:line>
          </table:table-cell>
          <table:table-cell table:style-name="ce516" table:number-columns-repeated="10"/>
          <table:table-cell table:number-columns-repeated="1013"/>
        </table:table-row>
        <table:table-row table:style-name="ro2" table:visibility="collapse" table:number-rows-repeated="948">
          <table:table-cell/>
          <table:table-cell table:style-name="ce516" table:number-columns-repeated="10"/>
          <table:table-cell table:number-columns-repeated="1013"/>
        </table:table-row>
        <table:table-row table:style-name="ro2" table:visibility="collapse" table:number-rows-repeated="1047502">
          <table:table-cell table:number-columns-repeated="1024"/>
        </table:table-row>
        <table:table-row table:style-name="ro2" table:visibility="collapse">
          <table:table-cell table:number-columns-repeated="1024"/>
        </table:table-row>
      </table:table>
      <table:table table:name="Startup" table:style-name="ta4" table:protected="true">
        <table:table-column table:style-name="co13" table:default-cell-style-name="ce515"/>
        <table:table-column table:style-name="co12" table:visibility="collapse" table:number-columns-repeated="255" table:default-cell-style-name="ce520"/>
        <table:table-column table:style-name="co8" table:visibility="collapse" table:number-columns-repeated="768" table:default-cell-style-name="Default"/>
        <table:table-row table:style-name="ro2">
          <table:table-cell table:style-name="ce511" table:formula="of:=CONCATENATE(&quot;TO: Middle-earth Games           NAME:    &quot;;[$'Nation Worksheet'.F7])" office:value-type="string" office:string-value="TO: Middle-earth Games           NAME:    ">
            <text:p>TO: Middle-earth Games <text:s text:c="10"/>NAME: <text:s text:c="3"/></text:p>
          </table:table-cell>
          <table:table-cell table:style-name="ce516" table:number-columns-repeated="10"/>
          <table:table-cell table:number-columns-repeated="1013"/>
        </table:table-row>
        <table:table-row table:style-name="ro2">
          <table:table-cell table:style-name="ce511" office:value-type="string">
            <text:p><text:s text:c="4"/>Office A, 340 North Road</text:p>
          </table:table-cell>
          <table:table-cell table:style-name="ce516" table:number-columns-repeated="10"/>
          <table:table-cell table:number-columns-repeated="1013"/>
        </table:table-row>
        <table:table-row table:style-name="ro2">
          <table:table-cell table:style-name="ce511" table:formula="of:=CONCATENATE(&quot;    Cardiff, CF14 3BP,  UK       ACCOUNT: &quot;;[$'Nation Worksheet'.AI7])" office:value-type="string" office:string-value="    Cardiff, CF14 3BP,  UK       ACCOUNT: ">
            <text:p><text:s text:c="4"/>Cardiff, CF14 3BP, <text:s/>UK <text:s text:c="6"/>ACCOUNT: </text:p>
          </table:table-cell>
          <table:table-cell table:style-name="ce516" table:number-columns-repeated="10"/>
          <table:table-cell table:number-columns-repeated="1013"/>
        </table:table-row>
        <table:table-row table:style-name="ro2">
          <table:table-cell table:style-name="ce511"/>
          <table:table-cell table:style-name="ce516" table:number-columns-repeated="10"/>
          <table:table-cell table:number-columns-repeated="1013"/>
        </table:table-row>
        <table:table-row table:style-name="ro2">
          <table:table-cell table:style-name="ce511" office:value-type="string">
            <text:p>Middle-earth 4th Age</text:p>
          </table:table-cell>
          <table:table-cell table:style-name="ce516" table:number-columns-repeated="10"/>
          <table:table-cell table:number-columns-repeated="1013"/>
        </table:table-row>
        <table:table-row table:style-name="ro2">
          <table:table-cell table:style-name="ce511" office:value-type="string">
            <text:p>Pre-Game Startup</text:p>
          </table:table-cell>
          <table:table-cell table:style-name="ce516"/>
          <table:table-cell table:number-columns-repeated="3"/>
          <table:table-cell table:style-name="ce516" table:number-columns-repeated="6"/>
          <table:table-cell table:number-columns-repeated="1013"/>
        </table:table-row>
        <table:table-row table:style-name="ro2">
          <table:table-cell table:style-name="ce511"/>
          <table:table-cell table:style-name="ce516"/>
          <table:table-cell table:number-columns-repeated="3"/>
          <table:table-cell table:style-name="ce516" table:number-columns-repeated="6"/>
          <table:table-cell table:number-columns-repeated="1013"/>
        </table:table-row>
        <table:table-row table:style-name="ro2">
          <table:table-cell table:style-name="ce511" office:value-type="string">
            <text:p>- - SETUP INFO- - - - - - - - - - - - - - - - - - - -</text:p>
          </table:table-cell>
          <table:table-cell table:style-name="ce516"/>
          <table:table-cell table:number-columns-repeated="3"/>
          <table:table-cell table:style-name="ce516" table:number-columns-repeated="6"/>
          <table:table-cell table:number-columns-repeated="1013"/>
        </table:table-row>
        <table:table-row table:style-name="ro2">
          <table:table-cell table:style-name="ce511" table:formula="of:=CONCATENATE(&quot;GAME NUMBER: &quot;;IF([$'Nation Worksheet'.M17]=&quot;&quot;;&quot;Unknown&quot;;[$'Nation Worksheet'.M17]))" office:value-type="string" office:string-value="GAME NUMBER: Unknown">
            <text:p>GAME NUMBER: Unknown</text:p>
          </table:table-cell>
          <table:table-cell table:style-name="ce516"/>
          <table:table-cell table:number-columns-repeated="3"/>
          <table:table-cell table:style-name="ce516" table:number-columns-repeated="6"/>
          <table:table-cell table:number-columns-repeated="1013"/>
        </table:table-row>
        <table:table-row table:style-name="ro2">
          <table:table-cell table:style-name="ce511"/>
          <table:table-cell table:style-name="ce516"/>
          <table:table-cell table:number-columns-repeated="3"/>
          <table:table-cell table:style-name="ce516" table:number-columns-repeated="12"/>
          <table:table-cell table:number-columns-repeated="1007"/>
        </table:table-row>
        <table:table-row table:style-name="ro14">
          <table:table-cell table:style-name="ce512" office:value-type="string">
            <text:p>TEAMMATES: (Joining with)</text:p>
          </table:table-cell>
          <table:table-cell table:style-name="ce516"/>
          <table:table-cell/>
          <table:table-cell table:style-name="ce516" office:value-type="string">
            <text:p>Regions</text:p>
          </table:table-cell>
          <table:table-cell table:style-name="ce516" office:value-type="string">
            <text:p>Allegiance</text:p>
          </table:table-cell>
          <table:table-cell table:style-name="ce516" table:number-columns-repeated="12"/>
          <table:table-cell table:number-columns-repeated="1007"/>
        </table:table-row>
        <table:table-row table:style-name="ro14">
          <table:table-cell table:style-name="ce512" table:formula="of:=IF([$'Nation Worksheet'.$C$19]=&quot;&quot;;&quot;None&quot;;[$'Nation Worksheet'.$C$19])" office:value-type="string" office:string-value="None">
            <text:p>None</text:p>
          </table:table-cell>
          <table:table-cell table:style-name="ce516"/>
          <table:table-cell/>
          <table:table-cell table:style-name="ce522" table:formula="of:=IF([$'Nation Worksheet'.$G$13]=&quot;&quot;;&quot;&quot;;[$'Nation Worksheet'.$G$13])">
            <text:p/>
          </table:table-cell>
          <table:table-cell table:style-name="ce522" table:formula="of:=IF([$'Nation Worksheet'.$Q$13]=&quot;&quot;;&quot;&quot;;[$'Nation Worksheet'.$Q$13])">
            <text:p/>
          </table:table-cell>
          <table:table-cell table:style-name="ce516" table:number-columns-repeated="12"/>
          <table:table-cell table:number-columns-repeated="1007"/>
        </table:table-row>
        <table:table-row table:style-name="ro2">
          <table:table-cell table:style-name="ce512"/>
          <table:table-cell table:style-name="ce516" table:number-columns-repeated="2"/>
          <table:table-cell table:style-name="ce522" table:formula="of:=IF(OR([.$D$12]=&quot;ANY (1,2,3)&quot;;[$'Nation Worksheet'.$G14]=&quot;&quot;);&quot;&quot;;[$'Nation Worksheet'.$G14])">
            <text:p/>
          </table:table-cell>
          <table:table-cell table:style-name="ce522" table:formula="of:=IF(OR([.$E$12]=&quot;ANY&quot;;[$'Nation Worksheet'.$Q14]=&quot;&quot;);&quot;&quot;;[$'Nation Worksheet'.$Q14])">
            <text:p/>
          </table:table-cell>
          <table:table-cell table:style-name="ce516" table:number-columns-repeated="12"/>
          <table:table-cell table:number-columns-repeated="1007"/>
        </table:table-row>
        <table:table-row table:style-name="ro2">
          <table:table-cell table:style-name="ce542" office:value-type="string">
            <text:p>STARTING REGION PREFERENCES:</text:p>
          </table:table-cell>
          <table:table-cell/>
          <table:table-cell table:style-name="ce516"/>
          <table:table-cell table:style-name="ce522" table:formula="of:=IF(OR([.$D$12]=&quot;ANY (1,2,3)&quot;;[$'Nation Worksheet'.$G15]=&quot;&quot;);&quot;&quot;;[$'Nation Worksheet'.$G15])">
            <text:p/>
          </table:table-cell>
          <table:table-cell table:style-name="ce522" table:formula="of:=IF(OR([.$E$12]=&quot;ANY&quot;;[$'Nation Worksheet'.$Q15]=&quot;&quot;);&quot;&quot;;[$'Nation Worksheet'.$Q15])">
            <text:p/>
          </table:table-cell>
          <table:table-cell table:number-columns-repeated="1019"/>
        </table:table-row>
        <table:table-row table:style-name="ro2">
          <table:table-cell table:style-name="ce542" table:formula="of:=CONCATENATE(&quot;1. &quot;;[.D12])" office:value-type="string" office:string-value="1. ">
            <text:p>1. </text:p>
          </table:table-cell>
          <table:table-cell/>
          <table:table-cell table:style-name="ce516"/>
          <table:table-cell table:style-name="ce522" table:formula="of:=IF(OR([.$D$12]=&quot;ANY (1,2,3)&quot;;[$'Nation Worksheet'.$G16]=&quot;&quot;);&quot;&quot;;[$'Nation Worksheet'.$G16])">
            <text:p/>
          </table:table-cell>
          <table:table-cell table:style-name="ce516"/>
          <table:table-cell table:number-columns-repeated="1019"/>
        </table:table-row>
        <table:table-row table:style-name="ro2">
          <table:table-cell table:style-name="ce542" table:formula="of:=IF([.D13]=&quot;&quot;;&quot;&quot;;CONCATENATE(&quot;2. &quot;;[.D13]))">
            <text:p/>
          </table:table-cell>
          <table:table-cell table:number-columns-repeated="1023"/>
        </table:table-row>
        <table:table-row table:style-name="ro2">
          <table:table-cell table:style-name="ce542" table:formula="of:=IF([.D14]=&quot;&quot;;&quot;&quot;;CONCATENATE(&quot;3. &quot;;[.D14]))">
            <text:p/>
          </table:table-cell>
          <table:table-cell table:number-columns-repeated="1023"/>
        </table:table-row>
        <table:table-row table:style-name="ro2">
          <table:table-cell table:style-name="ce542" table:formula="of:=IF([.D15]=&quot;&quot;;&quot;&quot;;CONCATENATE(&quot;4. &quot;;[.D15]))">
            <text:p/>
          </table:table-cell>
          <table:table-cell table:number-columns-repeated="1023"/>
        </table:table-row>
        <table:table-row table:style-name="ro2">
          <table:table-cell table:style-name="ce542"/>
          <table:table-cell table:number-columns-repeated="1023"/>
        </table:table-row>
        <table:table-row table:style-name="ro2">
          <table:table-cell table:style-name="ce542" office:value-type="string">
            <text:p>ALLEGIANCE PREFERENCE:</text:p>
          </table:table-cell>
          <table:table-cell table:number-columns-repeated="1023"/>
        </table:table-row>
        <table:table-row table:style-name="ro2">
          <table:table-cell table:style-name="ce542" table:formula="of:=CONCATENATE(&quot;1. &quot;;[.E12])" office:value-type="string" office:string-value="1. ">
            <text:p>1. </text:p>
          </table:table-cell>
          <table:table-cell table:number-columns-repeated="1023"/>
        </table:table-row>
        <table:table-row table:style-name="ro2">
          <table:table-cell table:style-name="ce542" table:formula="of:=IF([.E13]=&quot;&quot;;&quot;&quot;;CONCATENATE(&quot;2. &quot;;[.E13]))">
            <text:p/>
          </table:table-cell>
          <table:table-cell table:number-columns-repeated="1023"/>
        </table:table-row>
        <table:table-row table:style-name="ro2">
          <table:table-cell table:style-name="ce542" table:formula="of:=IF([.E14]=&quot;&quot;;&quot;&quot;;CONCATENATE(&quot;3. &quot;;[.E14]))">
            <text:p/>
          </table:table-cell>
          <table:table-cell table:number-columns-repeated="1023"/>
        </table:table-row>
        <table:table-row table:style-name="ro2">
          <table:table-cell table:number-columns-repeated="1024"/>
        </table:table-row>
        <table:table-row table:style-name="ro2" table:visibility="collapse" table:number-rows-repeated="1048551">
          <table:table-cell table:number-columns-repeated="1024"/>
        </table:table-row>
        <table:table-row table:style-name="ro2" table:visibility="collapse">
          <table:table-cell table:number-columns-repeated="1024"/>
        </table:table-row>
      </table:table>
      <table:named-expressions>
        <table:named-range table:name="Excel_BuiltIn_Print_Area" table:base-cell-address="$'Notes &amp; SNA''s'.$A$1" table:cell-range-address="$'Nation Worksheet'.$B$1:.$AP$124"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Courier New" svg:font-family="'Courier New'" style:font-family-generic="modern"/>
    <style:font-face style:name="Times New Roman" svg:font-family="'Times New Roman'" style:font-family-generic="roman"/>
    <style:font-face style:name="Vivaldi" svg:font-family="Vivaldi" style:font-family-generic="script"/>
    <style:font-face style:name="Arial2" svg:font-family="Arial" style:font-family-generic="swiss"/>
    <style:font-face style:name="Arial Black" svg:font-family="'Arial Black'" style:font-family-generic="swiss"/>
    <style:font-face style:name="Arial Narrow" svg:font-family="'Arial Narrow'"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Yes</number:text>
    </number:number-style>
    <number:number-style style:name="N144P1" style:volatile="true">
      <number:text>Yes</number:text>
    </number:number-style>
    <number:number-style style:name="N144">
      <number:text>No</number:text>
      <style:map style:condition="value()&gt;0" style:apply-style-name="N144P0"/>
      <style:map style:condition="value()&lt;0" style:apply-style-name="N144P1"/>
    </number:number-style>
    <number:number-style style:name="N146P0" style:volatile="true">
      <number:text>True</number:text>
    </number:number-style>
    <number:number-style style:name="N146P1" style:volatile="true">
      <number:text>True</number:text>
    </number:number-style>
    <number:number-style style:name="N146">
      <number:text>False</number:text>
      <style:map style:condition="value()&gt;0" style:apply-style-name="N146P0"/>
      <style:map style:condition="value()&lt;0" style:apply-style-name="N146P1"/>
    </number:number-style>
    <number:number-style style:name="N148P0" style:volatile="true">
      <number:text>On</number:text>
    </number:number-style>
    <number:number-style style:name="N148P1" style:volatile="true">
      <number:text>On</number:text>
    </number:number-style>
    <number:number-style style:name="N148">
      <number:text>Off</number:text>
      <style:map style:condition="value()&gt;0" style:apply-style-name="N148P0"/>
      <style:map style:condition="value()&lt;0" style:apply-style-name="N148P1"/>
    </number:number-style>
    <number:number-style style:name="N149">
      <number:number number:decimal-places="0" number:min-integer-digits="4"/>
    </number:number-style>
    <number:number-style style:name="N150">
      <number:number number:decimal-places="0" number:min-integer-digits="0"/>
      <number:text>.</number:text>
    </number:number-style>
    <number:number-style style:name="N151">
      <number:number number:decimal-places="0" number:min-integer-digits="0"/>
      <number:text>K of 20K</number:text>
    </number:number-style>
    <number:number-style style:name="N152">
      <number:number number:decimal-places="0" number:min-integer-digits="0"/>
      <number:text>K of 8K</number:text>
    </number:number-style>
    <number:number-style style:name="N153">
      <number:number number:decimal-places="0" number:min-integer-digits="0"/>
      <number:text>K of 12K</number:text>
    </number:number-style>
    <number:number-style style:name="N154">
      <number:number number:decimal-places="0" number:min-integer-digits="0"/>
      <number:text>K of 6K</number:text>
    </number:number-style>
    <number:number-style style:name="N155">
      <number:number number:decimal-places="0" number:min-integer-digits="0"/>
      <number:text>K</number:text>
    </number:number-style>
    <number:number-style style:name="N156">
      <number:number number:decimal-places="0" number:min-integer-digits="0"/>
      <number:text>K of 25K</number:text>
    </number:number-style>
    <number:number-style style:name="N157">
      <number:number number:decimal-places="0" number:min-integer-digits="0"/>
      <number:text>K of 15K</number:text>
    </number:number-style>
    <number:number-style style:name="N158">
      <number:number number:decimal-places="0" number:min-integer-digits="0"/>
      <number:text>K of 40K</number:text>
    </number:number-style>
    <number:number-style style:name="N159">
      <number:text>&lt; </number:text>
      <number:number number:decimal-places="0" number:min-integer-digits="0"/>
      <number:text> &gt;</number:text>
    </number:number-style>
    <number:currency-style style:name="N160">
      <number:currency-symbol number:language="en" number:country="GB">£</number:currency-symbol>
      <number:number number:decimal-places="2" number:min-integer-digits="1" number:grouping="true"/>
    </number:currency-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2_5f_1_5f_1" style:display-name="Excel_CondFormat_2_1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2_5f_1" style:display-name="Excel_CondFormat_2_2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3_5f_1" style:display-name="Excel_CondFormat_2_3_1" style:family="table-cell" style:parent-style-name="Default">
      <style:text-properties fo:color="#ffffff"/>
    </style:style>
    <style:style style:name="Excel_5f_CondFormat_5f_2_5f_4_5f_1" style:display-name="Excel_CondFormat_2_4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5_5f_1" style:display-name="Excel_CondFormat_2_5_1" style:family="table-cell" style:parent-style-name="Default">
      <style:text-properties fo:color="#ffffff"/>
    </style:style>
    <style:style style:name="Excel_5f_CondFormat_5f_2_5f_6_5f_1" style:display-name="Excel_CondFormat_2_6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7_5f_1" style:display-name="Excel_CondFormat_2_7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8_5f_1" style:display-name="Excel_CondFormat_2_8_1" style:family="table-cell" style:parent-style-name="Default">
      <style:table-cell-properties fo:background-color="#ffff00"/>
    </style:style>
    <style:style style:name="Excel_5f_CondFormat_5f_2_5f_9_5f_1" style:display-name="Excel_CondFormat_2_9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9_5f_2" style:display-name="Excel_CondFormat_2_9_2" style:family="table-cell" style:parent-style-name="Default">
      <style:table-cell-properties fo:background-color="#969696"/>
    </style:style>
    <style:style style:name="Excel_5f_CondFormat_5f_2_5f_10_5f_1" style:display-name="Excel_CondFormat_2_10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10_5f_2" style:display-name="Excel_CondFormat_2_10_2" style:family="table-cell" style:parent-style-name="Default">
      <style:table-cell-properties fo:background-color="#969696"/>
    </style:style>
    <style:style style:name="Excel_5f_CondFormat_5f_2_5f_11_5f_1" style:display-name="Excel_CondFormat_2_11_1" style:family="table-cell" style:parent-style-name="Default">
      <style:table-cell-properties fo:background-color="#969696"/>
    </style:style>
    <style:style style:name="Excel_5f_CondFormat_5f_2_5f_12_5f_1" style:display-name="Excel_CondFormat_2_12_1" style:family="table-cell" style:parent-style-name="Default">
      <style:table-cell-properties fo:background-color="#969696"/>
      <style:text-properties fo:color="#969696"/>
    </style:style>
    <style:style style:name="Excel_5f_CondFormat_5f_2_5f_13_5f_1" style:display-name="Excel_CondFormat_2_13_1" style:family="table-cell" style:parent-style-name="Default">
      <style:table-cell-properties fo:background-color="#969696"/>
      <style:text-properties fo:color="#969696"/>
    </style:style>
    <style:style style:name="Excel_5f_CondFormat_5f_2_5f_13_5f_2" style:display-name="Excel_CondFormat_2_13_2" style:family="table-cell" style:parent-style-name="Default">
      <style:text-properties fo:color="#ffffff"/>
    </style:style>
    <style:style style:name="Excel_5f_CondFormat_5f_2_5f_14_5f_1" style:display-name="Excel_CondFormat_2_14_1" style:family="table-cell" style:parent-style-name="Default">
      <style:table-cell-properties fo:background-color="#969696"/>
      <style:text-properties fo:color="#969696"/>
    </style:style>
    <style:style style:name="Excel_5f_CondFormat_5f_2_5f_14_5f_2" style:display-name="Excel_CondFormat_2_14_2" style:family="table-cell" style:parent-style-name="Default">
      <style:text-properties fo:color="#ffffff"/>
    </style:style>
    <style:style style:name="Excel_5f_CondFormat_5f_2_5f_15_5f_1" style:display-name="Excel_CondFormat_2_15_1" style:family="table-cell" style:parent-style-name="Default">
      <style:table-cell-properties fo:background-color="#c0c0c0"/>
    </style:style>
    <style:style style:name="Excel_5f_CondFormat_5f_2_5f_15_5f_2" style:display-name="Excel_CondFormat_2_15_2" style:family="table-cell" style:parent-style-name="Default">
      <style:table-cell-properties fo:background-color="transparent"/>
    </style:style>
    <style:style style:name="Excel_5f_CondFormat_5f_2_5f_15_5f_3" style:display-name="Excel_CondFormat_2_15_3" style:family="table-cell" style:parent-style-name="Default">
      <style:table-cell-properties fo:background-color="#ffff00"/>
    </style:style>
    <style:style style:name="Excel_5f_CondFormat_5f_2_5f_16_5f_1" style:display-name="Excel_CondFormat_2_16_1" style:family="table-cell" style:parent-style-name="Default">
      <style:table-cell-properties fo:background-color="#c0c0c0"/>
    </style:style>
    <style:style style:name="Excel_5f_CondFormat_5f_2_5f_16_5f_2" style:display-name="Excel_CondFormat_2_16_2" style:family="table-cell" style:parent-style-name="Default">
      <style:table-cell-properties fo:background-color="transparent"/>
    </style:style>
    <style:style style:name="Excel_5f_CondFormat_5f_2_5f_16_5f_3" style:display-name="Excel_CondFormat_2_16_3" style:family="table-cell" style:parent-style-name="Default">
      <style:table-cell-properties fo:background-color="#ffff00"/>
    </style:style>
    <style:style style:name="Excel_5f_CondFormat_5f_2_5f_17_5f_1" style:display-name="Excel_CondFormat_2_17_1" style:family="table-cell" style:parent-style-name="Default">
      <style:table-cell-properties fo:background-color="#ffff00"/>
    </style:style>
    <style:style style:name="Excel_5f_CondFormat_5f_2_5f_18_5f_1" style:display-name="Excel_CondFormat_2_18_1" style:family="table-cell" style:parent-style-name="Default">
      <style:table-cell-properties fo:background-color="#c0c0c0"/>
    </style:style>
    <style:style style:name="Excel_5f_CondFormat_5f_2_5f_19_5f_1" style:display-name="Excel_CondFormat_2_19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2_5f_20_5f_1" style:display-name="Excel_CondFormat_2_20_1" style:family="table-cell" style:parent-style-name="Default">
      <style:text-properties fo:font-style="italic" fo:font-weight="normal" style:font-style-asian="italic" style:font-weight-asian="normal" style:font-style-complex="italic" style:font-weight-complex="normal"/>
    </style:style>
    <style:style style:name="Excel_5f_CondFormat_5f_2_5f_20_5f_2" style:display-name="Excel_CondFormat_2_20_2" style:family="table-cell" style:parent-style-name="Default">
      <style:table-cell-properties fo:background-color="#ffff00"/>
    </style:style>
    <style:style style:name="Excel_5f_CondFormat_5f_2_5f_21_5f_1" style:display-name="Excel_CondFormat_2_21_1" style:family="table-cell" style:parent-style-name="Default">
      <style:table-cell-properties fo:background-color="#ffff00"/>
    </style:style>
    <style:style style:name="Excel_5f_CondFormat_5f_2_5f_22_5f_1" style:display-name="Excel_CondFormat_2_22_1" style:family="table-cell" style:parent-style-name="Default">
      <style:text-properties fo:color="#ff0000"/>
    </style:style>
    <style:style style:name="Excel_5f_CondFormat_5f_2_5f_23_5f_1" style:display-name="Excel_CondFormat_2_23_1" style:family="table-cell" style:parent-style-name="Default">
      <style:table-cell-properties fo:background-color="#c0c0c0"/>
    </style:style>
    <style:style style:name="Excel_5f_CondFormat_5f_2_5f_24_5f_1" style:display-name="Excel_CondFormat_2_24_1" style:family="table-cell" style:parent-style-name="Default">
      <style:table-cell-properties fo:background-color="#c0c0c0"/>
    </style:style>
    <style:style style:name="Excel_5f_CondFormat_5f_2_5f_25_5f_1" style:display-name="Excel_CondFormat_2_25_1" style:family="table-cell" style:parent-style-name="Default">
      <style:table-cell-properties fo:background-color="#969696"/>
    </style:style>
    <style:style style:name="Excel_5f_CondFormat_5f_2_5f_26_5f_1" style:display-name="Excel_CondFormat_2_26_1" style:family="table-cell" style:parent-style-name="Default">
      <style:table-cell-properties fo:background-color="#969696"/>
    </style:style>
    <style:style style:name="Excel_5f_CondFormat_5f_2_5f_27_5f_1" style:display-name="Excel_CondFormat_2_27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27_5f_2" style:display-name="Excel_CondFormat_2_27_2" style:family="table-cell" style:parent-style-name="Default">
      <style:table-cell-properties fo:background-color="#969696"/>
    </style:style>
    <style:style style:name="Excel_5f_CondFormat_5f_2_5f_28_5f_1" style:display-name="Excel_CondFormat_2_28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28_5f_2" style:display-name="Excel_CondFormat_2_28_2" style:family="table-cell" style:parent-style-name="Default">
      <style:table-cell-properties fo:background-color="#969696"/>
    </style:style>
    <style:style style:name="Excel_5f_CondFormat_5f_2_5f_29_5f_1" style:display-name="Excel_CondFormat_2_29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2_5f_29_5f_2" style:display-name="Excel_CondFormat_2_29_2" style:family="table-cell" style:parent-style-name="Default">
      <style:table-cell-properties fo:background-color="#ffffcc"/>
    </style:style>
    <style:style style:name="Excel_5f_CondFormat_5f_2_5f_30_5f_1" style:display-name="Excel_CondFormat_2_30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31_5f_1" style:display-name="Excel_CondFormat_2_31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32_5f_1" style:display-name="Excel_CondFormat_2_32_1" style:family="table-cell" style:parent-style-name="Default">
      <style:table-cell-properties fo:background-color="#ff0000"/>
      <style:text-properties fo:color="#ffff00" fo:font-style="normal" fo:font-weight="bold" style:font-style-asian="normal" style:font-weight-asian="bold" style:font-style-complex="normal" style:font-weight-complex="bold"/>
    </style:style>
    <style:style style:name="Excel_5f_CondFormat_5f_2_5f_32_5f_2" style:display-name="Excel_CondFormat_2_32_2" style:family="table-cell" style:parent-style-name="Default">
      <style:table-cell-properties fo:background-color="#ccffcc"/>
    </style:style>
    <style:style style:name="Excel_5f_CondFormat_5f_2_5f_32_5f_3" style:display-name="Excel_CondFormat_2_32_3" style:family="table-cell" style:parent-style-name="Default">
      <style:table-cell-properties fo:background-color="#c0c0c0"/>
    </style:style>
    <style:style style:name="Excel_5f_CondFormat_5f_2_5f_33_5f_1" style:display-name="Excel_CondFormat_2_33_1" style:family="table-cell" style:parent-style-name="Default">
      <style:table-cell-properties fo:background-color="#ff0000"/>
      <style:text-properties fo:color="#ffff00" fo:font-style="normal" fo:font-weight="bold" style:font-style-asian="normal" style:font-weight-asian="bold" style:font-style-complex="normal" style:font-weight-complex="bold"/>
    </style:style>
    <style:style style:name="Excel_5f_CondFormat_5f_2_5f_33_5f_2" style:display-name="Excel_CondFormat_2_33_2" style:family="table-cell" style:parent-style-name="Default">
      <style:table-cell-properties fo:background-color="#ccffcc"/>
    </style:style>
    <style:style style:name="Excel_5f_CondFormat_5f_2_5f_33_5f_3" style:display-name="Excel_CondFormat_2_33_3" style:family="table-cell" style:parent-style-name="Default">
      <style:table-cell-properties fo:background-color="#c0c0c0"/>
    </style:style>
    <style:style style:name="Excel_5f_CondFormat_5f_2_5f_34_5f_1" style:display-name="Excel_CondFormat_2_34_1" style:family="table-cell" style:parent-style-name="Default">
      <style:table-cell-properties fo:background-color="#ff0000"/>
      <style:text-properties fo:color="#ffff00" fo:font-style="normal" fo:font-weight="bold" style:font-style-asian="normal" style:font-weight-asian="bold" style:font-style-complex="normal" style:font-weight-complex="bold"/>
    </style:style>
    <style:style style:name="Excel_5f_CondFormat_5f_2_5f_34_5f_2" style:display-name="Excel_CondFormat_2_34_2" style:family="table-cell" style:parent-style-name="Default">
      <style:table-cell-properties fo:background-color="#ccffcc"/>
    </style:style>
    <style:style style:name="Excel_5f_CondFormat_5f_2_5f_34_5f_3" style:display-name="Excel_CondFormat_2_34_3" style:family="table-cell" style:parent-style-name="Default">
      <style:table-cell-properties fo:background-color="#c0c0c0"/>
    </style:style>
    <style:style style:name="Excel_5f_CondFormat_5f_2_5f_35_5f_1" style:display-name="Excel_CondFormat_2_35_1" style:family="table-cell" style:parent-style-name="Default">
      <style:table-cell-properties fo:background-color="#ff0000"/>
      <style:text-properties fo:color="#ffff00" fo:font-style="normal" fo:font-weight="bold" style:font-style-asian="normal" style:font-weight-asian="bold" style:font-style-complex="normal" style:font-weight-complex="bold"/>
    </style:style>
    <style:style style:name="Excel_5f_CondFormat_5f_2_5f_35_5f_2" style:display-name="Excel_CondFormat_2_35_2" style:family="table-cell" style:parent-style-name="Default">
      <style:table-cell-properties fo:background-color="#ccffcc"/>
    </style:style>
    <style:style style:name="Excel_5f_CondFormat_5f_2_5f_35_5f_3" style:display-name="Excel_CondFormat_2_35_3" style:family="table-cell" style:parent-style-name="Default">
      <style:table-cell-properties fo:background-color="#c0c0c0"/>
    </style:style>
    <style:style style:name="Excel_5f_CondFormat_5f_2_5f_36_5f_1" style:display-name="Excel_CondFormat_2_36_1" style:family="table-cell" style:parent-style-name="Default">
      <style:table-cell-properties fo:background-color="#c0c0c0"/>
    </style:style>
    <style:style style:name="Excel_5f_CondFormat_5f_2_5f_37_5f_1" style:display-name="Excel_CondFormat_2_37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37_5f_2" style:display-name="Excel_CondFormat_2_37_2" style:family="table-cell" style:parent-style-name="Default">
      <style:table-cell-properties fo:background-color="transparent"/>
      <style:text-properties fo:color="#ffffff"/>
    </style:style>
    <style:style style:name="Excel_5f_CondFormat_5f_2_5f_38_5f_1" style:display-name="Excel_CondFormat_2_38_1" style:family="table-cell" style:parent-style-name="Default">
      <style:text-properties fo:color="#c0c0c0"/>
    </style:style>
    <style:style style:name="Excel_5f_CondFormat_5f_2_5f_38_5f_2" style:display-name="Excel_CondFormat_2_38_2"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39_5f_1" style:display-name="Excel_CondFormat_2_39_1" style:family="table-cell" style:parent-style-name="Default">
      <style:text-properties fo:color="#c0c0c0"/>
    </style:style>
    <style:style style:name="Excel_5f_CondFormat_5f_2_5f_39_5f_2" style:display-name="Excel_CondFormat_2_39_2"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40_5f_1" style:display-name="Excel_CondFormat_2_40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2_5f_40_5f_2" style:display-name="Excel_CondFormat_2_40_2" style:family="table-cell" style:parent-style-name="Default">
      <style:table-cell-properties fo:background-color="#ffffcc"/>
    </style:style>
    <style:style style:name="Excel_5f_CondFormat_5f_2_5f_40_5f_3" style:display-name="Excel_CondFormat_2_40_3"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41_5f_1" style:display-name="Excel_CondFormat_2_41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2_5f_41_5f_2" style:display-name="Excel_CondFormat_2_41_2" style:family="table-cell" style:parent-style-name="Default">
      <style:table-cell-properties fo:background-color="#ffffcc"/>
    </style:style>
    <style:style style:name="Excel_5f_CondFormat_5f_2_5f_41_5f_3" style:display-name="Excel_CondFormat_2_41_3"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42_5f_1" style:display-name="Excel_CondFormat_2_42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42_5f_2" style:display-name="Excel_CondFormat_2_42_2" style:family="table-cell" style:parent-style-name="Default">
      <style:table-cell-properties fo:background-color="#969696"/>
    </style:style>
    <draw:marker draw:name="Arrowheads_20_1" draw:display-name="Arrowheads 1" svg:viewBox="0 0 20 30" svg:d="m10 0-10 30h20z"/>
    <draw:marker draw:name="msArrowStealthEnd_20_1" draw:display-name="msArrowStealthEnd 1" svg:viewBox="0 0 142 142" svg:d="m71 0 71 142-71-57-71 57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style:num-format="1" style:print-orientation="portrait" fo:margin-top="0.3in" fo:margin-bottom="0.3in" fo:margin-left="0.3in" fo:margin-right="0.3in" style:first-page-number="continue" style:scale-to="100%" style:writing-mode="lr-tb"/>
      <style:header-style>
        <style:header-footer-properties fo:min-height="0.2957in" fo:margin-left="0.448in" fo:margin-right="0.448in" fo:margin-bottom="0in"/>
      </style:header-style>
      <style:footer-style>
        <style:header-footer-properties fo:min-height="0.2957in" fo:margin-left="0.448in" fo:margin-right="0.448in" fo:margin-top="0in"/>
      </style:footer-style>
    </style:page-layout>
    <style:page-layout style:name="Mpm5">
      <style:page-layout-properties fo:margin-top="0.9839in" fo:margin-bottom="0.9839in" fo:margin-left="0.748in" fo:margin-right="0.748in" style:first-page-number="continue"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6">07/16/2013</text:date>, <text:time>15:07:41</text:time></text:p>
        </style:region-right>
      </style:header>
      <style:header-left style:display="false"/>
      <style:footer>
        <text:p>Page <text:page-number>1</text:page-number> / <text:page-count>99</text:page-count></text:p>
      </style:footer>
      <style:footer-left style:display="false"/>
    </style:master-page>
    <style:master-page style:name="PageStyle_5f_Notes_20__26__20_SNA_27_s" style:display-name="PageStyle_Notes &amp; SNA's" style:page-layout-name="Mpm3">
      <style:header style:display="false"/>
      <style:header-left style:display="false"/>
      <style:footer style:display="false"/>
      <style:footer-left style:display="false"/>
    </style:master-page>
    <style:master-page style:name="PageStyle_5f_Nation_20_Worksheet" style:display-name="PageStyle_Nation Worksheet" style:page-layout-name="Mpm4">
      <style:header style:display="false"/>
      <style:header-left style:display="false"/>
      <style:footer style:display="false"/>
      <style:footer-left style:display="false"/>
    </style:master-page>
    <style:master-page style:name="PageStyle_5f_Nation_20_Setup" style:display-name="PageStyle_Nation Setup" style:page-layout-name="Mpm5">
      <style:header style:display="false"/>
      <style:header-left style:display="false"/>
      <style:footer style:display="false"/>
      <style:footer-left style:display="false"/>
    </style:master-page>
    <style:master-page style:name="PageStyle_5f_Startup" style:display-name="PageStyle_Startup"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ke</meta:initial-creator>
    <meta:creation-date>2001-11-19T21:31:41</meta:creation-date>
    <dc:date>2013-07-16T15:07:41.17</dc:date>
    <meta:print-date>2006-03-05T07:02:09</meta:print-date>
    <meta:generator>OpenOffice.org/3.4$Win32 OpenOffice.org_project/340m1$Build-9590</meta:generator>
    <meta:editing-duration>PT2H30M51S</meta:editing-duration>
    <meta:editing-cycles>3</meta:editing-cycles>
    <meta:document-statistic meta:table-count="4" meta:cell-count="2107" meta:object-count="27"/>
  </office:meta>
</office:document-meta>
</file>